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81.63mm" svg:y="1mm">
            <loext:p draw:notify-on-update-of-ranges="Planilha1.A1:Planilha1.A1 Planilha1.A2:Planilha1.A296 Planilha1.B1:Planilha1.B1 Planilha1.B2:Planilha1.B296 Planilha1.C1:Planilha1.C1 Planilha1.C2:Planilha1.C296 Planilha1.D1:Planilha1.D1 Planilha1.D2:Planilha1.D296 Planilha1.E1:Planilha1.E1 Planilha1.E2:Planilha1.E296 Planilha1.F1:Planilha1.F1 Planilha1.F2:Planilha1.F296 Planilha1.G1:Planilha1.G1 Planilha1.G2:Planilha1.G296 Planilha1.H1:Planilha1.H1 Planilha1.H2:Planilha1.H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1.63mm" svg:y="86.79mm">
            <loext:p draw:notify-on-update-of-ranges="Planilha1.A2:Planilha1.A51 Planilha1.B1:Planilha1.B1 Planilha1.B2:Planilha1.B51 Planilha1.C1:Planilha1.C1 Planilha1.C2:Planilha1.C51 Planilha1.D1:Planilha1.D1 Planilha1.D2:Planilha1.D51 Planilha1.E1:Planilha1.E1 Planilha1.E2:Planilha1.E51 Planilha1.F1:Planilha1.F1 Planilha1.F2:Planilha1.F51 Planilha1.G1:Planilha1.G1 Planilha1.G2:Planilha1.G51 Planilha1.H1:Planilha1.H1 Planilha1.H2:Planilha1.H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059914642" calcext:value-type="float">
            <text:p>38,059914642</text:p>
          </table:table-cell>
          <table:table-cell office:value-type="float" office:value="286.63610834" calcext:value-type="float">
            <text:p>286,63610834</text:p>
          </table:table-cell>
          <table:table-cell office:value-type="float" office:value="281.078978712" calcext:value-type="float">
            <text:p>281,078978712</text:p>
          </table:table-cell>
          <table:table-cell office:value-type="float" office:value="267.67795775" calcext:value-type="float">
            <text:p>267,67795775</text:p>
          </table:table-cell>
          <table:table-cell office:value-type="float" office:value="240.754806242" calcext:value-type="float">
            <text:p>240,754806242</text:p>
          </table:table-cell>
          <table:table-cell office:value-type="float" office:value="238.404216512" calcext:value-type="float">
            <text:p>238,404216512</text:p>
          </table:table-cell>
          <table:table-cell office:value-type="float" office:value="249.651859972" calcext:value-type="float">
            <text:p>249,651859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4.400092142" calcext:value-type="float">
            <text:p>254,400092142</text:p>
          </table:table-cell>
          <table:table-cell office:value-type="float" office:value="354.338411566" calcext:value-type="float">
            <text:p>354,338411566</text:p>
          </table:table-cell>
          <table:table-cell office:value-type="float" office:value="358.958578534" calcext:value-type="float">
            <text:p>358,958578534</text:p>
          </table:table-cell>
          <table:table-cell office:value-type="float" office:value="321.27713175" calcext:value-type="float">
            <text:p>321,27713175</text:p>
          </table:table-cell>
          <table:table-cell office:value-type="float" office:value="302.409813348" calcext:value-type="float">
            <text:p>302,409813348</text:p>
          </table:table-cell>
          <table:table-cell office:value-type="float" office:value="303.240805122" calcext:value-type="float">
            <text:p>303,240805122</text:p>
          </table:table-cell>
          <table:table-cell office:value-type="float" office:value="316.513760882" calcext:value-type="float">
            <text:p>316,5137608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0.99837846" calcext:value-type="float">
            <text:p>1450,99837846</text:p>
          </table:table-cell>
          <table:table-cell office:value-type="float" office:value="700.0616761" calcext:value-type="float">
            <text:p>700,0616761</text:p>
          </table:table-cell>
          <table:table-cell office:value-type="float" office:value="777.99733002" calcext:value-type="float">
            <text:p>777,99733002</text:p>
          </table:table-cell>
          <table:table-cell office:value-type="float" office:value="608.48073628" calcext:value-type="float">
            <text:p>608,48073628</text:p>
          </table:table-cell>
          <table:table-cell office:value-type="float" office:value="621.22997492" calcext:value-type="float">
            <text:p>621,22997492</text:p>
          </table:table-cell>
          <table:table-cell office:value-type="float" office:value="640.37838212" calcext:value-type="float">
            <text:p>640,37838212</text:p>
          </table:table-cell>
          <table:table-cell office:value-type="float" office:value="666.858829" calcext:value-type="float">
            <text:p>666,8588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7.99819062" calcext:value-type="float">
            <text:p>2227,99819062</text:p>
          </table:table-cell>
          <table:table-cell office:value-type="float" office:value="1773.89044064" calcext:value-type="float">
            <text:p>1773,89044064</text:p>
          </table:table-cell>
          <table:table-cell office:value-type="float" office:value="1774.3773339" calcext:value-type="float">
            <text:p>1774,3773339</text:p>
          </table:table-cell>
          <table:table-cell office:value-type="float" office:value="1655.1498583" calcext:value-type="float">
            <text:p>1655,1498583</text:p>
          </table:table-cell>
          <table:table-cell office:value-type="float" office:value="1681.14341192" calcext:value-type="float">
            <text:p>1681,14341192</text:p>
          </table:table-cell>
          <table:table-cell office:value-type="float" office:value="1657.26927602" calcext:value-type="float">
            <text:p>1657,26927602</text:p>
          </table:table-cell>
          <table:table-cell office:value-type="float" office:value="1691.91643674" calcext:value-type="float">
            <text:p>1691,91643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83.0005546" calcext:value-type="float">
            <text:p>2883,0005546</text:p>
          </table:table-cell>
          <table:table-cell office:value-type="float" office:value="2360.15084108" calcext:value-type="float">
            <text:p>2360,15084108</text:p>
          </table:table-cell>
          <table:table-cell office:value-type="float" office:value="2335.9411989" calcext:value-type="float">
            <text:p>2335,9411989</text:p>
          </table:table-cell>
          <table:table-cell office:value-type="float" office:value="2283.95000012" calcext:value-type="float">
            <text:p>2283,95000012</text:p>
          </table:table-cell>
          <table:table-cell office:value-type="float" office:value="2328.06089286" calcext:value-type="float">
            <text:p>2328,06089286</text:p>
          </table:table-cell>
          <table:table-cell office:value-type="float" office:value="2313.80187596" calcext:value-type="float">
            <text:p>2313,80187596</text:p>
          </table:table-cell>
          <table:table-cell office:value-type="float" office:value="2308.49924012" calcext:value-type="float">
            <text:p>2308,49924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27.00097576" calcext:value-type="float">
            <text:p>2927,00097576</text:p>
          </table:table-cell>
          <table:table-cell office:value-type="float" office:value="2805.915941" calcext:value-type="float">
            <text:p>2805,915941</text:p>
          </table:table-cell>
          <table:table-cell office:value-type="float" office:value="2764.75914014" calcext:value-type="float">
            <text:p>2764,75914014</text:p>
          </table:table-cell>
          <table:table-cell office:value-type="float" office:value="2749.57952674" calcext:value-type="float">
            <text:p>2749,57952674</text:p>
          </table:table-cell>
          <table:table-cell office:value-type="float" office:value="2781.29714482" calcext:value-type="float">
            <text:p>2781,29714482</text:p>
          </table:table-cell>
          <table:table-cell office:value-type="float" office:value="2734.62494804" calcext:value-type="float">
            <text:p>2734,62494804</text:p>
          </table:table-cell>
          <table:table-cell office:value-type="float" office:value="2756.9197495" calcext:value-type="float">
            <text:p>2756,91974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96.99893796" calcext:value-type="float">
            <text:p>3296,99893796</text:p>
          </table:table-cell>
          <table:table-cell office:value-type="float" office:value="2545.00661828" calcext:value-type="float">
            <text:p>2545,00661828</text:p>
          </table:table-cell>
          <table:table-cell office:value-type="float" office:value="2477.8358061" calcext:value-type="float">
            <text:p>2477,8358061</text:p>
          </table:table-cell>
          <table:table-cell office:value-type="float" office:value="2617.49234092" calcext:value-type="float">
            <text:p>2617,49234092</text:p>
          </table:table-cell>
          <table:table-cell office:value-type="float" office:value="2536.00523028" calcext:value-type="float">
            <text:p>2536,00523028</text:p>
          </table:table-cell>
          <table:table-cell office:value-type="float" office:value="2553.59885228" calcext:value-type="float">
            <text:p>2553,59885228</text:p>
          </table:table-cell>
          <table:table-cell office:value-type="float" office:value="2584.6250001" calcext:value-type="float">
            <text:p>2584,6250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61.99980068" calcext:value-type="float">
            <text:p>3561,99980068</text:p>
          </table:table-cell>
          <table:table-cell office:value-type="float" office:value="2838.45595862" calcext:value-type="float">
            <text:p>2838,45595862</text:p>
          </table:table-cell>
          <table:table-cell office:value-type="float" office:value="2682.78513624" calcext:value-type="float">
            <text:p>2682,78513624</text:p>
          </table:table-cell>
          <table:table-cell office:value-type="float" office:value="2764.37044384" calcext:value-type="float">
            <text:p>2764,37044384</text:p>
          </table:table-cell>
          <table:table-cell office:value-type="float" office:value="2755.5490836" calcext:value-type="float">
            <text:p>2755,5490836</text:p>
          </table:table-cell>
          <table:table-cell office:value-type="float" office:value="2741.87106538" calcext:value-type="float">
            <text:p>2741,87106538</text:p>
          </table:table-cell>
          <table:table-cell office:value-type="float" office:value="2767.97509058" calcext:value-type="float">
            <text:p>2767,975090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67.99943158" calcext:value-type="float">
            <text:p>3367,99943158</text:p>
          </table:table-cell>
          <table:table-cell office:value-type="float" office:value="2876.4336329" calcext:value-type="float">
            <text:p>2876,4336329</text:p>
          </table:table-cell>
          <table:table-cell office:value-type="float" office:value="2746.51087174" calcext:value-type="float">
            <text:p>2746,51087174</text:p>
          </table:table-cell>
          <table:table-cell office:value-type="float" office:value="2801.41933854" calcext:value-type="float">
            <text:p>2801,41933854</text:p>
          </table:table-cell>
          <table:table-cell office:value-type="float" office:value="2831.74992456" calcext:value-type="float">
            <text:p>2831,74992456</text:p>
          </table:table-cell>
          <table:table-cell office:value-type="float" office:value="2776.28500832" calcext:value-type="float">
            <text:p>2776,28500832</text:p>
          </table:table-cell>
          <table:table-cell office:value-type="float" office:value="2821.12419518" calcext:value-type="float">
            <text:p>2821,12419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78.00090096" calcext:value-type="float">
            <text:p>2278,00090096</text:p>
          </table:table-cell>
          <table:table-cell office:value-type="float" office:value="2433.3607663" calcext:value-type="float">
            <text:p>2433,3607663</text:p>
          </table:table-cell>
          <table:table-cell office:value-type="float" office:value="2396.68420174" calcext:value-type="float">
            <text:p>2396,68420174</text:p>
          </table:table-cell>
          <table:table-cell office:value-type="float" office:value="2437.87373492" calcext:value-type="float">
            <text:p>2437,87373492</text:p>
          </table:table-cell>
          <table:table-cell office:value-type="float" office:value="2424.78899" calcext:value-type="float">
            <text:p>2424,78899</text:p>
          </table:table-cell>
          <table:table-cell office:value-type="float" office:value="2391.5656852" calcext:value-type="float">
            <text:p>2391,5656852</text:p>
          </table:table-cell>
          <table:table-cell office:value-type="float" office:value="2408.93836404" calcext:value-type="float">
            <text:p>2408,938364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8.99795964" calcext:value-type="float">
            <text:p>2028,99795964</text:p>
          </table:table-cell>
          <table:table-cell office:value-type="float" office:value="1351.28754866" calcext:value-type="float">
            <text:p>1351,28754866</text:p>
          </table:table-cell>
          <table:table-cell office:value-type="float" office:value="1327.58934898" calcext:value-type="float">
            <text:p>1327,58934898</text:p>
          </table:table-cell>
          <table:table-cell office:value-type="float" office:value="1335.0891418" calcext:value-type="float">
            <text:p>1335,0891418</text:p>
          </table:table-cell>
          <table:table-cell office:value-type="float" office:value="1336.94260942" calcext:value-type="float">
            <text:p>1336,94260942</text:p>
          </table:table-cell>
          <table:table-cell office:value-type="float" office:value="1339.6102935" calcext:value-type="float">
            <text:p>1339,6102935</text:p>
          </table:table-cell>
          <table:table-cell office:value-type="float" office:value="1326.01001454" calcext:value-type="float">
            <text:p>1326,010014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0.9982584" calcext:value-type="float">
            <text:p>1010,9982584</text:p>
          </table:table-cell>
          <table:table-cell office:value-type="float" office:value="1010.00401418" calcext:value-type="float">
            <text:p>1010,00401418</text:p>
          </table:table-cell>
          <table:table-cell office:value-type="float" office:value="1018.39985426" calcext:value-type="float">
            <text:p>1018,39985426</text:p>
          </table:table-cell>
          <table:table-cell office:value-type="float" office:value="1049.7042268" calcext:value-type="float">
            <text:p>1049,7042268</text:p>
          </table:table-cell>
          <table:table-cell office:value-type="float" office:value="1022.76961898" calcext:value-type="float">
            <text:p>1022,76961898</text:p>
          </table:table-cell>
          <table:table-cell office:value-type="float" office:value="1053.88168914" calcext:value-type="float">
            <text:p>1053,88168914</text:p>
          </table:table-cell>
          <table:table-cell office:value-type="float" office:value="1039.3117152" calcext:value-type="float">
            <text:p>1039,31171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.500145116" calcext:value-type="float">
            <text:p>172,500145116</text:p>
          </table:table-cell>
          <table:table-cell office:value-type="float" office:value="353.716088332" calcext:value-type="float">
            <text:p>353,716088332</text:p>
          </table:table-cell>
          <table:table-cell office:value-type="float" office:value="320.97435779" calcext:value-type="float">
            <text:p>320,97435779</text:p>
          </table:table-cell>
          <table:table-cell office:value-type="float" office:value="407.50838302" calcext:value-type="float">
            <text:p>407,50838302</text:p>
          </table:table-cell>
          <table:table-cell office:value-type="float" office:value="338.53933901" calcext:value-type="float">
            <text:p>338,53933901</text:p>
          </table:table-cell>
          <table:table-cell office:value-type="float" office:value="395.331550826" calcext:value-type="float">
            <text:p>395,331550826</text:p>
          </table:table-cell>
          <table:table-cell office:value-type="float" office:value="343.035532316" calcext:value-type="float">
            <text:p>343,0355323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72999988418" calcext:value-type="float">
            <text:p>-0,7299998842</text:p>
          </table:table-cell>
          <table:table-cell office:value-type="float" office:value="157.032896454" calcext:value-type="float">
            <text:p>157,032896454</text:p>
          </table:table-cell>
          <table:table-cell office:value-type="float" office:value="166.98311258" calcext:value-type="float">
            <text:p>166,98311258</text:p>
          </table:table-cell>
          <table:table-cell office:value-type="float" office:value="174.001331142" calcext:value-type="float">
            <text:p>174,001331142</text:p>
          </table:table-cell>
          <table:table-cell office:value-type="float" office:value="145.475114262" calcext:value-type="float">
            <text:p>145,475114262</text:p>
          </table:table-cell>
          <table:table-cell office:value-type="float" office:value="179.6791612" calcext:value-type="float">
            <text:p>179,6791612</text:p>
          </table:table-cell>
          <table:table-cell office:value-type="float" office:value="159.348708094" calcext:value-type="float">
            <text:p>159,3487080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.360000062472" calcext:value-type="float">
            <text:p>-3,3600000625</text:p>
          </table:table-cell>
          <table:table-cell office:value-type="float" office:value="230.873327988" calcext:value-type="float">
            <text:p>230,873327988</text:p>
          </table:table-cell>
          <table:table-cell office:value-type="float" office:value="247.521395094" calcext:value-type="float">
            <text:p>247,521395094</text:p>
          </table:table-cell>
          <table:table-cell office:value-type="float" office:value="235.579008142" calcext:value-type="float">
            <text:p>235,579008142</text:p>
          </table:table-cell>
          <table:table-cell office:value-type="float" office:value="198.507200818" calcext:value-type="float">
            <text:p>198,507200818</text:p>
          </table:table-cell>
          <table:table-cell office:value-type="float" office:value="184.037469608" calcext:value-type="float">
            <text:p>184,037469608</text:p>
          </table:table-cell>
          <table:table-cell office:value-type="float" office:value="220.940705484" calcext:value-type="float">
            <text:p>220,940705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.5000000002442" calcext:value-type="float">
            <text:p>-3,5000000002</text:p>
          </table:table-cell>
          <table:table-cell office:value-type="float" office:value="127.572990146" calcext:value-type="float">
            <text:p>127,572990146</text:p>
          </table:table-cell>
          <table:table-cell office:value-type="float" office:value="111.88848071" calcext:value-type="float">
            <text:p>111,88848071</text:p>
          </table:table-cell>
          <table:table-cell office:value-type="float" office:value="90.872694654" calcext:value-type="float">
            <text:p>90,872694654</text:p>
          </table:table-cell>
          <table:table-cell office:value-type="float" office:value="83.972312444" calcext:value-type="float">
            <text:p>83,972312444</text:p>
          </table:table-cell>
          <table:table-cell office:value-type="float" office:value="81.790703316" calcext:value-type="float">
            <text:p>81,790703316</text:p>
          </table:table-cell>
          <table:table-cell office:value-type="float" office:value="106.868979438" calcext:value-type="float">
            <text:p>106,8689794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.08000043242" calcext:value-type="float">
            <text:p>-3,0800004324</text:p>
          </table:table-cell>
          <table:table-cell office:value-type="float" office:value="119.27575618" calcext:value-type="float">
            <text:p>119,27575618</text:p>
          </table:table-cell>
          <table:table-cell office:value-type="float" office:value="112.594680514" calcext:value-type="float">
            <text:p>112,594680514</text:p>
          </table:table-cell>
          <table:table-cell office:value-type="float" office:value="78.025668208" calcext:value-type="float">
            <text:p>78,025668208</text:p>
          </table:table-cell>
          <table:table-cell office:value-type="float" office:value="77.761763878" calcext:value-type="float">
            <text:p>77,761763878</text:p>
          </table:table-cell>
          <table:table-cell office:value-type="float" office:value="83.068900412" calcext:value-type="float">
            <text:p>83,068900412</text:p>
          </table:table-cell>
          <table:table-cell office:value-type="float" office:value="84.756251508" calcext:value-type="float">
            <text:p>84,7562515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3.400000184974" calcext:value-type="float">
            <text:p>-3,400000185</text:p>
          </table:table-cell>
          <table:table-cell office:value-type="float" office:value="242.155340384" calcext:value-type="float">
            <text:p>242,155340384</text:p>
          </table:table-cell>
          <table:table-cell office:value-type="float" office:value="219.91331979" calcext:value-type="float">
            <text:p>219,91331979</text:p>
          </table:table-cell>
          <table:table-cell office:value-type="float" office:value="222.515948384" calcext:value-type="float">
            <text:p>222,515948384</text:p>
          </table:table-cell>
          <table:table-cell office:value-type="float" office:value="196.265036898" calcext:value-type="float">
            <text:p>196,265036898</text:p>
          </table:table-cell>
          <table:table-cell office:value-type="float" office:value="195.440182434" calcext:value-type="float">
            <text:p>195,440182434</text:p>
          </table:table-cell>
          <table:table-cell office:value-type="float" office:value="197.94584153" calcext:value-type="float">
            <text:p>197,945841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3.199999981618" calcext:value-type="float">
            <text:p>-3,1999999816</text:p>
          </table:table-cell>
          <table:table-cell office:value-type="float" office:value="285.95077539" calcext:value-type="float">
            <text:p>285,95077539</text:p>
          </table:table-cell>
          <table:table-cell office:value-type="float" office:value="280.006176924" calcext:value-type="float">
            <text:p>280,006176924</text:p>
          </table:table-cell>
          <table:table-cell office:value-type="float" office:value="267.038450048" calcext:value-type="float">
            <text:p>267,038450048</text:p>
          </table:table-cell>
          <table:table-cell office:value-type="float" office:value="240.046151514" calcext:value-type="float">
            <text:p>240,046151514</text:p>
          </table:table-cell>
          <table:table-cell office:value-type="float" office:value="237.727475796" calcext:value-type="float">
            <text:p>237,727475796</text:p>
          </table:table-cell>
          <table:table-cell office:value-type="float" office:value="248.811457656" calcext:value-type="float">
            <text:p>248,8114576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57999787826" calcext:value-type="float">
            <text:p>-2,5799978783</text:p>
          </table:table-cell>
          <table:table-cell office:value-type="float" office:value="286.832911414" calcext:value-type="float">
            <text:p>286,832911414</text:p>
          </table:table-cell>
          <table:table-cell office:value-type="float" office:value="281.30278595" calcext:value-type="float">
            <text:p>281,30278595</text:p>
          </table:table-cell>
          <table:table-cell office:value-type="float" office:value="267.860440434" calcext:value-type="float">
            <text:p>267,860440434</text:p>
          </table:table-cell>
          <table:table-cell office:value-type="float" office:value="240.938516388" calcext:value-type="float">
            <text:p>240,938516388</text:p>
          </table:table-cell>
          <table:table-cell office:value-type="float" office:value="238.59324566" calcext:value-type="float">
            <text:p>238,59324566</text:p>
          </table:table-cell>
          <table:table-cell office:value-type="float" office:value="249.84088912" calcext:value-type="float">
            <text:p>249,840889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3.12999905122" calcext:value-type="float">
            <text:p>-3,1299990512</text:p>
          </table:table-cell>
          <table:table-cell office:value-type="float" office:value="288.09883389" calcext:value-type="float">
            <text:p>288,09883389</text:p>
          </table:table-cell>
          <table:table-cell office:value-type="float" office:value="282.741780568" calcext:value-type="float">
            <text:p>282,741780568</text:p>
          </table:table-cell>
          <table:table-cell office:value-type="float" office:value="268.871869122" calcext:value-type="float">
            <text:p>268,871869122</text:p>
          </table:table-cell>
          <table:table-cell office:value-type="float" office:value="242.063280734" calcext:value-type="float">
            <text:p>242,063280734</text:p>
          </table:table-cell>
          <table:table-cell office:value-type="float" office:value="239.787566186" calcext:value-type="float">
            <text:p>239,787566186</text:p>
          </table:table-cell>
          <table:table-cell office:value-type="float" office:value="251.097810208" calcext:value-type="float">
            <text:p>251,0978102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.12999905122" calcext:value-type="float">
            <text:p>-3,1299990512</text:p>
          </table:table-cell>
          <table:table-cell office:value-type="float" office:value="287.07799466" calcext:value-type="float">
            <text:p>287,07799466</text:p>
          </table:table-cell>
          <table:table-cell office:value-type="float" office:value="281.711530796" calcext:value-type="float">
            <text:p>281,711530796</text:p>
          </table:table-cell>
          <table:table-cell office:value-type="float" office:value="268.151758082" calcext:value-type="float">
            <text:p>268,151758082</text:p>
          </table:table-cell>
          <table:table-cell office:value-type="float" office:value="241.14432085" calcext:value-type="float">
            <text:p>241,14432085</text:p>
          </table:table-cell>
          <table:table-cell office:value-type="float" office:value="238.82646344" calcext:value-type="float">
            <text:p>238,82646344</text:p>
          </table:table-cell>
          <table:table-cell office:value-type="float" office:value="250.070424514" calcext:value-type="float">
            <text:p>250,0704245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.85999832662" calcext:value-type="float">
            <text:p>-2,8599983266</text:p>
          </table:table-cell>
          <table:table-cell office:value-type="float" office:value="287.042807416" calcext:value-type="float">
            <text:p>287,042807416</text:p>
          </table:table-cell>
          <table:table-cell office:value-type="float" office:value="281.568326896" calcext:value-type="float">
            <text:p>281,568326896</text:p>
          </table:table-cell>
          <table:table-cell office:value-type="float" office:value="268.080565286" calcext:value-type="float">
            <text:p>268,080565286</text:p>
          </table:table-cell>
          <table:table-cell office:value-type="float" office:value="241.128772998" calcext:value-type="float">
            <text:p>241,128772998</text:p>
          </table:table-cell>
          <table:table-cell office:value-type="float" office:value="238.79168535" calcext:value-type="float">
            <text:p>238,79168535</text:p>
          </table:table-cell>
          <table:table-cell office:value-type="float" office:value="250.061423126" calcext:value-type="float">
            <text:p>250,0614231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439999898322" calcext:value-type="float">
            <text:p>-3,4399998983</text:p>
          </table:table-cell>
          <table:table-cell office:value-type="float" office:value="287.693362276" calcext:value-type="float">
            <text:p>287,693362276</text:p>
          </table:table-cell>
          <table:table-cell office:value-type="float" office:value="282.197605748" calcext:value-type="float">
            <text:p>282,197605748</text:p>
          </table:table-cell>
          <table:table-cell office:value-type="float" office:value="268.544136768" calcext:value-type="float">
            <text:p>268,544136768</text:p>
          </table:table-cell>
          <table:table-cell office:value-type="float" office:value="241.67008374" calcext:value-type="float">
            <text:p>241,67008374</text:p>
          </table:table-cell>
          <table:table-cell office:value-type="float" office:value="239.389459344" calcext:value-type="float">
            <text:p>239,389459344</text:p>
          </table:table-cell>
          <table:table-cell office:value-type="float" office:value="250.691111132" calcext:value-type="float">
            <text:p>250,6911111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.1600142902" calcext:value-type="float">
            <text:p>18,1600142902</text:p>
          </table:table-cell>
          <table:table-cell office:value-type="float" office:value="286.45403481" calcext:value-type="float">
            <text:p>286,45403481</text:p>
          </table:table-cell>
          <table:table-cell office:value-type="float" office:value="280.84453347" calcext:value-type="float">
            <text:p>280,84453347</text:p>
          </table:table-cell>
          <table:table-cell office:value-type="float" office:value="267.5858981" calcext:value-type="float">
            <text:p>267,5858981</text:p>
          </table:table-cell>
          <table:table-cell office:value-type="float" office:value="240.55309332" calcext:value-type="float">
            <text:p>240,55309332</text:p>
          </table:table-cell>
          <table:table-cell office:value-type="float" office:value="238.22091552" calcext:value-type="float">
            <text:p>238,22091552</text:p>
          </table:table-cell>
          <table:table-cell office:value-type="float" office:value="249.428871042" calcext:value-type="float">
            <text:p>249,4288710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2.59980413" calcext:value-type="float">
            <text:p>282,59980413</text:p>
          </table:table-cell>
          <table:table-cell office:value-type="float" office:value="321.836036114" calcext:value-type="float">
            <text:p>321,836036114</text:p>
          </table:table-cell>
          <table:table-cell office:value-type="float" office:value="321.095467374" calcext:value-type="float">
            <text:p>321,095467374</text:p>
          </table:table-cell>
          <table:table-cell office:value-type="float" office:value="295.468924892" calcext:value-type="float">
            <text:p>295,468924892</text:p>
          </table:table-cell>
          <table:table-cell office:value-type="float" office:value="272.756377198" calcext:value-type="float">
            <text:p>272,756377198</text:p>
          </table:table-cell>
          <table:table-cell office:value-type="float" office:value="272.000260606" calcext:value-type="float">
            <text:p>272,000260606</text:p>
          </table:table-cell>
          <table:table-cell office:value-type="float" office:value="284.321933316" calcext:value-type="float">
            <text:p>284,321933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22.99874522" calcext:value-type="float">
            <text:p>1022,99874522</text:p>
          </table:table-cell>
          <table:table-cell office:value-type="float" office:value="737.42152784" calcext:value-type="float">
            <text:p>737,42152784</text:p>
          </table:table-cell>
          <table:table-cell office:value-type="float" office:value="819.7801365" calcext:value-type="float">
            <text:p>819,7801365</text:p>
          </table:table-cell>
          <table:table-cell office:value-type="float" office:value="637.01922778" calcext:value-type="float">
            <text:p>637,01922778</text:p>
          </table:table-cell>
          <table:table-cell office:value-type="float" office:value="655.94669182" calcext:value-type="float">
            <text:p>655,94669182</text:p>
          </table:table-cell>
          <table:table-cell office:value-type="float" office:value="678.22921866" calcext:value-type="float">
            <text:p>678,22921866</text:p>
          </table:table-cell>
          <table:table-cell office:value-type="float" office:value="703.4167389" calcext:value-type="float">
            <text:p>703,41673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04.00018762" calcext:value-type="float">
            <text:p>1504,00018762</text:p>
          </table:table-cell>
          <table:table-cell office:value-type="float" office:value="1612.50373688" calcext:value-type="float">
            <text:p>1612,50373688</text:p>
          </table:table-cell>
          <table:table-cell office:value-type="float" office:value="1674.45374402" calcext:value-type="float">
            <text:p>1674,45374402</text:p>
          </table:table-cell>
          <table:table-cell office:value-type="float" office:value="1450.90427304" calcext:value-type="float">
            <text:p>1450,90427304</text:p>
          </table:table-cell>
          <table:table-cell office:value-type="float" office:value="1485.36731446" calcext:value-type="float">
            <text:p>1485,36731446</text:p>
          </table:table-cell>
          <table:table-cell office:value-type="float" office:value="1497.9119761" calcext:value-type="float">
            <text:p>1497,9119761</text:p>
          </table:table-cell>
          <table:table-cell office:value-type="float" office:value="1534.8176669" calcext:value-type="float">
            <text:p>1534,81766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15.99924118" calcext:value-type="float">
            <text:p>1715,99924118</text:p>
          </table:table-cell>
          <table:table-cell office:value-type="float" office:value="1998.12729034" calcext:value-type="float">
            <text:p>1998,12729034</text:p>
          </table:table-cell>
          <table:table-cell office:value-type="float" office:value="1989.05225462" calcext:value-type="float">
            <text:p>1989,05225462</text:p>
          </table:table-cell>
          <table:table-cell office:value-type="float" office:value="1897.2667378" calcext:value-type="float">
            <text:p>1897,2667378</text:p>
          </table:table-cell>
          <table:table-cell office:value-type="float" office:value="1924.79052738" calcext:value-type="float">
            <text:p>1924,79052738</text:p>
          </table:table-cell>
          <table:table-cell office:value-type="float" office:value="1909.27949924" calcext:value-type="float">
            <text:p>1909,27949924</text:p>
          </table:table-cell>
          <table:table-cell office:value-type="float" office:value="1940.60432948" calcext:value-type="float">
            <text:p>1940,604329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2.0003574" calcext:value-type="float">
            <text:p>1172,0003574</text:p>
          </table:table-cell>
          <table:table-cell office:value-type="float" office:value="2031.06418734" calcext:value-type="float">
            <text:p>2031,06418734</text:p>
          </table:table-cell>
          <table:table-cell office:value-type="float" office:value="2031.15420122" calcext:value-type="float">
            <text:p>2031,15420122</text:p>
          </table:table-cell>
          <table:table-cell office:value-type="float" office:value="2016.54740342" calcext:value-type="float">
            <text:p>2016,54740342</text:p>
          </table:table-cell>
          <table:table-cell office:value-type="float" office:value="2005.05426756" calcext:value-type="float">
            <text:p>2005,05426756</text:p>
          </table:table-cell>
          <table:table-cell office:value-type="float" office:value="1941.29579974" calcext:value-type="float">
            <text:p>1941,29579974</text:p>
          </table:table-cell>
          <table:table-cell office:value-type="float" office:value="1994.93998068" calcext:value-type="float">
            <text:p>1994,939980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42.00076964" calcext:value-type="float">
            <text:p>2342,00076964</text:p>
          </table:table-cell>
          <table:table-cell office:value-type="float" office:value="1390.78318428" calcext:value-type="float">
            <text:p>1390,78318428</text:p>
          </table:table-cell>
          <table:table-cell office:value-type="float" office:value="1588.33910164" calcext:value-type="float">
            <text:p>1588,33910164</text:p>
          </table:table-cell>
          <table:table-cell office:value-type="float" office:value="1391.65877384" calcext:value-type="float">
            <text:p>1391,65877384</text:p>
          </table:table-cell>
          <table:table-cell office:value-type="float" office:value="1358.03858966" calcext:value-type="float">
            <text:p>1358,03858966</text:p>
          </table:table-cell>
          <table:table-cell office:value-type="float" office:value="1377.30565152" calcext:value-type="float">
            <text:p>1377,30565152</text:p>
          </table:table-cell>
          <table:table-cell office:value-type="float" office:value="1397.7510769" calcext:value-type="float">
            <text:p>1397,75107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8.00191774" calcext:value-type="float">
            <text:p>3278,00191774</text:p>
          </table:table-cell>
          <table:table-cell office:value-type="float" office:value="2310.3486162" calcext:value-type="float">
            <text:p>2310,3486162</text:p>
          </table:table-cell>
          <table:table-cell office:value-type="float" office:value="2360.58863586" calcext:value-type="float">
            <text:p>2360,58863586</text:p>
          </table:table-cell>
          <table:table-cell office:value-type="float" office:value="2221.53764896" calcext:value-type="float">
            <text:p>2221,53764896</text:p>
          </table:table-cell>
          <table:table-cell office:value-type="float" office:value="2208.47745328" calcext:value-type="float">
            <text:p>2208,47745328</text:p>
          </table:table-cell>
          <table:table-cell office:value-type="float" office:value="2204.71323648" calcext:value-type="float">
            <text:p>2204,71323648</text:p>
          </table:table-cell>
          <table:table-cell office:value-type="float" office:value="2247.9117158" calcext:value-type="float">
            <text:p>2247,91171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94.99971228" calcext:value-type="float">
            <text:p>2794,99971228</text:p>
          </table:table-cell>
          <table:table-cell office:value-type="float" office:value="2960.2283721" calcext:value-type="float">
            <text:p>2960,2283721</text:p>
          </table:table-cell>
          <table:table-cell office:value-type="float" office:value="2837.62946754" calcext:value-type="float">
            <text:p>2837,62946754</text:p>
          </table:table-cell>
          <table:table-cell office:value-type="float" office:value="2761.67411898" calcext:value-type="float">
            <text:p>2761,67411898</text:p>
          </table:table-cell>
          <table:table-cell office:value-type="float" office:value="2839.20471044" calcext:value-type="float">
            <text:p>2839,20471044</text:p>
          </table:table-cell>
          <table:table-cell office:value-type="float" office:value="2770.49957076" calcext:value-type="float">
            <text:p>2770,49957076</text:p>
          </table:table-cell>
          <table:table-cell office:value-type="float" office:value="2803.01913068" calcext:value-type="float">
            <text:p>2803,019130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58.00145344" calcext:value-type="float">
            <text:p>2258,00145344</text:p>
          </table:table-cell>
          <table:table-cell office:value-type="float" office:value="2128.86017642" calcext:value-type="float">
            <text:p>2128,86017642</text:p>
          </table:table-cell>
          <table:table-cell office:value-type="float" office:value="2105.94346088" calcext:value-type="float">
            <text:p>2105,94346088</text:p>
          </table:table-cell>
          <table:table-cell office:value-type="float" office:value="2151.07314708" calcext:value-type="float">
            <text:p>2151,07314708</text:p>
          </table:table-cell>
          <table:table-cell office:value-type="float" office:value="2085.32619082" calcext:value-type="float">
            <text:p>2085,32619082</text:p>
          </table:table-cell>
          <table:table-cell office:value-type="float" office:value="2095.96010328" calcext:value-type="float">
            <text:p>2095,96010328</text:p>
          </table:table-cell>
          <table:table-cell office:value-type="float" office:value="2092.56821662" calcext:value-type="float">
            <text:p>2092,568216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72.99858904" calcext:value-type="float">
            <text:p>1472,99858904</text:p>
          </table:table-cell>
          <table:table-cell office:value-type="float" office:value="1706.22455212" calcext:value-type="float">
            <text:p>1706,22455212</text:p>
          </table:table-cell>
          <table:table-cell office:value-type="float" office:value="1631.34527858" calcext:value-type="float">
            <text:p>1631,34527858</text:p>
          </table:table-cell>
          <table:table-cell office:value-type="float" office:value="1692.10055604" calcext:value-type="float">
            <text:p>1692,10055604</text:p>
          </table:table-cell>
          <table:table-cell office:value-type="float" office:value="1653.96740324" calcext:value-type="float">
            <text:p>1653,96740324</text:p>
          </table:table-cell>
          <table:table-cell office:value-type="float" office:value="1675.76303682" calcext:value-type="float">
            <text:p>1675,76303682</text:p>
          </table:table-cell>
          <table:table-cell office:value-type="float" office:value="1647.33092536" calcext:value-type="float">
            <text:p>1647,330925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3.99984338" calcext:value-type="float">
            <text:p>923,99984338</text:p>
          </table:table-cell>
          <table:table-cell office:value-type="float" office:value="888.5384662" calcext:value-type="float">
            <text:p>888,5384662</text:p>
          </table:table-cell>
          <table:table-cell office:value-type="float" office:value="834.81245446" calcext:value-type="float">
            <text:p>834,81245446</text:p>
          </table:table-cell>
          <table:table-cell office:value-type="float" office:value="843.97750406" calcext:value-type="float">
            <text:p>843,97750406</text:p>
          </table:table-cell>
          <table:table-cell office:value-type="float" office:value="815.82770886" calcext:value-type="float">
            <text:p>815,82770886</text:p>
          </table:table-cell>
          <table:table-cell office:value-type="float" office:value="864.0505993" calcext:value-type="float">
            <text:p>864,0505993</text:p>
          </table:table-cell>
          <table:table-cell office:value-type="float" office:value="826.224312" calcext:value-type="float">
            <text:p>826,2243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4.199903746" calcext:value-type="float">
            <text:p>184,199903746</text:p>
          </table:table-cell>
          <table:table-cell office:value-type="float" office:value="353.06635178" calcext:value-type="float">
            <text:p>353,06635178</text:p>
          </table:table-cell>
          <table:table-cell office:value-type="float" office:value="327.575648426" calcext:value-type="float">
            <text:p>327,575648426</text:p>
          </table:table-cell>
          <table:table-cell office:value-type="float" office:value="411.26850828" calcext:value-type="float">
            <text:p>411,26850828</text:p>
          </table:table-cell>
          <table:table-cell office:value-type="float" office:value="378.606153614" calcext:value-type="float">
            <text:p>378,606153614</text:p>
          </table:table-cell>
          <table:table-cell office:value-type="float" office:value="407.22606676" calcext:value-type="float">
            <text:p>407,22606676</text:p>
          </table:table-cell>
          <table:table-cell office:value-type="float" office:value="365.264869136" calcext:value-type="float">
            <text:p>365,2648691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76999877922" calcext:value-type="float">
            <text:p>-0,7699987792</text:p>
          </table:table-cell>
          <table:table-cell office:value-type="float" office:value="217.017327778" calcext:value-type="float">
            <text:p>217,017327778</text:p>
          </table:table-cell>
          <table:table-cell office:value-type="float" office:value="275.441245746" calcext:value-type="float">
            <text:p>275,441245746</text:p>
          </table:table-cell>
          <table:table-cell office:value-type="float" office:value="237.605547904" calcext:value-type="float">
            <text:p>237,605547904</text:p>
          </table:table-cell>
          <table:table-cell office:value-type="float" office:value="201.144198348" calcext:value-type="float">
            <text:p>201,144198348</text:p>
          </table:table-cell>
          <table:table-cell office:value-type="float" office:value="216.12455375" calcext:value-type="float">
            <text:p>216,12455375</text:p>
          </table:table-cell>
          <table:table-cell office:value-type="float" office:value="235.030332628" calcext:value-type="float">
            <text:p>235,0303326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3.54" calcext:value-type="float">
            <text:p>-3,54</text:p>
          </table:table-cell>
          <table:table-cell office:value-type="float" office:value="155.785795062" calcext:value-type="float">
            <text:p>155,785795062</text:p>
          </table:table-cell>
          <table:table-cell office:value-type="float" office:value="175.058585078" calcext:value-type="float">
            <text:p>175,058585078</text:p>
          </table:table-cell>
          <table:table-cell office:value-type="float" office:value="150.795752878" calcext:value-type="float">
            <text:p>150,795752878</text:p>
          </table:table-cell>
          <table:table-cell office:value-type="float" office:value="119.130915664" calcext:value-type="float">
            <text:p>119,130915664</text:p>
          </table:table-cell>
          <table:table-cell office:value-type="float" office:value="125.21053495" calcext:value-type="float">
            <text:p>125,21053495</text:p>
          </table:table-cell>
          <table:table-cell office:value-type="float" office:value="145.837215552" calcext:value-type="float">
            <text:p>145,837215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.85005827" calcext:value-type="float">
            <text:p>80,85005827</text:p>
          </table:table-cell>
          <table:table-cell office:value-type="float" office:value="165.83748138" calcext:value-type="float">
            <text:p>165,83748138</text:p>
          </table:table-cell>
          <table:table-cell office:value-type="float" office:value="161.457896964" calcext:value-type="float">
            <text:p>161,457896964</text:p>
          </table:table-cell>
          <table:table-cell office:value-type="float" office:value="145.55162606" calcext:value-type="float">
            <text:p>145,55162606</text:p>
          </table:table-cell>
          <table:table-cell office:value-type="float" office:value="127.904404886" calcext:value-type="float">
            <text:p>127,904404886</text:p>
          </table:table-cell>
          <table:table-cell office:value-type="float" office:value="129.11590988" calcext:value-type="float">
            <text:p>129,11590988</text:p>
          </table:table-cell>
          <table:table-cell office:value-type="float" office:value="143.397839404" calcext:value-type="float">
            <text:p>143,39783940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87999983212" calcext:value-type="float">
            <text:p>-0,8799998321</text:p>
          </table:table-cell>
          <table:table-cell office:value-type="float" office:value="250.218129108" calcext:value-type="float">
            <text:p>250,218129108</text:p>
          </table:table-cell>
          <table:table-cell office:value-type="float" office:value="228.062030854" calcext:value-type="float">
            <text:p>228,062030854</text:p>
          </table:table-cell>
          <table:table-cell office:value-type="float" office:value="191.160840748" calcext:value-type="float">
            <text:p>191,160840748</text:p>
          </table:table-cell>
          <table:table-cell office:value-type="float" office:value="199.128705744" calcext:value-type="float">
            <text:p>199,128705744</text:p>
          </table:table-cell>
          <table:table-cell office:value-type="float" office:value="202.448990454" calcext:value-type="float">
            <text:p>202,448990454</text:p>
          </table:table-cell>
          <table:table-cell office:value-type="float" office:value="203.73946217" calcext:value-type="float">
            <text:p>203,739462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3.54" calcext:value-type="float">
            <text:p>-3,54</text:p>
          </table:table-cell>
          <table:table-cell office:value-type="float" office:value="257.748199324" calcext:value-type="float">
            <text:p>257,748199324</text:p>
          </table:table-cell>
          <table:table-cell office:value-type="float" office:value="249.281575602" calcext:value-type="float">
            <text:p>249,281575602</text:p>
          </table:table-cell>
          <table:table-cell office:value-type="float" office:value="246.214557218" calcext:value-type="float">
            <text:p>246,214557218</text:p>
          </table:table-cell>
          <table:table-cell office:value-type="float" office:value="210.050253466" calcext:value-type="float">
            <text:p>210,050253466</text:p>
          </table:table-cell>
          <table:table-cell office:value-type="float" office:value="211.29244501" calcext:value-type="float">
            <text:p>211,29244501</text:p>
          </table:table-cell>
          <table:table-cell office:value-type="float" office:value="214.156113856" calcext:value-type="float">
            <text:p>214,1561138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3.54" calcext:value-type="float">
            <text:p>-3,54</text:p>
          </table:table-cell>
          <table:table-cell office:value-type="float" office:value="276.012015576" calcext:value-type="float">
            <text:p>276,012015576</text:p>
          </table:table-cell>
          <table:table-cell office:value-type="float" office:value="269.395177088" calcext:value-type="float">
            <text:p>269,395177088</text:p>
          </table:table-cell>
          <table:table-cell office:value-type="float" office:value="263.056154166" calcext:value-type="float">
            <text:p>263,056154166</text:p>
          </table:table-cell>
          <table:table-cell office:value-type="float" office:value="233.345436456" calcext:value-type="float">
            <text:p>233,345436456</text:p>
          </table:table-cell>
          <table:table-cell office:value-type="float" office:value="229.773112882" calcext:value-type="float">
            <text:p>229,773112882</text:p>
          </table:table-cell>
          <table:table-cell office:value-type="float" office:value="240.599736876" calcext:value-type="float">
            <text:p>240,5997368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3.54" calcext:value-type="float">
            <text:p>-3,54</text:p>
          </table:table-cell>
          <table:table-cell office:value-type="float" office:value="312.803961564" calcext:value-type="float">
            <text:p>312,803961564</text:p>
          </table:table-cell>
          <table:table-cell office:value-type="float" office:value="298.684875332" calcext:value-type="float">
            <text:p>298,684875332</text:p>
          </table:table-cell>
          <table:table-cell office:value-type="float" office:value="286.361156852" calcext:value-type="float">
            <text:p>286,361156852</text:p>
          </table:table-cell>
          <table:table-cell office:value-type="float" office:value="260.62005125" calcext:value-type="float">
            <text:p>260,62005125</text:p>
          </table:table-cell>
          <table:table-cell office:value-type="float" office:value="261.077076268" calcext:value-type="float">
            <text:p>261,077076268</text:p>
          </table:table-cell>
          <table:table-cell office:value-type="float" office:value="276.27428329" calcext:value-type="float">
            <text:p>276,274283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3.490000153738" calcext:value-type="float">
            <text:p>-3,4900001537</text:p>
          </table:table-cell>
          <table:table-cell office:value-type="float" office:value="264.712409558" calcext:value-type="float">
            <text:p>264,712409558</text:p>
          </table:table-cell>
          <table:table-cell office:value-type="float" office:value="247.573357652" calcext:value-type="float">
            <text:p>247,573357652</text:p>
          </table:table-cell>
          <table:table-cell office:value-type="float" office:value="245.466214552" calcext:value-type="float">
            <text:p>245,466214552</text:p>
          </table:table-cell>
          <table:table-cell office:value-type="float" office:value="218.591343216" calcext:value-type="float">
            <text:p>218,591343216</text:p>
          </table:table-cell>
          <table:table-cell office:value-type="float" office:value="216.988277844" calcext:value-type="float">
            <text:p>216,988277844</text:p>
          </table:table-cell>
          <table:table-cell office:value-type="float" office:value="223.587931864" calcext:value-type="float">
            <text:p>223,5879318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3.150000135356" calcext:value-type="float">
            <text:p>-3,1500001354</text:p>
          </table:table-cell>
          <table:table-cell office:value-type="float" office:value="285.702828066" calcext:value-type="float">
            <text:p>285,702828066</text:p>
          </table:table-cell>
          <table:table-cell office:value-type="float" office:value="279.666579104" calcext:value-type="float">
            <text:p>279,666579104</text:p>
          </table:table-cell>
          <table:table-cell office:value-type="float" office:value="266.786411184" calcext:value-type="float">
            <text:p>266,786411184</text:p>
          </table:table-cell>
          <table:table-cell office:value-type="float" office:value="239.833391434" calcext:value-type="float">
            <text:p>239,833391434</text:p>
          </table:table-cell>
          <table:table-cell office:value-type="float" office:value="237.493848862" calcext:value-type="float">
            <text:p>237,493848862</text:p>
          </table:table-cell>
          <table:table-cell office:value-type="float" office:value="248.57046595" calcext:value-type="float">
            <text:p>248,570465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3.12999905122" calcext:value-type="float">
            <text:p>-3,1299990512</text:p>
          </table:table-cell>
          <table:table-cell office:value-type="float" office:value="286.990844858" calcext:value-type="float">
            <text:p>286,990844858</text:p>
          </table:table-cell>
          <table:table-cell office:value-type="float" office:value="281.490178482" calcext:value-type="float">
            <text:p>281,490178482</text:p>
          </table:table-cell>
          <table:table-cell office:value-type="float" office:value="267.96436555" calcext:value-type="float">
            <text:p>267,96436555</text:p>
          </table:table-cell>
          <table:table-cell office:value-type="float" office:value="241.07681044" calcext:value-type="float">
            <text:p>241,07681044</text:p>
          </table:table-cell>
          <table:table-cell office:value-type="float" office:value="238.742177716" calcext:value-type="float">
            <text:p>238,742177716</text:p>
          </table:table-cell>
          <table:table-cell office:value-type="float" office:value="250.000868334" calcext:value-type="float">
            <text:p>250,0008683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3.54" calcext:value-type="float">
            <text:p>-3,54</text:p>
          </table:table-cell>
          <table:table-cell office:value-type="float" office:value="287.08413197" calcext:value-type="float">
            <text:p>287,08413197</text:p>
          </table:table-cell>
          <table:table-cell office:value-type="float" office:value="281.670615396" calcext:value-type="float">
            <text:p>281,670615396</text:p>
          </table:table-cell>
          <table:table-cell office:value-type="float" office:value="268.090384982" calcext:value-type="float">
            <text:p>268,090384982</text:p>
          </table:table-cell>
          <table:table-cell office:value-type="float" office:value="241.162323626" calcext:value-type="float">
            <text:p>241,162323626</text:p>
          </table:table-cell>
          <table:table-cell office:value-type="float" office:value="238.833419058" calcext:value-type="float">
            <text:p>238,833419058</text:p>
          </table:table-cell>
          <table:table-cell office:value-type="float" office:value="250.095382908" calcext:value-type="float">
            <text:p>250,0953829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87751862" calcext:value-type="float">
            <text:p>286,387751862</text:p>
          </table:table-cell>
          <table:table-cell office:value-type="float" office:value="280.884221408" calcext:value-type="float">
            <text:p>280,884221408</text:p>
          </table:table-cell>
          <table:table-cell office:value-type="float" office:value="267.557666474" calcext:value-type="float">
            <text:p>267,557666474</text:p>
          </table:table-cell>
          <table:table-cell office:value-type="float" office:value="240.536318006" calcext:value-type="float">
            <text:p>240,536318006</text:p>
          </table:table-cell>
          <table:table-cell office:value-type="float" office:value="238.172635348" calcext:value-type="float">
            <text:p>238,172635348</text:p>
          </table:table-cell>
          <table:table-cell office:value-type="float" office:value="249.41536896" calcext:value-type="float">
            <text:p>249,415368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97571558" calcext:value-type="float">
            <text:p>286,397571558</text:p>
          </table:table-cell>
          <table:table-cell office:value-type="float" office:value="280.755337898" calcext:value-type="float">
            <text:p>280,755337898</text:p>
          </table:table-cell>
          <table:table-cell office:value-type="float" office:value="267.49383845" calcext:value-type="float">
            <text:p>267,49383845</text:p>
          </table:table-cell>
          <table:table-cell office:value-type="float" office:value="240.528953234" calcext:value-type="float">
            <text:p>240,528953234</text:p>
          </table:table-cell>
          <table:table-cell office:value-type="float" office:value="238.170180424" calcext:value-type="float">
            <text:p>238,170180424</text:p>
          </table:table-cell>
          <table:table-cell office:value-type="float" office:value="249.423961194" calcext:value-type="float">
            <text:p>249,4239611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3.5199999796644" calcext:value-type="float">
            <text:p>-3,5199999797</text:p>
          </table:table-cell>
          <table:table-cell office:value-type="float" office:value="286.362793468" calcext:value-type="float">
            <text:p>286,362793468</text:p>
          </table:table-cell>
          <table:table-cell office:value-type="float" office:value="280.666960634" calcext:value-type="float">
            <text:p>280,666960634</text:p>
          </table:table-cell>
          <table:table-cell office:value-type="float" office:value="267.429601272" calcext:value-type="float">
            <text:p>267,429601272</text:p>
          </table:table-cell>
          <table:table-cell office:value-type="float" office:value="240.476172368" calcext:value-type="float">
            <text:p>240,476172368</text:p>
          </table:table-cell>
          <table:table-cell office:value-type="float" office:value="238.130492486" calcext:value-type="float">
            <text:p>238,130492486</text:p>
          </table:table-cell>
          <table:table-cell office:value-type="float" office:value="249.36422471" calcext:value-type="float">
            <text:p>249,364224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.9399926458" calcext:value-type="float">
            <text:p>34,9399926458</text:p>
          </table:table-cell>
          <table:table-cell office:value-type="float" office:value="286.262550738" calcext:value-type="float">
            <text:p>286,262550738</text:p>
          </table:table-cell>
          <table:table-cell office:value-type="float" office:value="280.601905148" calcext:value-type="float">
            <text:p>280,601905148</text:p>
          </table:table-cell>
          <table:table-cell office:value-type="float" office:value="267.359226784" calcext:value-type="float">
            <text:p>267,359226784</text:p>
          </table:table-cell>
          <table:table-cell office:value-type="float" office:value="240.40375211" calcext:value-type="float">
            <text:p>240,40375211</text:p>
          </table:table-cell>
          <table:table-cell office:value-type="float" office:value="238.0449793" calcext:value-type="float">
            <text:p>238,0449793</text:p>
          </table:table-cell>
          <table:table-cell office:value-type="float" office:value="249.259072132" calcext:value-type="float">
            <text:p>249,2590721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2.000138104" calcext:value-type="float">
            <text:p>232,000138104</text:p>
          </table:table-cell>
          <table:table-cell office:value-type="float" office:value="349.237488648" calcext:value-type="float">
            <text:p>349,237488648</text:p>
          </table:table-cell>
          <table:table-cell office:value-type="float" office:value="352.966518204" calcext:value-type="float">
            <text:p>352,966518204</text:p>
          </table:table-cell>
          <table:table-cell office:value-type="float" office:value="317.19786637" calcext:value-type="float">
            <text:p>317,19786637</text:p>
          </table:table-cell>
          <table:table-cell office:value-type="float" office:value="297.753640828" calcext:value-type="float">
            <text:p>297,753640828</text:p>
          </table:table-cell>
          <table:table-cell office:value-type="float" office:value="298.330138814" calcext:value-type="float">
            <text:p>298,330138814</text:p>
          </table:table-cell>
          <table:table-cell office:value-type="float" office:value="311.452116748" calcext:value-type="float">
            <text:p>311,4521167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49.99871356" calcext:value-type="float">
            <text:p>1349,99871356</text:p>
          </table:table-cell>
          <table:table-cell office:value-type="float" office:value="665.98733098" calcext:value-type="float">
            <text:p>665,98733098</text:p>
          </table:table-cell>
          <table:table-cell office:value-type="float" office:value="737.40107014" calcext:value-type="float">
            <text:p>737,40107014</text:p>
          </table:table-cell>
          <table:table-cell office:value-type="float" office:value="579.79494934" calcext:value-type="float">
            <text:p>579,79494934</text:p>
          </table:table-cell>
          <table:table-cell office:value-type="float" office:value="589.57372994" calcext:value-type="float">
            <text:p>589,57372994</text:p>
          </table:table-cell>
          <table:table-cell office:value-type="float" office:value="606.88912722" calcext:value-type="float">
            <text:p>606,88912722</text:p>
          </table:table-cell>
          <table:table-cell office:value-type="float" office:value="633.11999016" calcext:value-type="float">
            <text:p>633,119990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17.00146024" calcext:value-type="float">
            <text:p>2317,00146024</text:p>
          </table:table-cell>
          <table:table-cell office:value-type="float" office:value="1741.03946598" calcext:value-type="float">
            <text:p>1741,03946598</text:p>
          </table:table-cell>
          <table:table-cell office:value-type="float" office:value="1753.87053542" calcext:value-type="float">
            <text:p>1753,87053542</text:p>
          </table:table-cell>
          <table:table-cell office:value-type="float" office:value="1608.82544242" calcext:value-type="float">
            <text:p>1608,82544242</text:p>
          </table:table-cell>
          <table:table-cell office:value-type="float" office:value="1637.60942632" calcext:value-type="float">
            <text:p>1637,60942632</text:p>
          </table:table-cell>
          <table:table-cell office:value-type="float" office:value="1620.08945204" calcext:value-type="float">
            <text:p>1620,08945204</text:p>
          </table:table-cell>
          <table:table-cell office:value-type="float" office:value="1656.05818018" calcext:value-type="float">
            <text:p>1656,05818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99.9981409" calcext:value-type="float">
            <text:p>2999,9981409</text:p>
          </table:table-cell>
          <table:table-cell office:value-type="float" office:value="2381.59460222" calcext:value-type="float">
            <text:p>2381,59460222</text:p>
          </table:table-cell>
          <table:table-cell office:value-type="float" office:value="2370.20375486" calcext:value-type="float">
            <text:p>2370,20375486</text:p>
          </table:table-cell>
          <table:table-cell office:value-type="float" office:value="2300.49618788" calcext:value-type="float">
            <text:p>2300,49618788</text:p>
          </table:table-cell>
          <table:table-cell office:value-type="float" office:value="2343.00728848" calcext:value-type="float">
            <text:p>2343,00728848</text:p>
          </table:table-cell>
          <table:table-cell office:value-type="float" office:value="2335.35201714" calcext:value-type="float">
            <text:p>2335,35201714</text:p>
          </table:table-cell>
          <table:table-cell office:value-type="float" office:value="2325.27455412" calcext:value-type="float">
            <text:p>2325,274554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62.99813644" calcext:value-type="float">
            <text:p>3562,99813644</text:p>
          </table:table-cell>
          <table:table-cell office:value-type="float" office:value="2857.878499" calcext:value-type="float">
            <text:p>2857,878499</text:p>
          </table:table-cell>
          <table:table-cell office:value-type="float" office:value="2822.6707973" calcext:value-type="float">
            <text:p>2822,6707973</text:p>
          </table:table-cell>
          <table:table-cell office:value-type="float" office:value="2794.49236132" calcext:value-type="float">
            <text:p>2794,49236132</text:p>
          </table:table-cell>
          <table:table-cell office:value-type="float" office:value="2840.60401712" calcext:value-type="float">
            <text:p>2840,60401712</text:p>
          </table:table-cell>
          <table:table-cell office:value-type="float" office:value="2796.47675822" calcext:value-type="float">
            <text:p>2796,47675822</text:p>
          </table:table-cell>
          <table:table-cell office:value-type="float" office:value="2817.4540838" calcext:value-type="float">
            <text:p>2817,45408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05.9988927" calcext:value-type="float">
            <text:p>3505,9988927</text:p>
          </table:table-cell>
          <table:table-cell office:value-type="float" office:value="3178.50793956" calcext:value-type="float">
            <text:p>3178,50793956</text:p>
          </table:table-cell>
          <table:table-cell office:value-type="float" office:value="3079.60314314" calcext:value-type="float">
            <text:p>3079,60314314</text:p>
          </table:table-cell>
          <table:table-cell office:value-type="float" office:value="3163.24240382" calcext:value-type="float">
            <text:p>3163,24240382</text:p>
          </table:table-cell>
          <table:table-cell office:value-type="float" office:value="3186.53963258" calcext:value-type="float">
            <text:p>3186,53963258</text:p>
          </table:table-cell>
          <table:table-cell office:value-type="float" office:value="3144.0612643" calcext:value-type="float">
            <text:p>3144,0612643</text:p>
          </table:table-cell>
          <table:table-cell office:value-type="float" office:value="3181.97347394" calcext:value-type="float">
            <text:p>3181,973473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10.99865046" calcext:value-type="float">
            <text:p>3810,99865046</text:p>
          </table:table-cell>
          <table:table-cell office:value-type="float" office:value="2828.62807954" calcext:value-type="float">
            <text:p>2828,62807954</text:p>
          </table:table-cell>
          <table:table-cell office:value-type="float" office:value="2755.35268968" calcext:value-type="float">
            <text:p>2755,35268968</text:p>
          </table:table-cell>
          <table:table-cell office:value-type="float" office:value="2856.65922008" calcext:value-type="float">
            <text:p>2856,65922008</text:p>
          </table:table-cell>
          <table:table-cell office:value-type="float" office:value="2825.78445924" calcext:value-type="float">
            <text:p>2825,78445924</text:p>
          </table:table-cell>
          <table:table-cell office:value-type="float" office:value="2828.55852336" calcext:value-type="float">
            <text:p>2828,55852336</text:p>
          </table:table-cell>
          <table:table-cell office:value-type="float" office:value="2825.64534688" calcext:value-type="float">
            <text:p>2825,645346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85.99811604" calcext:value-type="float">
            <text:p>3385,99811604</text:p>
          </table:table-cell>
          <table:table-cell office:value-type="float" office:value="3029.5390597" calcext:value-type="float">
            <text:p>3029,5390597</text:p>
          </table:table-cell>
          <table:table-cell office:value-type="float" office:value="2993.40666996" calcext:value-type="float">
            <text:p>2993,40666996</text:p>
          </table:table-cell>
          <table:table-cell office:value-type="float" office:value="2983.31693232" calcext:value-type="float">
            <text:p>2983,31693232</text:p>
          </table:table-cell>
          <table:table-cell office:value-type="float" office:value="3045.52879802" calcext:value-type="float">
            <text:p>3045,52879802</text:p>
          </table:table-cell>
          <table:table-cell office:value-type="float" office:value="2976.86457374" calcext:value-type="float">
            <text:p>2976,86457374</text:p>
          </table:table-cell>
          <table:table-cell office:value-type="float" office:value="3003.97920932" calcext:value-type="float">
            <text:p>3003,979209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99.0012384" calcext:value-type="float">
            <text:p>2799,0012384</text:p>
          </table:table-cell>
          <table:table-cell office:value-type="float" office:value="2384.34002556" calcext:value-type="float">
            <text:p>2384,34002556</text:p>
          </table:table-cell>
          <table:table-cell office:value-type="float" office:value="2425.59502338" calcext:value-type="float">
            <text:p>2425,59502338</text:p>
          </table:table-cell>
          <table:table-cell office:value-type="float" office:value="2386.61901334" calcext:value-type="float">
            <text:p>2386,61901334</text:p>
          </table:table-cell>
          <table:table-cell office:value-type="float" office:value="2404.68316244" calcext:value-type="float">
            <text:p>2404,68316244</text:p>
          </table:table-cell>
          <table:table-cell office:value-type="float" office:value="2381.12816666" calcext:value-type="float">
            <text:p>2381,12816666</text:p>
          </table:table-cell>
          <table:table-cell office:value-type="float" office:value="2392.29807086" calcext:value-type="float">
            <text:p>2392,298070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55.9980321" calcext:value-type="float">
            <text:p>2055,9980321</text:p>
          </table:table-cell>
          <table:table-cell office:value-type="float" office:value="1636.8606745" calcext:value-type="float">
            <text:p>1636,8606745</text:p>
          </table:table-cell>
          <table:table-cell office:value-type="float" office:value="1731.41207236" calcext:value-type="float">
            <text:p>1731,41207236</text:p>
          </table:table-cell>
          <table:table-cell office:value-type="float" office:value="1694.53911388" calcext:value-type="float">
            <text:p>1694,53911388</text:p>
          </table:table-cell>
          <table:table-cell office:value-type="float" office:value="1697.0063125" calcext:value-type="float">
            <text:p>1697,0063125</text:p>
          </table:table-cell>
          <table:table-cell office:value-type="float" office:value="1682.39542316" calcext:value-type="float">
            <text:p>1682,39542316</text:p>
          </table:table-cell>
          <table:table-cell office:value-type="float" office:value="1678.11158078" calcext:value-type="float">
            <text:p>1678,111580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99.59922796" calcext:value-type="float">
            <text:p>999,59922796</text:p>
          </table:table-cell>
          <table:table-cell office:value-type="float" office:value="1033.57537612" calcext:value-type="float">
            <text:p>1033,57537612</text:p>
          </table:table-cell>
          <table:table-cell office:value-type="float" office:value="1050.14202158" calcext:value-type="float">
            <text:p>1050,14202158</text:p>
          </table:table-cell>
          <table:table-cell office:value-type="float" office:value="1048.87364418" calcext:value-type="float">
            <text:p>1048,87364418</text:p>
          </table:table-cell>
          <table:table-cell office:value-type="float" office:value="1030.86677664" calcext:value-type="float">
            <text:p>1030,86677664</text:p>
          </table:table-cell>
          <table:table-cell office:value-type="float" office:value="1074.21664294" calcext:value-type="float">
            <text:p>1074,21664294</text:p>
          </table:table-cell>
          <table:table-cell office:value-type="float" office:value="1039.5572076" calcext:value-type="float">
            <text:p>1039,55720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68000126538" calcext:value-type="float">
            <text:p>-0,6800012654</text:p>
          </table:table-cell>
          <table:table-cell office:value-type="float" office:value="310.586346884" calcext:value-type="float">
            <text:p>310,586346884</text:p>
          </table:table-cell>
          <table:table-cell office:value-type="float" office:value="275.907272152" calcext:value-type="float">
            <text:p>275,907272152</text:p>
          </table:table-cell>
          <table:table-cell office:value-type="float" office:value="397.035268082" calcext:value-type="float">
            <text:p>397,035268082</text:p>
          </table:table-cell>
          <table:table-cell office:value-type="float" office:value="299.818641066" calcext:value-type="float">
            <text:p>299,818641066</text:p>
          </table:table-cell>
          <table:table-cell office:value-type="float" office:value="398.534408338" calcext:value-type="float">
            <text:p>398,534408338</text:p>
          </table:table-cell>
          <table:table-cell office:value-type="float" office:value="320.695314762" calcext:value-type="float">
            <text:p>320,6953147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.54" calcext:value-type="float">
            <text:p>-3,54</text:p>
          </table:table-cell>
          <table:table-cell office:value-type="float" office:value="182.100534572" calcext:value-type="float">
            <text:p>182,100534572</text:p>
          </table:table-cell>
          <table:table-cell office:value-type="float" office:value="171.118841212" calcext:value-type="float">
            <text:p>171,118841212</text:p>
          </table:table-cell>
          <table:table-cell office:value-type="float" office:value="183.939272648" calcext:value-type="float">
            <text:p>183,939272648</text:p>
          </table:table-cell>
          <table:table-cell office:value-type="float" office:value="139.874205156" calcext:value-type="float">
            <text:p>139,874205156</text:p>
          </table:table-cell>
          <table:table-cell office:value-type="float" office:value="162.800740392" calcext:value-type="float">
            <text:p>162,800740392</text:p>
          </table:table-cell>
          <table:table-cell office:value-type="float" office:value="179.84896011" calcext:value-type="float">
            <text:p>179,848960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.54" calcext:value-type="float">
            <text:p>-3,54</text:p>
          </table:table-cell>
          <table:table-cell office:value-type="float" office:value="193.079773008" calcext:value-type="float">
            <text:p>193,079773008</text:p>
          </table:table-cell>
          <table:table-cell office:value-type="float" office:value="177.055256598" calcext:value-type="float">
            <text:p>177,055256598</text:p>
          </table:table-cell>
          <table:table-cell office:value-type="float" office:value="166.755622956" calcext:value-type="float">
            <text:p>166,755622956</text:p>
          </table:table-cell>
          <table:table-cell office:value-type="float" office:value="147.819157528" calcext:value-type="float">
            <text:p>147,819157528</text:p>
          </table:table-cell>
          <table:table-cell office:value-type="float" office:value="128.872054096" calcext:value-type="float">
            <text:p>128,872054096</text:p>
          </table:table-cell>
          <table:table-cell office:value-type="float" office:value="168.099284692" calcext:value-type="float">
            <text:p>168,0992846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.54" calcext:value-type="float">
            <text:p>-3,54</text:p>
          </table:table-cell>
          <table:table-cell office:value-type="float" office:value="133.14607678" calcext:value-type="float">
            <text:p>133,14607678</text:p>
          </table:table-cell>
          <table:table-cell office:value-type="float" office:value="112.783300508" calcext:value-type="float">
            <text:p>112,783300508</text:p>
          </table:table-cell>
          <table:table-cell office:value-type="float" office:value="91.096501892" calcext:value-type="float">
            <text:p>91,096501892</text:p>
          </table:table-cell>
          <table:table-cell office:value-type="float" office:value="88.868249208" calcext:value-type="float">
            <text:p>88,868249208</text:p>
          </table:table-cell>
          <table:table-cell office:value-type="float" office:value="87.673928682" calcext:value-type="float">
            <text:p>87,673928682</text:p>
          </table:table-cell>
          <table:table-cell office:value-type="float" office:value="109.363591376" calcext:value-type="float">
            <text:p>109,3635913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.54" calcext:value-type="float">
            <text:p>-3,54</text:p>
          </table:table-cell>
          <table:table-cell office:value-type="float" office:value="95.7412181" calcext:value-type="float">
            <text:p>95,7412181</text:p>
          </table:table-cell>
          <table:table-cell office:value-type="float" office:value="96.082043382" calcext:value-type="float">
            <text:p>96,082043382</text:p>
          </table:table-cell>
          <table:table-cell office:value-type="float" office:value="51.712565314" calcext:value-type="float">
            <text:p>51,712565314</text:p>
          </table:table-cell>
          <table:table-cell office:value-type="float" office:value="56.16579745" calcext:value-type="float">
            <text:p>56,16579745</text:p>
          </table:table-cell>
          <table:table-cell office:value-type="float" office:value="58.75574227" calcext:value-type="float">
            <text:p>58,75574227</text:p>
          </table:table-cell>
          <table:table-cell office:value-type="float" office:value="57.04547855" calcext:value-type="float">
            <text:p>57,045478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.54" calcext:value-type="float">
            <text:p>-3,54</text:p>
          </table:table-cell>
          <table:table-cell office:value-type="float" office:value="285.566579784" calcext:value-type="float">
            <text:p>285,566579784</text:p>
          </table:table-cell>
          <table:table-cell office:value-type="float" office:value="279.486551344" calcext:value-type="float">
            <text:p>279,486551344</text:p>
          </table:table-cell>
          <table:table-cell office:value-type="float" office:value="266.66734737" calcext:value-type="float">
            <text:p>266,66734737</text:p>
          </table:table-cell>
          <table:table-cell office:value-type="float" office:value="239.70409877" calcext:value-type="float">
            <text:p>239,70409877</text:p>
          </table:table-cell>
          <table:table-cell office:value-type="float" office:value="237.362510428" calcext:value-type="float">
            <text:p>237,362510428</text:p>
          </table:table-cell>
          <table:table-cell office:value-type="float" office:value="248.424397972" calcext:value-type="float">
            <text:p>248,4243979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.510000010412" calcext:value-type="float">
            <text:p>-3,510000010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.1000148576" calcext:value-type="float">
            <text:p>29,1000148576</text:p>
          </table:table-cell>
          <table:table-cell office:value-type="float" office:value="286.389797632" calcext:value-type="float">
            <text:p>286,389797632</text:p>
          </table:table-cell>
          <table:table-cell office:value-type="float" office:value="280.801163146" calcext:value-type="float">
            <text:p>280,801163146</text:p>
          </table:table-cell>
          <table:table-cell office:value-type="float" office:value="267.484018754" calcext:value-type="float">
            <text:p>267,484018754</text:p>
          </table:table-cell>
          <table:table-cell office:value-type="float" office:value="240.530999004" calcext:value-type="float">
            <text:p>240,530999004</text:p>
          </table:table-cell>
          <table:table-cell office:value-type="float" office:value="238.16977127" calcext:value-type="float">
            <text:p>238,16977127</text:p>
          </table:table-cell>
          <table:table-cell office:value-type="float" office:value="249.409640804" calcext:value-type="float">
            <text:p>249,4096408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5.400043694" calcext:value-type="float">
            <text:p>315,400043694</text:p>
          </table:table-cell>
          <table:table-cell office:value-type="float" office:value="339.738569384" calcext:value-type="float">
            <text:p>339,738569384</text:p>
          </table:table-cell>
          <table:table-cell office:value-type="float" office:value="341.90463066" calcext:value-type="float">
            <text:p>341,90463066</text:p>
          </table:table-cell>
          <table:table-cell office:value-type="float" office:value="309.654294072" calcext:value-type="float">
            <text:p>309,654294072</text:p>
          </table:table-cell>
          <table:table-cell office:value-type="float" office:value="289.086122492" calcext:value-type="float">
            <text:p>289,086122492</text:p>
          </table:table-cell>
          <table:table-cell office:value-type="float" office:value="289.192093378" calcext:value-type="float">
            <text:p>289,192093378</text:p>
          </table:table-cell>
          <table:table-cell office:value-type="float" office:value="302.037074054" calcext:value-type="float">
            <text:p>302,0370740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30.9992433" calcext:value-type="float">
            <text:p>530,9992433</text:p>
          </table:table-cell>
          <table:table-cell office:value-type="float" office:value="787.14601346" calcext:value-type="float">
            <text:p>787,14601346</text:p>
          </table:table-cell>
          <table:table-cell office:value-type="float" office:value="879.02972724" calcext:value-type="float">
            <text:p>879,02972724</text:p>
          </table:table-cell>
          <table:table-cell office:value-type="float" office:value="680.20134094" calcext:value-type="float">
            <text:p>680,20134094</text:p>
          </table:table-cell>
          <table:table-cell office:value-type="float" office:value="702.24655846" calcext:value-type="float">
            <text:p>702,24655846</text:p>
          </table:table-cell>
          <table:table-cell office:value-type="float" office:value="726.68123534" calcext:value-type="float">
            <text:p>726,68123534</text:p>
          </table:table-cell>
          <table:table-cell office:value-type="float" office:value="750.88269444" calcext:value-type="float">
            <text:p>750,882694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2.70199648" calcext:value-type="float">
            <text:p>952,70199648</text:p>
          </table:table-cell>
          <table:table-cell office:value-type="float" office:value="1120.51241804" calcext:value-type="float">
            <text:p>1120,51241804</text:p>
          </table:table-cell>
          <table:table-cell office:value-type="float" office:value="1247.05556716" calcext:value-type="float">
            <text:p>1247,05556716</text:p>
          </table:table-cell>
          <table:table-cell office:value-type="float" office:value="1000.15158586" calcext:value-type="float">
            <text:p>1000,15158586</text:p>
          </table:table-cell>
          <table:table-cell office:value-type="float" office:value="1019.45138004" calcext:value-type="float">
            <text:p>1019,45138004</text:p>
          </table:table-cell>
          <table:table-cell office:value-type="float" office:value="1039.34853906" calcext:value-type="float">
            <text:p>1039,34853906</text:p>
          </table:table-cell>
          <table:table-cell office:value-type="float" office:value="1078.83190006" calcext:value-type="float">
            <text:p>1078,8319000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18.00021248" calcext:value-type="float">
            <text:p>1118,00021248</text:p>
          </table:table-cell>
          <table:table-cell office:value-type="float" office:value="1553.66739168" calcext:value-type="float">
            <text:p>1553,66739168</text:p>
          </table:table-cell>
          <table:table-cell office:value-type="float" office:value="1600.74874246" calcext:value-type="float">
            <text:p>1600,74874246</text:p>
          </table:table-cell>
          <table:table-cell office:value-type="float" office:value="1438.318696" calcext:value-type="float">
            <text:p>1438,318696</text:p>
          </table:table-cell>
          <table:table-cell office:value-type="float" office:value="1455.43769936" calcext:value-type="float">
            <text:p>1455,43769936</text:p>
          </table:table-cell>
          <table:table-cell office:value-type="float" office:value="1449.91002882" calcext:value-type="float">
            <text:p>1449,91002882</text:p>
          </table:table-cell>
          <table:table-cell office:value-type="float" office:value="1500.80469488" calcext:value-type="float">
            <text:p>1500,804694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58.99856418" calcext:value-type="float">
            <text:p>1858,99856418</text:p>
          </table:table-cell>
          <table:table-cell office:value-type="float" office:value="1663.71754306" calcext:value-type="float">
            <text:p>1663,71754306</text:p>
          </table:table-cell>
          <table:table-cell office:value-type="float" office:value="1691.65457818" calcext:value-type="float">
            <text:p>1691,65457818</text:p>
          </table:table-cell>
          <table:table-cell office:value-type="float" office:value="1591.46912974" calcext:value-type="float">
            <text:p>1591,46912974</text:p>
          </table:table-cell>
          <table:table-cell office:value-type="float" office:value="1590.34395624" calcext:value-type="float">
            <text:p>1590,34395624</text:p>
          </table:table-cell>
          <table:table-cell office:value-type="float" office:value="1554.89894522" calcext:value-type="float">
            <text:p>1554,89894522</text:p>
          </table:table-cell>
          <table:table-cell office:value-type="float" office:value="1627.96566654" calcext:value-type="float">
            <text:p>1627,965666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90.00138778" calcext:value-type="float">
            <text:p>2290,00138778</text:p>
          </table:table-cell>
          <table:table-cell office:value-type="float" office:value="2164.29291282" calcext:value-type="float">
            <text:p>2164,29291282</text:p>
          </table:table-cell>
          <table:table-cell office:value-type="float" office:value="2181.3219023" calcext:value-type="float">
            <text:p>2181,3219023</text:p>
          </table:table-cell>
          <table:table-cell office:value-type="float" office:value="2098.73007586" calcext:value-type="float">
            <text:p>2098,73007586</text:p>
          </table:table-cell>
          <table:table-cell office:value-type="float" office:value="2082.0815996" calcext:value-type="float">
            <text:p>2082,0815996</text:p>
          </table:table-cell>
          <table:table-cell office:value-type="float" office:value="2066.57875454" calcext:value-type="float">
            <text:p>2066,57875454</text:p>
          </table:table-cell>
          <table:table-cell office:value-type="float" office:value="2101.99512478" calcext:value-type="float">
            <text:p>2101,995124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96.99945856" calcext:value-type="float">
            <text:p>1796,99945856</text:p>
          </table:table-cell>
          <table:table-cell office:value-type="float" office:value="2370.95250668" calcext:value-type="float">
            <text:p>2370,95250668</text:p>
          </table:table-cell>
          <table:table-cell office:value-type="float" office:value="2400.57934782" calcext:value-type="float">
            <text:p>2400,57934782</text:p>
          </table:table-cell>
          <table:table-cell office:value-type="float" office:value="2333.4044441" calcext:value-type="float">
            <text:p>2333,4044441</text:p>
          </table:table-cell>
          <table:table-cell office:value-type="float" office:value="2300.88897572" calcext:value-type="float">
            <text:p>2300,88897572</text:p>
          </table:table-cell>
          <table:table-cell office:value-type="float" office:value="2298.96595192" calcext:value-type="float">
            <text:p>2298,96595192</text:p>
          </table:table-cell>
          <table:table-cell office:value-type="float" office:value="2323.02011558" calcext:value-type="float">
            <text:p>2323,020115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20.99899894" calcext:value-type="float">
            <text:p>2020,99899894</text:p>
          </table:table-cell>
          <table:table-cell office:value-type="float" office:value="1658.50901264" calcext:value-type="float">
            <text:p>1658,50901264</text:p>
          </table:table-cell>
          <table:table-cell office:value-type="float" office:value="1780.63329856" calcext:value-type="float">
            <text:p>1780,63329856</text:p>
          </table:table-cell>
          <table:table-cell office:value-type="float" office:value="1658.1571402" calcext:value-type="float">
            <text:p>1658,1571402</text:p>
          </table:table-cell>
          <table:table-cell office:value-type="float" office:value="1598.73570478" calcext:value-type="float">
            <text:p>1598,73570478</text:p>
          </table:table-cell>
          <table:table-cell office:value-type="float" office:value="1615.686955" calcext:value-type="float">
            <text:p>1615,686955</text:p>
          </table:table-cell>
          <table:table-cell office:value-type="float" office:value="1637.24118772" calcext:value-type="float">
            <text:p>1637,241187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88.00093708" calcext:value-type="float">
            <text:p>1388,00093708</text:p>
          </table:table-cell>
          <table:table-cell office:value-type="float" office:value="1832.76770124" calcext:value-type="float">
            <text:p>1832,76770124</text:p>
          </table:table-cell>
          <table:table-cell office:value-type="float" office:value="1871.55959198" calcext:value-type="float">
            <text:p>1871,55959198</text:p>
          </table:table-cell>
          <table:table-cell office:value-type="float" office:value="1792.47012378" calcext:value-type="float">
            <text:p>1792,47012378</text:p>
          </table:table-cell>
          <table:table-cell office:value-type="float" office:value="1742.08280868" calcext:value-type="float">
            <text:p>1742,08280868</text:p>
          </table:table-cell>
          <table:table-cell office:value-type="float" office:value="1767.82268682" calcext:value-type="float">
            <text:p>1767,82268682</text:p>
          </table:table-cell>
          <table:table-cell office:value-type="float" office:value="1792.10188518" calcext:value-type="float">
            <text:p>1792,101885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58.9986683" calcext:value-type="float">
            <text:p>1558,9986683</text:p>
          </table:table-cell>
          <table:table-cell office:value-type="float" office:value="1003.07703696" calcext:value-type="float">
            <text:p>1003,07703696</text:p>
          </table:table-cell>
          <table:table-cell office:value-type="float" office:value="1005.92884034" calcext:value-type="float">
            <text:p>1005,92884034</text:p>
          </table:table-cell>
          <table:table-cell office:value-type="float" office:value="987.38598106" calcext:value-type="float">
            <text:p>987,38598106</text:p>
          </table:table-cell>
          <table:table-cell office:value-type="float" office:value="972.39048696" calcext:value-type="float">
            <text:p>972,39048696</text:p>
          </table:table-cell>
          <table:table-cell office:value-type="float" office:value="960.50047172" calcext:value-type="float">
            <text:p>960,50047172</text:p>
          </table:table-cell>
          <table:table-cell office:value-type="float" office:value="948.83139964" calcext:value-type="float">
            <text:p>948,831399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9.70156852" calcext:value-type="float">
            <text:p>849,70156852</text:p>
          </table:table-cell>
          <table:table-cell office:value-type="float" office:value="988.38431682" calcext:value-type="float">
            <text:p>988,38431682</text:p>
          </table:table-cell>
          <table:table-cell office:value-type="float" office:value="1016.59957666" calcext:value-type="float">
            <text:p>1016,59957666</text:p>
          </table:table-cell>
          <table:table-cell office:value-type="float" office:value="1059.42572584" calcext:value-type="float">
            <text:p>1059,42572584</text:p>
          </table:table-cell>
          <table:table-cell office:value-type="float" office:value="1060.84549022" calcext:value-type="float">
            <text:p>1060,84549022</text:p>
          </table:table-cell>
          <table:table-cell office:value-type="float" office:value="1016.98008988" calcext:value-type="float">
            <text:p>1016,98008988</text:p>
          </table:table-cell>
          <table:table-cell office:value-type="float" office:value="1038.90665274" calcext:value-type="float">
            <text:p>1038,906652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11.600128818" calcext:value-type="float">
            <text:p>211,600128818</text:p>
          </table:table-cell>
          <table:table-cell office:value-type="float" office:value="701.98060836" calcext:value-type="float">
            <text:p>701,98060836</text:p>
          </table:table-cell>
          <table:table-cell office:value-type="float" office:value="727.93324658" calcext:value-type="float">
            <text:p>727,93324658</text:p>
          </table:table-cell>
          <table:table-cell office:value-type="float" office:value="707.72103898" calcext:value-type="float">
            <text:p>707,72103898</text:p>
          </table:table-cell>
          <table:table-cell office:value-type="float" office:value="699.54614206" calcext:value-type="float">
            <text:p>699,54614206</text:p>
          </table:table-cell>
          <table:table-cell office:value-type="float" office:value="673.53213074" calcext:value-type="float">
            <text:p>673,53213074</text:p>
          </table:table-cell>
          <table:table-cell office:value-type="float" office:value="680.1972494" calcext:value-type="float">
            <text:p>680,19724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20000225028" calcext:value-type="float">
            <text:p>-0,2000022503</text:p>
          </table:table-cell>
          <table:table-cell office:value-type="float" office:value="343.26097617" calcext:value-type="float">
            <text:p>343,26097617</text:p>
          </table:table-cell>
          <table:table-cell office:value-type="float" office:value="385.239767416" calcext:value-type="float">
            <text:p>385,239767416</text:p>
          </table:table-cell>
          <table:table-cell office:value-type="float" office:value="343.110816652" calcext:value-type="float">
            <text:p>343,110816652</text:p>
          </table:table-cell>
          <table:table-cell office:value-type="float" office:value="311.121111162" calcext:value-type="float">
            <text:p>311,121111162</text:p>
          </table:table-cell>
          <table:table-cell office:value-type="float" office:value="314.900057506" calcext:value-type="float">
            <text:p>314,900057506</text:p>
          </table:table-cell>
          <table:table-cell office:value-type="float" office:value="343.285934564" calcext:value-type="float">
            <text:p>343,2859345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3.54" calcext:value-type="float">
            <text:p>-3,54</text:p>
          </table:table-cell>
          <table:table-cell office:value-type="float" office:value="283.513445012" calcext:value-type="float">
            <text:p>283,513445012</text:p>
          </table:table-cell>
          <table:table-cell office:value-type="float" office:value="291.37615743" calcext:value-type="float">
            <text:p>291,37615743</text:p>
          </table:table-cell>
          <table:table-cell office:value-type="float" office:value="312.16731794" calcext:value-type="float">
            <text:p>312,16731794</text:p>
          </table:table-cell>
          <table:table-cell office:value-type="float" office:value="268.047423812" calcext:value-type="float">
            <text:p>268,047423812</text:p>
          </table:table-cell>
          <table:table-cell office:value-type="float" office:value="256.880792844" calcext:value-type="float">
            <text:p>256,880792844</text:p>
          </table:table-cell>
          <table:table-cell office:value-type="float" office:value="268.346106232" calcext:value-type="float">
            <text:p>268,3461062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.54" calcext:value-type="float">
            <text:p>-3,54</text:p>
          </table:table-cell>
          <table:table-cell office:value-type="float" office:value="142.386410716" calcext:value-type="float">
            <text:p>142,386410716</text:p>
          </table:table-cell>
          <table:table-cell office:value-type="float" office:value="138.766216124" calcext:value-type="float">
            <text:p>138,766216124</text:p>
          </table:table-cell>
          <table:table-cell office:value-type="float" office:value="117.826941866" calcext:value-type="float">
            <text:p>117,826941866</text:p>
          </table:table-cell>
          <table:table-cell office:value-type="float" office:value="104.031905602" calcext:value-type="float">
            <text:p>104,031905602</text:p>
          </table:table-cell>
          <table:table-cell office:value-type="float" office:value="104.037224604" calcext:value-type="float">
            <text:p>104,037224604</text:p>
          </table:table-cell>
          <table:table-cell office:value-type="float" office:value="122.731470864" calcext:value-type="float">
            <text:p>122,7314708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3.54" calcext:value-type="float">
            <text:p>-3,54</text:p>
          </table:table-cell>
          <table:table-cell office:value-type="float" office:value="148.664469692" calcext:value-type="float">
            <text:p>148,664469692</text:p>
          </table:table-cell>
          <table:table-cell office:value-type="float" office:value="136.588698536" calcext:value-type="float">
            <text:p>136,588698536</text:p>
          </table:table-cell>
          <table:table-cell office:value-type="float" office:value="112.464569542" calcext:value-type="float">
            <text:p>112,464569542</text:p>
          </table:table-cell>
          <table:table-cell office:value-type="float" office:value="104.463153918" calcext:value-type="float">
            <text:p>104,463153918</text:p>
          </table:table-cell>
          <table:table-cell office:value-type="float" office:value="110.217904928" calcext:value-type="float">
            <text:p>110,217904928</text:p>
          </table:table-cell>
          <table:table-cell office:value-type="float" office:value="110.860685862" calcext:value-type="float">
            <text:p>110,8606858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3.54" calcext:value-type="float">
            <text:p>-3,54</text:p>
          </table:table-cell>
          <table:table-cell office:value-type="float" office:value="231.979680404" calcext:value-type="float">
            <text:p>231,979680404</text:p>
          </table:table-cell>
          <table:table-cell office:value-type="float" office:value="209.280634792" calcext:value-type="float">
            <text:p>209,280634792</text:p>
          </table:table-cell>
          <table:table-cell office:value-type="float" office:value="212.273187148" calcext:value-type="float">
            <text:p>212,273187148</text:p>
          </table:table-cell>
          <table:table-cell office:value-type="float" office:value="186.349598862" calcext:value-type="float">
            <text:p>186,349598862</text:p>
          </table:table-cell>
          <table:table-cell office:value-type="float" office:value="185.843884518" calcext:value-type="float">
            <text:p>185,843884518</text:p>
          </table:table-cell>
          <table:table-cell office:value-type="float" office:value="186.922823616" calcext:value-type="float">
            <text:p>186,9228236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3.379999919146" calcext:value-type="float">
            <text:p>-3,3799999191</text:p>
          </table:table-cell>
          <table:table-cell office:value-type="float" office:value="285.436468812" calcext:value-type="float">
            <text:p>285,436468812</text:p>
          </table:table-cell>
          <table:table-cell office:value-type="float" office:value="279.275837034" calcext:value-type="float">
            <text:p>279,275837034</text:p>
          </table:table-cell>
          <table:table-cell office:value-type="float" office:value="266.536827244" calcext:value-type="float">
            <text:p>266,536827244</text:p>
          </table:table-cell>
          <table:table-cell office:value-type="float" office:value="239.572760336" calcext:value-type="float">
            <text:p>239,572760336</text:p>
          </table:table-cell>
          <table:table-cell office:value-type="float" office:value="237.235263534" calcext:value-type="float">
            <text:p>237,235263534</text:p>
          </table:table-cell>
          <table:table-cell office:value-type="float" office:value="248.26769199" calcext:value-type="float">
            <text:p>248,267691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3.140000002442" calcext:value-type="float">
            <text:p>-3,1400000024</text:p>
          </table:table-cell>
          <table:table-cell office:value-type="float" office:value="286.60337602" calcext:value-type="float">
            <text:p>286,60337602</text:p>
          </table:table-cell>
          <table:table-cell office:value-type="float" office:value="281.041745698" calcext:value-type="float">
            <text:p>281,041745698</text:p>
          </table:table-cell>
          <table:table-cell office:value-type="float" office:value="267.652181048" calcext:value-type="float">
            <text:p>267,652181048</text:p>
          </table:table-cell>
          <table:table-cell office:value-type="float" office:value="240.724938" calcext:value-type="float">
            <text:p>240,724938</text:p>
          </table:table-cell>
          <table:table-cell office:value-type="float" office:value="238.373120808" calcext:value-type="float">
            <text:p>238,373120808</text:p>
          </table:table-cell>
          <table:table-cell office:value-type="float" office:value="249.619536806" calcext:value-type="float">
            <text:p>249,6195368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.5299999898322" calcext:value-type="float">
            <text:p>-3,5299999898</text:p>
          </table:table-cell>
          <table:table-cell office:value-type="float" office:value="287.02889618" calcext:value-type="float">
            <text:p>287,02889618</text:p>
          </table:table-cell>
          <table:table-cell office:value-type="float" office:value="281.557279738" calcext:value-type="float">
            <text:p>281,557279738</text:p>
          </table:table-cell>
          <table:table-cell office:value-type="float" office:value="268.010599952" calcext:value-type="float">
            <text:p>268,010599952</text:p>
          </table:table-cell>
          <table:table-cell office:value-type="float" office:value="241.111179376" calcext:value-type="float">
            <text:p>241,111179376</text:p>
          </table:table-cell>
          <table:table-cell office:value-type="float" office:value="238.779001576" calcext:value-type="float">
            <text:p>238,779001576</text:p>
          </table:table-cell>
          <table:table-cell office:value-type="float" office:value="250.038919656" calcext:value-type="float">
            <text:p>250,03891965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.20999889928" calcext:value-type="float">
            <text:p>-1,2099988993</text:p>
          </table:table-cell>
          <table:table-cell office:value-type="float" office:value="286.41516518" calcext:value-type="float">
            <text:p>286,41516518</text:p>
          </table:table-cell>
          <table:table-cell office:value-type="float" office:value="280.918999498" calcext:value-type="float">
            <text:p>280,918999498</text:p>
          </table:table-cell>
          <table:table-cell office:value-type="float" office:value="267.569941094" calcext:value-type="float">
            <text:p>267,569941094</text:p>
          </table:table-cell>
          <table:table-cell office:value-type="float" office:value="240.557594014" calcext:value-type="float">
            <text:p>240,557594014</text:p>
          </table:table-cell>
          <table:table-cell office:value-type="float" office:value="238.198002896" calcext:value-type="float">
            <text:p>238,198002896</text:p>
          </table:table-cell>
          <table:table-cell office:value-type="float" office:value="249.439099892" calcext:value-type="float">
            <text:p>249,4390998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3.490000153738" calcext:value-type="float">
            <text:p>-3,4900001537</text:p>
          </table:table-cell>
          <table:table-cell office:value-type="float" office:value="290.16915313" calcext:value-type="float">
            <text:p>290,16915313</text:p>
          </table:table-cell>
          <table:table-cell office:value-type="float" office:value="285.048999974" calcext:value-type="float">
            <text:p>285,048999974</text:p>
          </table:table-cell>
          <table:table-cell office:value-type="float" office:value="270.472888724" calcext:value-type="float">
            <text:p>270,472888724</text:p>
          </table:table-cell>
          <table:table-cell office:value-type="float" office:value="243.966665142" calcext:value-type="float">
            <text:p>243,966665142</text:p>
          </table:table-cell>
          <table:table-cell office:value-type="float" office:value="241.765825776" calcext:value-type="float">
            <text:p>241,765825776</text:p>
          </table:table-cell>
          <table:table-cell office:value-type="float" office:value="253.133351358" calcext:value-type="float">
            <text:p>253,13335135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956066768" calcext:value-type="float">
            <text:p>286,956066768</text:p>
          </table:table-cell>
          <table:table-cell office:value-type="float" office:value="281.88787617" calcext:value-type="float">
            <text:p>281,88787617</text:p>
          </table:table-cell>
          <table:table-cell office:value-type="float" office:value="268.258138122" calcext:value-type="float">
            <text:p>268,258138122</text:p>
          </table:table-cell>
          <table:table-cell office:value-type="float" office:value="241.019119726" calcext:value-type="float">
            <text:p>241,019119726</text:p>
          </table:table-cell>
          <table:table-cell office:value-type="float" office:value="238.714355244" calcext:value-type="float">
            <text:p>238,714355244</text:p>
          </table:table-cell>
          <table:table-cell office:value-type="float" office:value="249.979183172" calcext:value-type="float">
            <text:p>249,9791831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7.4899836998" calcext:value-type="float">
            <text:p>17,4899836998</text:p>
          </table:table-cell>
          <table:table-cell office:value-type="float" office:value="285.956094392" calcext:value-type="float">
            <text:p>285,956094392</text:p>
          </table:table-cell>
          <table:table-cell office:value-type="float" office:value="280.270081254" calcext:value-type="float">
            <text:p>280,270081254</text:p>
          </table:table-cell>
          <table:table-cell office:value-type="float" office:value="267.218886962" calcext:value-type="float">
            <text:p>267,218886962</text:p>
          </table:table-cell>
          <table:table-cell office:value-type="float" office:value="240.187309644" calcext:value-type="float">
            <text:p>240,187309644</text:p>
          </table:table-cell>
          <table:table-cell office:value-type="float" office:value="237.772073582" calcext:value-type="float">
            <text:p>237,772073582</text:p>
          </table:table-cell>
          <table:table-cell office:value-type="float" office:value="248.985348106" calcext:value-type="float">
            <text:p>248,985348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0.900168002" calcext:value-type="float">
            <text:p>310,900168002</text:p>
          </table:table-cell>
          <table:table-cell office:value-type="float" office:value="321.50830376" calcext:value-type="float">
            <text:p>321,50830376</text:p>
          </table:table-cell>
          <table:table-cell office:value-type="float" office:value="320.492783532" calcext:value-type="float">
            <text:p>320,492783532</text:p>
          </table:table-cell>
          <table:table-cell office:value-type="float" office:value="295.14037423" calcext:value-type="float">
            <text:p>295,14037423</text:p>
          </table:table-cell>
          <table:table-cell office:value-type="float" office:value="272.355815432" calcext:value-type="float">
            <text:p>272,355815432</text:p>
          </table:table-cell>
          <table:table-cell office:value-type="float" office:value="271.634886084" calcext:value-type="float">
            <text:p>271,634886084</text:p>
          </table:table-cell>
          <table:table-cell office:value-type="float" office:value="284.03798044" calcext:value-type="float">
            <text:p>284,037980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4.299940678" calcext:value-type="float">
            <text:p>384,299940678</text:p>
          </table:table-cell>
          <table:table-cell office:value-type="float" office:value="777.4122398" calcext:value-type="float">
            <text:p>777,4122398</text:p>
          </table:table-cell>
          <table:table-cell office:value-type="float" office:value="866.1782001" calcext:value-type="float">
            <text:p>866,1782001</text:p>
          </table:table-cell>
          <table:table-cell office:value-type="float" office:value="670.46756728" calcext:value-type="float">
            <text:p>670,46756728</text:p>
          </table:table-cell>
          <table:table-cell office:value-type="float" office:value="693.15924812" calcext:value-type="float">
            <text:p>693,15924812</text:p>
          </table:table-cell>
          <table:table-cell office:value-type="float" office:value="717.63893194" calcext:value-type="float">
            <text:p>717,63893194</text:p>
          </table:table-cell>
          <table:table-cell office:value-type="float" office:value="741.08754768" calcext:value-type="float">
            <text:p>741,087547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0.60131102" calcext:value-type="float">
            <text:p>420,60131102</text:p>
          </table:table-cell>
          <table:table-cell office:value-type="float" office:value="923.47203472" calcext:value-type="float">
            <text:p>923,47203472</text:p>
          </table:table-cell>
          <table:table-cell office:value-type="float" office:value="1054.7981941" calcext:value-type="float">
            <text:p>1054,7981941</text:p>
          </table:table-cell>
          <table:table-cell office:value-type="float" office:value="828.34782126" calcext:value-type="float">
            <text:p>828,34782126</text:p>
          </table:table-cell>
          <table:table-cell office:value-type="float" office:value="833.96550568" calcext:value-type="float">
            <text:p>833,96550568</text:p>
          </table:table-cell>
          <table:table-cell office:value-type="float" office:value="845.82688014" calcext:value-type="float">
            <text:p>845,82688014</text:p>
          </table:table-cell>
          <table:table-cell office:value-type="float" office:value="890.35510996" calcext:value-type="float">
            <text:p>890,355109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52.9990374" calcext:value-type="float">
            <text:p>1752,9990374</text:p>
          </table:table-cell>
          <table:table-cell office:value-type="float" office:value="931.05365834" calcext:value-type="float">
            <text:p>931,05365834</text:p>
          </table:table-cell>
          <table:table-cell office:value-type="float" office:value="1032.25790024" calcext:value-type="float">
            <text:p>1032,25790024</text:p>
          </table:table-cell>
          <table:table-cell office:value-type="float" office:value="859.8158554" calcext:value-type="float">
            <text:p>859,8158554</text:p>
          </table:table-cell>
          <table:table-cell office:value-type="float" office:value="855.20878136" calcext:value-type="float">
            <text:p>855,20878136</text:p>
          </table:table-cell>
          <table:table-cell office:value-type="float" office:value="849.4438015" calcext:value-type="float">
            <text:p>849,4438015</text:p>
          </table:table-cell>
          <table:table-cell office:value-type="float" office:value="895.71093582" calcext:value-type="float">
            <text:p>895,710935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19.99902168" calcext:value-type="float">
            <text:p>2819,99902168</text:p>
          </table:table-cell>
          <table:table-cell office:value-type="float" office:value="1984.39199056" calcext:value-type="float">
            <text:p>1984,39199056</text:p>
          </table:table-cell>
          <table:table-cell office:value-type="float" office:value="1990.35745588" calcext:value-type="float">
            <text:p>1990,35745588</text:p>
          </table:table-cell>
          <table:table-cell office:value-type="float" office:value="1896.39523978" calcext:value-type="float">
            <text:p>1896,39523978</text:p>
          </table:table-cell>
          <table:table-cell office:value-type="float" office:value="1910.96521372" calcext:value-type="float">
            <text:p>1910,96521372</text:p>
          </table:table-cell>
          <table:table-cell office:value-type="float" office:value="1898.49829134" calcext:value-type="float">
            <text:p>1898,49829134</text:p>
          </table:table-cell>
          <table:table-cell office:value-type="float" office:value="1901.70196716" calcext:value-type="float">
            <text:p>1901,701967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22.00090564" calcext:value-type="float">
            <text:p>3522,00090564</text:p>
          </table:table-cell>
          <table:table-cell office:value-type="float" office:value="2661.2186289" calcext:value-type="float">
            <text:p>2661,2186289</text:p>
          </table:table-cell>
          <table:table-cell office:value-type="float" office:value="2665.11786652" calcext:value-type="float">
            <text:p>2665,11786652</text:p>
          </table:table-cell>
          <table:table-cell office:value-type="float" office:value="2553.1405998" calcext:value-type="float">
            <text:p>2553,1405998</text:p>
          </table:table-cell>
          <table:table-cell office:value-type="float" office:value="2595.39393338" calcext:value-type="float">
            <text:p>2595,39393338</text:p>
          </table:table-cell>
          <table:table-cell office:value-type="float" office:value="2589.73533356" calcext:value-type="float">
            <text:p>2589,73533356</text:p>
          </table:table-cell>
          <table:table-cell office:value-type="float" office:value="2585.44739964" calcext:value-type="float">
            <text:p>2585,447399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60.00036676" calcext:value-type="float">
            <text:p>3660,00036676</text:p>
          </table:table-cell>
          <table:table-cell office:value-type="float" office:value="3152.47347054" calcext:value-type="float">
            <text:p>3152,47347054</text:p>
          </table:table-cell>
          <table:table-cell office:value-type="float" office:value="3116.92617102" calcext:value-type="float">
            <text:p>3116,92617102</text:p>
          </table:table-cell>
          <table:table-cell office:value-type="float" office:value="3042.6524454" calcext:value-type="float">
            <text:p>3042,6524454</text:p>
          </table:table-cell>
          <table:table-cell office:value-type="float" office:value="3105.05252194" calcext:value-type="float">
            <text:p>3105,05252194</text:p>
          </table:table-cell>
          <table:table-cell office:value-type="float" office:value="3064.36215664" calcext:value-type="float">
            <text:p>3064,36215664</text:p>
          </table:table-cell>
          <table:table-cell office:value-type="float" office:value="3108.7308164" calcext:value-type="float">
            <text:p>3108,730816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62.9989694" calcext:value-type="float">
            <text:p>1162,9989694</text:p>
          </table:table-cell>
          <table:table-cell office:value-type="float" office:value="3010.49703254" calcext:value-type="float">
            <text:p>3010,49703254</text:p>
          </table:table-cell>
          <table:table-cell office:value-type="float" office:value="2958.92317084" calcext:value-type="float">
            <text:p>2958,92317084</text:p>
          </table:table-cell>
          <table:table-cell office:value-type="float" office:value="3102.27845782" calcext:value-type="float">
            <text:p>3102,27845782</text:p>
          </table:table-cell>
          <table:table-cell office:value-type="float" office:value="3078.40023038" calcext:value-type="float">
            <text:p>3078,40023038</text:p>
          </table:table-cell>
          <table:table-cell office:value-type="float" office:value="3053.26590016" calcext:value-type="float">
            <text:p>3053,26590016</text:p>
          </table:table-cell>
          <table:table-cell office:value-type="float" office:value="3066.15425116" calcext:value-type="float">
            <text:p>3066,1542511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99.99999064" calcext:value-type="float">
            <text:p>1599,99999064</text:p>
          </table:table-cell>
          <table:table-cell office:value-type="float" office:value="848.00357942" calcext:value-type="float">
            <text:p>848,00357942</text:p>
          </table:table-cell>
          <table:table-cell office:value-type="float" office:value="767.42479066" calcext:value-type="float">
            <text:p>767,42479066</text:p>
          </table:table-cell>
          <table:table-cell office:value-type="float" office:value="865.69539838" calcext:value-type="float">
            <text:p>865,69539838</text:p>
          </table:table-cell>
          <table:table-cell office:value-type="float" office:value="916.71281064" calcext:value-type="float">
            <text:p>916,71281064</text:p>
          </table:table-cell>
          <table:table-cell office:value-type="float" office:value="904.1886067" calcext:value-type="float">
            <text:p>904,1886067</text:p>
          </table:table-cell>
          <table:table-cell office:value-type="float" office:value="785.104335" calcext:value-type="float">
            <text:p>785,10433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86.09990836" calcext:value-type="float">
            <text:p>886,09990836</text:p>
          </table:table-cell>
          <table:table-cell office:value-type="float" office:value="833.82639332" calcext:value-type="float">
            <text:p>833,82639332</text:p>
          </table:table-cell>
          <table:table-cell office:value-type="float" office:value="897.9899236" calcext:value-type="float">
            <text:p>897,9899236</text:p>
          </table:table-cell>
          <table:table-cell office:value-type="float" office:value="889.50406964" calcext:value-type="float">
            <text:p>889,50406964</text:p>
          </table:table-cell>
          <table:table-cell office:value-type="float" office:value="850.12708868" calcext:value-type="float">
            <text:p>850,12708868</text:p>
          </table:table-cell>
          <table:table-cell office:value-type="float" office:value="922.580079" calcext:value-type="float">
            <text:p>922,580079</text:p>
          </table:table-cell>
          <table:table-cell office:value-type="float" office:value="898.88187932" calcext:value-type="float">
            <text:p>898,8818793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93.50017508" calcext:value-type="float">
            <text:p>793,50017508</text:p>
          </table:table-cell>
          <table:table-cell office:value-type="float" office:value="352.675200556" calcext:value-type="float">
            <text:p>352,675200556</text:p>
          </table:table-cell>
          <table:table-cell office:value-type="float" office:value="377.343095216" calcext:value-type="float">
            <text:p>377,343095216</text:p>
          </table:table-cell>
          <table:table-cell office:value-type="float" office:value="426.23945314" calcext:value-type="float">
            <text:p>426,23945314</text:p>
          </table:table-cell>
          <table:table-cell office:value-type="float" office:value="393.694116518" calcext:value-type="float">
            <text:p>393,694116518</text:p>
          </table:table-cell>
          <table:table-cell office:value-type="float" office:value="400.731565318" calcext:value-type="float">
            <text:p>400,731565318</text:p>
          </table:table-cell>
          <table:table-cell office:value-type="float" office:value="350.358979762" calcext:value-type="float">
            <text:p>350,35897976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6.2998254" calcext:value-type="float">
            <text:p>166,2998254</text:p>
          </table:table-cell>
          <table:table-cell office:value-type="float" office:value="185.87170699" calcext:value-type="float">
            <text:p>185,87170699</text:p>
          </table:table-cell>
          <table:table-cell office:value-type="float" office:value="262.591355222" calcext:value-type="float">
            <text:p>262,591355222</text:p>
          </table:table-cell>
          <table:table-cell office:value-type="float" office:value="312.472955978" calcext:value-type="float">
            <text:p>312,472955978</text:p>
          </table:table-cell>
          <table:table-cell office:value-type="float" office:value="329.65660567" calcext:value-type="float">
            <text:p>329,65660567</text:p>
          </table:table-cell>
          <table:table-cell office:value-type="float" office:value="346.33986002" calcext:value-type="float">
            <text:p>346,33986002</text:p>
          </table:table-cell>
          <table:table-cell office:value-type="float" office:value="240.095249994" calcext:value-type="float">
            <text:p>240,0952499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2.03000079684" calcext:value-type="float">
            <text:p>-2,0300007968</text:p>
          </table:table-cell>
          <table:table-cell office:value-type="float" office:value="455.9194843" calcext:value-type="float">
            <text:p>455,9194843</text:p>
          </table:table-cell>
          <table:table-cell office:value-type="float" office:value="441.19812338" calcext:value-type="float">
            <text:p>441,19812338</text:p>
          </table:table-cell>
          <table:table-cell office:value-type="float" office:value="492.73106968" calcext:value-type="float">
            <text:p>492,73106968</text:p>
          </table:table-cell>
          <table:table-cell office:value-type="float" office:value="451.69701502" calcext:value-type="float">
            <text:p>451,69701502</text:p>
          </table:table-cell>
          <table:table-cell office:value-type="float" office:value="425.1101881" calcext:value-type="float">
            <text:p>425,1101881</text:p>
          </table:table-cell>
          <table:table-cell office:value-type="float" office:value="437.94944062" calcext:value-type="float">
            <text:p>437,9494406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.4000018338" calcext:value-type="float">
            <text:p>-1,4000018338</text:p>
          </table:table-cell>
          <table:table-cell office:value-type="float" office:value="144.908026818" calcext:value-type="float">
            <text:p>144,908026818</text:p>
          </table:table-cell>
          <table:table-cell office:value-type="float" office:value="178.775749168" calcext:value-type="float">
            <text:p>178,775749168</text:p>
          </table:table-cell>
          <table:table-cell office:value-type="float" office:value="149.177548808" calcext:value-type="float">
            <text:p>149,177548808</text:p>
          </table:table-cell>
          <table:table-cell office:value-type="float" office:value="112.848765148" calcext:value-type="float">
            <text:p>112,848765148</text:p>
          </table:table-cell>
          <table:table-cell office:value-type="float" office:value="120.453710546" calcext:value-type="float">
            <text:p>120,453710546</text:p>
          </table:table-cell>
          <table:table-cell office:value-type="float" office:value="142.91258276" calcext:value-type="float">
            <text:p>142,912582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2.46000119314" calcext:value-type="float">
            <text:p>-2,4600011931</text:p>
          </table:table-cell>
          <table:table-cell office:value-type="float" office:value="253.310105886" calcext:value-type="float">
            <text:p>253,310105886</text:p>
          </table:table-cell>
          <table:table-cell office:value-type="float" office:value="229.998556736" calcext:value-type="float">
            <text:p>229,998556736</text:p>
          </table:table-cell>
          <table:table-cell office:value-type="float" office:value="224.096101132" calcext:value-type="float">
            <text:p>224,096101132</text:p>
          </table:table-cell>
          <table:table-cell office:value-type="float" office:value="203.343401098" calcext:value-type="float">
            <text:p>203,343401098</text:p>
          </table:table-cell>
          <table:table-cell office:value-type="float" office:value="206.806480554" calcext:value-type="float">
            <text:p>206,806480554</text:p>
          </table:table-cell>
          <table:table-cell office:value-type="float" office:value="212.753943098" calcext:value-type="float">
            <text:p>212,7539430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2.00000162556" calcext:value-type="float">
            <text:p>-2,0000016256</text:p>
          </table:table-cell>
          <table:table-cell office:value-type="float" office:value="151.445898584" calcext:value-type="float">
            <text:p>151,445898584</text:p>
          </table:table-cell>
          <table:table-cell office:value-type="float" office:value="137.549392128" calcext:value-type="float">
            <text:p>137,549392128</text:p>
          </table:table-cell>
          <table:table-cell office:value-type="float" office:value="116.893252438" calcext:value-type="float">
            <text:p>116,893252438</text:p>
          </table:table-cell>
          <table:table-cell office:value-type="float" office:value="107.329277688" calcext:value-type="float">
            <text:p>107,329277688</text:p>
          </table:table-cell>
          <table:table-cell office:value-type="float" office:value="112.050505694" calcext:value-type="float">
            <text:p>112,050505694</text:p>
          </table:table-cell>
          <table:table-cell office:value-type="float" office:value="112.145838576" calcext:value-type="float">
            <text:p>112,14583857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3.54" calcext:value-type="float">
            <text:p>-3,54</text:p>
          </table:table-cell>
          <table:table-cell office:value-type="float" office:value="245.046013394" calcext:value-type="float">
            <text:p>245,046013394</text:p>
          </table:table-cell>
          <table:table-cell office:value-type="float" office:value="223.335074692" calcext:value-type="float">
            <text:p>223,335074692</text:p>
          </table:table-cell>
          <table:table-cell office:value-type="float" office:value="225.399665776" calcext:value-type="float">
            <text:p>225,399665776</text:p>
          </table:table-cell>
          <table:table-cell office:value-type="float" office:value="199.100883272" calcext:value-type="float">
            <text:p>199,100883272</text:p>
          </table:table-cell>
          <table:table-cell office:value-type="float" office:value="198.216292324" calcext:value-type="float">
            <text:p>198,216292324</text:p>
          </table:table-cell>
          <table:table-cell office:value-type="float" office:value="200.991174752" calcext:value-type="float">
            <text:p>200,9911747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2.17000102102" calcext:value-type="float">
            <text:p>-2,170001021</text:p>
          </table:table-cell>
          <table:table-cell office:value-type="float" office:value="286.763764388" calcext:value-type="float">
            <text:p>286,763764388</text:p>
          </table:table-cell>
          <table:table-cell office:value-type="float" office:value="281.097390642" calcext:value-type="float">
            <text:p>281,097390642</text:p>
          </table:table-cell>
          <table:table-cell office:value-type="float" office:value="267.909948068" calcext:value-type="float">
            <text:p>267,909948068</text:p>
          </table:table-cell>
          <table:table-cell office:value-type="float" office:value="240.75357878" calcext:value-type="float">
            <text:p>240,75357878</text:p>
          </table:table-cell>
          <table:table-cell office:value-type="float" office:value="238.479091694" calcext:value-type="float">
            <text:p>238,479091694</text:p>
          </table:table-cell>
          <table:table-cell office:value-type="float" office:value="249.737373158" calcext:value-type="float">
            <text:p>249,7373731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.66999846686" calcext:value-type="float">
            <text:p>-1,6699984669</text:p>
          </table:table-cell>
          <table:table-cell office:value-type="float" office:value="288.155706296" calcext:value-type="float">
            <text:p>288,155706296</text:p>
          </table:table-cell>
          <table:table-cell office:value-type="float" office:value="282.369859582" calcext:value-type="float">
            <text:p>282,369859582</text:p>
          </table:table-cell>
          <table:table-cell office:value-type="float" office:value="268.783491858" calcext:value-type="float">
            <text:p>268,783491858</text:p>
          </table:table-cell>
          <table:table-cell office:value-type="float" office:value="242.06491735" calcext:value-type="float">
            <text:p>242,06491735</text:p>
          </table:table-cell>
          <table:table-cell office:value-type="float" office:value="239.81661612" calcext:value-type="float">
            <text:p>239,81661612</text:p>
          </table:table-cell>
          <table:table-cell office:value-type="float" office:value="251.047075112" calcext:value-type="float">
            <text:p>251,047075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2.57000224604" calcext:value-type="float">
            <text:p>-2,570002246</text:p>
          </table:table-cell>
          <table:table-cell office:value-type="float" office:value="289.865560862" calcext:value-type="float">
            <text:p>289,865560862</text:p>
          </table:table-cell>
          <table:table-cell office:value-type="float" office:value="284.688126146" calcext:value-type="float">
            <text:p>284,688126146</text:p>
          </table:table-cell>
          <table:table-cell office:value-type="float" office:value="270.32313836" calcext:value-type="float">
            <text:p>270,32313836</text:p>
          </table:table-cell>
          <table:table-cell office:value-type="float" office:value="243.582469536" calcext:value-type="float">
            <text:p>243,582469536</text:p>
          </table:table-cell>
          <table:table-cell office:value-type="float" office:value="241.438502576" calcext:value-type="float">
            <text:p>241,438502576</text:p>
          </table:table-cell>
          <table:table-cell office:value-type="float" office:value="252.791707768" calcext:value-type="float">
            <text:p>252,7917077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.54" calcext:value-type="float">
            <text:p>-3,54</text:p>
          </table:table-cell>
          <table:table-cell office:value-type="float" office:value="287.710955898" calcext:value-type="float">
            <text:p>287,710955898</text:p>
          </table:table-cell>
          <table:table-cell office:value-type="float" office:value="282.498743092" calcext:value-type="float">
            <text:p>282,498743092</text:p>
          </table:table-cell>
          <table:table-cell office:value-type="float" office:value="268.76630739" calcext:value-type="float">
            <text:p>268,76630739</text:p>
          </table:table-cell>
          <table:table-cell office:value-type="float" office:value="241.721637144" calcext:value-type="float">
            <text:p>241,721637144</text:p>
          </table:table-cell>
          <table:table-cell office:value-type="float" office:value="239.437739516" calcext:value-type="float">
            <text:p>239,437739516</text:p>
          </table:table-cell>
          <table:table-cell office:value-type="float" office:value="250.64283096" calcext:value-type="float">
            <text:p>250,6428309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72407645" calcext:value-type="float">
            <text:p>286,72407645</text:p>
          </table:table-cell>
          <table:table-cell office:value-type="float" office:value="281.22709246" calcext:value-type="float">
            <text:p>281,22709246</text:p>
          </table:table-cell>
          <table:table-cell office:value-type="float" office:value="267.933269846" calcext:value-type="float">
            <text:p>267,933269846</text:p>
          </table:table-cell>
          <table:table-cell office:value-type="float" office:value="240.817815958" calcext:value-type="float">
            <text:p>240,817815958</text:p>
          </table:table-cell>
          <table:table-cell office:value-type="float" office:value="238.475409308" calcext:value-type="float">
            <text:p>238,475409308</text:p>
          </table:table-cell>
          <table:table-cell office:value-type="float" office:value="249.785244176" calcext:value-type="float">
            <text:p>249,7852441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3.450000031236" calcext:value-type="float">
            <text:p>-3,4500000312</text:p>
          </table:table-cell>
          <table:table-cell office:value-type="float" office:value="286.43153134" calcext:value-type="float">
            <text:p>286,43153134</text:p>
          </table:table-cell>
          <table:table-cell office:value-type="float" office:value="280.432924546" calcext:value-type="float">
            <text:p>280,432924546</text:p>
          </table:table-cell>
          <table:table-cell office:value-type="float" office:value="267.429601272" calcext:value-type="float">
            <text:p>267,429601272</text:p>
          </table:table-cell>
          <table:table-cell office:value-type="float" office:value="240.467580134" calcext:value-type="float">
            <text:p>240,467580134</text:p>
          </table:table-cell>
          <table:table-cell office:value-type="float" office:value="238.158724112" calcext:value-type="float">
            <text:p>238,158724112</text:p>
          </table:table-cell>
          <table:table-cell office:value-type="float" office:value="249.40309434" calcext:value-type="float">
            <text:p>249,403094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.7199824546" calcext:value-type="float">
            <text:p>18,7199824546</text:p>
          </table:table-cell>
          <table:table-cell office:value-type="float" office:value="286.2842359" calcext:value-type="float">
            <text:p>286,2842359</text:p>
          </table:table-cell>
          <table:table-cell office:value-type="float" office:value="280.308950884" calcext:value-type="float">
            <text:p>280,308950884</text:p>
          </table:table-cell>
          <table:table-cell office:value-type="float" office:value="267.267167134" calcext:value-type="float">
            <text:p>267,267167134</text:p>
          </table:table-cell>
          <table:table-cell office:value-type="float" office:value="240.337060008" calcext:value-type="float">
            <text:p>240,337060008</text:p>
          </table:table-cell>
          <table:table-cell office:value-type="float" office:value="238.029431448" calcext:value-type="float">
            <text:p>238,029431448</text:p>
          </table:table-cell>
          <table:table-cell office:value-type="float" office:value="249.204245496" calcext:value-type="float">
            <text:p>249,20424549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3.999837852" calcext:value-type="float">
            <text:p>153,999837852</text:p>
          </table:table-cell>
          <table:table-cell office:value-type="float" office:value="322.55778377" calcext:value-type="float">
            <text:p>322,55778377</text:p>
          </table:table-cell>
          <table:table-cell office:value-type="float" office:value="321.907638064" calcext:value-type="float">
            <text:p>321,907638064</text:p>
          </table:table-cell>
          <table:table-cell office:value-type="float" office:value="295.990187088" calcext:value-type="float">
            <text:p>295,990187088</text:p>
          </table:table-cell>
          <table:table-cell office:value-type="float" office:value="273.39997644" calcext:value-type="float">
            <text:p>273,39997644</text:p>
          </table:table-cell>
          <table:table-cell office:value-type="float" office:value="272.695822406" calcext:value-type="float">
            <text:p>272,695822406</text:p>
          </table:table-cell>
          <table:table-cell office:value-type="float" office:value="284.985581104" calcext:value-type="float">
            <text:p>284,98558110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10.00125178" calcext:value-type="float">
            <text:p>1110,00125178</text:p>
          </table:table-cell>
          <table:table-cell office:value-type="float" office:value="543.31068716" calcext:value-type="float">
            <text:p>543,31068716</text:p>
          </table:table-cell>
          <table:table-cell office:value-type="float" office:value="588.91090046" calcext:value-type="float">
            <text:p>588,91090046</text:p>
          </table:table-cell>
          <table:table-cell office:value-type="float" office:value="476.77406368" calcext:value-type="float">
            <text:p>476,77406368</text:p>
          </table:table-cell>
          <table:table-cell office:value-type="float" office:value="475.98439646" calcext:value-type="float">
            <text:p>475,98439646</text:p>
          </table:table-cell>
          <table:table-cell office:value-type="float" office:value="486.71650588" calcext:value-type="float">
            <text:p>486,71650588</text:p>
          </table:table-cell>
          <table:table-cell office:value-type="float" office:value="508.85582882" calcext:value-type="float">
            <text:p>508,855828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07.00040734" calcext:value-type="float">
            <text:p>2207,00040734</text:p>
          </table:table-cell>
          <table:table-cell office:value-type="float" office:value="1611.0430571" calcext:value-type="float">
            <text:p>1611,0430571</text:p>
          </table:table-cell>
          <table:table-cell office:value-type="float" office:value="1661.32399216" calcext:value-type="float">
            <text:p>1661,32399216</text:p>
          </table:table-cell>
          <table:table-cell office:value-type="float" office:value="1457.55302554" calcext:value-type="float">
            <text:p>1457,55302554</text:p>
          </table:table-cell>
          <table:table-cell office:value-type="float" office:value="1490.5472041" calcext:value-type="float">
            <text:p>1490,5472041</text:p>
          </table:table-cell>
          <table:table-cell office:value-type="float" office:value="1491.14456894" calcext:value-type="float">
            <text:p>1491,14456894</text:p>
          </table:table-cell>
          <table:table-cell office:value-type="float" office:value="1527.71475346" calcext:value-type="float">
            <text:p>1527,714753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16.9984896" calcext:value-type="float">
            <text:p>3016,9984896</text:p>
          </table:table-cell>
          <table:table-cell office:value-type="float" office:value="2283.71678234" calcext:value-type="float">
            <text:p>2283,71678234</text:p>
          </table:table-cell>
          <table:table-cell office:value-type="float" office:value="2293.61012606" calcext:value-type="float">
            <text:p>2293,61012606</text:p>
          </table:table-cell>
          <table:table-cell office:value-type="float" office:value="2201.32134982" calcext:value-type="float">
            <text:p>2201,32134982</text:p>
          </table:table-cell>
          <table:table-cell office:value-type="float" office:value="2237.44146494" calcext:value-type="float">
            <text:p>2237,44146494</text:p>
          </table:table-cell>
          <table:table-cell office:value-type="float" office:value="2231.60283736" calcext:value-type="float">
            <text:p>2231,60283736</text:p>
          </table:table-cell>
          <table:table-cell office:value-type="float" office:value="2227.80997978" calcext:value-type="float">
            <text:p>2227,809979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14.99905568" calcext:value-type="float">
            <text:p>3114,99905568</text:p>
          </table:table-cell>
          <table:table-cell office:value-type="float" office:value="2859.719692" calcext:value-type="float">
            <text:p>2859,719692</text:p>
          </table:table-cell>
          <table:table-cell office:value-type="float" office:value="2828.75491728" calcext:value-type="float">
            <text:p>2828,75491728</text:p>
          </table:table-cell>
          <table:table-cell office:value-type="float" office:value="2774.83660316" calcext:value-type="float">
            <text:p>2774,83660316</text:p>
          </table:table-cell>
          <table:table-cell office:value-type="float" office:value="2839.47066054" calcext:value-type="float">
            <text:p>2839,47066054</text:p>
          </table:table-cell>
          <table:table-cell office:value-type="float" office:value="2802.9086591" calcext:value-type="float">
            <text:p>2802,9086591</text:p>
          </table:table-cell>
          <table:table-cell office:value-type="float" office:value="2814.88868822" calcext:value-type="float">
            <text:p>2814,888688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43.00145132" calcext:value-type="float">
            <text:p>3443,00145132</text:p>
          </table:table-cell>
          <table:table-cell office:value-type="float" office:value="2706.42605436" calcext:value-type="float">
            <text:p>2706,42605436</text:p>
          </table:table-cell>
          <table:table-cell office:value-type="float" office:value="2607.60718028" calcext:value-type="float">
            <text:p>2607,60718028</text:p>
          </table:table-cell>
          <table:table-cell office:value-type="float" office:value="2784.24714516" calcext:value-type="float">
            <text:p>2784,24714516</text:p>
          </table:table-cell>
          <table:table-cell office:value-type="float" office:value="2721.50337926" calcext:value-type="float">
            <text:p>2721,50337926</text:p>
          </table:table-cell>
          <table:table-cell office:value-type="float" office:value="2719.04436372" calcext:value-type="float">
            <text:p>2719,04436372</text:p>
          </table:table-cell>
          <table:table-cell office:value-type="float" office:value="2745.99942924" calcext:value-type="float">
            <text:p>2745,999429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542.99868892" calcext:value-type="float">
            <text:p>3542,99868892</text:p>
          </table:table-cell>
          <table:table-cell office:value-type="float" office:value="2960.19563978" calcext:value-type="float">
            <text:p>2960,19563978</text:p>
          </table:table-cell>
          <table:table-cell office:value-type="float" office:value="2825.21573518" calcext:value-type="float">
            <text:p>2825,21573518</text:p>
          </table:table-cell>
          <table:table-cell office:value-type="float" office:value="2918.77288882" calcext:value-type="float">
            <text:p>2918,77288882</text:p>
          </table:table-cell>
          <table:table-cell office:value-type="float" office:value="2911.30173678" calcext:value-type="float">
            <text:p>2911,30173678</text:p>
          </table:table-cell>
          <table:table-cell office:value-type="float" office:value="2894.80873904" calcext:value-type="float">
            <text:p>2894,80873904</text:p>
          </table:table-cell>
          <table:table-cell office:value-type="float" office:value="2912.07912938" calcext:value-type="float">
            <text:p>2912,079129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55.00193814" calcext:value-type="float">
            <text:p>3455,00193814</text:p>
          </table:table-cell>
          <table:table-cell office:value-type="float" office:value="2800.6992275" calcext:value-type="float">
            <text:p>2800,6992275</text:p>
          </table:table-cell>
          <table:table-cell office:value-type="float" office:value="2715.74658248" calcext:value-type="float">
            <text:p>2715,74658248</text:p>
          </table:table-cell>
          <table:table-cell office:value-type="float" office:value="2756.57606014" calcext:value-type="float">
            <text:p>2756,57606014</text:p>
          </table:table-cell>
          <table:table-cell office:value-type="float" office:value="2774.85296932" calcext:value-type="float">
            <text:p>2774,85296932</text:p>
          </table:table-cell>
          <table:table-cell office:value-type="float" office:value="2741.29824978" calcext:value-type="float">
            <text:p>2741,29824978</text:p>
          </table:table-cell>
          <table:table-cell office:value-type="float" office:value="2766.77626936" calcext:value-type="float">
            <text:p>2766,776269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866.0002059" calcext:value-type="float">
            <text:p>2866,0002059</text:p>
          </table:table-cell>
          <table:table-cell office:value-type="float" office:value="2485.64246442" calcext:value-type="float">
            <text:p>2485,64246442</text:p>
          </table:table-cell>
          <table:table-cell office:value-type="float" office:value="2473.69925916" calcext:value-type="float">
            <text:p>2473,69925916</text:p>
          </table:table-cell>
          <table:table-cell office:value-type="float" office:value="2490.94510026" calcext:value-type="float">
            <text:p>2490,94510026</text:p>
          </table:table-cell>
          <table:table-cell office:value-type="float" office:value="2495.13892876" calcext:value-type="float">
            <text:p>2495,13892876</text:p>
          </table:table-cell>
          <table:table-cell office:value-type="float" office:value="2450.86437442" calcext:value-type="float">
            <text:p>2450,86437442</text:p>
          </table:table-cell>
          <table:table-cell office:value-type="float" office:value="2475.59773372" calcext:value-type="float">
            <text:p>2475,5977337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52.99893328" calcext:value-type="float">
            <text:p>2052,99893328</text:p>
          </table:table-cell>
          <table:table-cell office:value-type="float" office:value="1845.80334768" calcext:value-type="float">
            <text:p>1845,80334768</text:p>
          </table:table-cell>
          <table:table-cell office:value-type="float" office:value="1866.60882858" calcext:value-type="float">
            <text:p>1866,60882858</text:p>
          </table:table-cell>
          <table:table-cell office:value-type="float" office:value="1845.75015766" calcext:value-type="float">
            <text:p>1845,75015766</text:p>
          </table:table-cell>
          <table:table-cell office:value-type="float" office:value="1848.83927036" calcext:value-type="float">
            <text:p>1848,83927036</text:p>
          </table:table-cell>
          <table:table-cell office:value-type="float" office:value="1829.4290046" calcext:value-type="float">
            <text:p>1829,4290046</text:p>
          </table:table-cell>
          <table:table-cell office:value-type="float" office:value="1837.85348546" calcext:value-type="float">
            <text:p>1837,8534854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55.50060984" calcext:value-type="float">
            <text:p>955,50060984</text:p>
          </table:table-cell>
          <table:table-cell office:value-type="float" office:value="1039.52038374" calcext:value-type="float">
            <text:p>1039,52038374</text:p>
          </table:table-cell>
          <table:table-cell office:value-type="float" office:value="1048.2517301" calcext:value-type="float">
            <text:p>1048,2517301</text:p>
          </table:table-cell>
          <table:table-cell office:value-type="float" office:value="1060.41587852" calcext:value-type="float">
            <text:p>1060,41587852</text:p>
          </table:table-cell>
          <table:table-cell office:value-type="float" office:value="1037.88785928" calcext:value-type="float">
            <text:p>1037,88785928</text:p>
          </table:table-cell>
          <table:table-cell office:value-type="float" office:value="1078.88918162" calcext:value-type="float">
            <text:p>1078,88918162</text:p>
          </table:table-cell>
          <table:table-cell office:value-type="float" office:value="1045.07260352" calcext:value-type="float">
            <text:p>1045,0726035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3.99999159" calcext:value-type="float">
            <text:p>103,99999159</text:p>
          </table:table-cell>
          <table:table-cell office:value-type="float" office:value="379.89253379" calcext:value-type="float">
            <text:p>379,89253379</text:p>
          </table:table-cell>
          <table:table-cell office:value-type="float" office:value="356.471331368" calcext:value-type="float">
            <text:p>356,471331368</text:p>
          </table:table-cell>
          <table:table-cell office:value-type="float" office:value="431.28023042" calcext:value-type="float">
            <text:p>431,28023042</text:p>
          </table:table-cell>
          <table:table-cell office:value-type="float" office:value="352.533633272" calcext:value-type="float">
            <text:p>352,533633272</text:p>
          </table:table-cell>
          <table:table-cell office:value-type="float" office:value="440.5148362" calcext:value-type="float">
            <text:p>440,5148362</text:p>
          </table:table-cell>
          <table:table-cell office:value-type="float" office:value="383.061840674" calcext:value-type="float">
            <text:p>383,0618406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89.99904186" calcext:value-type="float">
            <text:p>1189,99904186</text:p>
          </table:table-cell>
          <table:table-cell office:value-type="float" office:value="184.491630548" calcext:value-type="float">
            <text:p>184,491630548</text:p>
          </table:table-cell>
          <table:table-cell office:value-type="float" office:value="181.907823038" calcext:value-type="float">
            <text:p>181,907823038</text:p>
          </table:table-cell>
          <table:table-cell office:value-type="float" office:value="201.348366194" calcext:value-type="float">
            <text:p>201,348366194</text:p>
          </table:table-cell>
          <table:table-cell office:value-type="float" office:value="157.39254282" calcext:value-type="float">
            <text:p>157,39254282</text:p>
          </table:table-cell>
          <table:table-cell office:value-type="float" office:value="178.60717772" calcext:value-type="float">
            <text:p>178,60717772</text:p>
          </table:table-cell>
          <table:table-cell office:value-type="float" office:value="185.861068986" calcext:value-type="float">
            <text:p>185,8610689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3.54" calcext:value-type="float">
            <text:p>-3,54</text:p>
          </table:table-cell>
          <table:table-cell office:value-type="float" office:value="841.82126248" calcext:value-type="float">
            <text:p>841,82126248</text:p>
          </table:table-cell>
          <table:table-cell office:value-type="float" office:value="841.59213624" calcext:value-type="float">
            <text:p>841,59213624</text:p>
          </table:table-cell>
          <table:table-cell office:value-type="float" office:value="779.62576294" calcext:value-type="float">
            <text:p>779,62576294</text:p>
          </table:table-cell>
          <table:table-cell office:value-type="float" office:value="816.8956008" calcext:value-type="float">
            <text:p>816,8956008</text:p>
          </table:table-cell>
          <table:table-cell office:value-type="float" office:value="743.55065476" calcext:value-type="float">
            <text:p>743,55065476</text:p>
          </table:table-cell>
          <table:table-cell office:value-type="float" office:value="766.13595556" calcext:value-type="float">
            <text:p>766,135955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3.54" calcext:value-type="float">
            <text:p>-3,54</text:p>
          </table:table-cell>
          <table:table-cell office:value-type="float" office:value="11.7223443388" calcext:value-type="float">
            <text:p>11,7223443388</text:p>
          </table:table-cell>
          <table:table-cell office:value-type="float" office:value="39.432217158" calcext:value-type="float">
            <text:p>39,432217158</text:p>
          </table:table-cell>
          <table:table-cell office:value-type="float" office:value="98.452681658" calcext:value-type="float">
            <text:p>98,452681658</text:p>
          </table:table-cell>
          <table:table-cell office:value-type="float" office:value="16.371070256" calcext:value-type="float">
            <text:p>16,371070256</text:p>
          </table:table-cell>
          <table:table-cell office:value-type="float" office:value="34.8489149654" calcext:value-type="float">
            <text:p>34,8489149654</text:p>
          </table:table-cell>
          <table:table-cell office:value-type="float" office:value="41.168666734" calcext:value-type="float">
            <text:p>41,1686667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91.99949256" calcext:value-type="float">
            <text:p>2091,99949256</text:p>
          </table:table-cell>
          <table:table-cell office:value-type="float" office:value="113.19981928" calcext:value-type="float">
            <text:p>113,19981928</text:p>
          </table:table-cell>
          <table:table-cell office:value-type="float" office:value="177.193141496" calcext:value-type="float">
            <text:p>177,193141496</text:p>
          </table:table-cell>
          <table:table-cell office:value-type="float" office:value="110.90855688" calcext:value-type="float">
            <text:p>110,90855688</text:p>
          </table:table-cell>
          <table:table-cell office:value-type="float" office:value="92.166439602" calcext:value-type="float">
            <text:p>92,166439602</text:p>
          </table:table-cell>
          <table:table-cell office:value-type="float" office:value="97.845906276" calcext:value-type="float">
            <text:p>97,845906276</text:p>
          </table:table-cell>
          <table:table-cell office:value-type="float" office:value="113.879833228" calcext:value-type="float">
            <text:p>113,87983322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3.54" calcext:value-type="float">
            <text:p>-3,54</text:p>
          </table:table-cell>
          <table:table-cell office:value-type="float" office:value="1467.3481723" calcext:value-type="float">
            <text:p>1467,3481723</text:p>
          </table:table-cell>
          <table:table-cell office:value-type="float" office:value="1498.02653922" calcext:value-type="float">
            <text:p>1498,02653922</text:p>
          </table:table-cell>
          <table:table-cell office:value-type="float" office:value="1694.64958546" calcext:value-type="float">
            <text:p>1694,64958546</text:p>
          </table:table-cell>
          <table:table-cell office:value-type="float" office:value="1566.8953405" calcext:value-type="float">
            <text:p>1566,8953405</text:p>
          </table:table-cell>
          <table:table-cell office:value-type="float" office:value="1483.2642629" calcext:value-type="float">
            <text:p>1483,2642629</text:p>
          </table:table-cell>
          <table:table-cell office:value-type="float" office:value="1472.80219512" calcext:value-type="float">
            <text:p>1472,802195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3.54" calcext:value-type="float">
            <text:p>-3,54</text:p>
          </table:table-cell>
          <table:table-cell office:value-type="float" office:value="166.579277582" calcext:value-type="float">
            <text:p>166,579277582</text:p>
          </table:table-cell>
          <table:table-cell office:value-type="float" office:value="191.582269368" calcext:value-type="float">
            <text:p>191,582269368</text:p>
          </table:table-cell>
          <table:table-cell office:value-type="float" office:value="174.055748624" calcext:value-type="float">
            <text:p>174,055748624</text:p>
          </table:table-cell>
          <table:table-cell office:value-type="float" office:value="105.27859784" calcext:value-type="float">
            <text:p>105,27859784</text:p>
          </table:table-cell>
          <table:table-cell office:value-type="float" office:value="119.478696564" calcext:value-type="float">
            <text:p>119,478696564</text:p>
          </table:table-cell>
          <table:table-cell office:value-type="float" office:value="125.766575236" calcext:value-type="float">
            <text:p>125,7665752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3.5299999898322" calcext:value-type="float">
            <text:p>-3,5299999898</text:p>
          </table:table-cell>
          <table:table-cell office:value-type="float" office:value="417.72086686" calcext:value-type="float">
            <text:p>417,72086686</text:p>
          </table:table-cell>
          <table:table-cell office:value-type="float" office:value="390.978970574" calcext:value-type="float">
            <text:p>390,978970574</text:p>
          </table:table-cell>
          <table:table-cell office:value-type="float" office:value="418.71511108" calcext:value-type="float">
            <text:p>418,71511108</text:p>
          </table:table-cell>
          <table:table-cell office:value-type="float" office:value="390.876682074" calcext:value-type="float">
            <text:p>390,876682074</text:p>
          </table:table-cell>
          <table:table-cell office:value-type="float" office:value="411.63265534" calcext:value-type="float">
            <text:p>411,63265534</text:p>
          </table:table-cell>
          <table:table-cell office:value-type="float" office:value="394.584026468" calcext:value-type="float">
            <text:p>394,584026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694.00106416" calcext:value-type="float">
            <text:p>3694,00106416</text:p>
          </table:table-cell>
          <table:table-cell office:value-type="float" office:value="1128.78142038" calcext:value-type="float">
            <text:p>1128,78142038</text:p>
          </table:table-cell>
          <table:table-cell office:value-type="float" office:value="1027.7940301" calcext:value-type="float">
            <text:p>1027,7940301</text:p>
          </table:table-cell>
          <table:table-cell office:value-type="float" office:value="905.44061794" calcext:value-type="float">
            <text:p>905,44061794</text:p>
          </table:table-cell>
          <table:table-cell office:value-type="float" office:value="993.60512186" calcext:value-type="float">
            <text:p>993,60512186</text:p>
          </table:table-cell>
          <table:table-cell office:value-type="float" office:value="982.5006823" calcext:value-type="float">
            <text:p>982,5006823</text:p>
          </table:table-cell>
          <table:table-cell office:value-type="float" office:value="1006.2929874" calcext:value-type="float">
            <text:p>1006,292987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3.54" calcext:value-type="float">
            <text:p>-3,54</text:p>
          </table:table-cell>
          <table:table-cell office:value-type="float" office:value="-384.83674991" calcext:value-type="float">
            <text:p>-384,83674991</text:p>
          </table:table-cell>
          <table:table-cell office:value-type="float" office:value="-3.423387427614" calcext:value-type="float">
            <text:p>-3,4233874276</text:p>
          </table:table-cell>
          <table:table-cell office:value-type="float" office:value="476.10714266" calcext:value-type="float">
            <text:p>476,10714266</text:p>
          </table:table-cell>
          <table:table-cell office:value-type="float" office:value="67.216228682" calcext:value-type="float">
            <text:p>67,216228682</text:p>
          </table:table-cell>
          <table:table-cell office:value-type="float" office:value="217.210448466" calcext:value-type="float">
            <text:p>217,210448466</text:p>
          </table:table-cell>
          <table:table-cell office:value-type="float" office:value="115.313508844" calcext:value-type="float">
            <text:p>115,3135088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90.99972354" calcext:value-type="float">
            <text:p>2290,99972354</text:p>
          </table:table-cell>
          <table:table-cell office:value-type="float" office:value="69.83972413" calcext:value-type="float">
            <text:p>69,83972413</text:p>
          </table:table-cell>
          <table:table-cell office:value-type="float" office:value="94.08005286" calcext:value-type="float">
            <text:p>94,08005286</text:p>
          </table:table-cell>
          <table:table-cell office:value-type="float" office:value="221.316308856" calcext:value-type="float">
            <text:p>221,316308856</text:p>
          </table:table-cell>
          <table:table-cell office:value-type="float" office:value="215.05666181" calcext:value-type="float">
            <text:p>215,05666181</text:p>
          </table:table-cell>
          <table:table-cell office:value-type="float" office:value="273.813631134" calcext:value-type="float">
            <text:p>273,813631134</text:p>
          </table:table-cell>
          <table:table-cell office:value-type="float" office:value="196.76543224" calcext:value-type="float">
            <text:p>196,765432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.5299999898322" calcext:value-type="float">
            <text:p>-3,5299999898</text:p>
          </table:table-cell>
          <table:table-cell office:value-type="float" office:value="1604.81982476" calcext:value-type="float">
            <text:p>1604,81982476</text:p>
          </table:table-cell>
          <table:table-cell office:value-type="float" office:value="1692.89840634" calcext:value-type="float">
            <text:p>1692,89840634</text:p>
          </table:table-cell>
          <table:table-cell office:value-type="float" office:value="1806.34044438" calcext:value-type="float">
            <text:p>1806,34044438</text:p>
          </table:table-cell>
          <table:table-cell office:value-type="float" office:value="1899.77894336" calcext:value-type="float">
            <text:p>1899,77894336</text:p>
          </table:table-cell>
          <table:table-cell office:value-type="float" office:value="1712.70555148" calcext:value-type="float">
            <text:p>1712,70555148</text:p>
          </table:table-cell>
          <table:table-cell office:value-type="float" office:value="1682.69410558" calcext:value-type="float">
            <text:p>1682,6941055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.54" calcext:value-type="float">
            <text:p>-3,54</text:p>
          </table:table-cell>
          <table:table-cell office:value-type="float" office:value="330.17009394" calcext:value-type="float">
            <text:p>330,17009394</text:p>
          </table:table-cell>
          <table:table-cell office:value-type="float" office:value="474.4746182" calcext:value-type="float">
            <text:p>474,4746182</text:p>
          </table:table-cell>
          <table:table-cell office:value-type="float" office:value="767.3879668" calcext:value-type="float">
            <text:p>767,3879668</text:p>
          </table:table-cell>
          <table:table-cell office:value-type="float" office:value="541.5349588" calcext:value-type="float">
            <text:p>541,5349588</text:p>
          </table:table-cell>
          <table:table-cell office:value-type="float" office:value="525.61477666" calcext:value-type="float">
            <text:p>525,61477666</text:p>
          </table:table-cell>
          <table:table-cell office:value-type="float" office:value="559.05902462" calcext:value-type="float">
            <text:p>559,059024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559.99903762" calcext:value-type="float">
            <text:p>3559,99903762</text:p>
          </table:table-cell>
          <table:table-cell office:value-type="float" office:value="63.019536104" calcext:value-type="float">
            <text:p>63,019536104</text:p>
          </table:table-cell>
          <table:table-cell office:value-type="float" office:value="-101.986953094" calcext:value-type="float">
            <text:p>-101,986953094</text:p>
          </table:table-cell>
          <table:table-cell office:value-type="float" office:value="-21.194176792" calcext:value-type="float">
            <text:p>-21,194176792</text:p>
          </table:table-cell>
          <table:table-cell office:value-type="float" office:value="136.847693018" calcext:value-type="float">
            <text:p>136,847693018</text:p>
          </table:table-cell>
          <table:table-cell office:value-type="float" office:value="-27.3772711246" calcext:value-type="float">
            <text:p>-27,3772711246</text:p>
          </table:table-cell>
          <table:table-cell office:value-type="float" office:value="-70.459591624" calcext:value-type="float">
            <text:p>-70,45959162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.199999981618" calcext:value-type="float">
            <text:p>-3,1999999816</text:p>
          </table:table-cell>
          <table:table-cell office:value-type="float" office:value="601.34918206" calcext:value-type="float">
            <text:p>601,34918206</text:p>
          </table:table-cell>
          <table:table-cell office:value-type="float" office:value="1030.69084042" calcext:value-type="float">
            <text:p>1030,69084042</text:p>
          </table:table-cell>
          <table:table-cell office:value-type="float" office:value="1802.41256598" calcext:value-type="float">
            <text:p>1802,41256598</text:p>
          </table:table-cell>
          <table:table-cell office:value-type="float" office:value="1328.9313741" calcext:value-type="float">
            <text:p>1328,9313741</text:p>
          </table:table-cell>
          <table:table-cell office:value-type="float" office:value="1255.64370962" calcext:value-type="float">
            <text:p>1255,64370962</text:p>
          </table:table-cell>
          <table:table-cell office:value-type="float" office:value="1167.81471198" calcext:value-type="float">
            <text:p>1167,814711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58.99804358" calcext:value-type="float">
            <text:p>3358,99804358</text:p>
          </table:table-cell>
          <table:table-cell office:value-type="float" office:value="56.84908463" calcext:value-type="float">
            <text:p>56,84908463</text:p>
          </table:table-cell>
          <table:table-cell office:value-type="float" office:value="-128.906422216" calcext:value-type="float">
            <text:p>-128,906422216</text:p>
          </table:table-cell>
          <table:table-cell office:value-type="float" office:value="-4.40716507914" calcext:value-type="float">
            <text:p>-4,4071650791</text:p>
          </table:table-cell>
          <table:table-cell office:value-type="float" office:value="-30.1693380206" calcext:value-type="float">
            <text:p>-30,1693380206</text:p>
          </table:table-cell>
          <table:table-cell office:value-type="float" office:value="-10.6987220456" calcext:value-type="float">
            <text:p>-10,6987220456</text:p>
          </table:table-cell>
          <table:table-cell office:value-type="float" office:value="-27.3184756948" calcext:value-type="float">
            <text:p>-27,31847569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.059804146" calcext:value-type="float">
            <text:p>42,059804146</text:p>
          </table:table-cell>
          <table:table-cell office:value-type="float" office:value="2051.03090254" calcext:value-type="float">
            <text:p>2051,03090254</text:p>
          </table:table-cell>
          <table:table-cell office:value-type="float" office:value="2350.0979273" calcext:value-type="float">
            <text:p>2350,0979273</text:p>
          </table:table-cell>
          <table:table-cell office:value-type="float" office:value="2267.07239762" calcext:value-type="float">
            <text:p>2267,07239762</text:p>
          </table:table-cell>
          <table:table-cell office:value-type="float" office:value="2387.75646146" calcext:value-type="float">
            <text:p>2387,75646146</text:p>
          </table:table-cell>
          <table:table-cell office:value-type="float" office:value="2261.4137978" calcext:value-type="float">
            <text:p>2261,4137978</text:p>
          </table:table-cell>
          <table:table-cell office:value-type="float" office:value="2158.08604664" calcext:value-type="float">
            <text:p>2158,086046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723.00189968" calcext:value-type="float">
            <text:p>3723,00189968</text:p>
          </table:table-cell>
          <table:table-cell office:value-type="float" office:value="-210.71717367" calcext:value-type="float">
            <text:p>-210,71717367</text:p>
          </table:table-cell>
          <table:table-cell office:value-type="float" office:value="188.62531341" calcext:value-type="float">
            <text:p>188,62531341</text:p>
          </table:table-cell>
          <table:table-cell office:value-type="float" office:value="550.81047998" calcext:value-type="float">
            <text:p>550,81047998</text:p>
          </table:table-cell>
          <table:table-cell office:value-type="float" office:value="220.151856572" calcext:value-type="float">
            <text:p>220,151856572</text:p>
          </table:table-cell>
          <table:table-cell office:value-type="float" office:value="407.13605288" calcext:value-type="float">
            <text:p>407,13605288</text:p>
          </table:table-cell>
          <table:table-cell office:value-type="float" office:value="238.226234522" calcext:value-type="float">
            <text:p>238,2262345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5.000188146" calcext:value-type="float">
            <text:p>245,000188146</text:p>
          </table:table-cell>
          <table:table-cell office:value-type="float" office:value="79.43029389" calcext:value-type="float">
            <text:p>79,43029389</text:p>
          </table:table-cell>
          <table:table-cell office:value-type="float" office:value="592.3109702" calcext:value-type="float">
            <text:p>592,3109702</text:p>
          </table:table-cell>
          <table:table-cell office:value-type="float" office:value="869.35323514" calcext:value-type="float">
            <text:p>869,35323514</text:p>
          </table:table-cell>
          <table:table-cell office:value-type="float" office:value="724.72547922" calcext:value-type="float">
            <text:p>724,72547922</text:p>
          </table:table-cell>
          <table:table-cell office:value-type="float" office:value="737.3969786" calcext:value-type="float">
            <text:p>737,3969786</text:p>
          </table:table-cell>
          <table:table-cell office:value-type="float" office:value="537.03017326" calcext:value-type="float">
            <text:p>537,0301732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.80999869104" calcext:value-type="float">
            <text:p>-1,809998691</text:p>
          </table:table-cell>
          <table:table-cell office:value-type="float" office:value="-321.910501326" calcext:value-type="float">
            <text:p>-321,910501326</text:p>
          </table:table-cell>
          <table:table-cell office:value-type="float" office:value="215.163860158" calcext:value-type="float">
            <text:p>215,163860158</text:p>
          </table:table-cell>
          <table:table-cell office:value-type="float" office:value="520.67219634" calcext:value-type="float">
            <text:p>520,67219634</text:p>
          </table:table-cell>
          <table:table-cell office:value-type="float" office:value="168.192980958" calcext:value-type="float">
            <text:p>168,192980958</text:p>
          </table:table-cell>
          <table:table-cell office:value-type="float" office:value="424.84832954" calcext:value-type="float">
            <text:p>424,84832954</text:p>
          </table:table-cell>
          <table:table-cell office:value-type="float" office:value="217.434255704" calcext:value-type="float">
            <text:p>217,4342557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.54" calcext:value-type="float">
            <text:p>-3,54</text:p>
          </table:table-cell>
          <table:table-cell office:value-type="float" office:value="86.98736827" calcext:value-type="float">
            <text:p>86,98736827</text:p>
          </table:table-cell>
          <table:table-cell office:value-type="float" office:value="111.21951392" calcext:value-type="float">
            <text:p>111,21951392</text:p>
          </table:table-cell>
          <table:table-cell office:value-type="float" office:value="192.157539892" calcext:value-type="float">
            <text:p>192,157539892</text:p>
          </table:table-cell>
          <table:table-cell office:value-type="float" office:value="363.837739984" calcext:value-type="float">
            <text:p>363,837739984</text:p>
          </table:table-cell>
          <table:table-cell office:value-type="float" office:value="235.253730712" calcext:value-type="float">
            <text:p>235,253730712</text:p>
          </table:table-cell>
          <table:table-cell office:value-type="float" office:value="184.571415578" calcext:value-type="float">
            <text:p>184,5714155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824.99888356" calcext:value-type="float">
            <text:p>2824,99888356</text:p>
          </table:table-cell>
          <table:table-cell office:value-type="float" office:value="1571.63743536" calcext:value-type="float">
            <text:p>1571,63743536</text:p>
          </table:table-cell>
          <table:table-cell office:value-type="float" office:value="1608.02350058" calcext:value-type="float">
            <text:p>1608,02350058</text:p>
          </table:table-cell>
          <table:table-cell office:value-type="float" office:value="1285.6224232" calcext:value-type="float">
            <text:p>1285,6224232</text:p>
          </table:table-cell>
          <table:table-cell office:value-type="float" office:value="1463.0111399" calcext:value-type="float">
            <text:p>1463,0111399</text:p>
          </table:table-cell>
          <table:table-cell office:value-type="float" office:value="1378.72132436" calcext:value-type="float">
            <text:p>1378,72132436</text:p>
          </table:table-cell>
          <table:table-cell office:value-type="float" office:value="1469.9463002" calcext:value-type="float">
            <text:p>1469,94630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082.99810456" calcext:value-type="float">
            <text:p>2082,99810456</text:p>
          </table:table-cell>
          <table:table-cell office:value-type="float" office:value="160.267258824" calcext:value-type="float">
            <text:p>160,267258824</text:p>
          </table:table-cell>
          <table:table-cell office:value-type="float" office:value="158.205122664" calcext:value-type="float">
            <text:p>158,205122664</text:p>
          </table:table-cell>
          <table:table-cell office:value-type="float" office:value="277.645358344" calcext:value-type="float">
            <text:p>277,645358344</text:p>
          </table:table-cell>
          <table:table-cell office:value-type="float" office:value="87.752895404" calcext:value-type="float">
            <text:p>87,752895404</text:p>
          </table:table-cell>
          <table:table-cell office:value-type="float" office:value="226.497425958" calcext:value-type="float">
            <text:p>226,497425958</text:p>
          </table:table-cell>
          <table:table-cell office:value-type="float" office:value="37.642986716" calcext:value-type="float">
            <text:p>37,6429867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71.89950216" calcext:value-type="float">
            <text:p>971,89950216</text:p>
          </table:table-cell>
          <table:table-cell office:value-type="float" office:value="1613.43251646" calcext:value-type="float">
            <text:p>1613,43251646</text:p>
          </table:table-cell>
          <table:table-cell office:value-type="float" office:value="1719.34202936" calcext:value-type="float">
            <text:p>1719,34202936</text:p>
          </table:table-cell>
          <table:table-cell office:value-type="float" office:value="1813.40653396" calcext:value-type="float">
            <text:p>1813,40653396</text:p>
          </table:table-cell>
          <table:table-cell office:value-type="float" office:value="1802.96083234" calcext:value-type="float">
            <text:p>1802,96083234</text:p>
          </table:table-cell>
          <table:table-cell office:value-type="float" office:value="1781.08336796" calcext:value-type="float">
            <text:p>1781,08336796</text:p>
          </table:table-cell>
          <table:table-cell office:value-type="float" office:value="1764.81540492" calcext:value-type="float">
            <text:p>1764,8154049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3.000019214" calcext:value-type="float">
            <text:p>103,000019214</text:p>
          </table:table-cell>
          <table:table-cell office:value-type="float" office:value="1699.35076492" calcext:value-type="float">
            <text:p>1699,35076492</text:p>
          </table:table-cell>
          <table:table-cell office:value-type="float" office:value="1542.35019204" calcext:value-type="float">
            <text:p>1542,35019204</text:p>
          </table:table-cell>
          <table:table-cell office:value-type="float" office:value="1368.38609432" calcext:value-type="float">
            <text:p>1368,38609432</text:p>
          </table:table-cell>
          <table:table-cell office:value-type="float" office:value="1497.93652534" calcext:value-type="float">
            <text:p>1497,93652534</text:p>
          </table:table-cell>
          <table:table-cell office:value-type="float" office:value="1440.41765602" calcext:value-type="float">
            <text:p>1440,41765602</text:p>
          </table:table-cell>
          <table:table-cell office:value-type="float" office:value="1499.56086672" calcext:value-type="float">
            <text:p>1499,560866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.01000033254" calcext:value-type="float">
            <text:p>-1,0100003325</text:p>
          </table:table-cell>
          <table:table-cell office:value-type="float" office:value="786.43817704" calcext:value-type="float">
            <text:p>786,43817704</text:p>
          </table:table-cell>
          <table:table-cell office:value-type="float" office:value="784.10599924" calcext:value-type="float">
            <text:p>784,10599924</text:p>
          </table:table-cell>
          <table:table-cell office:value-type="float" office:value="895.13402868" calcext:value-type="float">
            <text:p>895,13402868</text:p>
          </table:table-cell>
          <table:table-cell office:value-type="float" office:value="898.92688626" calcext:value-type="float">
            <text:p>898,92688626</text:p>
          </table:table-cell>
          <table:table-cell office:value-type="float" office:value="723.8130658" calcext:value-type="float">
            <text:p>723,8130658</text:p>
          </table:table-cell>
          <table:table-cell office:value-type="float" office:value="828.01640652" calcext:value-type="float">
            <text:p>828,016406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.54" calcext:value-type="float">
            <text:p>-3,54</text:p>
          </table:table-cell>
          <table:table-cell office:value-type="float" office:value="179.052337272" calcext:value-type="float">
            <text:p>179,052337272</text:p>
          </table:table-cell>
          <table:table-cell office:value-type="float" office:value="171.869638802" calcext:value-type="float">
            <text:p>171,869638802</text:p>
          </table:table-cell>
          <table:table-cell office:value-type="float" office:value="166.27323039" calcext:value-type="float">
            <text:p>166,27323039</text:p>
          </table:table-cell>
          <table:table-cell office:value-type="float" office:value="141.899108302" calcext:value-type="float">
            <text:p>141,899108302</text:p>
          </table:table-cell>
          <table:table-cell office:value-type="float" office:value="126.536603064" calcext:value-type="float">
            <text:p>126,536603064</text:p>
          </table:table-cell>
          <table:table-cell office:value-type="float" office:value="161.928833218" calcext:value-type="float">
            <text:p>161,9288332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.54" calcext:value-type="float">
            <text:p>-3,54</text:p>
          </table:table-cell>
          <table:table-cell office:value-type="float" office:value="123.983482104" calcext:value-type="float">
            <text:p>123,983482104</text:p>
          </table:table-cell>
          <table:table-cell office:value-type="float" office:value="105.494221998" calcext:value-type="float">
            <text:p>105,494221998</text:p>
          </table:table-cell>
          <table:table-cell office:value-type="float" office:value="80.244919504" calcext:value-type="float">
            <text:p>80,244919504</text:p>
          </table:table-cell>
          <table:table-cell office:value-type="float" office:value="78.180737574" calcext:value-type="float">
            <text:p>78,180737574</text:p>
          </table:table-cell>
          <table:table-cell office:value-type="float" office:value="76.23889269" calcext:value-type="float">
            <text:p>76,23889269</text:p>
          </table:table-cell>
          <table:table-cell office:value-type="float" office:value="100.491086886" calcext:value-type="float">
            <text:p>100,49108688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.54" calcext:value-type="float">
            <text:p>-3,54</text:p>
          </table:table-cell>
          <table:table-cell office:value-type="float" office:value="113.37370973" calcext:value-type="float">
            <text:p>113,37370973</text:p>
          </table:table-cell>
          <table:table-cell office:value-type="float" office:value="108.21427779" calcext:value-type="float">
            <text:p>108,21427779</text:p>
          </table:table-cell>
          <table:table-cell office:value-type="float" office:value="72.60560517" calcext:value-type="float">
            <text:p>72,60560517</text:p>
          </table:table-cell>
          <table:table-cell office:value-type="float" office:value="72.70789367" calcext:value-type="float">
            <text:p>72,70789367</text:p>
          </table:table-cell>
          <table:table-cell office:value-type="float" office:value="76.747880266" calcext:value-type="float">
            <text:p>76,747880266</text:p>
          </table:table-cell>
          <table:table-cell office:value-type="float" office:value="77.197540512" calcext:value-type="float">
            <text:p>77,1975405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.54" calcext:value-type="float">
            <text:p>-3,54</text:p>
          </table:table-cell>
          <table:table-cell office:value-type="float" office:value="258.930654384" calcext:value-type="float">
            <text:p>258,930654384</text:p>
          </table:table-cell>
          <table:table-cell office:value-type="float" office:value="239.921768698" calcext:value-type="float">
            <text:p>239,921768698</text:p>
          </table:table-cell>
          <table:table-cell office:value-type="float" office:value="239.651727058" calcext:value-type="float">
            <text:p>239,651727058</text:p>
          </table:table-cell>
          <table:table-cell office:value-type="float" office:value="212.858277368" calcext:value-type="float">
            <text:p>212,858277368</text:p>
          </table:table-cell>
          <table:table-cell office:value-type="float" office:value="211.430739062" calcext:value-type="float">
            <text:p>211,430739062</text:p>
          </table:table-cell>
          <table:table-cell office:value-type="float" office:value="216.926904744" calcext:value-type="float">
            <text:p>216,9269047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.54" calcext:value-type="float">
            <text:p>-3,54</text:p>
          </table:table-cell>
          <table:table-cell office:value-type="float" office:value="285.655775356" calcext:value-type="float">
            <text:p>285,655775356</text:p>
          </table:table-cell>
          <table:table-cell office:value-type="float" office:value="279.63139186" calcext:value-type="float">
            <text:p>279,63139186</text:p>
          </table:table-cell>
          <table:table-cell office:value-type="float" office:value="266.756952096" calcext:value-type="float">
            <text:p>266,756952096</text:p>
          </table:table-cell>
          <table:table-cell office:value-type="float" office:value="239.79411265" calcext:value-type="float">
            <text:p>239,79411265</text:p>
          </table:table-cell>
          <table:table-cell office:value-type="float" office:value="237.450069384" calcext:value-type="float">
            <text:p>237,450069384</text:p>
          </table:table-cell>
          <table:table-cell office:value-type="float" office:value="248.532414628" calcext:value-type="float">
            <text:p>248,5324146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.5500003444" calcext:value-type="float">
            <text:p>35,550000344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1.09986639" calcext:value-type="float">
            <text:p>221,09986639</text:p>
          </table:table-cell>
          <table:table-cell office:value-type="float" office:value="350.225186404" calcext:value-type="float">
            <text:p>350,225186404</text:p>
          </table:table-cell>
          <table:table-cell office:value-type="float" office:value="354.115422636" calcext:value-type="float">
            <text:p>354,115422636</text:p>
          </table:table-cell>
          <table:table-cell office:value-type="float" office:value="317.979759664" calcext:value-type="float">
            <text:p>317,979759664</text:p>
          </table:table-cell>
          <table:table-cell office:value-type="float" office:value="298.655416244" calcext:value-type="float">
            <text:p>298,655416244</text:p>
          </table:table-cell>
          <table:table-cell office:value-type="float" office:value="299.28101271" calcext:value-type="float">
            <text:p>299,28101271</text:p>
          </table:table-cell>
          <table:table-cell office:value-type="float" office:value="312.431631424" calcext:value-type="float">
            <text:p>312,4316314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38.00098914" calcext:value-type="float">
            <text:p>1238,00098914</text:p>
          </table:table-cell>
          <table:table-cell office:value-type="float" office:value="649.67845254" calcext:value-type="float">
            <text:p>649,67845254</text:p>
          </table:table-cell>
          <table:table-cell office:value-type="float" office:value="718.1053675" calcext:value-type="float">
            <text:p>718,1053675</text:p>
          </table:table-cell>
          <table:table-cell office:value-type="float" office:value="566.38697276" calcext:value-type="float">
            <text:p>566,38697276</text:p>
          </table:table-cell>
          <table:table-cell office:value-type="float" office:value="574.43912348" calcext:value-type="float">
            <text:p>574,43912348</text:p>
          </table:table-cell>
          <table:table-cell office:value-type="float" office:value="590.756185" calcext:value-type="float">
            <text:p>590,756185</text:p>
          </table:table-cell>
          <table:table-cell office:value-type="float" office:value="616.8806679" calcext:value-type="float">
            <text:p>616,88066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49.99973034" calcext:value-type="float">
            <text:p>2349,99973034</text:p>
          </table:table-cell>
          <table:table-cell office:value-type="float" office:value="1700.2795445" calcext:value-type="float">
            <text:p>1700,2795445</text:p>
          </table:table-cell>
          <table:table-cell office:value-type="float" office:value="1730.30735656" calcext:value-type="float">
            <text:p>1730,30735656</text:p>
          </table:table-cell>
          <table:table-cell office:value-type="float" office:value="1555.00532526" calcext:value-type="float">
            <text:p>1555,00532526</text:p>
          </table:table-cell>
          <table:table-cell office:value-type="float" office:value="1586.4733594" calcext:value-type="float">
            <text:p>1586,4733594</text:p>
          </table:table-cell>
          <table:table-cell office:value-type="float" office:value="1578.59305336" calcext:value-type="float">
            <text:p>1578,59305336</text:p>
          </table:table-cell>
          <table:table-cell office:value-type="float" office:value="1614.72953464" calcext:value-type="float">
            <text:p>1614,729534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988.00174562" calcext:value-type="float">
            <text:p>2988,00174562</text:p>
          </table:table-cell>
          <table:table-cell office:value-type="float" office:value="2364.48787348" calcext:value-type="float">
            <text:p>2364,48787348</text:p>
          </table:table-cell>
          <table:table-cell office:value-type="float" office:value="2367.3437684" calcext:value-type="float">
            <text:p>2367,3437684</text:p>
          </table:table-cell>
          <table:table-cell office:value-type="float" office:value="2287.48099914" calcext:value-type="float">
            <text:p>2287,48099914</text:p>
          </table:table-cell>
          <table:table-cell office:value-type="float" office:value="2324.03890904" calcext:value-type="float">
            <text:p>2324,03890904</text:p>
          </table:table-cell>
          <table:table-cell office:value-type="float" office:value="2320.77386012" calcext:value-type="float">
            <text:p>2320,77386012</text:p>
          </table:table-cell>
          <table:table-cell office:value-type="float" office:value="2309.36255506" calcext:value-type="float">
            <text:p>2309,362555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02.99846474" calcext:value-type="float">
            <text:p>3402,99846474</text:p>
          </table:table-cell>
          <table:table-cell office:value-type="float" office:value="2822.486678" calcext:value-type="float">
            <text:p>2822,486678</text:p>
          </table:table-cell>
          <table:table-cell office:value-type="float" office:value="2790.35990592" calcext:value-type="float">
            <text:p>2790,35990592</text:p>
          </table:table-cell>
          <table:table-cell office:value-type="float" office:value="2768.3146884" calcext:value-type="float">
            <text:p>2768,3146884</text:p>
          </table:table-cell>
          <table:table-cell office:value-type="float" office:value="2815.1832791" calcext:value-type="float">
            <text:p>2815,1832791</text:p>
          </table:table-cell>
          <table:table-cell office:value-type="float" office:value="2773.08951558" calcext:value-type="float">
            <text:p>2773,08951558</text:p>
          </table:table-cell>
          <table:table-cell office:value-type="float" office:value="2793.07259694" calcext:value-type="float">
            <text:p>2793,072596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630.00119548" calcext:value-type="float">
            <text:p>3630,00119548</text:p>
          </table:table-cell>
          <table:table-cell office:value-type="float" office:value="3029.80091826" calcext:value-type="float">
            <text:p>3029,80091826</text:p>
          </table:table-cell>
          <table:table-cell office:value-type="float" office:value="2908.50721496" calcext:value-type="float">
            <text:p>2908,50721496</text:p>
          </table:table-cell>
          <table:table-cell office:value-type="float" office:value="3040.32435914" calcext:value-type="float">
            <text:p>3040,32435914</text:p>
          </table:table-cell>
          <table:table-cell office:value-type="float" office:value="3029.13808878" calcext:value-type="float">
            <text:p>3029,13808878</text:p>
          </table:table-cell>
          <table:table-cell office:value-type="float" office:value="2999.9367678" calcext:value-type="float">
            <text:p>2999,9367678</text:p>
          </table:table-cell>
          <table:table-cell office:value-type="float" office:value="3035.27130724" calcext:value-type="float">
            <text:p>3035,271307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497.00159624" calcext:value-type="float">
            <text:p>3497,00159624</text:p>
          </table:table-cell>
          <table:table-cell office:value-type="float" office:value="3038.0699206" calcext:value-type="float">
            <text:p>3038,0699206</text:p>
          </table:table-cell>
          <table:table-cell office:value-type="float" office:value="2931.2807266" calcext:value-type="float">
            <text:p>2931,2807266</text:p>
          </table:table-cell>
          <table:table-cell office:value-type="float" office:value="3024.38781084" calcext:value-type="float">
            <text:p>3024,38781084</text:p>
          </table:table-cell>
          <table:table-cell office:value-type="float" office:value="3027.6978667" calcext:value-type="float">
            <text:p>3027,6978667</text:p>
          </table:table-cell>
          <table:table-cell office:value-type="float" office:value="3006.02907086" calcext:value-type="float">
            <text:p>3006,02907086</text:p>
          </table:table-cell>
          <table:table-cell office:value-type="float" office:value="3017.51811518" calcext:value-type="float">
            <text:p>3017,518115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390.99797792" calcext:value-type="float">
            <text:p>3390,99797792</text:p>
          </table:table-cell>
          <table:table-cell office:value-type="float" office:value="2661.08769962" calcext:value-type="float">
            <text:p>2661,08769962</text:p>
          </table:table-cell>
          <table:table-cell office:value-type="float" office:value="2632.63103892" calcext:value-type="float">
            <text:p>2632,63103892</text:p>
          </table:table-cell>
          <table:table-cell office:value-type="float" office:value="2656.48471712" calcext:value-type="float">
            <text:p>2656,48471712</text:p>
          </table:table-cell>
          <table:table-cell office:value-type="float" office:value="2660.73582718" calcext:value-type="float">
            <text:p>2660,73582718</text:p>
          </table:table-cell>
          <table:table-cell office:value-type="float" office:value="2633.26522762" calcext:value-type="float">
            <text:p>2633,26522762</text:p>
          </table:table-cell>
          <table:table-cell office:value-type="float" office:value="2647.56106838" calcext:value-type="float">
            <text:p>2647,561068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893.00027836" calcext:value-type="float">
            <text:p>2893,00027836</text:p>
          </table:table-cell>
          <table:table-cell office:value-type="float" office:value="2412.26069452" calcext:value-type="float">
            <text:p>2412,26069452</text:p>
          </table:table-cell>
          <table:table-cell office:value-type="float" office:value="2432.1128466" calcext:value-type="float">
            <text:p>2432,1128466</text:p>
          </table:table-cell>
          <table:table-cell office:value-type="float" office:value="2414.2123591" calcext:value-type="float">
            <text:p>2414,2123591</text:p>
          </table:table-cell>
          <table:table-cell office:value-type="float" office:value="2435.3451632" calcext:value-type="float">
            <text:p>2435,3451632</text:p>
          </table:table-cell>
          <table:table-cell office:value-type="float" office:value="2388.48475558" calcext:value-type="float">
            <text:p>2388,48475558</text:p>
          </table:table-cell>
          <table:table-cell office:value-type="float" office:value="2417.4855911" calcext:value-type="float">
            <text:p>2417,48559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91.0011568" calcext:value-type="float">
            <text:p>2091,0011568</text:p>
          </table:table-cell>
          <table:table-cell office:value-type="float" office:value="1810.87796224" calcext:value-type="float">
            <text:p>1810,87796224</text:p>
          </table:table-cell>
          <table:table-cell office:value-type="float" office:value="1853.610006" calcext:value-type="float">
            <text:p>1853,610006</text:p>
          </table:table-cell>
          <table:table-cell office:value-type="float" office:value="1817.26076464" calcext:value-type="float">
            <text:p>1817,26076464</text:p>
          </table:table-cell>
          <table:table-cell office:value-type="float" office:value="1826.4217227" calcext:value-type="float">
            <text:p>1826,4217227</text:p>
          </table:table-cell>
          <table:table-cell office:value-type="float" office:value="1804.3478644" calcext:value-type="float">
            <text:p>1804,3478644</text:p>
          </table:table-cell>
          <table:table-cell office:value-type="float" office:value="1810.94342688" calcext:value-type="float">
            <text:p>1810,9434268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64.30151238" calcext:value-type="float">
            <text:p>964,30151238</text:p>
          </table:table-cell>
          <table:table-cell office:value-type="float" office:value="1014.49243356" calcext:value-type="float">
            <text:p>1014,49243356</text:p>
          </table:table-cell>
          <table:table-cell office:value-type="float" office:value="1031.66871848" calcext:value-type="float">
            <text:p>1031,66871848</text:p>
          </table:table-cell>
          <table:table-cell office:value-type="float" office:value="1058.76289636" calcext:value-type="float">
            <text:p>1058,76289636</text:p>
          </table:table-cell>
          <table:table-cell office:value-type="float" office:value="1026.12059024" calcext:value-type="float">
            <text:p>1026,12059024</text:p>
          </table:table-cell>
          <table:table-cell office:value-type="float" office:value="1068.26345224" calcext:value-type="float">
            <text:p>1068,26345224</text:p>
          </table:table-cell>
          <table:table-cell office:value-type="float" office:value="1028.68598582" calcext:value-type="float">
            <text:p>1028,685985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4.15983789" calcext:value-type="float">
            <text:p>94,15983789</text:p>
          </table:table-cell>
          <table:table-cell office:value-type="float" office:value="393.268596358" calcext:value-type="float">
            <text:p>393,268596358</text:p>
          </table:table-cell>
          <table:table-cell office:value-type="float" office:value="367.602365938" calcext:value-type="float">
            <text:p>367,602365938</text:p>
          </table:table-cell>
          <table:table-cell office:value-type="float" office:value="438.7963894" calcext:value-type="float">
            <text:p>438,7963894</text:p>
          </table:table-cell>
          <table:table-cell office:value-type="float" office:value="363.377850888" calcext:value-type="float">
            <text:p>363,377850888</text:p>
          </table:table-cell>
          <table:table-cell office:value-type="float" office:value="452.2370983" calcext:value-type="float">
            <text:p>452,2370983</text:p>
          </table:table-cell>
          <table:table-cell office:value-type="float" office:value="392.98137025" calcext:value-type="float">
            <text:p>392,9813702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.23999807056" calcext:value-type="float">
            <text:p>-1,2399980706</text:p>
          </table:table-cell>
          <table:table-cell office:value-type="float" office:value="202.498907242" calcext:value-type="float">
            <text:p>202,498907242</text:p>
          </table:table-cell>
          <table:table-cell office:value-type="float" office:value="201.878629778" calcext:value-type="float">
            <text:p>201,878629778</text:p>
          </table:table-cell>
          <table:table-cell office:value-type="float" office:value="213.23797228" calcext:value-type="float">
            <text:p>213,23797228</text:p>
          </table:table-cell>
          <table:table-cell office:value-type="float" office:value="171.383154696" calcext:value-type="float">
            <text:p>171,383154696</text:p>
          </table:table-cell>
          <table:table-cell office:value-type="float" office:value="191.511485726" calcext:value-type="float">
            <text:p>191,511485726</text:p>
          </table:table-cell>
          <table:table-cell office:value-type="float" office:value="203.188740886" calcext:value-type="float">
            <text:p>203,188740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.54" calcext:value-type="float">
            <text:p>-3,54</text:p>
          </table:table-cell>
          <table:table-cell office:value-type="float" office:value="173.841351928" calcext:value-type="float">
            <text:p>173,841351928</text:p>
          </table:table-cell>
          <table:table-cell office:value-type="float" office:value="162.662037186" calcext:value-type="float">
            <text:p>162,662037186</text:p>
          </table:table-cell>
          <table:table-cell office:value-type="float" office:value="158.841357134" calcext:value-type="float">
            <text:p>158,841357134</text:p>
          </table:table-cell>
          <table:table-cell office:value-type="float" office:value="136.719627816" calcext:value-type="float">
            <text:p>136,719627816</text:p>
          </table:table-cell>
          <table:table-cell office:value-type="float" office:value="120.499535794" calcext:value-type="float">
            <text:p>120,499535794</text:p>
          </table:table-cell>
          <table:table-cell office:value-type="float" office:value="155.523118194" calcext:value-type="float">
            <text:p>155,52311819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.54" calcext:value-type="float">
            <text:p>-3,54</text:p>
          </table:table-cell>
          <table:table-cell office:value-type="float" office:value="123.377115876" calcext:value-type="float">
            <text:p>123,377115876</text:p>
          </table:table-cell>
          <table:table-cell office:value-type="float" office:value="104.46847292" calcext:value-type="float">
            <text:p>104,46847292</text:p>
          </table:table-cell>
          <table:table-cell office:value-type="float" office:value="78.396770886" calcext:value-type="float">
            <text:p>78,396770886</text:p>
          </table:table-cell>
          <table:table-cell office:value-type="float" office:value="77.154170188" calcext:value-type="float">
            <text:p>77,154170188</text:p>
          </table:table-cell>
          <table:table-cell office:value-type="float" office:value="75.243011854" calcext:value-type="float">
            <text:p>75,243011854</text:p>
          </table:table-cell>
          <table:table-cell office:value-type="float" office:value="99.388007702" calcext:value-type="float">
            <text:p>99,3880077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.54" calcext:value-type="float">
            <text:p>-3,54</text:p>
          </table:table-cell>
          <table:table-cell office:value-type="float" office:value="112.958009266" calcext:value-type="float">
            <text:p>112,958009266</text:p>
          </table:table-cell>
          <table:table-cell office:value-type="float" office:value="108.014610638" calcext:value-type="float">
            <text:p>108,014610638</text:p>
          </table:table-cell>
          <table:table-cell office:value-type="float" office:value="72.39284509" calcext:value-type="float">
            <text:p>72,39284509</text:p>
          </table:table-cell>
          <table:table-cell office:value-type="float" office:value="72.396118322" calcext:value-type="float">
            <text:p>72,396118322</text:p>
          </table:table-cell>
          <table:table-cell office:value-type="float" office:value="76.267942624" calcext:value-type="float">
            <text:p>76,267942624</text:p>
          </table:table-cell>
          <table:table-cell office:value-type="float" office:value="76.494204786" calcext:value-type="float">
            <text:p>76,49420478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.54" calcext:value-type="float">
            <text:p>-3,54</text:p>
          </table:table-cell>
          <table:table-cell office:value-type="float" office:value="261.147041602" calcext:value-type="float">
            <text:p>261,147041602</text:p>
          </table:table-cell>
          <table:table-cell office:value-type="float" office:value="242.859494418" calcext:value-type="float">
            <text:p>242,859494418</text:p>
          </table:table-cell>
          <table:table-cell office:value-type="float" office:value="241.904528982" calcext:value-type="float">
            <text:p>241,904528982</text:p>
          </table:table-cell>
          <table:table-cell office:value-type="float" office:value="215.07302797" calcext:value-type="float">
            <text:p>215,07302797</text:p>
          </table:table-cell>
          <table:table-cell office:value-type="float" office:value="213.56529548" calcext:value-type="float">
            <text:p>213,56529548</text:p>
          </table:table-cell>
          <table:table-cell office:value-type="float" office:value="219.481253166" calcext:value-type="float">
            <text:p>219,4812531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.54" calcext:value-type="float">
            <text:p>-3,54</text:p>
          </table:table-cell>
          <table:table-cell office:value-type="float" office:value="285.717966764" calcext:value-type="float">
            <text:p>285,717966764</text:p>
          </table:table-cell>
          <table:table-cell office:value-type="float" office:value="279.732452898" calcext:value-type="float">
            <text:p>279,732452898</text:p>
          </table:table-cell>
          <table:table-cell office:value-type="float" office:value="266.819552658" calcext:value-type="float">
            <text:p>266,819552658</text:p>
          </table:table-cell>
          <table:table-cell office:value-type="float" office:value="239.857122366" calcext:value-type="float">
            <text:p>239,857122366</text:p>
          </table:table-cell>
          <table:table-cell office:value-type="float" office:value="237.511442484" calcext:value-type="float">
            <text:p>237,511442484</text:p>
          </table:table-cell>
          <table:table-cell office:value-type="float" office:value="248.607698964" calcext:value-type="float">
            <text:p>248,60769896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.46000016415" calcext:value-type="float">
            <text:p>-3,4600001642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.12999905122" calcext:value-type="float">
            <text:p>-3,1299990512</text:p>
          </table:table-cell>
          <table:table-cell office:value-type="float" office:value="286.472037586" calcext:value-type="float">
            <text:p>286,472037586</text:p>
          </table:table-cell>
          <table:table-cell office:value-type="float" office:value="280.89363195" calcext:value-type="float">
            <text:p>280,89363195</text:p>
          </table:table-cell>
          <table:table-cell office:value-type="float" office:value="267.548665086" calcext:value-type="float">
            <text:p>267,548665086</text:p>
          </table:table-cell>
          <table:table-cell office:value-type="float" office:value="240.605874186" calcext:value-type="float">
            <text:p>240,605874186</text:p>
          </table:table-cell>
          <table:table-cell office:value-type="float" office:value="238.247919684" calcext:value-type="float">
            <text:p>238,247919684</text:p>
          </table:table-cell>
          <table:table-cell office:value-type="float" office:value="249.490244142" calcext:value-type="float">
            <text:p>249,49024414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.54" calcext:value-type="float">
            <text:p>-3,54</text:p>
          </table:table-cell>
          <table:table-cell office:value-type="float" office:value="287.029714488" calcext:value-type="float">
            <text:p>287,029714488</text:p>
          </table:table-cell>
          <table:table-cell office:value-type="float" office:value="281.540504424" calcext:value-type="float">
            <text:p>281,540504424</text:p>
          </table:table-cell>
          <table:table-cell office:value-type="float" office:value="267.999552794" calcext:value-type="float">
            <text:p>267,999552794</text:p>
          </table:table-cell>
          <table:table-cell office:value-type="float" office:value="241.111997684" calcext:value-type="float">
            <text:p>241,111997684</text:p>
          </table:table-cell>
          <table:table-cell office:value-type="float" office:value="238.779001576" calcext:value-type="float">
            <text:p>238,779001576</text:p>
          </table:table-cell>
          <table:table-cell office:value-type="float" office:value="250.03932881" calcext:value-type="float">
            <text:p>250,039328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410664486" calcext:value-type="float">
            <text:p>286,410664486</text:p>
          </table:table-cell>
          <table:table-cell office:value-type="float" office:value="280.91613542" calcext:value-type="float">
            <text:p>280,91613542</text:p>
          </table:table-cell>
          <table:table-cell office:value-type="float" office:value="267.564622092" calcext:value-type="float">
            <text:p>267,564622092</text:p>
          </table:table-cell>
          <table:table-cell office:value-type="float" office:value="240.551456704" calcext:value-type="float">
            <text:p>240,551456704</text:p>
          </table:table-cell>
          <table:table-cell office:value-type="float" office:value="238.193093048" calcext:value-type="float">
            <text:p>238,193093048</text:p>
          </table:table-cell>
          <table:table-cell office:value-type="float" office:value="249.43378089" calcext:value-type="float">
            <text:p>249,4337808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.829991715" calcext:value-type="float">
            <text:p>14,829991715</text:p>
          </table:table-cell>
          <table:table-cell office:value-type="float" office:value="286.314513296" calcext:value-type="float">
            <text:p>286,314513296</text:p>
          </table:table-cell>
          <table:table-cell office:value-type="float" office:value="280.706648572" calcext:value-type="float">
            <text:p>280,706648572</text:p>
          </table:table-cell>
          <table:table-cell office:value-type="float" office:value="267.439011814" calcext:value-type="float">
            <text:p>267,439011814</text:p>
          </table:table-cell>
          <table:table-cell office:value-type="float" office:value="240.470035058" calcext:value-type="float">
            <text:p>240,470035058</text:p>
          </table:table-cell>
          <table:table-cell office:value-type="float" office:value="238.099396782" calcext:value-type="float">
            <text:p>238,099396782</text:p>
          </table:table-cell>
          <table:table-cell office:value-type="float" office:value="249.341312086" calcext:value-type="float">
            <text:p>249,34131208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1.000043226" calcext:value-type="float">
            <text:p>191,000043226</text:p>
          </table:table-cell>
          <table:table-cell office:value-type="float" office:value="316.553857974" calcext:value-type="float">
            <text:p>316,553857974</text:p>
          </table:table-cell>
          <table:table-cell office:value-type="float" office:value="315.052671948" calcext:value-type="float">
            <text:p>315,052671948</text:p>
          </table:table-cell>
          <table:table-cell office:value-type="float" office:value="291.266095004" calcext:value-type="float">
            <text:p>291,266095004</text:p>
          </table:table-cell>
          <table:table-cell office:value-type="float" office:value="267.936133924" calcext:value-type="float">
            <text:p>267,936133924</text:p>
          </table:table-cell>
          <table:table-cell office:value-type="float" office:value="266.943117166" calcext:value-type="float">
            <text:p>266,943117166</text:p>
          </table:table-cell>
          <table:table-cell office:value-type="float" office:value="279.11994936" calcext:value-type="float">
            <text:p>279,1199493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76.59802334" calcext:value-type="float">
            <text:p>776,59802334</text:p>
          </table:table-cell>
          <table:table-cell office:value-type="float" office:value="599.58572832" calcext:value-type="float">
            <text:p>599,58572832</text:p>
          </table:table-cell>
          <table:table-cell office:value-type="float" office:value="655.84031178" calcext:value-type="float">
            <text:p>655,84031178</text:p>
          </table:table-cell>
          <table:table-cell office:value-type="float" office:value="522.32108696" calcext:value-type="float">
            <text:p>522,32108696</text:p>
          </table:table-cell>
          <table:table-cell office:value-type="float" office:value="528.03696834" calcext:value-type="float">
            <text:p>528,03696834</text:p>
          </table:table-cell>
          <table:table-cell office:value-type="float" office:value="542.33690064" calcext:value-type="float">
            <text:p>542,33690064</text:p>
          </table:table-cell>
          <table:table-cell office:value-type="float" office:value="566.78385214" calcext:value-type="float">
            <text:p>566,783852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82.00109794" calcext:value-type="float">
            <text:p>2182,00109794</text:p>
          </table:table-cell>
          <table:table-cell office:value-type="float" office:value="1380.57479198" calcext:value-type="float">
            <text:p>1380,57479198</text:p>
          </table:table-cell>
          <table:table-cell office:value-type="float" office:value="1484.2257748" calcext:value-type="float">
            <text:p>1484,2257748</text:p>
          </table:table-cell>
          <table:table-cell office:value-type="float" office:value="1223.32463516" calcext:value-type="float">
            <text:p>1223,32463516</text:p>
          </table:table-cell>
          <table:table-cell office:value-type="float" office:value="1259.927552" calcext:value-type="float">
            <text:p>1259,927552</text:p>
          </table:table-cell>
          <table:table-cell office:value-type="float" office:value="1286.20342188" calcext:value-type="float">
            <text:p>1286,20342188</text:p>
          </table:table-cell>
          <table:table-cell office:value-type="float" office:value="1317.00862654" calcext:value-type="float">
            <text:p>1317,008626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62.99967382" calcext:value-type="float">
            <text:p>3062,99967382</text:p>
          </table:table-cell>
          <table:table-cell office:value-type="float" office:value="2135.06295106" calcext:value-type="float">
            <text:p>2135,06295106</text:p>
          </table:table-cell>
          <table:table-cell office:value-type="float" office:value="2177.15262304" calcext:value-type="float">
            <text:p>2177,15262304</text:p>
          </table:table-cell>
          <table:table-cell office:value-type="float" office:value="2085.2730008" calcext:value-type="float">
            <text:p>2085,2730008</text:p>
          </table:table-cell>
          <table:table-cell office:value-type="float" office:value="2100.4526142" calcext:value-type="float">
            <text:p>2100,4526142</text:p>
          </table:table-cell>
          <table:table-cell office:value-type="float" office:value="2094.99859138" calcext:value-type="float">
            <text:p>2094,99859138</text:p>
          </table:table-cell>
          <table:table-cell office:value-type="float" office:value="2094.98222522" calcext:value-type="float">
            <text:p>2094,982225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39.9995901" calcext:value-type="float">
            <text:p>3539,9995901</text:p>
          </table:table-cell>
          <table:table-cell office:value-type="float" office:value="2833.01011888" calcext:value-type="float">
            <text:p>2833,01011888</text:p>
          </table:table-cell>
          <table:table-cell office:value-type="float" office:value="2816.70942352" calcext:value-type="float">
            <text:p>2816,70942352</text:p>
          </table:table-cell>
          <table:table-cell office:value-type="float" office:value="2749.85365992" calcext:value-type="float">
            <text:p>2749,85365992</text:p>
          </table:table-cell>
          <table:table-cell office:value-type="float" office:value="2824.1846671" calcext:value-type="float">
            <text:p>2824,1846671</text:p>
          </table:table-cell>
          <table:table-cell office:value-type="float" office:value="2789.0383385" calcext:value-type="float">
            <text:p>2789,0383385</text:p>
          </table:table-cell>
          <table:table-cell office:value-type="float" office:value="2794.37370666" calcext:value-type="float">
            <text:p>2794,373706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763.99913048" calcext:value-type="float">
            <text:p>3763,99913048</text:p>
          </table:table-cell>
          <table:table-cell office:value-type="float" office:value="3129.31944568" calcext:value-type="float">
            <text:p>3129,31944568</text:p>
          </table:table-cell>
          <table:table-cell office:value-type="float" office:value="3047.09585784" calcext:value-type="float">
            <text:p>3047,09585784</text:p>
          </table:table-cell>
          <table:table-cell office:value-type="float" office:value="3110.7765864" calcext:value-type="float">
            <text:p>3110,7765864</text:p>
          </table:table-cell>
          <table:table-cell office:value-type="float" office:value="3138.61542456" calcext:value-type="float">
            <text:p>3138,61542456</text:p>
          </table:table-cell>
          <table:table-cell office:value-type="float" office:value="3090.63802652" calcext:value-type="float">
            <text:p>3090,63802652</text:p>
          </table:table-cell>
          <table:table-cell office:value-type="float" office:value="3125.55113734" calcext:value-type="float">
            <text:p>3125,551137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709.99898556" calcext:value-type="float">
            <text:p>3709,99898556</text:p>
          </table:table-cell>
          <table:table-cell office:value-type="float" office:value="3116.52929164" calcext:value-type="float">
            <text:p>3116,52929164</text:p>
          </table:table-cell>
          <table:table-cell office:value-type="float" office:value="3070.8022406" calcext:value-type="float">
            <text:p>3070,8022406</text:p>
          </table:table-cell>
          <table:table-cell office:value-type="float" office:value="3159.77686944" calcext:value-type="float">
            <text:p>3159,77686944</text:p>
          </table:table-cell>
          <table:table-cell office:value-type="float" office:value="3168.2627234" calcext:value-type="float">
            <text:p>3168,2627234</text:p>
          </table:table-cell>
          <table:table-cell office:value-type="float" office:value="3133.37416182" calcext:value-type="float">
            <text:p>3133,37416182</text:p>
          </table:table-cell>
          <table:table-cell office:value-type="float" office:value="3140.66119456" calcext:value-type="float">
            <text:p>3140,661194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89.99964216" calcext:value-type="float">
            <text:p>3389,99964216</text:p>
          </table:table-cell>
          <table:table-cell office:value-type="float" office:value="2867.11719632" calcext:value-type="float">
            <text:p>2867,11719632</text:p>
          </table:table-cell>
          <table:table-cell office:value-type="float" office:value="2877.15374394" calcext:value-type="float">
            <text:p>2877,15374394</text:p>
          </table:table-cell>
          <table:table-cell office:value-type="float" office:value="2874.35103904" calcext:value-type="float">
            <text:p>2874,35103904</text:p>
          </table:table-cell>
          <table:table-cell office:value-type="float" office:value="2904.62025196" calcext:value-type="float">
            <text:p>2904,62025196</text:p>
          </table:table-cell>
          <table:table-cell office:value-type="float" office:value="2870.44770988" calcext:value-type="float">
            <text:p>2870,44770988</text:p>
          </table:table-cell>
          <table:table-cell office:value-type="float" office:value="2875.4925787" calcext:value-type="float">
            <text:p>2875,492578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812.00006098" calcext:value-type="float">
            <text:p>2812,00006098</text:p>
          </table:table-cell>
          <table:table-cell office:value-type="float" office:value="2360.77275516" calcext:value-type="float">
            <text:p>2360,77275516</text:p>
          </table:table-cell>
          <table:table-cell office:value-type="float" office:value="2428.34044672" calcext:value-type="float">
            <text:p>2428,34044672</text:p>
          </table:table-cell>
          <table:table-cell office:value-type="float" office:value="2377.02435204" calcext:value-type="float">
            <text:p>2377,02435204</text:p>
          </table:table-cell>
          <table:table-cell office:value-type="float" office:value="2405.46055504" calcext:value-type="float">
            <text:p>2405,46055504</text:p>
          </table:table-cell>
          <table:table-cell office:value-type="float" office:value="2368.31755492" calcext:value-type="float">
            <text:p>2368,31755492</text:p>
          </table:table-cell>
          <table:table-cell office:value-type="float" office:value="2385.7352407" calcext:value-type="float">
            <text:p>2385,73524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96.99935444" calcext:value-type="float">
            <text:p>2096,99935444</text:p>
          </table:table-cell>
          <table:table-cell office:value-type="float" office:value="1680.1082523" calcext:value-type="float">
            <text:p>1680,1082523</text:p>
          </table:table-cell>
          <table:table-cell office:value-type="float" office:value="1766.7466118" calcext:value-type="float">
            <text:p>1766,7466118</text:p>
          </table:table-cell>
          <table:table-cell office:value-type="float" office:value="1704.81297082" calcext:value-type="float">
            <text:p>1704,81297082</text:p>
          </table:table-cell>
          <table:table-cell office:value-type="float" office:value="1722.2101989" calcext:value-type="float">
            <text:p>1722,2101989</text:p>
          </table:table-cell>
          <table:table-cell office:value-type="float" office:value="1705.3530541" calcext:value-type="float">
            <text:p>1705,3530541</text:p>
          </table:table-cell>
          <table:table-cell office:value-type="float" office:value="1701.56019652" calcext:value-type="float">
            <text:p>1701,5601965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59.3016505" calcext:value-type="float">
            <text:p>959,3016505</text:p>
          </table:table-cell>
          <table:table-cell office:value-type="float" office:value="983.1962441" calcext:value-type="float">
            <text:p>983,1962441</text:p>
          </table:table-cell>
          <table:table-cell office:value-type="float" office:value="1017.912961" calcext:value-type="float">
            <text:p>1017,912961</text:p>
          </table:table-cell>
          <table:table-cell office:value-type="float" office:value="1038.42385102" calcext:value-type="float">
            <text:p>1038,42385102</text:p>
          </table:table-cell>
          <table:table-cell office:value-type="float" office:value="1006.66940908" calcext:value-type="float">
            <text:p>1006,66940908</text:p>
          </table:table-cell>
          <table:table-cell office:value-type="float" office:value="1050.51026018" calcext:value-type="float">
            <text:p>1050,51026018</text:p>
          </table:table-cell>
          <table:table-cell office:value-type="float" office:value="1008.55970056" calcext:value-type="float">
            <text:p>1008,559700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5.58983112" calcext:value-type="float">
            <text:p>95,58983112</text:p>
          </table:table-cell>
          <table:table-cell office:value-type="float" office:value="331.659823654" calcext:value-type="float">
            <text:p>331,659823654</text:p>
          </table:table-cell>
          <table:table-cell office:value-type="float" office:value="299.572739512" calcext:value-type="float">
            <text:p>299,572739512</text:p>
          </table:table-cell>
          <table:table-cell office:value-type="float" office:value="401.418944038" calcext:value-type="float">
            <text:p>401,418944038</text:p>
          </table:table-cell>
          <table:table-cell office:value-type="float" office:value="310.480785152" calcext:value-type="float">
            <text:p>310,480785152</text:p>
          </table:table-cell>
          <table:table-cell office:value-type="float" office:value="407.12377826" calcext:value-type="float">
            <text:p>407,12377826</text:p>
          </table:table-cell>
          <table:table-cell office:value-type="float" office:value="336.617542672" calcext:value-type="float">
            <text:p>336,61754267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.54" calcext:value-type="float">
            <text:p>-3,54</text:p>
          </table:table-cell>
          <table:table-cell office:value-type="float" office:value="196.630002266" calcext:value-type="float">
            <text:p>196,630002266</text:p>
          </table:table-cell>
          <table:table-cell office:value-type="float" office:value="197.949523916" calcext:value-type="float">
            <text:p>197,949523916</text:p>
          </table:table-cell>
          <table:table-cell office:value-type="float" office:value="206.486112972" calcext:value-type="float">
            <text:p>206,486112972</text:p>
          </table:table-cell>
          <table:table-cell office:value-type="float" office:value="166.114478638" calcext:value-type="float">
            <text:p>166,114478638</text:p>
          </table:table-cell>
          <table:table-cell office:value-type="float" office:value="188.60485571" calcext:value-type="float">
            <text:p>188,60485571</text:p>
          </table:table-cell>
          <table:table-cell office:value-type="float" office:value="196.11283161" calcext:value-type="float">
            <text:p>196,1128316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.54" calcext:value-type="float">
            <text:p>-3,54</text:p>
          </table:table-cell>
          <table:table-cell office:value-type="float" office:value="181.223308396" calcext:value-type="float">
            <text:p>181,223308396</text:p>
          </table:table-cell>
          <table:table-cell office:value-type="float" office:value="173.051684708" calcext:value-type="float">
            <text:p>173,051684708</text:p>
          </table:table-cell>
          <table:table-cell office:value-type="float" office:value="168.846399896" calcext:value-type="float">
            <text:p>168,846399896</text:p>
          </table:table-cell>
          <table:table-cell office:value-type="float" office:value="143.701840826" calcext:value-type="float">
            <text:p>143,701840826</text:p>
          </table:table-cell>
          <table:table-cell office:value-type="float" office:value="127.674460338" calcext:value-type="float">
            <text:p>127,674460338</text:p>
          </table:table-cell>
          <table:table-cell office:value-type="float" office:value="164.03106647" calcext:value-type="float">
            <text:p>164,0310664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.63999929558" calcext:value-type="float">
            <text:p>-1,6399992956</text:p>
          </table:table-cell>
          <table:table-cell office:value-type="float" office:value="122.811665048" calcext:value-type="float">
            <text:p>122,811665048</text:p>
          </table:table-cell>
          <table:table-cell office:value-type="float" office:value="103.60720375" calcext:value-type="float">
            <text:p>103,60720375</text:p>
          </table:table-cell>
          <table:table-cell office:value-type="float" office:value="76.719239486" calcext:value-type="float">
            <text:p>76,719239486</text:p>
          </table:table-cell>
          <table:table-cell office:value-type="float" office:value="76.078913476" calcext:value-type="float">
            <text:p>76,078913476</text:p>
          </table:table-cell>
          <table:table-cell office:value-type="float" office:value="74.136659438" calcext:value-type="float">
            <text:p>74,136659438</text:p>
          </table:table-cell>
          <table:table-cell office:value-type="float" office:value="98.385171248" calcext:value-type="float">
            <text:p>98,3851712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.54" calcext:value-type="float">
            <text:p>-3,54</text:p>
          </table:table-cell>
          <table:table-cell office:value-type="float" office:value="116.615027718" calcext:value-type="float">
            <text:p>116,615027718</text:p>
          </table:table-cell>
          <table:table-cell office:value-type="float" office:value="111.067717786" calcext:value-type="float">
            <text:p>111,067717786</text:p>
          </table:table-cell>
          <table:table-cell office:value-type="float" office:value="75.7131298" calcext:value-type="float">
            <text:p>75,7131298</text:p>
          </table:table-cell>
          <table:table-cell office:value-type="float" office:value="75.760591664" calcext:value-type="float">
            <text:p>75,760591664</text:p>
          </table:table-cell>
          <table:table-cell office:value-type="float" office:value="79.575952714" calcext:value-type="float">
            <text:p>79,575952714</text:p>
          </table:table-cell>
          <table:table-cell office:value-type="float" office:value="79.743705854" calcext:value-type="float">
            <text:p>79,74370585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.54" calcext:value-type="float">
            <text:p>-3,54</text:p>
          </table:table-cell>
          <table:table-cell office:value-type="float" office:value="260.466209346" calcext:value-type="float">
            <text:p>260,466209346</text:p>
          </table:table-cell>
          <table:table-cell office:value-type="float" office:value="242.624640022" calcext:value-type="float">
            <text:p>242,624640022</text:p>
          </table:table-cell>
          <table:table-cell office:value-type="float" office:value="241.607483178" calcext:value-type="float">
            <text:p>241,607483178</text:p>
          </table:table-cell>
          <table:table-cell office:value-type="float" office:value="214.517805992" calcext:value-type="float">
            <text:p>214,517805992</text:p>
          </table:table-cell>
          <table:table-cell office:value-type="float" office:value="212.979386952" calcext:value-type="float">
            <text:p>212,979386952</text:p>
          </table:table-cell>
          <table:table-cell office:value-type="float" office:value="218.735774578" calcext:value-type="float">
            <text:p>218,73577457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104617294" calcext:value-type="float">
            <text:p>286,104617294</text:p>
          </table:table-cell>
          <table:table-cell office:value-type="float" office:value="280.481613872" calcext:value-type="float">
            <text:p>280,481613872</text:p>
          </table:table-cell>
          <table:table-cell office:value-type="float" office:value="267.335495852" calcext:value-type="float">
            <text:p>267,335495852</text:p>
          </table:table-cell>
          <table:table-cell office:value-type="float" office:value="240.322739618" calcext:value-type="float">
            <text:p>240,322739618</text:p>
          </table:table-cell>
          <table:table-cell office:value-type="float" office:value="237.913231712" calcext:value-type="float">
            <text:p>237,913231712</text:p>
          </table:table-cell>
          <table:table-cell office:value-type="float" office:value="249.150646322" calcext:value-type="float">
            <text:p>249,1506463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933154144" calcext:value-type="float">
            <text:p>286,933154144</text:p>
          </table:table-cell>
          <table:table-cell office:value-type="float" office:value="281.179221442" calcext:value-type="float">
            <text:p>281,179221442</text:p>
          </table:table-cell>
          <table:table-cell office:value-type="float" office:value="267.864941128" calcext:value-type="float">
            <text:p>267,864941128</text:p>
          </table:table-cell>
          <table:table-cell office:value-type="float" office:value="240.93360654" calcext:value-type="float">
            <text:p>240,93360654</text:p>
          </table:table-cell>
          <table:table-cell office:value-type="float" office:value="238.639070908" calcext:value-type="float">
            <text:p>238,639070908</text:p>
          </table:table-cell>
          <table:table-cell office:value-type="float" office:value="249.96977263" calcext:value-type="float">
            <text:p>249,969772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.5000000002442" calcext:value-type="float">
            <text:p>-3,5000000002</text:p>
          </table:table-cell>
          <table:table-cell office:value-type="float" office:value="285.82598342" calcext:value-type="float">
            <text:p>285,82598342</text:p>
          </table:table-cell>
          <table:table-cell office:value-type="float" office:value="279.908389118" calcext:value-type="float">
            <text:p>279,908389118</text:p>
          </table:table-cell>
          <table:table-cell office:value-type="float" office:value="266.928387622" calcext:value-type="float">
            <text:p>266,928387622</text:p>
          </table:table-cell>
          <table:table-cell office:value-type="float" office:value="239.966366484" calcext:value-type="float">
            <text:p>239,966366484</text:p>
          </table:table-cell>
          <table:table-cell office:value-type="float" office:value="237.61741337" calcext:value-type="float">
            <text:p>237,61741337</text:p>
          </table:table-cell>
          <table:table-cell office:value-type="float" office:value="248.738628244" calcext:value-type="float">
            <text:p>248,73862824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406163792" calcext:value-type="float">
            <text:p>286,406163792</text:p>
          </table:table-cell>
          <table:table-cell office:value-type="float" office:value="280.819575076" calcext:value-type="float">
            <text:p>280,819575076</text:p>
          </table:table-cell>
          <table:table-cell office:value-type="float" office:value="267.496702528" calcext:value-type="float">
            <text:p>267,496702528</text:p>
          </table:table-cell>
          <table:table-cell office:value-type="float" office:value="240.546137702" calcext:value-type="float">
            <text:p>240,546137702</text:p>
          </table:table-cell>
          <table:table-cell office:value-type="float" office:value="238.185319122" calcext:value-type="float">
            <text:p>238,185319122</text:p>
          </table:table-cell>
          <table:table-cell office:value-type="float" office:value="249.42559781" calcext:value-type="float">
            <text:p>249,4255978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8473078" calcext:value-type="float">
            <text:p>286,348473078</text:p>
          </table:table-cell>
          <table:table-cell office:value-type="float" office:value="280.763520978" calcext:value-type="float">
            <text:p>280,763520978</text:p>
          </table:table-cell>
          <table:table-cell office:value-type="float" office:value="267.45701459" calcext:value-type="float">
            <text:p>267,45701459</text:p>
          </table:table-cell>
          <table:table-cell office:value-type="float" office:value="240.493356836" calcext:value-type="float">
            <text:p>240,493356836</text:p>
          </table:table-cell>
          <table:table-cell office:value-type="float" office:value="238.130492486" calcext:value-type="float">
            <text:p>238,130492486</text:p>
          </table:table-cell>
          <table:table-cell office:value-type="float" office:value="249.369134558" calcext:value-type="float">
            <text:p>249,3691345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3538015" calcext:value-type="float">
            <text:p>286,33538015</text:p>
          </table:table-cell>
          <table:table-cell office:value-type="float" office:value="280.7401992" calcext:value-type="float">
            <text:p>280,7401992</text:p>
          </table:table-cell>
          <table:table-cell office:value-type="float" office:value="267.4426942" calcext:value-type="float">
            <text:p>267,4426942</text:p>
          </table:table-cell>
          <table:table-cell office:value-type="float" office:value="240.482718832" calcext:value-type="float">
            <text:p>240,482718832</text:p>
          </table:table-cell>
          <table:table-cell office:value-type="float" office:value="238.11862702" calcext:value-type="float">
            <text:p>238,11862702</text:p>
          </table:table-cell>
          <table:table-cell office:value-type="float" office:value="249.356450784" calcext:value-type="float">
            <text:p>249,35645078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.1200000702" calcext:value-type="float">
            <text:p>15,1200000702</text:p>
          </table:table-cell>
          <table:table-cell office:value-type="float" office:value="286.352973772" calcext:value-type="float">
            <text:p>286,352973772</text:p>
          </table:table-cell>
          <table:table-cell office:value-type="float" office:value="280.754928744" calcext:value-type="float">
            <text:p>280,754928744</text:p>
          </table:table-cell>
          <table:table-cell office:value-type="float" office:value="267.453741358" calcext:value-type="float">
            <text:p>267,453741358</text:p>
          </table:table-cell>
          <table:table-cell office:value-type="float" office:value="240.49581176" calcext:value-type="float">
            <text:p>240,49581176</text:p>
          </table:table-cell>
          <table:table-cell office:value-type="float" office:value="238.133765718" calcext:value-type="float">
            <text:p>238,133765718</text:p>
          </table:table-cell>
          <table:table-cell office:value-type="float" office:value="249.373635252" calcext:value-type="float">
            <text:p>249,37363525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2.999977566" calcext:value-type="float">
            <text:p>222,999977566</text:p>
          </table:table-cell>
          <table:table-cell office:value-type="float" office:value="316.911867724" calcext:value-type="float">
            <text:p>316,911867724</text:p>
          </table:table-cell>
          <table:table-cell office:value-type="float" office:value="315.524835664" calcext:value-type="float">
            <text:p>315,524835664</text:p>
          </table:table-cell>
          <table:table-cell office:value-type="float" office:value="291.5623225" calcext:value-type="float">
            <text:p>291,5623225</text:p>
          </table:table-cell>
          <table:table-cell office:value-type="float" office:value="268.283096516" calcext:value-type="float">
            <text:p>268,283096516</text:p>
          </table:table-cell>
          <table:table-cell office:value-type="float" office:value="267.297035376" calcext:value-type="float">
            <text:p>267,297035376</text:p>
          </table:table-cell>
          <table:table-cell office:value-type="float" office:value="279.470594338" calcext:value-type="float">
            <text:p>279,47059433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70.20161718" calcext:value-type="float">
            <text:p>670,20161718</text:p>
          </table:table-cell>
          <table:table-cell office:value-type="float" office:value="648.37325128" calcext:value-type="float">
            <text:p>648,37325128</text:p>
          </table:table-cell>
          <table:table-cell office:value-type="float" office:value="714.18976372" calcext:value-type="float">
            <text:p>714,18976372</text:p>
          </table:table-cell>
          <table:table-cell office:value-type="float" office:value="562.59820672" calcext:value-type="float">
            <text:p>562,59820672</text:p>
          </table:table-cell>
          <table:table-cell office:value-type="float" office:value="573.26894304" calcext:value-type="float">
            <text:p>573,26894304</text:p>
          </table:table-cell>
          <table:table-cell office:value-type="float" office:value="590.50250952" calcext:value-type="float">
            <text:p>590,50250952</text:p>
          </table:table-cell>
          <table:table-cell office:value-type="float" office:value="615.68184668" calcext:value-type="float">
            <text:p>615,6818466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177.99957182" calcext:value-type="float">
            <text:p>2177,99957182</text:p>
          </table:table-cell>
          <table:table-cell office:value-type="float" office:value="1277.39433626" calcext:value-type="float">
            <text:p>1277,39433626</text:p>
          </table:table-cell>
          <table:table-cell office:value-type="float" office:value="1393.00898204" calcext:value-type="float">
            <text:p>1393,00898204</text:p>
          </table:table-cell>
          <table:table-cell office:value-type="float" office:value="1130.4098533" calcext:value-type="float">
            <text:p>1130,4098533</text:p>
          </table:table-cell>
          <table:table-cell office:value-type="float" office:value="1163.35902492" calcext:value-type="float">
            <text:p>1163,35902492</text:p>
          </table:table-cell>
          <table:table-cell office:value-type="float" office:value="1192.0489034" calcext:value-type="float">
            <text:p>1192,0489034</text:p>
          </table:table-cell>
          <table:table-cell office:value-type="float" office:value="1222.72317878" calcext:value-type="float">
            <text:p>1222,72317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418.00112514" calcext:value-type="float">
            <text:p>2418,00112514</text:p>
          </table:table-cell>
          <table:table-cell office:value-type="float" office:value="2071.1776455" calcext:value-type="float">
            <text:p>2071,1776455</text:p>
          </table:table-cell>
          <table:table-cell office:value-type="float" office:value="2118.4963056" calcext:value-type="float">
            <text:p>2118,4963056</text:p>
          </table:table-cell>
          <table:table-cell office:value-type="float" office:value="2039.82008294" calcext:value-type="float">
            <text:p>2039,82008294</text:p>
          </table:table-cell>
          <table:table-cell office:value-type="float" office:value="2046.30517384" calcext:value-type="float">
            <text:p>2046,30517384</text:p>
          </table:table-cell>
          <table:table-cell office:value-type="float" office:value="2040.41335624" calcext:value-type="float">
            <text:p>2040,41335624</text:p>
          </table:table-cell>
          <table:table-cell office:value-type="float" office:value="2039.79144216" calcext:value-type="float">
            <text:p>2039,7914421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01.99900808" calcext:value-type="float">
            <text:p>2701,99900808</text:p>
          </table:table-cell>
          <table:table-cell office:value-type="float" office:value="2361.9224779" calcext:value-type="float">
            <text:p>2361,9224779</text:p>
          </table:table-cell>
          <table:table-cell office:value-type="float" office:value="2351.5913394" calcext:value-type="float">
            <text:p>2351,5913394</text:p>
          </table:table-cell>
          <table:table-cell office:value-type="float" office:value="2394.68343868" calcext:value-type="float">
            <text:p>2394,68343868</text:p>
          </table:table-cell>
          <table:table-cell office:value-type="float" office:value="2407.26083264" calcext:value-type="float">
            <text:p>2407,26083264</text:p>
          </table:table-cell>
          <table:table-cell office:value-type="float" office:value="2366.59910812" calcext:value-type="float">
            <text:p>2366,59910812</text:p>
          </table:table-cell>
          <table:table-cell office:value-type="float" office:value="2377.88357544" calcext:value-type="float">
            <text:p>2377,883575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594.99807078" calcext:value-type="float">
            <text:p>3594,99807078</text:p>
          </table:table-cell>
          <table:table-cell office:value-type="float" office:value="2599.22361482" calcext:value-type="float">
            <text:p>2599,22361482</text:p>
          </table:table-cell>
          <table:table-cell office:value-type="float" office:value="2526.09961194" calcext:value-type="float">
            <text:p>2526,09961194</text:p>
          </table:table-cell>
          <table:table-cell office:value-type="float" office:value="2592.4807569" calcext:value-type="float">
            <text:p>2592,4807569</text:p>
          </table:table-cell>
          <table:table-cell office:value-type="float" office:value="2549.03678518" calcext:value-type="float">
            <text:p>2549,03678518</text:p>
          </table:table-cell>
          <table:table-cell office:value-type="float" office:value="2516.84454846" calcext:value-type="float">
            <text:p>2516,84454846</text:p>
          </table:table-cell>
          <table:table-cell office:value-type="float" office:value="2555.46868606" calcext:value-type="float">
            <text:p>2555,4686860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704.99912368" calcext:value-type="float">
            <text:p>3704,99912368</text:p>
          </table:table-cell>
          <table:table-cell office:value-type="float" office:value="3293.41065738" calcext:value-type="float">
            <text:p>3293,41065738</text:p>
          </table:table-cell>
          <table:table-cell office:value-type="float" office:value="3154.31466354" calcext:value-type="float">
            <text:p>3154,31466354</text:p>
          </table:table-cell>
          <table:table-cell office:value-type="float" office:value="3168.24635724" calcext:value-type="float">
            <text:p>3168,24635724</text:p>
          </table:table-cell>
          <table:table-cell office:value-type="float" office:value="3237.26245396" calcext:value-type="float">
            <text:p>3237,26245396</text:p>
          </table:table-cell>
          <table:table-cell office:value-type="float" office:value="3183.8719485" calcext:value-type="float">
            <text:p>3183,8719485</text:p>
          </table:table-cell>
          <table:table-cell office:value-type="float" office:value="3222.7620362" calcext:value-type="float">
            <text:p>3222,76203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330.99963536" calcext:value-type="float">
            <text:p>3330,99963536</text:p>
          </table:table-cell>
          <table:table-cell office:value-type="float" office:value="2976.03399112" calcext:value-type="float">
            <text:p>2976,03399112</text:p>
          </table:table-cell>
          <table:table-cell office:value-type="float" office:value="2862.83744548" calcext:value-type="float">
            <text:p>2862,83744548</text:p>
          </table:table-cell>
          <table:table-cell office:value-type="float" office:value="2921.53876986" calcext:value-type="float">
            <text:p>2921,53876986</text:p>
          </table:table-cell>
          <table:table-cell office:value-type="float" office:value="2943.6167197" calcext:value-type="float">
            <text:p>2943,6167197</text:p>
          </table:table-cell>
          <table:table-cell office:value-type="float" office:value="2902.86088976" calcext:value-type="float">
            <text:p>2902,86088976</text:p>
          </table:table-cell>
          <table:table-cell office:value-type="float" office:value="2927.95021304" calcext:value-type="float">
            <text:p>2927,950213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07.0001991" calcext:value-type="float">
            <text:p>2807,0001991</text:p>
          </table:table-cell>
          <table:table-cell office:value-type="float" office:value="2431.64641104" calcext:value-type="float">
            <text:p>2431,64641104</text:p>
          </table:table-cell>
          <table:table-cell office:value-type="float" office:value="2430.517146" calcext:value-type="float">
            <text:p>2430,517146</text:p>
          </table:table-cell>
          <table:table-cell office:value-type="float" office:value="2462.87713586" calcext:value-type="float">
            <text:p>2462,87713586</text:p>
          </table:table-cell>
          <table:table-cell office:value-type="float" office:value="2451.83816094" calcext:value-type="float">
            <text:p>2451,83816094</text:p>
          </table:table-cell>
          <table:table-cell office:value-type="float" office:value="2415.92262282" calcext:value-type="float">
            <text:p>2415,92262282</text:p>
          </table:table-cell>
          <table:table-cell office:value-type="float" office:value="2429.76430264" calcext:value-type="float">
            <text:p>2429,764302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27.99962388" calcext:value-type="float">
            <text:p>2027,99962388</text:p>
          </table:table-cell>
          <table:table-cell office:value-type="float" office:value="1840.99169664" calcext:value-type="float">
            <text:p>1840,99169664</text:p>
          </table:table-cell>
          <table:table-cell office:value-type="float" office:value="1847.70591378" calcext:value-type="float">
            <text:p>1847,70591378</text:p>
          </table:table-cell>
          <table:table-cell office:value-type="float" office:value="1830.74238894" calcext:value-type="float">
            <text:p>1830,74238894</text:p>
          </table:table-cell>
          <table:table-cell office:value-type="float" office:value="1847.79183612" calcext:value-type="float">
            <text:p>1847,79183612</text:p>
          </table:table-cell>
          <table:table-cell office:value-type="float" office:value="1819.3638162" calcext:value-type="float">
            <text:p>1819,3638162</text:p>
          </table:table-cell>
          <table:table-cell office:value-type="float" office:value="1829.35944842" calcext:value-type="float">
            <text:p>1829,359448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58.4015117" calcext:value-type="float">
            <text:p>958,4015117</text:p>
          </table:table-cell>
          <table:table-cell office:value-type="float" office:value="986.58403922" calcext:value-type="float">
            <text:p>986,58403922</text:p>
          </table:table-cell>
          <table:table-cell office:value-type="float" office:value="1000.94125308" calcext:value-type="float">
            <text:p>1000,94125308</text:p>
          </table:table-cell>
          <table:table-cell office:value-type="float" office:value="1013.40408392" calcext:value-type="float">
            <text:p>1013,40408392</text:p>
          </table:table-cell>
          <table:table-cell office:value-type="float" office:value="986.9604609" calcext:value-type="float">
            <text:p>986,9604609</text:p>
          </table:table-cell>
          <table:table-cell office:value-type="float" office:value="1034.04181168" calcext:value-type="float">
            <text:p>1034,04181168</text:p>
          </table:table-cell>
          <table:table-cell office:value-type="float" office:value="994.14929668" calcext:value-type="float">
            <text:p>994,149296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6.189927124" calcext:value-type="float">
            <text:p>86,189927124</text:p>
          </table:table-cell>
          <table:table-cell office:value-type="float" office:value="321.548400852" calcext:value-type="float">
            <text:p>321,548400852</text:p>
          </table:table-cell>
          <table:table-cell office:value-type="float" office:value="282.390726436" calcext:value-type="float">
            <text:p>282,390726436</text:p>
          </table:table-cell>
          <table:table-cell office:value-type="float" office:value="395.854449638" calcext:value-type="float">
            <text:p>395,854449638</text:p>
          </table:table-cell>
          <table:table-cell office:value-type="float" office:value="305.39786501" calcext:value-type="float">
            <text:p>305,39786501</text:p>
          </table:table-cell>
          <table:table-cell office:value-type="float" office:value="400.559720638" calcext:value-type="float">
            <text:p>400,559720638</text:p>
          </table:table-cell>
          <table:table-cell office:value-type="float" office:value="329.88777768" calcext:value-type="float">
            <text:p>329,8877776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2.899909398" calcext:value-type="float">
            <text:p>112,899909398</text:p>
          </table:table-cell>
          <table:table-cell office:value-type="float" office:value="198.497790276" calcext:value-type="float">
            <text:p>198,497790276</text:p>
          </table:table-cell>
          <table:table-cell office:value-type="float" office:value="206.856806496" calcext:value-type="float">
            <text:p>206,856806496</text:p>
          </table:table-cell>
          <table:table-cell office:value-type="float" office:value="207.459899492" calcext:value-type="float">
            <text:p>207,459899492</text:p>
          </table:table-cell>
          <table:table-cell office:value-type="float" office:value="166.64351476" calcext:value-type="float">
            <text:p>166,64351476</text:p>
          </table:table-cell>
          <table:table-cell office:value-type="float" office:value="188.108142754" calcext:value-type="float">
            <text:p>188,108142754</text:p>
          </table:table-cell>
          <table:table-cell office:value-type="float" office:value="201.142152578" calcext:value-type="float">
            <text:p>201,1421525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.24999779432" calcext:value-type="float">
            <text:p>-1,2499977943</text:p>
          </table:table-cell>
          <table:table-cell office:value-type="float" office:value="237.380922358" calcext:value-type="float">
            <text:p>237,380922358</text:p>
          </table:table-cell>
          <table:table-cell office:value-type="float" office:value="239.837892128" calcext:value-type="float">
            <text:p>239,837892128</text:p>
          </table:table-cell>
          <table:table-cell office:value-type="float" office:value="217.63024047" calcext:value-type="float">
            <text:p>217,63024047</text:p>
          </table:table-cell>
          <table:table-cell office:value-type="float" office:value="209.096106338" calcext:value-type="float">
            <text:p>209,096106338</text:p>
          </table:table-cell>
          <table:table-cell office:value-type="float" office:value="182.037524856" calcext:value-type="float">
            <text:p>182,037524856</text:p>
          </table:table-cell>
          <table:table-cell office:value-type="float" office:value="218.824151842" calcext:value-type="float">
            <text:p>218,82415184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.54" calcext:value-type="float">
            <text:p>-3,54</text:p>
          </table:table-cell>
          <table:table-cell office:value-type="float" office:value="119.150145902" calcext:value-type="float">
            <text:p>119,150145902</text:p>
          </table:table-cell>
          <table:table-cell office:value-type="float" office:value="109.012537244" calcext:value-type="float">
            <text:p>109,012537244</text:p>
          </table:table-cell>
          <table:table-cell office:value-type="float" office:value="95.146717338" calcext:value-type="float">
            <text:p>95,146717338</text:p>
          </table:table-cell>
          <table:table-cell office:value-type="float" office:value="84.061508016" calcext:value-type="float">
            <text:p>84,061508016</text:p>
          </table:table-cell>
          <table:table-cell office:value-type="float" office:value="84.12533604" calcext:value-type="float">
            <text:p>84,12533604</text:p>
          </table:table-cell>
          <table:table-cell office:value-type="float" office:value="103.98771697" calcext:value-type="float">
            <text:p>103,9877169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.54" calcext:value-type="float">
            <text:p>-3,54</text:p>
          </table:table-cell>
          <table:table-cell office:value-type="float" office:value="104.657502068" calcext:value-type="float">
            <text:p>104,657502068</text:p>
          </table:table-cell>
          <table:table-cell office:value-type="float" office:value="101.759464286" calcext:value-type="float">
            <text:p>101,759464286</text:p>
          </table:table-cell>
          <table:table-cell office:value-type="float" office:value="69.001367584" calcext:value-type="float">
            <text:p>69,001367584</text:p>
          </table:table-cell>
          <table:table-cell office:value-type="float" office:value="66.831623922" calcext:value-type="float">
            <text:p>66,831623922</text:p>
          </table:table-cell>
          <table:table-cell office:value-type="float" office:value="70.574564714" calcext:value-type="float">
            <text:p>70,574564714</text:p>
          </table:table-cell>
          <table:table-cell office:value-type="float" office:value="72.400209862" calcext:value-type="float">
            <text:p>72,40020986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.5299999898322" calcext:value-type="float">
            <text:p>-3,5299999898</text:p>
          </table:table-cell>
          <table:table-cell office:value-type="float" office:value="297.671810028" calcext:value-type="float">
            <text:p>297,671810028</text:p>
          </table:table-cell>
          <table:table-cell office:value-type="float" office:value="270.430745862" calcext:value-type="float">
            <text:p>270,430745862</text:p>
          </table:table-cell>
          <table:table-cell office:value-type="float" office:value="269.299435052" calcext:value-type="float">
            <text:p>269,299435052</text:p>
          </table:table-cell>
          <table:table-cell office:value-type="float" office:value="243.447448716" calcext:value-type="float">
            <text:p>243,447448716</text:p>
          </table:table-cell>
          <table:table-cell office:value-type="float" office:value="245.518586264" calcext:value-type="float">
            <text:p>245,518586264</text:p>
          </table:table-cell>
          <table:table-cell office:value-type="float" office:value="256.73104248" calcext:value-type="float">
            <text:p>256,7310424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.409999908734" calcext:value-type="float">
            <text:p>-3,4099999087</text:p>
          </table:table-cell>
          <table:table-cell office:value-type="float" office:value="256.331299022" calcext:value-type="float">
            <text:p>256,331299022</text:p>
          </table:table-cell>
          <table:table-cell office:value-type="float" office:value="236.64976416" calcext:value-type="float">
            <text:p>236,64976416</text:p>
          </table:table-cell>
          <table:table-cell office:value-type="float" office:value="237.045006924" calcext:value-type="float">
            <text:p>237,045006924</text:p>
          </table:table-cell>
          <table:table-cell office:value-type="float" office:value="210.299019098" calcext:value-type="float">
            <text:p>210,299019098</text:p>
          </table:table-cell>
          <table:table-cell office:value-type="float" office:value="208.945128512" calcext:value-type="float">
            <text:p>208,945128512</text:p>
          </table:table-cell>
          <table:table-cell office:value-type="float" office:value="213.961356552" calcext:value-type="float">
            <text:p>213,9613565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.54" calcext:value-type="float">
            <text:p>-3,54</text:p>
          </table:table-cell>
          <table:table-cell office:value-type="float" office:value="285.936045846" calcext:value-type="float">
            <text:p>285,936045846</text:p>
          </table:table-cell>
          <table:table-cell office:value-type="float" office:value="279.982036838" calcext:value-type="float">
            <text:p>279,982036838</text:p>
          </table:table-cell>
          <table:table-cell office:value-type="float" office:value="266.993443108" calcext:value-type="float">
            <text:p>266,993443108</text:p>
          </table:table-cell>
          <table:table-cell office:value-type="float" office:value="240.055562056" calcext:value-type="float">
            <text:p>240,055562056</text:p>
          </table:table-cell>
          <table:table-cell office:value-type="float" office:value="237.718883562" calcext:value-type="float">
            <text:p>237,718883562</text:p>
          </table:table-cell>
          <table:table-cell office:value-type="float" office:value="248.822913968" calcext:value-type="float">
            <text:p>248,82291396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64430084" calcext:value-type="float">
            <text:p>286,364430084</text:p>
          </table:table-cell>
          <table:table-cell office:value-type="float" office:value="280.801981454" calcext:value-type="float">
            <text:p>280,801981454</text:p>
          </table:table-cell>
          <table:table-cell office:value-type="float" office:value="267.484018754" calcext:value-type="float">
            <text:p>267,484018754</text:p>
          </table:table-cell>
          <table:table-cell office:value-type="float" office:value="240.508495534" calcext:value-type="float">
            <text:p>240,508495534</text:p>
          </table:table-cell>
          <table:table-cell office:value-type="float" office:value="238.146858646" calcext:value-type="float">
            <text:p>238,146858646</text:p>
          </table:table-cell>
          <table:table-cell office:value-type="float" office:value="249.385500718" calcext:value-type="float">
            <text:p>249,3855007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27606224" calcext:value-type="float">
            <text:p>286,327606224</text:p>
          </table:table-cell>
          <table:table-cell office:value-type="float" office:value="280.72997035" calcext:value-type="float">
            <text:p>280,72997035</text:p>
          </table:table-cell>
          <table:table-cell office:value-type="float" office:value="267.439830122" calcext:value-type="float">
            <text:p>267,439830122</text:p>
          </table:table-cell>
          <table:table-cell office:value-type="float" office:value="240.47739983" calcext:value-type="float">
            <text:p>240,47739983</text:p>
          </table:table-cell>
          <table:table-cell office:value-type="float" office:value="238.111262248" calcext:value-type="float">
            <text:p>238,111262248</text:p>
          </table:table-cell>
          <table:table-cell office:value-type="float" office:value="249.34990432" calcext:value-type="float">
            <text:p>249,3499043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7834132" calcext:value-type="float">
            <text:p>286,37834132</text:p>
          </table:table-cell>
          <table:table-cell office:value-type="float" office:value="280.77088575" calcext:value-type="float">
            <text:p>280,77088575</text:p>
          </table:table-cell>
          <table:table-cell office:value-type="float" office:value="267.470925826" calcext:value-type="float">
            <text:p>267,470925826</text:p>
          </table:table-cell>
          <table:table-cell office:value-type="float" office:value="240.51422369" calcext:value-type="float">
            <text:p>240,51422369</text:p>
          </table:table-cell>
          <table:table-cell office:value-type="float" office:value="238.15545088" calcext:value-type="float">
            <text:p>238,15545088</text:p>
          </table:table-cell>
          <table:table-cell office:value-type="float" office:value="249.399411954" calcext:value-type="float">
            <text:p>249,39941195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05511908" calcext:value-type="float">
            <text:p>286,305511908</text:p>
          </table:table-cell>
          <table:table-cell office:value-type="float" office:value="280.688236642" calcext:value-type="float">
            <text:p>280,688236642</text:p>
          </table:table-cell>
          <table:table-cell office:value-type="float" office:value="267.409552726" calcext:value-type="float">
            <text:p>267,409552726</text:p>
          </table:table-cell>
          <table:table-cell office:value-type="float" office:value="240.45080482" calcext:value-type="float">
            <text:p>240,45080482</text:p>
          </table:table-cell>
          <table:table-cell office:value-type="float" office:value="238.088349624" calcext:value-type="float">
            <text:p>238,088349624</text:p>
          </table:table-cell>
          <table:table-cell office:value-type="float" office:value="249.318399462" calcext:value-type="float">
            <text:p>249,31839946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.9799865302" calcext:value-type="float">
            <text:p>17,9799865302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0.39982472" calcext:value-type="float">
            <text:p>160,39982472</text:p>
          </table:table-cell>
          <table:table-cell office:value-type="float" office:value="321.596681024" calcext:value-type="float">
            <text:p>321,596681024</text:p>
          </table:table-cell>
          <table:table-cell office:value-type="float" office:value="320.915848768" calcext:value-type="float">
            <text:p>320,915848768</text:p>
          </table:table-cell>
          <table:table-cell office:value-type="float" office:value="295.270894356" calcext:value-type="float">
            <text:p>295,270894356</text:p>
          </table:table-cell>
          <table:table-cell office:value-type="float" office:value="272.550163582" calcext:value-type="float">
            <text:p>272,550163582</text:p>
          </table:table-cell>
          <table:table-cell office:value-type="float" office:value="271.783408986" calcext:value-type="float">
            <text:p>271,783408986</text:p>
          </table:table-cell>
          <table:table-cell office:value-type="float" office:value="284.097716924" calcext:value-type="float">
            <text:p>284,0977169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294.00189712" calcext:value-type="float">
            <text:p>1294,00189712</text:p>
          </table:table-cell>
          <table:table-cell office:value-type="float" office:value="553.1344747" calcext:value-type="float">
            <text:p>553,1344747</text:p>
          </table:table-cell>
          <table:table-cell office:value-type="float" office:value="600.62907102" calcext:value-type="float">
            <text:p>600,62907102</text:p>
          </table:table-cell>
          <table:table-cell office:value-type="float" office:value="484.69528512" calcext:value-type="float">
            <text:p>484,69528512</text:p>
          </table:table-cell>
          <table:table-cell office:value-type="float" office:value="485.05943218" calcext:value-type="float">
            <text:p>485,05943218</text:p>
          </table:table-cell>
          <table:table-cell office:value-type="float" office:value="496.41345568" calcext:value-type="float">
            <text:p>496,41345568</text:p>
          </table:table-cell>
          <table:table-cell office:value-type="float" office:value="519.10104498" calcext:value-type="float">
            <text:p>519,101044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45.99953336" calcext:value-type="float">
            <text:p>2445,99953336</text:p>
          </table:table-cell>
          <table:table-cell office:value-type="float" office:value="1683.77836368" calcext:value-type="float">
            <text:p>1683,77836368</text:p>
          </table:table-cell>
          <table:table-cell office:value-type="float" office:value="1703.60596652" calcext:value-type="float">
            <text:p>1703,60596652</text:p>
          </table:table-cell>
          <table:table-cell office:value-type="float" office:value="1551.27384078" calcext:value-type="float">
            <text:p>1551,27384078</text:p>
          </table:table-cell>
          <table:table-cell office:value-type="float" office:value="1578.7198911" calcext:value-type="float">
            <text:p>1578,7198911</text:p>
          </table:table-cell>
          <table:table-cell office:value-type="float" office:value="1561.25719838" calcext:value-type="float">
            <text:p>1561,25719838</text:p>
          </table:table-cell>
          <table:table-cell office:value-type="float" office:value="1598.93619024" calcext:value-type="float">
            <text:p>1598,936190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114.99905568" calcext:value-type="float">
            <text:p>3114,99905568</text:p>
          </table:table-cell>
          <table:table-cell office:value-type="float" office:value="2375.0154059" calcext:value-type="float">
            <text:p>2375,0154059</text:p>
          </table:table-cell>
          <table:table-cell office:value-type="float" office:value="2376.05056552" calcext:value-type="float">
            <text:p>2376,05056552</text:p>
          </table:table-cell>
          <table:table-cell office:value-type="float" office:value="2305.15645194" calcext:value-type="float">
            <text:p>2305,15645194</text:p>
          </table:table-cell>
          <table:table-cell office:value-type="float" office:value="2344.54161598" calcext:value-type="float">
            <text:p>2344,54161598</text:p>
          </table:table-cell>
          <table:table-cell office:value-type="float" office:value="2337.85194808" calcext:value-type="float">
            <text:p>2337,85194808</text:p>
          </table:table-cell>
          <table:table-cell office:value-type="float" office:value="2321.42850652" calcext:value-type="float">
            <text:p>2321,4285065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530.9982021" calcext:value-type="float">
            <text:p>3530,9982021</text:p>
          </table:table-cell>
          <table:table-cell office:value-type="float" office:value="2886.19604734" calcext:value-type="float">
            <text:p>2886,19604734</text:p>
          </table:table-cell>
          <table:table-cell office:value-type="float" office:value="2858.23855452" calcext:value-type="float">
            <text:p>2858,23855452</text:p>
          </table:table-cell>
          <table:table-cell office:value-type="float" office:value="2823.72641462" calcext:value-type="float">
            <text:p>2823,72641462</text:p>
          </table:table-cell>
          <table:table-cell office:value-type="float" office:value="2883.03328692" calcext:value-type="float">
            <text:p>2883,03328692</text:p>
          </table:table-cell>
          <table:table-cell office:value-type="float" office:value="2836.94208882" calcext:value-type="float">
            <text:p>2836,94208882</text:p>
          </table:table-cell>
          <table:table-cell office:value-type="float" office:value="2857.3261411" calcext:value-type="float">
            <text:p>2857,32614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684.99967616" calcext:value-type="float">
            <text:p>3684,99967616</text:p>
          </table:table-cell>
          <table:table-cell office:value-type="float" office:value="3087.3320622" calcext:value-type="float">
            <text:p>3087,3320622</text:p>
          </table:table-cell>
          <table:table-cell office:value-type="float" office:value="2985.20313226" calcext:value-type="float">
            <text:p>2985,20313226</text:p>
          </table:table-cell>
          <table:table-cell office:value-type="float" office:value="3115.67415978" calcext:value-type="float">
            <text:p>3115,67415978</text:p>
          </table:table-cell>
          <table:table-cell office:value-type="float" office:value="3115.00723876" calcext:value-type="float">
            <text:p>3115,00723876</text:p>
          </table:table-cell>
          <table:table-cell office:value-type="float" office:value="3076.60404432" calcext:value-type="float">
            <text:p>3076,60404432</text:p>
          </table:table-cell>
          <table:table-cell office:value-type="float" office:value="3111.2675712" calcext:value-type="float">
            <text:p>3111,26757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635.99939312" calcext:value-type="float">
            <text:p>3635,99939312</text:p>
          </table:table-cell>
          <table:table-cell office:value-type="float" office:value="3031.6052874" calcext:value-type="float">
            <text:p>3031,6052874</text:p>
          </table:table-cell>
          <table:table-cell office:value-type="float" office:value="2959.95014738" calcext:value-type="float">
            <text:p>2959,95014738</text:p>
          </table:table-cell>
          <table:table-cell office:value-type="float" office:value="3038.39315226" calcext:value-type="float">
            <text:p>3038,39315226</text:p>
          </table:table-cell>
          <table:table-cell office:value-type="float" office:value="3043.80216814" calcext:value-type="float">
            <text:p>3043,80216814</text:p>
          </table:table-cell>
          <table:table-cell office:value-type="float" office:value="3022.0719992" calcext:value-type="float">
            <text:p>3022,0719992</text:p>
          </table:table-cell>
          <table:table-cell office:value-type="float" office:value="3026.26991924" calcext:value-type="float">
            <text:p>3026,2699192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58.99804358" calcext:value-type="float">
            <text:p>3358,99804358</text:p>
          </table:table-cell>
          <table:table-cell office:value-type="float" office:value="2774.4724561" calcext:value-type="float">
            <text:p>2774,4724561</text:p>
          </table:table-cell>
          <table:table-cell office:value-type="float" office:value="2770.74506316" calcext:value-type="float">
            <text:p>2770,74506316</text:p>
          </table:table-cell>
          <table:table-cell office:value-type="float" office:value="2768.48244154" calcext:value-type="float">
            <text:p>2768,48244154</text:p>
          </table:table-cell>
          <table:table-cell office:value-type="float" office:value="2794.57419212" calcext:value-type="float">
            <text:p>2794,57419212</text:p>
          </table:table-cell>
          <table:table-cell office:value-type="float" office:value="2756.34284236" calcext:value-type="float">
            <text:p>2756,34284236</text:p>
          </table:table-cell>
          <table:table-cell office:value-type="float" office:value="2770.82689396" calcext:value-type="float">
            <text:p>2770,8268939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804.99943604" calcext:value-type="float">
            <text:p>2804,99943604</text:p>
          </table:table-cell>
          <table:table-cell office:value-type="float" office:value="2332.80298772" calcext:value-type="float">
            <text:p>2332,80298772</text:p>
          </table:table-cell>
          <table:table-cell office:value-type="float" office:value="2387.28184282" calcext:value-type="float">
            <text:p>2387,28184282</text:p>
          </table:table-cell>
          <table:table-cell office:value-type="float" office:value="2343.47781558" calcext:value-type="float">
            <text:p>2343,47781558</text:p>
          </table:table-cell>
          <table:table-cell office:value-type="float" office:value="2367.34785994" calcext:value-type="float">
            <text:p>2367,34785994</text:p>
          </table:table-cell>
          <table:table-cell office:value-type="float" office:value="2329.4970234" calcext:value-type="float">
            <text:p>2329,4970234</text:p>
          </table:table-cell>
          <table:table-cell office:value-type="float" office:value="2349.63558328" calcext:value-type="float">
            <text:p>2349,635583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30.9987227" calcext:value-type="float">
            <text:p>2030,9987227</text:p>
          </table:table-cell>
          <table:table-cell office:value-type="float" office:value="1678.49618554" calcext:value-type="float">
            <text:p>1678,49618554</text:p>
          </table:table-cell>
          <table:table-cell office:value-type="float" office:value="1749.14889826" calcext:value-type="float">
            <text:p>1749,14889826</text:p>
          </table:table-cell>
          <table:table-cell office:value-type="float" office:value="1703.48322032" calcext:value-type="float">
            <text:p>1703,48322032</text:p>
          </table:table-cell>
          <table:table-cell office:value-type="float" office:value="1713.75298572" calcext:value-type="float">
            <text:p>1713,75298572</text:p>
          </table:table-cell>
          <table:table-cell office:value-type="float" office:value="1698.0496552" calcext:value-type="float">
            <text:p>1698,0496552</text:p>
          </table:table-cell>
          <table:table-cell office:value-type="float" office:value="1695.41470344" calcext:value-type="float">
            <text:p>1695,4147034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42.59998422" calcext:value-type="float">
            <text:p>942,59998422</text:p>
          </table:table-cell>
          <table:table-cell office:value-type="float" office:value="956.04478466" calcext:value-type="float">
            <text:p>956,04478466</text:p>
          </table:table-cell>
          <table:table-cell office:value-type="float" office:value="978.24138916" calcext:value-type="float">
            <text:p>978,24138916</text:p>
          </table:table-cell>
          <table:table-cell office:value-type="float" office:value="1001.35859016" calcext:value-type="float">
            <text:p>1001,35859016</text:p>
          </table:table-cell>
          <table:table-cell office:value-type="float" office:value="968.00435608" calcext:value-type="float">
            <text:p>968,00435608</text:p>
          </table:table-cell>
          <table:table-cell office:value-type="float" office:value="1016.38681658" calcext:value-type="float">
            <text:p>1016,38681658</text:p>
          </table:table-cell>
          <table:table-cell office:value-type="float" office:value="972.92238716" calcext:value-type="float">
            <text:p>972,922387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.54" calcext:value-type="float">
            <text:p>-3,54</text:p>
          </table:table-cell>
          <table:table-cell office:value-type="float" office:value="338.72754985" calcext:value-type="float">
            <text:p>338,72754985</text:p>
          </table:table-cell>
          <table:table-cell office:value-type="float" office:value="302.635666356" calcext:value-type="float">
            <text:p>302,635666356</text:p>
          </table:table-cell>
          <table:table-cell office:value-type="float" office:value="402.864894274" calcext:value-type="float">
            <text:p>402,864894274</text:p>
          </table:table-cell>
          <table:table-cell office:value-type="float" office:value="317.31038372" calcext:value-type="float">
            <text:p>317,31038372</text:p>
          </table:table-cell>
          <table:table-cell office:value-type="float" office:value="408.71947886" calcext:value-type="float">
            <text:p>408,71947886</text:p>
          </table:table-cell>
          <table:table-cell office:value-type="float" office:value="344.458569928" calcext:value-type="float">
            <text:p>344,4585699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7.310007023" calcext:value-type="float">
            <text:p>27,310007023</text:p>
          </table:table-cell>
          <table:table-cell office:value-type="float" office:value="187.91133968" calcext:value-type="float">
            <text:p>187,91133968</text:p>
          </table:table-cell>
          <table:table-cell office:value-type="float" office:value="181.140250134" calcext:value-type="float">
            <text:p>181,140250134</text:p>
          </table:table-cell>
          <table:table-cell office:value-type="float" office:value="188.497657362" calcext:value-type="float">
            <text:p>188,497657362</text:p>
          </table:table-cell>
          <table:table-cell office:value-type="float" office:value="146.569601212" calcext:value-type="float">
            <text:p>146,569601212</text:p>
          </table:table-cell>
          <table:table-cell office:value-type="float" office:value="166.57191281" calcext:value-type="float">
            <text:p>166,57191281</text:p>
          </table:table-cell>
          <table:table-cell office:value-type="float" office:value="185.66712999" calcext:value-type="float">
            <text:p>185,6671299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82.500072232" calcext:value-type="float">
            <text:p>382,500072232</text:p>
          </table:table-cell>
          <table:table-cell office:value-type="float" office:value="204.292638378" calcext:value-type="float">
            <text:p>204,292638378</text:p>
          </table:table-cell>
          <table:table-cell office:value-type="float" office:value="189.513995898" calcext:value-type="float">
            <text:p>189,513995898</text:p>
          </table:table-cell>
          <table:table-cell office:value-type="float" office:value="176.883002764" calcext:value-type="float">
            <text:p>176,883002764</text:p>
          </table:table-cell>
          <table:table-cell office:value-type="float" office:value="162.553202222" calcext:value-type="float">
            <text:p>162,553202222</text:p>
          </table:table-cell>
          <table:table-cell office:value-type="float" office:value="140.411015204" calcext:value-type="float">
            <text:p>140,411015204</text:p>
          </table:table-cell>
          <table:table-cell office:value-type="float" office:value="179.177538396" calcext:value-type="float">
            <text:p>179,1775383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09.00015362" calcext:value-type="float">
            <text:p>1209,00015362</text:p>
          </table:table-cell>
          <table:table-cell office:value-type="float" office:value="506.29861632" calcext:value-type="float">
            <text:p>506,29861632</text:p>
          </table:table-cell>
          <table:table-cell office:value-type="float" office:value="465.2277378" calcext:value-type="float">
            <text:p>465,2277378</text:p>
          </table:table-cell>
          <table:table-cell office:value-type="float" office:value="415.28640056" calcext:value-type="float">
            <text:p>415,28640056</text:p>
          </table:table-cell>
          <table:table-cell office:value-type="float" office:value="455.0807186" calcext:value-type="float">
            <text:p>455,0807186</text:p>
          </table:table-cell>
          <table:table-cell office:value-type="float" office:value="414.4517264" calcext:value-type="float">
            <text:p>414,4517264</text:p>
          </table:table-cell>
          <table:table-cell office:value-type="float" office:value="443.93945518" calcext:value-type="float">
            <text:p>443,939455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035.99858458" calcext:value-type="float">
            <text:p>2035,99858458</text:p>
          </table:table-cell>
          <table:table-cell office:value-type="float" office:value="1376.66737128" calcext:value-type="float">
            <text:p>1376,66737128</text:p>
          </table:table-cell>
          <table:table-cell office:value-type="float" office:value="1284.01444798" calcext:value-type="float">
            <text:p>1284,01444798</text:p>
          </table:table-cell>
          <table:table-cell office:value-type="float" office:value="1263.13531936" calcext:value-type="float">
            <text:p>1263,13531936</text:p>
          </table:table-cell>
          <table:table-cell office:value-type="float" office:value="1261.24093634" calcext:value-type="float">
            <text:p>1261,24093634</text:p>
          </table:table-cell>
          <table:table-cell office:value-type="float" office:value="1231.9618761" calcext:value-type="float">
            <text:p>1231,9618761</text:p>
          </table:table-cell>
          <table:table-cell office:value-type="float" office:value="1291.77609936" calcext:value-type="float">
            <text:p>1291,7760993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799.99957416" calcext:value-type="float">
            <text:p>2799,99957416</text:p>
          </table:table-cell>
          <table:table-cell office:value-type="float" office:value="2289.73952922" calcext:value-type="float">
            <text:p>2289,73952922</text:p>
          </table:table-cell>
          <table:table-cell office:value-type="float" office:value="2287.19868288" calcext:value-type="float">
            <text:p>2287,19868288</text:p>
          </table:table-cell>
          <table:table-cell office:value-type="float" office:value="2199.05054512" calcext:value-type="float">
            <text:p>2199,05054512</text:p>
          </table:table-cell>
          <table:table-cell office:value-type="float" office:value="2234.39326764" calcext:value-type="float">
            <text:p>2234,39326764</text:p>
          </table:table-cell>
          <table:table-cell office:value-type="float" office:value="2228.13321144" calcext:value-type="float">
            <text:p>2228,13321144</text:p>
          </table:table-cell>
          <table:table-cell office:value-type="float" office:value="2232.41296228" calcext:value-type="float">
            <text:p>2232,4129622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66.0007265" calcext:value-type="float">
            <text:p>1366,0007265</text:p>
          </table:table-cell>
          <table:table-cell office:value-type="float" office:value="2788.42869904" calcext:value-type="float">
            <text:p>2788,42869904</text:p>
          </table:table-cell>
          <table:table-cell office:value-type="float" office:value="2763.01205256" calcext:value-type="float">
            <text:p>2763,01205256</text:p>
          </table:table-cell>
          <table:table-cell office:value-type="float" office:value="2723.70871932" calcext:value-type="float">
            <text:p>2723,70871932</text:p>
          </table:table-cell>
          <table:table-cell office:value-type="float" office:value="2755.3445066" calcext:value-type="float">
            <text:p>2755,3445066</text:p>
          </table:table-cell>
          <table:table-cell office:value-type="float" office:value="2721.65476624" calcext:value-type="float">
            <text:p>2721,65476624</text:p>
          </table:table-cell>
          <table:table-cell office:value-type="float" office:value="2741.44554522" calcext:value-type="float">
            <text:p>2741,445545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65.9979641" calcext:value-type="float">
            <text:p>1465,9979641</text:p>
          </table:table-cell>
          <table:table-cell office:value-type="float" office:value="1301.22346522" calcext:value-type="float">
            <text:p>1301,22346522</text:p>
          </table:table-cell>
          <table:table-cell office:value-type="float" office:value="1539.36745938" calcext:value-type="float">
            <text:p>1539,36745938</text:p>
          </table:table-cell>
          <table:table-cell office:value-type="float" office:value="1315.00377194" calcext:value-type="float">
            <text:p>1315,00377194</text:p>
          </table:table-cell>
          <table:table-cell office:value-type="float" office:value="1279.46874704" calcext:value-type="float">
            <text:p>1279,46874704</text:p>
          </table:table-cell>
          <table:table-cell office:value-type="float" office:value="1333.94760214" calcext:value-type="float">
            <text:p>1333,94760214</text:p>
          </table:table-cell>
          <table:table-cell office:value-type="float" office:value="1312.94981886" calcext:value-type="float">
            <text:p>1312,9498188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242.00045728" calcext:value-type="float">
            <text:p>3242,00045728</text:p>
          </table:table-cell>
          <table:table-cell office:value-type="float" office:value="1251.335318" calcext:value-type="float">
            <text:p>1251,335318</text:p>
          </table:table-cell>
          <table:table-cell office:value-type="float" office:value="1272.0794258" calcext:value-type="float">
            <text:p>1272,0794258</text:p>
          </table:table-cell>
          <table:table-cell office:value-type="float" office:value="1239.61714744" calcext:value-type="float">
            <text:p>1239,61714744</text:p>
          </table:table-cell>
          <table:table-cell office:value-type="float" office:value="1218.47616026" calcext:value-type="float">
            <text:p>1218,47616026</text:p>
          </table:table-cell>
          <table:table-cell office:value-type="float" office:value="1236.26617618" calcext:value-type="float">
            <text:p>1236,26617618</text:p>
          </table:table-cell>
          <table:table-cell office:value-type="float" office:value="1229.95292996" calcext:value-type="float">
            <text:p>1229,9529299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242.00045728" calcext:value-type="float">
            <text:p>3242,00045728</text:p>
          </table:table-cell>
          <table:table-cell office:value-type="float" office:value="2699.19221164" calcext:value-type="float">
            <text:p>2699,19221164</text:p>
          </table:table-cell>
          <table:table-cell office:value-type="float" office:value="2584.35905" calcext:value-type="float">
            <text:p>2584,35905</text:p>
          </table:table-cell>
          <table:table-cell office:value-type="float" office:value="2499.95876288" calcext:value-type="float">
            <text:p>2499,95876288</text:p>
          </table:table-cell>
          <table:table-cell office:value-type="float" office:value="2640.9655059" calcext:value-type="float">
            <text:p>2640,9655059</text:p>
          </table:table-cell>
          <table:table-cell office:value-type="float" office:value="2492.02526682" calcext:value-type="float">
            <text:p>2492,02526682</text:p>
          </table:table-cell>
          <table:table-cell office:value-type="float" office:value="2566.4585625" calcext:value-type="float">
            <text:p>2566,458562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96.9991462" calcext:value-type="float">
            <text:p>2696,9991462</text:p>
          </table:table-cell>
          <table:table-cell office:value-type="float" office:value="2140.5906216" calcext:value-type="float">
            <text:p>2140,5906216</text:p>
          </table:table-cell>
          <table:table-cell office:value-type="float" office:value="2068.0271597" calcext:value-type="float">
            <text:p>2068,0271597</text:p>
          </table:table-cell>
          <table:table-cell office:value-type="float" office:value="2157.84055424" calcext:value-type="float">
            <text:p>2157,84055424</text:p>
          </table:table-cell>
          <table:table-cell office:value-type="float" office:value="2131.03278416" calcext:value-type="float">
            <text:p>2131,03278416</text:p>
          </table:table-cell>
          <table:table-cell office:value-type="float" office:value="2116.76558418" calcext:value-type="float">
            <text:p>2116,76558418</text:p>
          </table:table-cell>
          <table:table-cell office:value-type="float" office:value="2072.59331834" calcext:value-type="float">
            <text:p>2072,593318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973.0011432" calcext:value-type="float">
            <text:p>1973,0011432</text:p>
          </table:table-cell>
          <table:table-cell office:value-type="float" office:value="2094.51578966" calcext:value-type="float">
            <text:p>2094,51578966</text:p>
          </table:table-cell>
          <table:table-cell office:value-type="float" office:value="2063.7310427" calcext:value-type="float">
            <text:p>2063,7310427</text:p>
          </table:table-cell>
          <table:table-cell office:value-type="float" office:value="2106.47536108" calcext:value-type="float">
            <text:p>2106,47536108</text:p>
          </table:table-cell>
          <table:table-cell office:value-type="float" office:value="2080.43270898" calcext:value-type="float">
            <text:p>2080,43270898</text:p>
          </table:table-cell>
          <table:table-cell office:value-type="float" office:value="2065.58451032" calcext:value-type="float">
            <text:p>2065,58451032</text:p>
          </table:table-cell>
          <table:table-cell office:value-type="float" office:value="2065.60087648" calcext:value-type="float">
            <text:p>2065,6008764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37.89880476" calcext:value-type="float">
            <text:p>937,89880476</text:p>
          </table:table-cell>
          <table:table-cell office:value-type="float" office:value="1299.97554552" calcext:value-type="float">
            <text:p>1299,97554552</text:p>
          </table:table-cell>
          <table:table-cell office:value-type="float" office:value="1223.08732584" calcext:value-type="float">
            <text:p>1223,08732584</text:p>
          </table:table-cell>
          <table:table-cell office:value-type="float" office:value="1293.40044074" calcext:value-type="float">
            <text:p>1293,40044074</text:p>
          </table:table-cell>
          <table:table-cell office:value-type="float" office:value="1243.59821586" calcext:value-type="float">
            <text:p>1243,59821586</text:p>
          </table:table-cell>
          <table:table-cell office:value-type="float" office:value="1291.8211063" calcext:value-type="float">
            <text:p>1291,8211063</text:p>
          </table:table-cell>
          <table:table-cell office:value-type="float" office:value="1234.67865866" calcext:value-type="float">
            <text:p>1234,6786586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9.700048878" calcext:value-type="float">
            <text:p>119,700048878</text:p>
          </table:table-cell>
          <table:table-cell office:value-type="float" office:value="422.22156086" calcext:value-type="float">
            <text:p>422,22156086</text:p>
          </table:table-cell>
          <table:table-cell office:value-type="float" office:value="388.779767824" calcext:value-type="float">
            <text:p>388,779767824</text:p>
          </table:table-cell>
          <table:table-cell office:value-type="float" office:value="445.51469808" calcext:value-type="float">
            <text:p>445,51469808</text:p>
          </table:table-cell>
          <table:table-cell office:value-type="float" office:value="388.915197798" calcext:value-type="float">
            <text:p>388,915197798</text:p>
          </table:table-cell>
          <table:table-cell office:value-type="float" office:value="456.35727908" calcext:value-type="float">
            <text:p>456,35727908</text:p>
          </table:table-cell>
          <table:table-cell office:value-type="float" office:value="415.19229514" calcext:value-type="float">
            <text:p>415,192295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.3899980185" calcext:value-type="float">
            <text:p>-1,3899980185</text:p>
          </table:table-cell>
          <table:table-cell office:value-type="float" office:value="204.529538544" calcext:value-type="float">
            <text:p>204,529538544</text:p>
          </table:table-cell>
          <table:table-cell office:value-type="float" office:value="229.902405546" calcext:value-type="float">
            <text:p>229,902405546</text:p>
          </table:table-cell>
          <table:table-cell office:value-type="float" office:value="213.715045844" calcext:value-type="float">
            <text:p>213,715045844</text:p>
          </table:table-cell>
          <table:table-cell office:value-type="float" office:value="176.456664296" calcext:value-type="float">
            <text:p>176,456664296</text:p>
          </table:table-cell>
          <table:table-cell office:value-type="float" office:value="198.826750092" calcext:value-type="float">
            <text:p>198,826750092</text:p>
          </table:table-cell>
          <table:table-cell office:value-type="float" office:value="210.313339488" calcext:value-type="float">
            <text:p>210,3133394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3.54" calcext:value-type="float">
            <text:p>-3,54</text:p>
          </table:table-cell>
          <table:table-cell office:value-type="float" office:value="175.192378436" calcext:value-type="float">
            <text:p>175,192378436</text:p>
          </table:table-cell>
          <table:table-cell office:value-type="float" office:value="175.047947074" calcext:value-type="float">
            <text:p>175,047947074</text:p>
          </table:table-cell>
          <table:table-cell office:value-type="float" office:value="165.348133196" calcext:value-type="float">
            <text:p>165,348133196</text:p>
          </table:table-cell>
          <table:table-cell office:value-type="float" office:value="138.551819428" calcext:value-type="float">
            <text:p>138,551819428</text:p>
          </table:table-cell>
          <table:table-cell office:value-type="float" office:value="127.678142724" calcext:value-type="float">
            <text:p>127,678142724</text:p>
          </table:table-cell>
          <table:table-cell office:value-type="float" office:value="159.52423516" calcext:value-type="float">
            <text:p>159,5242351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3.54" calcext:value-type="float">
            <text:p>-3,54</text:p>
          </table:table-cell>
          <table:table-cell office:value-type="float" office:value="125.462573814" calcext:value-type="float">
            <text:p>125,462573814</text:p>
          </table:table-cell>
          <table:table-cell office:value-type="float" office:value="110.846365472" calcext:value-type="float">
            <text:p>110,846365472</text:p>
          </table:table-cell>
          <table:table-cell office:value-type="float" office:value="85.55123773" calcext:value-type="float">
            <text:p>85,55123773</text:p>
          </table:table-cell>
          <table:table-cell office:value-type="float" office:value="81.25307496" calcext:value-type="float">
            <text:p>81,25307496</text:p>
          </table:table-cell>
          <table:table-cell office:value-type="float" office:value="79.661875054" calcext:value-type="float">
            <text:p>79,661875054</text:p>
          </table:table-cell>
          <table:table-cell office:value-type="float" office:value="103.935754412" calcext:value-type="float">
            <text:p>103,9357544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.5299999898322" calcext:value-type="float">
            <text:p>-3,5299999898</text:p>
          </table:table-cell>
          <table:table-cell office:value-type="float" office:value="120.182441444" calcext:value-type="float">
            <text:p>120,182441444</text:p>
          </table:table-cell>
          <table:table-cell office:value-type="float" office:value="112.681830316" calcext:value-type="float">
            <text:p>112,681830316</text:p>
          </table:table-cell>
          <table:table-cell office:value-type="float" office:value="80.994898786" calcext:value-type="float">
            <text:p>80,994898786</text:p>
          </table:table-cell>
          <table:table-cell office:value-type="float" office:value="79.085786222" calcext:value-type="float">
            <text:p>79,085786222</text:p>
          </table:table-cell>
          <table:table-cell office:value-type="float" office:value="83.308664656" calcext:value-type="float">
            <text:p>83,308664656</text:p>
          </table:table-cell>
          <table:table-cell office:value-type="float" office:value="83.687132106" calcext:value-type="float">
            <text:p>83,68713210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.54" calcext:value-type="float">
            <text:p>-3,54</text:p>
          </table:table-cell>
          <table:table-cell office:value-type="float" office:value="254.549842506" calcext:value-type="float">
            <text:p>254,549842506</text:p>
          </table:table-cell>
          <table:table-cell office:value-type="float" office:value="234.452198026" calcext:value-type="float">
            <text:p>234,452198026</text:p>
          </table:table-cell>
          <table:table-cell office:value-type="float" office:value="235.257413098" calcext:value-type="float">
            <text:p>235,257413098</text:p>
          </table:table-cell>
          <table:table-cell office:value-type="float" office:value="208.54702167" calcext:value-type="float">
            <text:p>208,54702167</text:p>
          </table:table-cell>
          <table:table-cell office:value-type="float" office:value="207.244684488" calcext:value-type="float">
            <text:p>207,244684488</text:p>
          </table:table-cell>
          <table:table-cell office:value-type="float" office:value="211.939317484" calcext:value-type="float">
            <text:p>211,93931748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.54" calcext:value-type="float">
            <text:p>-3,54</text:p>
          </table:table-cell>
          <table:table-cell office:value-type="float" office:value="285.76051878" calcext:value-type="float">
            <text:p>285,76051878</text:p>
          </table:table-cell>
          <table:table-cell office:value-type="float" office:value="279.802827386" calcext:value-type="float">
            <text:p>279,802827386</text:p>
          </table:table-cell>
          <table:table-cell office:value-type="float" office:value="266.863332136" calcext:value-type="float">
            <text:p>266,863332136</text:p>
          </table:table-cell>
          <table:table-cell office:value-type="float" office:value="239.899674382" calcext:value-type="float">
            <text:p>239,899674382</text:p>
          </table:table-cell>
          <table:table-cell office:value-type="float" office:value="237.553176192" calcext:value-type="float">
            <text:p>237,553176192</text:p>
          </table:table-cell>
          <table:table-cell office:value-type="float" office:value="248.658843214" calcext:value-type="float">
            <text:p>248,6588432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.480000020824" calcext:value-type="float">
            <text:p>-3,4800000208</text:p>
          </table:table-cell>
          <table:table-cell office:value-type="float" office:value="286.33947169" calcext:value-type="float">
            <text:p>286,33947169</text:p>
          </table:table-cell>
          <table:table-cell office:value-type="float" office:value="280.74429074" calcext:value-type="float">
            <text:p>280,74429074</text:p>
          </table:table-cell>
          <table:table-cell office:value-type="float" office:value="267.444330816" calcext:value-type="float">
            <text:p>267,444330816</text:p>
          </table:table-cell>
          <table:table-cell office:value-type="float" office:value="240.48558291" calcext:value-type="float">
            <text:p>240,48558291</text:p>
          </table:table-cell>
          <table:table-cell office:value-type="float" office:value="238.121900252" calcext:value-type="float">
            <text:p>238,121900252</text:p>
          </table:table-cell>
          <table:table-cell office:value-type="float" office:value="249.359724016" calcext:value-type="float">
            <text:p>249,3597240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.510000010412" calcext:value-type="float">
            <text:p>-3,5100000104</text:p>
          </table:table-cell>
          <table:table-cell office:value-type="float" office:value="286.442169344" calcext:value-type="float">
            <text:p>286,442169344</text:p>
          </table:table-cell>
          <table:table-cell office:value-type="float" office:value="280.85885386" calcext:value-type="float">
            <text:p>280,85885386</text:p>
          </table:table-cell>
          <table:table-cell office:value-type="float" office:value="267.524934154" calcext:value-type="float">
            <text:p>267,524934154</text:p>
          </table:table-cell>
          <table:table-cell office:value-type="float" office:value="240.578051714" calcext:value-type="float">
            <text:p>240,578051714</text:p>
          </table:table-cell>
          <table:table-cell office:value-type="float" office:value="238.219278904" calcext:value-type="float">
            <text:p>238,219278904</text:p>
          </table:table-cell>
          <table:table-cell office:value-type="float" office:value="249.461194208" calcext:value-type="float">
            <text:p>249,4611942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.400000184974" calcext:value-type="float">
            <text:p>-3,400000185</text:p>
          </table:table-cell>
          <table:table-cell office:value-type="float" office:value="286.39879902" calcext:value-type="float">
            <text:p>286,39879902</text:p>
          </table:table-cell>
          <table:table-cell office:value-type="float" office:value="280.823257462" calcext:value-type="float">
            <text:p>280,823257462</text:p>
          </table:table-cell>
          <table:table-cell office:value-type="float" office:value="267.499157452" calcext:value-type="float">
            <text:p>267,499157452</text:p>
          </table:table-cell>
          <table:table-cell office:value-type="float" office:value="240.53877293" calcext:value-type="float">
            <text:p>240,53877293</text:p>
          </table:table-cell>
          <table:table-cell office:value-type="float" office:value="238.178772658" calcext:value-type="float">
            <text:p>238,178772658</text:p>
          </table:table-cell>
          <table:table-cell office:value-type="float" office:value="249.418233038" calcext:value-type="float">
            <text:p>249,41823303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569007084" calcext:value-type="float">
            <text:p>286,569007084</text:p>
          </table:table-cell>
          <table:table-cell office:value-type="float" office:value="281.009831686" calcext:value-type="float">
            <text:p>281,009831686</text:p>
          </table:table-cell>
          <table:table-cell office:value-type="float" office:value="267.631723348" calcext:value-type="float">
            <text:p>267,631723348</text:p>
          </table:table-cell>
          <table:table-cell office:value-type="float" office:value="240.695478912" calcext:value-type="float">
            <text:p>240,695478912</text:p>
          </table:table-cell>
          <table:table-cell office:value-type="float" office:value="238.340797642" calcext:value-type="float">
            <text:p>238,340797642</text:p>
          </table:table-cell>
          <table:table-cell office:value-type="float" office:value="249.586395332" calcext:value-type="float">
            <text:p>249,58639533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82842014" calcext:value-type="float">
            <text:p>286,382842014</text:p>
          </table:table-cell>
          <table:table-cell office:value-type="float" office:value="280.817120152" calcext:value-type="float">
            <text:p>280,817120152</text:p>
          </table:table-cell>
          <table:table-cell office:value-type="float" office:value="267.499157452" calcext:value-type="float">
            <text:p>267,499157452</text:p>
          </table:table-cell>
          <table:table-cell office:value-type="float" office:value="240.52240677" calcext:value-type="float">
            <text:p>240,52240677</text:p>
          </table:table-cell>
          <table:table-cell office:value-type="float" office:value="238.162815652" calcext:value-type="float">
            <text:p>238,162815652</text:p>
          </table:table-cell>
          <table:table-cell office:value-type="float" office:value="249.404730956" calcext:value-type="float">
            <text:p>249,4047309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16149912" calcext:value-type="float">
            <text:p>286,316149912</text:p>
          </table:table-cell>
          <table:table-cell office:value-type="float" office:value="280.706648572" calcext:value-type="float">
            <text:p>280,706648572</text:p>
          </table:table-cell>
          <table:table-cell office:value-type="float" office:value="267.427146348" calcext:value-type="float">
            <text:p>267,427146348</text:p>
          </table:table-cell>
          <table:table-cell office:value-type="float" office:value="240.464716056" calcext:value-type="float">
            <text:p>240,464716056</text:p>
          </table:table-cell>
          <table:table-cell office:value-type="float" office:value="238.099396782" calcext:value-type="float">
            <text:p>238,099396782</text:p>
          </table:table-cell>
          <table:table-cell office:value-type="float" office:value="249.33558393" calcext:value-type="float">
            <text:p>249,3355839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75886396" calcext:value-type="float">
            <text:p>286,375886396</text:p>
          </table:table-cell>
          <table:table-cell office:value-type="float" office:value="280.764339286" calcext:value-type="float">
            <text:p>280,764339286</text:p>
          </table:table-cell>
          <table:table-cell office:value-type="float" office:value="267.467652594" calcext:value-type="float">
            <text:p>267,467652594</text:p>
          </table:table-cell>
          <table:table-cell office:value-type="float" office:value="240.510950458" calcext:value-type="float">
            <text:p>240,510950458</text:p>
          </table:table-cell>
          <table:table-cell office:value-type="float" office:value="238.152995956" calcext:value-type="float">
            <text:p>238,152995956</text:p>
          </table:table-cell>
          <table:table-cell office:value-type="float" office:value="249.396138722" calcext:value-type="float">
            <text:p>249,39613872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0264783" calcext:value-type="float">
            <text:p>286,30264783</text:p>
          </table:table-cell>
          <table:table-cell office:value-type="float" office:value="280.683735948" calcext:value-type="float">
            <text:p>280,683735948</text:p>
          </table:table-cell>
          <table:table-cell office:value-type="float" office:value="267.407097802" calcext:value-type="float">
            <text:p>267,407097802</text:p>
          </table:table-cell>
          <table:table-cell office:value-type="float" office:value="240.447940742" calcext:value-type="float">
            <text:p>240,447940742</text:p>
          </table:table-cell>
          <table:table-cell office:value-type="float" office:value="238.085485546" calcext:value-type="float">
            <text:p>238,085485546</text:p>
          </table:table-cell>
          <table:table-cell office:value-type="float" office:value="249.31512623" calcext:value-type="float">
            <text:p>249,3151262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.46999988791" calcext:value-type="float">
            <text:p>-3,4699998879</text:p>
          </table:table-cell>
          <table:table-cell office:value-type="float" office:value="286.340699152" calcext:value-type="float">
            <text:p>286,340699152</text:p>
          </table:table-cell>
          <table:table-cell office:value-type="float" office:value="280.745518202" calcext:value-type="float">
            <text:p>280,745518202</text:p>
          </table:table-cell>
          <table:table-cell office:value-type="float" office:value="267.445149124" calcext:value-type="float">
            <text:p>267,445149124</text:p>
          </table:table-cell>
          <table:table-cell office:value-type="float" office:value="240.486401218" calcext:value-type="float">
            <text:p>240,486401218</text:p>
          </table:table-cell>
          <table:table-cell office:value-type="float" office:value="238.12271856" calcext:value-type="float">
            <text:p>238,12271856</text:p>
          </table:table-cell>
          <table:table-cell office:value-type="float" office:value="249.360951478" calcext:value-type="float">
            <text:p>249,36095147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455671426" calcext:value-type="float">
            <text:p>286,455671426</text:p>
          </table:table-cell>
          <table:table-cell office:value-type="float" office:value="280.87522002" calcext:value-type="float">
            <text:p>280,87522002</text:p>
          </table:table-cell>
          <table:table-cell office:value-type="float" office:value="267.535572158" calcext:value-type="float">
            <text:p>267,535572158</text:p>
          </table:table-cell>
          <table:table-cell office:value-type="float" office:value="240.590735488" calcext:value-type="float">
            <text:p>240,590735488</text:p>
          </table:table-cell>
          <table:table-cell office:value-type="float" office:value="238.232371832" calcext:value-type="float">
            <text:p>238,232371832</text:p>
          </table:table-cell>
          <table:table-cell office:value-type="float" office:value="249.473877982" calcext:value-type="float">
            <text:p>249,47387798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.54" calcext:value-type="float">
            <text:p>-3,54</text:p>
          </table:table-cell>
          <table:table-cell office:value-type="float" office:value="286.354201234" calcext:value-type="float">
            <text:p>286,354201234</text:p>
          </table:table-cell>
          <table:table-cell office:value-type="float" office:value="280.776613906" calcext:value-type="float">
            <text:p>280,776613906</text:p>
          </table:table-cell>
          <table:table-cell office:value-type="float" office:value="267.466425132" calcext:value-type="float">
            <text:p>267,466425132</text:p>
          </table:table-cell>
          <table:table-cell office:value-type="float" office:value="240.498675838" calcext:value-type="float">
            <text:p>240,498675838</text:p>
          </table:table-cell>
          <table:table-cell office:value-type="float" office:value="238.136220642" calcext:value-type="float">
            <text:p>238,136220642</text:p>
          </table:table-cell>
          <table:table-cell office:value-type="float" office:value="249.374862714" calcext:value-type="float">
            <text:p>249,3748627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.5199999796644" calcext:value-type="float">
            <text:p>-3,5199999797</text:p>
          </table:table-cell>
          <table:table-cell office:value-type="float" office:value="286.331697764" calcext:value-type="float">
            <text:p>286,331697764</text:p>
          </table:table-cell>
          <table:table-cell office:value-type="float" office:value="280.735698506" calcext:value-type="float">
            <text:p>280,735698506</text:p>
          </table:table-cell>
          <table:table-cell office:value-type="float" office:value="267.441057584" calcext:value-type="float">
            <text:p>267,441057584</text:p>
          </table:table-cell>
          <table:table-cell office:value-type="float" office:value="240.480263908" calcext:value-type="float">
            <text:p>240,480263908</text:p>
          </table:table-cell>
          <table:table-cell office:value-type="float" office:value="238.115353788" calcext:value-type="float">
            <text:p>238,115353788</text:p>
          </table:table-cell>
          <table:table-cell office:value-type="float" office:value="249.353177552" calcext:value-type="float">
            <text:p>249,3531775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.949995542" calcext:value-type="float">
            <text:p>17,949995542</text:p>
          </table:table-cell>
          <table:table-cell office:value-type="float" office:value="286.395116634" calcext:value-type="float">
            <text:p>286,395116634</text:p>
          </table:table-cell>
          <table:table-cell office:value-type="float" office:value="280.798708222" calcext:value-type="float">
            <text:p>280,798708222</text:p>
          </table:table-cell>
          <table:table-cell office:value-type="float" office:value="267.486473678" calcext:value-type="float">
            <text:p>267,486473678</text:p>
          </table:table-cell>
          <table:table-cell office:value-type="float" office:value="240.53263562" calcext:value-type="float">
            <text:p>240,53263562</text:p>
          </table:table-cell>
          <table:table-cell office:value-type="float" office:value="238.173044502" calcext:value-type="float">
            <text:p>238,173044502</text:p>
          </table:table-cell>
          <table:table-cell office:value-type="float" office:value="249.415778114" calcext:value-type="float">
            <text:p>249,4157781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83.800160288" calcext:value-type="float">
            <text:p>183,800160288</text:p>
          </table:table-cell>
          <table:table-cell office:value-type="float" office:value="321.532443846" calcext:value-type="float">
            <text:p>321,532443846</text:p>
          </table:table-cell>
          <table:table-cell office:value-type="float" office:value="320.836472892" calcext:value-type="float">
            <text:p>320,836472892</text:p>
          </table:table-cell>
          <table:table-cell office:value-type="float" office:value="295.218931798" calcext:value-type="float">
            <text:p>295,218931798</text:p>
          </table:table-cell>
          <table:table-cell office:value-type="float" office:value="272.490017944" calcext:value-type="float">
            <text:p>272,490017944</text:p>
          </table:table-cell>
          <table:table-cell office:value-type="float" office:value="271.721217578" calcext:value-type="float">
            <text:p>271,721217578</text:p>
          </table:table-cell>
          <table:table-cell office:value-type="float" office:value="284.02979736" calcext:value-type="float">
            <text:p>284,029797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63.40004444" calcext:value-type="float">
            <text:p>863,40004444</text:p>
          </table:table-cell>
          <table:table-cell office:value-type="float" office:value="589.28732214" calcext:value-type="float">
            <text:p>589,28732214</text:p>
          </table:table-cell>
          <table:table-cell office:value-type="float" office:value="643.99939502" calcext:value-type="float">
            <text:p>643,99939502</text:p>
          </table:table-cell>
          <table:table-cell office:value-type="float" office:value="514.3057601" calcext:value-type="float">
            <text:p>514,3057601</text:p>
          </table:table-cell>
          <table:table-cell office:value-type="float" office:value="518.50368014" calcext:value-type="float">
            <text:p>518,50368014</text:p>
          </table:table-cell>
          <table:table-cell office:value-type="float" office:value="532.03031138" calcext:value-type="float">
            <text:p>532,03031138</text:p>
          </table:table-cell>
          <table:table-cell office:value-type="float" office:value="556.29314358" calcext:value-type="float">
            <text:p>556,293143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30.60093066" calcext:value-type="float">
            <text:p>730,60093066</text:p>
          </table:table-cell>
          <table:table-cell office:value-type="float" office:value="1456.82473142" calcext:value-type="float">
            <text:p>1456,82473142</text:p>
          </table:table-cell>
          <table:table-cell office:value-type="float" office:value="1547.80421486" calcext:value-type="float">
            <text:p>1547,80421486</text:p>
          </table:table-cell>
          <table:table-cell office:value-type="float" office:value="1296.0763079" calcext:value-type="float">
            <text:p>1296,0763079</text:p>
          </table:table-cell>
          <table:table-cell office:value-type="float" office:value="1332.80197094" calcext:value-type="float">
            <text:p>1332,80197094</text:p>
          </table:table-cell>
          <table:table-cell office:value-type="float" office:value="1354.54850604" calcext:value-type="float">
            <text:p>1354,54850604</text:p>
          </table:table-cell>
          <table:table-cell office:value-type="float" office:value="1387.00260132" calcext:value-type="float">
            <text:p>1387,002601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20.30119534" calcext:value-type="float">
            <text:p>620,30119534</text:p>
          </table:table-cell>
          <table:table-cell office:value-type="float" office:value="1322.7736064" calcext:value-type="float">
            <text:p>1322,7736064</text:p>
          </table:table-cell>
          <table:table-cell office:value-type="float" office:value="1432.61508924" calcext:value-type="float">
            <text:p>1432,61508924</text:p>
          </table:table-cell>
          <table:table-cell office:value-type="float" office:value="1242.79218248" calcext:value-type="float">
            <text:p>1242,79218248</text:p>
          </table:table-cell>
          <table:table-cell office:value-type="float" office:value="1244.76430476" calcext:value-type="float">
            <text:p>1244,76430476</text:p>
          </table:table-cell>
          <table:table-cell office:value-type="float" office:value="1223.87290152" calcext:value-type="float">
            <text:p>1223,87290152</text:p>
          </table:table-cell>
          <table:table-cell office:value-type="float" office:value="1301.1293598" calcext:value-type="float">
            <text:p>1301,129359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98.99878836" calcext:value-type="float">
            <text:p>1998,99878836</text:p>
          </table:table-cell>
          <table:table-cell office:value-type="float" office:value="1118.75714738" calcext:value-type="float">
            <text:p>1118,75714738</text:p>
          </table:table-cell>
          <table:table-cell office:value-type="float" office:value="1169.85639044" calcext:value-type="float">
            <text:p>1169,85639044</text:p>
          </table:table-cell>
          <table:table-cell office:value-type="float" office:value="1071.97857056" calcext:value-type="float">
            <text:p>1071,97857056</text:p>
          </table:table-cell>
          <table:table-cell office:value-type="float" office:value="1059.42572584" calcext:value-type="float">
            <text:p>1059,42572584</text:p>
          </table:table-cell>
          <table:table-cell office:value-type="float" office:value="1030.0648348" calcext:value-type="float">
            <text:p>1030,0648348</text:p>
          </table:table-cell>
          <table:table-cell office:value-type="float" office:value="1085.218794" calcext:value-type="float">
            <text:p>1085,2187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696.00182722" calcext:value-type="float">
            <text:p>3696,00182722</text:p>
          </table:table-cell>
          <table:table-cell office:value-type="float" office:value="2184.24326186" calcext:value-type="float">
            <text:p>2184,24326186</text:p>
          </table:table-cell>
          <table:table-cell office:value-type="float" office:value="2252.62516988" calcext:value-type="float">
            <text:p>2252,62516988</text:p>
          </table:table-cell>
          <table:table-cell office:value-type="float" office:value="2121.88410072" calcext:value-type="float">
            <text:p>2121,88410072</text:p>
          </table:table-cell>
          <table:table-cell office:value-type="float" office:value="2093.04283526" calcext:value-type="float">
            <text:p>2093,04283526</text:p>
          </table:table-cell>
          <table:table-cell office:value-type="float" office:value="2101.78645624" calcext:value-type="float">
            <text:p>2101,78645624</text:p>
          </table:table-cell>
          <table:table-cell office:value-type="float" office:value="2096.33652496" calcext:value-type="float">
            <text:p>2096,3365249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625.0013336" calcext:value-type="float">
            <text:p>3625,0013336</text:p>
          </table:table-cell>
          <table:table-cell office:value-type="float" office:value="2758.39679544" calcext:value-type="float">
            <text:p>2758,39679544</text:p>
          </table:table-cell>
          <table:table-cell office:value-type="float" office:value="2458.06548482" calcext:value-type="float">
            <text:p>2458,06548482</text:p>
          </table:table-cell>
          <table:table-cell office:value-type="float" office:value="2755.25040118" calcext:value-type="float">
            <text:p>2755,25040118</text:p>
          </table:table-cell>
          <table:table-cell office:value-type="float" office:value="2898.49521658" calcext:value-type="float">
            <text:p>2898,49521658</text:p>
          </table:table-cell>
          <table:table-cell office:value-type="float" office:value="2481.19905198" calcext:value-type="float">
            <text:p>2481,19905198</text:p>
          </table:table-cell>
          <table:table-cell office:value-type="float" office:value="2994.94099746" calcext:value-type="float">
            <text:p>2994,940997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06:07:38.8689755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5:49:53.378833976</meta:creation-date>
    <dc:date>2017-01-20T06:13:58.513318589</dc:date>
    <meta:editing-duration>PT8M25S</meta:editing-duration>
    <meta:editing-cycles>2</meta:editing-cycles>
    <meta:generator>LibreOffice/5.1.4.2$Linux_X86_64 LibreOffice_project/10m0$Build-2</meta:generator>
    <meta:document-statistic meta:table-count="1" meta:cell-count="23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26cm" svg:y="0.316cm" chart:style-name="ch2">
          <text:p>Radiation Simulation by ANN network topology</text:p>
        </chart:title>
        <chart:legend chart:legend-position="end" svg:x="13.942cm" svg:y="2.707cm" style:legend-expansion="high" chart:style-name="ch3"/>
        <chart:plot-area chart:style-name="ch4" table:cell-range-address="Planilha1.A1:Planilha1.H296" chart:data-source-has-labels="both" svg:x="1.331cm" svg:y="1.275cm" svg:width="12.291cm" svg:height="6.564cm">
          <chartooo:coordinate-region svg:x="2.429cm" svg:y="1.475cm" svg:width="11.193cm" svg:height="6.165cm"/>
          <chart:axis chart:dimension="x" chart:name="primary-x" chart:style-name="ch5" chartooo:axis-type="auto">
            <chartooo:date-scale/>
            <chart:title svg:x="7.009cm" svg:y="8.019cm" chart:style-name="ch6">
              <text:p>Event</text:p>
            </chart:title>
            <chart:categories table:cell-range-address="Planilha1.A2:Planilha1.A296"/>
          </chart:axis>
          <chart:axis chart:dimension="y" chart:name="primary-y" chart:style-name="ch5">
            <chart:title svg:x="0.451cm" svg:y="6.281cm" chart:style-name="ch7">
              <text:p>Solar radiation  (kJ/m2)</text:p>
            </chart:title>
            <chart:grid chart:style-name="ch8" chart:class="major"/>
          </chart:axis>
          <chart:series chart:style-name="ch9" chart:values-cell-range-address="Planilha1.B2:Planilha1.B296" chart:label-cell-address="Planilha1.B1:Planilha1.B1" chart:class="chart:line">
            <chart:data-point chart:repeated="295"/>
          </chart:series>
          <chart:series chart:style-name="ch10" chart:values-cell-range-address="Planilha1.C2:Planilha1.C296" chart:label-cell-address="Planilha1.C1:Planilha1.C1" chart:class="chart:line">
            <chart:data-point chart:repeated="295"/>
          </chart:series>
          <chart:series chart:style-name="ch11" chart:values-cell-range-address="Planilha1.D2:Planilha1.D296" chart:label-cell-address="Planilha1.D1:Planilha1.D1" chart:class="chart:line">
            <chart:data-point chart:repeated="295"/>
          </chart:series>
          <chart:series chart:style-name="ch12" chart:values-cell-range-address="Planilha1.E2:Planilha1.E296" chart:label-cell-address="Planilha1.E1:Planilha1.E1" chart:class="chart:line">
            <chart:data-point chart:repeated="295"/>
          </chart:series>
          <chart:series chart:style-name="ch13" chart:values-cell-range-address="Planilha1.F2:Planilha1.F296" chart:label-cell-address="Planilha1.F1:Planilha1.F1" chart:class="chart:line">
            <chart:data-point chart:repeated="295"/>
          </chart:series>
          <chart:series chart:style-name="ch14" chart:values-cell-range-address="Planilha1.G2:Planilha1.G296" chart:label-cell-address="Planilha1.G1:Planilha1.G1" chart:class="chart:line">
            <chart:data-point chart:repeated="295"/>
          </chart:series>
          <chart:series chart:style-name="ch15" chart:values-cell-range-address="Planilha1.H2:Planilha1.H296" chart:label-cell-address="Planilha1.H1:Planilha1.H1" chart:class="chart:line">
            <chart:data-point chart:repeated="29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Planilha1.B1:Planilha1.B1</svg:desc>
                </draw:g>
              </table:table-cell>
              <table:table-cell office:value-type="string">
                <text:p>MLP</text:p>
                <draw:g>
                  <svg:desc>Planilha1.C1:Planilha1.C1</svg:desc>
                </draw:g>
              </table:table-cell>
              <table:table-cell office:value-type="string">
                <text:p>CP</text:p>
                <draw:g>
                  <svg:desc>Planilha1.D1:Planilha1.D1</svg:desc>
                </draw:g>
              </table:table-cell>
              <table:table-cell office:value-type="string">
                <text:p>RD</text:p>
                <draw:g>
                  <svg:desc>Planilha1.E1:Planilha1.E1</svg:desc>
                </draw:g>
              </table:table-cell>
              <table:table-cell office:value-type="string">
                <text:p>SF</text:p>
                <draw:g>
                  <svg:desc>Planilha1.F1:Planilha1.F1</svg:desc>
                </draw:g>
              </table:table-cell>
              <table:table-cell office:value-type="string">
                <text:p>SW</text:p>
                <draw:g>
                  <svg:desc>Planilha1.G1:Planilha1.G1</svg:desc>
                </draw:g>
              </table:table-cell>
              <table:table-cell office:value-type="string">
                <text:p>HY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296</svg:desc>
                </draw:g>
              </table:table-cell>
              <table:table-cell office:value-type="float" office:value="38.059914642">
                <text:p>38.059914642</text:p>
                <draw:g>
                  <svg:desc>Planilha1.B2:Planilha1.B296</svg:desc>
                </draw:g>
              </table:table-cell>
              <table:table-cell office:value-type="float" office:value="286.63610834">
                <text:p>286.63610834</text:p>
                <draw:g>
                  <svg:desc>Planilha1.C2:Planilha1.C296</svg:desc>
                </draw:g>
              </table:table-cell>
              <table:table-cell office:value-type="float" office:value="281.078978712">
                <text:p>281.078978712</text:p>
                <draw:g>
                  <svg:desc>Planilha1.D2:Planilha1.D296</svg:desc>
                </draw:g>
              </table:table-cell>
              <table:table-cell office:value-type="float" office:value="267.67795775">
                <text:p>267.67795775</text:p>
                <draw:g>
                  <svg:desc>Planilha1.E2:Planilha1.E296</svg:desc>
                </draw:g>
              </table:table-cell>
              <table:table-cell office:value-type="float" office:value="240.754806242">
                <text:p>240.754806242</text:p>
                <draw:g>
                  <svg:desc>Planilha1.F2:Planilha1.F296</svg:desc>
                </draw:g>
              </table:table-cell>
              <table:table-cell office:value-type="float" office:value="238.404216512">
                <text:p>238.404216512</text:p>
                <draw:g>
                  <svg:desc>Planilha1.G2:Planilha1.G296</svg:desc>
                </draw:g>
              </table:table-cell>
              <table:table-cell office:value-type="float" office:value="249.651859972">
                <text:p>249.651859972</text:p>
                <draw:g>
                  <svg:desc>Planilha1.H2:Planilha1.H29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54.338411566">
                <text:p>354.338411566</text:p>
              </table:table-cell>
              <table:table-cell office:value-type="float" office:value="358.958578534">
                <text:p>358.958578534</text:p>
              </table:table-cell>
              <table:table-cell office:value-type="float" office:value="321.27713175">
                <text:p>321.27713175</text:p>
              </table:table-cell>
              <table:table-cell office:value-type="float" office:value="302.409813348">
                <text:p>302.409813348</text:p>
              </table:table-cell>
              <table:table-cell office:value-type="float" office:value="303.240805122">
                <text:p>303.240805122</text:p>
              </table:table-cell>
              <table:table-cell office:value-type="float" office:value="316.513760882">
                <text:p>316.5137608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700.0616761">
                <text:p>700.0616761</text:p>
              </table:table-cell>
              <table:table-cell office:value-type="float" office:value="777.99733002">
                <text:p>777.99733002</text:p>
              </table:table-cell>
              <table:table-cell office:value-type="float" office:value="608.48073628">
                <text:p>608.48073628</text:p>
              </table:table-cell>
              <table:table-cell office:value-type="float" office:value="621.22997492">
                <text:p>621.22997492</text:p>
              </table:table-cell>
              <table:table-cell office:value-type="float" office:value="640.37838212">
                <text:p>640.37838212</text:p>
              </table:table-cell>
              <table:table-cell office:value-type="float" office:value="666.858829">
                <text:p>666.8588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773.89044064">
                <text:p>1773.89044064</text:p>
              </table:table-cell>
              <table:table-cell office:value-type="float" office:value="1774.3773339">
                <text:p>1774.3773339</text:p>
              </table:table-cell>
              <table:table-cell office:value-type="float" office:value="1655.1498583">
                <text:p>1655.1498583</text:p>
              </table:table-cell>
              <table:table-cell office:value-type="float" office:value="1681.14341192">
                <text:p>1681.14341192</text:p>
              </table:table-cell>
              <table:table-cell office:value-type="float" office:value="1657.26927602">
                <text:p>1657.26927602</text:p>
              </table:table-cell>
              <table:table-cell office:value-type="float" office:value="1691.91643674">
                <text:p>1691.916436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360.15084108">
                <text:p>2360.15084108</text:p>
              </table:table-cell>
              <table:table-cell office:value-type="float" office:value="2335.9411989">
                <text:p>2335.9411989</text:p>
              </table:table-cell>
              <table:table-cell office:value-type="float" office:value="2283.95000012">
                <text:p>2283.95000012</text:p>
              </table:table-cell>
              <table:table-cell office:value-type="float" office:value="2328.06089286">
                <text:p>2328.06089286</text:p>
              </table:table-cell>
              <table:table-cell office:value-type="float" office:value="2313.80187596">
                <text:p>2313.80187596</text:p>
              </table:table-cell>
              <table:table-cell office:value-type="float" office:value="2308.49924012">
                <text:p>2308.499240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805.915941">
                <text:p>2805.915941</text:p>
              </table:table-cell>
              <table:table-cell office:value-type="float" office:value="2764.75914014">
                <text:p>2764.75914014</text:p>
              </table:table-cell>
              <table:table-cell office:value-type="float" office:value="2749.57952674">
                <text:p>2749.57952674</text:p>
              </table:table-cell>
              <table:table-cell office:value-type="float" office:value="2781.29714482">
                <text:p>2781.29714482</text:p>
              </table:table-cell>
              <table:table-cell office:value-type="float" office:value="2734.62494804">
                <text:p>2734.62494804</text:p>
              </table:table-cell>
              <table:table-cell office:value-type="float" office:value="2756.9197495">
                <text:p>2756.91974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45.00661828">
                <text:p>2545.00661828</text:p>
              </table:table-cell>
              <table:table-cell office:value-type="float" office:value="2477.8358061">
                <text:p>2477.8358061</text:p>
              </table:table-cell>
              <table:table-cell office:value-type="float" office:value="2617.49234092">
                <text:p>2617.49234092</text:p>
              </table:table-cell>
              <table:table-cell office:value-type="float" office:value="2536.00523028">
                <text:p>2536.00523028</text:p>
              </table:table-cell>
              <table:table-cell office:value-type="float" office:value="2553.59885228">
                <text:p>2553.59885228</text:p>
              </table:table-cell>
              <table:table-cell office:value-type="float" office:value="2584.6250001">
                <text:p>2584.6250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838.45595862">
                <text:p>2838.45595862</text:p>
              </table:table-cell>
              <table:table-cell office:value-type="float" office:value="2682.78513624">
                <text:p>2682.78513624</text:p>
              </table:table-cell>
              <table:table-cell office:value-type="float" office:value="2764.37044384">
                <text:p>2764.37044384</text:p>
              </table:table-cell>
              <table:table-cell office:value-type="float" office:value="2755.5490836">
                <text:p>2755.5490836</text:p>
              </table:table-cell>
              <table:table-cell office:value-type="float" office:value="2741.87106538">
                <text:p>2741.87106538</text:p>
              </table:table-cell>
              <table:table-cell office:value-type="float" office:value="2767.97509058">
                <text:p>2767.975090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876.4336329">
                <text:p>2876.4336329</text:p>
              </table:table-cell>
              <table:table-cell office:value-type="float" office:value="2746.51087174">
                <text:p>2746.51087174</text:p>
              </table:table-cell>
              <table:table-cell office:value-type="float" office:value="2801.41933854">
                <text:p>2801.41933854</text:p>
              </table:table-cell>
              <table:table-cell office:value-type="float" office:value="2831.74992456">
                <text:p>2831.74992456</text:p>
              </table:table-cell>
              <table:table-cell office:value-type="float" office:value="2776.28500832">
                <text:p>2776.28500832</text:p>
              </table:table-cell>
              <table:table-cell office:value-type="float" office:value="2821.12419518">
                <text:p>2821.124195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33.3607663">
                <text:p>2433.3607663</text:p>
              </table:table-cell>
              <table:table-cell office:value-type="float" office:value="2396.68420174">
                <text:p>2396.68420174</text:p>
              </table:table-cell>
              <table:table-cell office:value-type="float" office:value="2437.87373492">
                <text:p>2437.87373492</text:p>
              </table:table-cell>
              <table:table-cell office:value-type="float" office:value="2424.78899">
                <text:p>2424.78899</text:p>
              </table:table-cell>
              <table:table-cell office:value-type="float" office:value="2391.5656852">
                <text:p>2391.5656852</text:p>
              </table:table-cell>
              <table:table-cell office:value-type="float" office:value="2408.93836404">
                <text:p>2408.938364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51.28754866">
                <text:p>1351.28754866</text:p>
              </table:table-cell>
              <table:table-cell office:value-type="float" office:value="1327.58934898">
                <text:p>1327.58934898</text:p>
              </table:table-cell>
              <table:table-cell office:value-type="float" office:value="1335.0891418">
                <text:p>1335.0891418</text:p>
              </table:table-cell>
              <table:table-cell office:value-type="float" office:value="1336.94260942">
                <text:p>1336.94260942</text:p>
              </table:table-cell>
              <table:table-cell office:value-type="float" office:value="1339.6102935">
                <text:p>1339.6102935</text:p>
              </table:table-cell>
              <table:table-cell office:value-type="float" office:value="1326.01001454">
                <text:p>1326.010014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10.00401418">
                <text:p>1010.00401418</text:p>
              </table:table-cell>
              <table:table-cell office:value-type="float" office:value="1018.39985426">
                <text:p>1018.39985426</text:p>
              </table:table-cell>
              <table:table-cell office:value-type="float" office:value="1049.7042268">
                <text:p>1049.7042268</text:p>
              </table:table-cell>
              <table:table-cell office:value-type="float" office:value="1022.76961898">
                <text:p>1022.76961898</text:p>
              </table:table-cell>
              <table:table-cell office:value-type="float" office:value="1053.88168914">
                <text:p>1053.88168914</text:p>
              </table:table-cell>
              <table:table-cell office:value-type="float" office:value="1039.3117152">
                <text:p>1039.31171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53.716088332">
                <text:p>353.716088332</text:p>
              </table:table-cell>
              <table:table-cell office:value-type="float" office:value="320.97435779">
                <text:p>320.97435779</text:p>
              </table:table-cell>
              <table:table-cell office:value-type="float" office:value="407.50838302">
                <text:p>407.50838302</text:p>
              </table:table-cell>
              <table:table-cell office:value-type="float" office:value="338.53933901">
                <text:p>338.53933901</text:p>
              </table:table-cell>
              <table:table-cell office:value-type="float" office:value="395.331550826">
                <text:p>395.331550826</text:p>
              </table:table-cell>
              <table:table-cell office:value-type="float" office:value="343.035532316">
                <text:p>343.0355323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157.032896454">
                <text:p>157.032896454</text:p>
              </table:table-cell>
              <table:table-cell office:value-type="float" office:value="166.98311258">
                <text:p>166.98311258</text:p>
              </table:table-cell>
              <table:table-cell office:value-type="float" office:value="174.001331142">
                <text:p>174.001331142</text:p>
              </table:table-cell>
              <table:table-cell office:value-type="float" office:value="145.475114262">
                <text:p>145.475114262</text:p>
              </table:table-cell>
              <table:table-cell office:value-type="float" office:value="179.6791612">
                <text:p>179.6791612</text:p>
              </table:table-cell>
              <table:table-cell office:value-type="float" office:value="159.348708094">
                <text:p>159.348708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230.873327988">
                <text:p>230.873327988</text:p>
              </table:table-cell>
              <table:table-cell office:value-type="float" office:value="247.521395094">
                <text:p>247.521395094</text:p>
              </table:table-cell>
              <table:table-cell office:value-type="float" office:value="235.579008142">
                <text:p>235.579008142</text:p>
              </table:table-cell>
              <table:table-cell office:value-type="float" office:value="198.507200818">
                <text:p>198.507200818</text:p>
              </table:table-cell>
              <table:table-cell office:value-type="float" office:value="184.037469608">
                <text:p>184.037469608</text:p>
              </table:table-cell>
              <table:table-cell office:value-type="float" office:value="220.940705484">
                <text:p>220.9407054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27.572990146">
                <text:p>127.572990146</text:p>
              </table:table-cell>
              <table:table-cell office:value-type="float" office:value="111.88848071">
                <text:p>111.88848071</text:p>
              </table:table-cell>
              <table:table-cell office:value-type="float" office:value="90.872694654">
                <text:p>90.872694654</text:p>
              </table:table-cell>
              <table:table-cell office:value-type="float" office:value="83.972312444">
                <text:p>83.972312444</text:p>
              </table:table-cell>
              <table:table-cell office:value-type="float" office:value="81.790703316">
                <text:p>81.790703316</text:p>
              </table:table-cell>
              <table:table-cell office:value-type="float" office:value="106.868979438">
                <text:p>106.8689794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119.27575618">
                <text:p>119.27575618</text:p>
              </table:table-cell>
              <table:table-cell office:value-type="float" office:value="112.594680514">
                <text:p>112.594680514</text:p>
              </table:table-cell>
              <table:table-cell office:value-type="float" office:value="78.025668208">
                <text:p>78.025668208</text:p>
              </table:table-cell>
              <table:table-cell office:value-type="float" office:value="77.761763878">
                <text:p>77.761763878</text:p>
              </table:table-cell>
              <table:table-cell office:value-type="float" office:value="83.068900412">
                <text:p>83.068900412</text:p>
              </table:table-cell>
              <table:table-cell office:value-type="float" office:value="84.756251508">
                <text:p>84.7562515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42.155340384">
                <text:p>242.155340384</text:p>
              </table:table-cell>
              <table:table-cell office:value-type="float" office:value="219.91331979">
                <text:p>219.91331979</text:p>
              </table:table-cell>
              <table:table-cell office:value-type="float" office:value="222.515948384">
                <text:p>222.515948384</text:p>
              </table:table-cell>
              <table:table-cell office:value-type="float" office:value="196.265036898">
                <text:p>196.265036898</text:p>
              </table:table-cell>
              <table:table-cell office:value-type="float" office:value="195.440182434">
                <text:p>195.440182434</text:p>
              </table:table-cell>
              <table:table-cell office:value-type="float" office:value="197.94584153">
                <text:p>197.945841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85.95077539">
                <text:p>285.95077539</text:p>
              </table:table-cell>
              <table:table-cell office:value-type="float" office:value="280.006176924">
                <text:p>280.006176924</text:p>
              </table:table-cell>
              <table:table-cell office:value-type="float" office:value="267.038450048">
                <text:p>267.038450048</text:p>
              </table:table-cell>
              <table:table-cell office:value-type="float" office:value="240.046151514">
                <text:p>240.046151514</text:p>
              </table:table-cell>
              <table:table-cell office:value-type="float" office:value="237.727475796">
                <text:p>237.727475796</text:p>
              </table:table-cell>
              <table:table-cell office:value-type="float" office:value="248.811457656">
                <text:p>248.8114576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86.832911414">
                <text:p>286.832911414</text:p>
              </table:table-cell>
              <table:table-cell office:value-type="float" office:value="281.30278595">
                <text:p>281.30278595</text:p>
              </table:table-cell>
              <table:table-cell office:value-type="float" office:value="267.860440434">
                <text:p>267.860440434</text:p>
              </table:table-cell>
              <table:table-cell office:value-type="float" office:value="240.938516388">
                <text:p>240.938516388</text:p>
              </table:table-cell>
              <table:table-cell office:value-type="float" office:value="238.59324566">
                <text:p>238.59324566</text:p>
              </table:table-cell>
              <table:table-cell office:value-type="float" office:value="249.84088912">
                <text:p>249.840889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8.09883389">
                <text:p>288.09883389</text:p>
              </table:table-cell>
              <table:table-cell office:value-type="float" office:value="282.741780568">
                <text:p>282.741780568</text:p>
              </table:table-cell>
              <table:table-cell office:value-type="float" office:value="268.871869122">
                <text:p>268.871869122</text:p>
              </table:table-cell>
              <table:table-cell office:value-type="float" office:value="242.063280734">
                <text:p>242.063280734</text:p>
              </table:table-cell>
              <table:table-cell office:value-type="float" office:value="239.787566186">
                <text:p>239.787566186</text:p>
              </table:table-cell>
              <table:table-cell office:value-type="float" office:value="251.097810208">
                <text:p>251.09781020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7.07799466">
                <text:p>287.07799466</text:p>
              </table:table-cell>
              <table:table-cell office:value-type="float" office:value="281.711530796">
                <text:p>281.711530796</text:p>
              </table:table-cell>
              <table:table-cell office:value-type="float" office:value="268.151758082">
                <text:p>268.151758082</text:p>
              </table:table-cell>
              <table:table-cell office:value-type="float" office:value="241.14432085">
                <text:p>241.14432085</text:p>
              </table:table-cell>
              <table:table-cell office:value-type="float" office:value="238.82646344">
                <text:p>238.82646344</text:p>
              </table:table-cell>
              <table:table-cell office:value-type="float" office:value="250.070424514">
                <text:p>250.0704245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87.042807416">
                <text:p>287.042807416</text:p>
              </table:table-cell>
              <table:table-cell office:value-type="float" office:value="281.568326896">
                <text:p>281.568326896</text:p>
              </table:table-cell>
              <table:table-cell office:value-type="float" office:value="268.080565286">
                <text:p>268.080565286</text:p>
              </table:table-cell>
              <table:table-cell office:value-type="float" office:value="241.128772998">
                <text:p>241.128772998</text:p>
              </table:table-cell>
              <table:table-cell office:value-type="float" office:value="238.79168535">
                <text:p>238.79168535</text:p>
              </table:table-cell>
              <table:table-cell office:value-type="float" office:value="250.061423126">
                <text:p>250.0614231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87.693362276">
                <text:p>287.693362276</text:p>
              </table:table-cell>
              <table:table-cell office:value-type="float" office:value="282.197605748">
                <text:p>282.197605748</text:p>
              </table:table-cell>
              <table:table-cell office:value-type="float" office:value="268.544136768">
                <text:p>268.544136768</text:p>
              </table:table-cell>
              <table:table-cell office:value-type="float" office:value="241.67008374">
                <text:p>241.67008374</text:p>
              </table:table-cell>
              <table:table-cell office:value-type="float" office:value="239.389459344">
                <text:p>239.389459344</text:p>
              </table:table-cell>
              <table:table-cell office:value-type="float" office:value="250.691111132">
                <text:p>250.6911111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86.45403481">
                <text:p>286.45403481</text:p>
              </table:table-cell>
              <table:table-cell office:value-type="float" office:value="280.84453347">
                <text:p>280.84453347</text:p>
              </table:table-cell>
              <table:table-cell office:value-type="float" office:value="267.5858981">
                <text:p>267.5858981</text:p>
              </table:table-cell>
              <table:table-cell office:value-type="float" office:value="240.55309332">
                <text:p>240.55309332</text:p>
              </table:table-cell>
              <table:table-cell office:value-type="float" office:value="238.22091552">
                <text:p>238.22091552</text:p>
              </table:table-cell>
              <table:table-cell office:value-type="float" office:value="249.428871042">
                <text:p>249.4288710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321.836036114">
                <text:p>321.836036114</text:p>
              </table:table-cell>
              <table:table-cell office:value-type="float" office:value="321.095467374">
                <text:p>321.095467374</text:p>
              </table:table-cell>
              <table:table-cell office:value-type="float" office:value="295.468924892">
                <text:p>295.468924892</text:p>
              </table:table-cell>
              <table:table-cell office:value-type="float" office:value="272.756377198">
                <text:p>272.756377198</text:p>
              </table:table-cell>
              <table:table-cell office:value-type="float" office:value="272.000260606">
                <text:p>272.000260606</text:p>
              </table:table-cell>
              <table:table-cell office:value-type="float" office:value="284.321933316">
                <text:p>284.3219333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737.42152784">
                <text:p>737.42152784</text:p>
              </table:table-cell>
              <table:table-cell office:value-type="float" office:value="819.7801365">
                <text:p>819.7801365</text:p>
              </table:table-cell>
              <table:table-cell office:value-type="float" office:value="637.01922778">
                <text:p>637.01922778</text:p>
              </table:table-cell>
              <table:table-cell office:value-type="float" office:value="655.94669182">
                <text:p>655.94669182</text:p>
              </table:table-cell>
              <table:table-cell office:value-type="float" office:value="678.22921866">
                <text:p>678.22921866</text:p>
              </table:table-cell>
              <table:table-cell office:value-type="float" office:value="703.4167389">
                <text:p>703.41673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612.50373688">
                <text:p>1612.50373688</text:p>
              </table:table-cell>
              <table:table-cell office:value-type="float" office:value="1674.45374402">
                <text:p>1674.45374402</text:p>
              </table:table-cell>
              <table:table-cell office:value-type="float" office:value="1450.90427304">
                <text:p>1450.90427304</text:p>
              </table:table-cell>
              <table:table-cell office:value-type="float" office:value="1485.36731446">
                <text:p>1485.36731446</text:p>
              </table:table-cell>
              <table:table-cell office:value-type="float" office:value="1497.9119761">
                <text:p>1497.9119761</text:p>
              </table:table-cell>
              <table:table-cell office:value-type="float" office:value="1534.8176669">
                <text:p>1534.817666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998.12729034">
                <text:p>1998.12729034</text:p>
              </table:table-cell>
              <table:table-cell office:value-type="float" office:value="1989.05225462">
                <text:p>1989.05225462</text:p>
              </table:table-cell>
              <table:table-cell office:value-type="float" office:value="1897.2667378">
                <text:p>1897.2667378</text:p>
              </table:table-cell>
              <table:table-cell office:value-type="float" office:value="1924.79052738">
                <text:p>1924.79052738</text:p>
              </table:table-cell>
              <table:table-cell office:value-type="float" office:value="1909.27949924">
                <text:p>1909.27949924</text:p>
              </table:table-cell>
              <table:table-cell office:value-type="float" office:value="1940.60432948">
                <text:p>1940.604329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031.06418734">
                <text:p>2031.06418734</text:p>
              </table:table-cell>
              <table:table-cell office:value-type="float" office:value="2031.15420122">
                <text:p>2031.15420122</text:p>
              </table:table-cell>
              <table:table-cell office:value-type="float" office:value="2016.54740342">
                <text:p>2016.54740342</text:p>
              </table:table-cell>
              <table:table-cell office:value-type="float" office:value="2005.05426756">
                <text:p>2005.05426756</text:p>
              </table:table-cell>
              <table:table-cell office:value-type="float" office:value="1941.29579974">
                <text:p>1941.29579974</text:p>
              </table:table-cell>
              <table:table-cell office:value-type="float" office:value="1994.93998068">
                <text:p>1994.939980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90.78318428">
                <text:p>1390.78318428</text:p>
              </table:table-cell>
              <table:table-cell office:value-type="float" office:value="1588.33910164">
                <text:p>1588.33910164</text:p>
              </table:table-cell>
              <table:table-cell office:value-type="float" office:value="1391.65877384">
                <text:p>1391.65877384</text:p>
              </table:table-cell>
              <table:table-cell office:value-type="float" office:value="1358.03858966">
                <text:p>1358.03858966</text:p>
              </table:table-cell>
              <table:table-cell office:value-type="float" office:value="1377.30565152">
                <text:p>1377.30565152</text:p>
              </table:table-cell>
              <table:table-cell office:value-type="float" office:value="1397.7510769">
                <text:p>1397.75107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310.3486162">
                <text:p>2310.3486162</text:p>
              </table:table-cell>
              <table:table-cell office:value-type="float" office:value="2360.58863586">
                <text:p>2360.58863586</text:p>
              </table:table-cell>
              <table:table-cell office:value-type="float" office:value="2221.53764896">
                <text:p>2221.53764896</text:p>
              </table:table-cell>
              <table:table-cell office:value-type="float" office:value="2208.47745328">
                <text:p>2208.47745328</text:p>
              </table:table-cell>
              <table:table-cell office:value-type="float" office:value="2204.71323648">
                <text:p>2204.71323648</text:p>
              </table:table-cell>
              <table:table-cell office:value-type="float" office:value="2247.9117158">
                <text:p>2247.911715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960.2283721">
                <text:p>2960.2283721</text:p>
              </table:table-cell>
              <table:table-cell office:value-type="float" office:value="2837.62946754">
                <text:p>2837.62946754</text:p>
              </table:table-cell>
              <table:table-cell office:value-type="float" office:value="2761.67411898">
                <text:p>2761.67411898</text:p>
              </table:table-cell>
              <table:table-cell office:value-type="float" office:value="2839.20471044">
                <text:p>2839.20471044</text:p>
              </table:table-cell>
              <table:table-cell office:value-type="float" office:value="2770.49957076">
                <text:p>2770.49957076</text:p>
              </table:table-cell>
              <table:table-cell office:value-type="float" office:value="2803.01913068">
                <text:p>2803.019130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128.86017642">
                <text:p>2128.86017642</text:p>
              </table:table-cell>
              <table:table-cell office:value-type="float" office:value="2105.94346088">
                <text:p>2105.94346088</text:p>
              </table:table-cell>
              <table:table-cell office:value-type="float" office:value="2151.07314708">
                <text:p>2151.07314708</text:p>
              </table:table-cell>
              <table:table-cell office:value-type="float" office:value="2085.32619082">
                <text:p>2085.32619082</text:p>
              </table:table-cell>
              <table:table-cell office:value-type="float" office:value="2095.96010328">
                <text:p>2095.96010328</text:p>
              </table:table-cell>
              <table:table-cell office:value-type="float" office:value="2092.56821662">
                <text:p>2092.568216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706.22455212">
                <text:p>1706.22455212</text:p>
              </table:table-cell>
              <table:table-cell office:value-type="float" office:value="1631.34527858">
                <text:p>1631.34527858</text:p>
              </table:table-cell>
              <table:table-cell office:value-type="float" office:value="1692.10055604">
                <text:p>1692.10055604</text:p>
              </table:table-cell>
              <table:table-cell office:value-type="float" office:value="1653.96740324">
                <text:p>1653.96740324</text:p>
              </table:table-cell>
              <table:table-cell office:value-type="float" office:value="1675.76303682">
                <text:p>1675.76303682</text:p>
              </table:table-cell>
              <table:table-cell office:value-type="float" office:value="1647.33092536">
                <text:p>1647.330925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888.5384662">
                <text:p>888.5384662</text:p>
              </table:table-cell>
              <table:table-cell office:value-type="float" office:value="834.81245446">
                <text:p>834.81245446</text:p>
              </table:table-cell>
              <table:table-cell office:value-type="float" office:value="843.97750406">
                <text:p>843.97750406</text:p>
              </table:table-cell>
              <table:table-cell office:value-type="float" office:value="815.82770886">
                <text:p>815.82770886</text:p>
              </table:table-cell>
              <table:table-cell office:value-type="float" office:value="864.0505993">
                <text:p>864.0505993</text:p>
              </table:table-cell>
              <table:table-cell office:value-type="float" office:value="826.224312">
                <text:p>826.2243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53.06635178">
                <text:p>353.06635178</text:p>
              </table:table-cell>
              <table:table-cell office:value-type="float" office:value="327.575648426">
                <text:p>327.575648426</text:p>
              </table:table-cell>
              <table:table-cell office:value-type="float" office:value="411.26850828">
                <text:p>411.26850828</text:p>
              </table:table-cell>
              <table:table-cell office:value-type="float" office:value="378.606153614">
                <text:p>378.606153614</text:p>
              </table:table-cell>
              <table:table-cell office:value-type="float" office:value="407.22606676">
                <text:p>407.22606676</text:p>
              </table:table-cell>
              <table:table-cell office:value-type="float" office:value="365.264869136">
                <text:p>365.26486913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17.017327778">
                <text:p>217.017327778</text:p>
              </table:table-cell>
              <table:table-cell office:value-type="float" office:value="275.441245746">
                <text:p>275.441245746</text:p>
              </table:table-cell>
              <table:table-cell office:value-type="float" office:value="237.605547904">
                <text:p>237.605547904</text:p>
              </table:table-cell>
              <table:table-cell office:value-type="float" office:value="201.144198348">
                <text:p>201.144198348</text:p>
              </table:table-cell>
              <table:table-cell office:value-type="float" office:value="216.12455375">
                <text:p>216.12455375</text:p>
              </table:table-cell>
              <table:table-cell office:value-type="float" office:value="235.030332628">
                <text:p>235.0303326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55.785795062">
                <text:p>155.785795062</text:p>
              </table:table-cell>
              <table:table-cell office:value-type="float" office:value="175.058585078">
                <text:p>175.058585078</text:p>
              </table:table-cell>
              <table:table-cell office:value-type="float" office:value="150.795752878">
                <text:p>150.795752878</text:p>
              </table:table-cell>
              <table:table-cell office:value-type="float" office:value="119.130915664">
                <text:p>119.130915664</text:p>
              </table:table-cell>
              <table:table-cell office:value-type="float" office:value="125.21053495">
                <text:p>125.21053495</text:p>
              </table:table-cell>
              <table:table-cell office:value-type="float" office:value="145.837215552">
                <text:p>145.8372155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65.83748138">
                <text:p>165.83748138</text:p>
              </table:table-cell>
              <table:table-cell office:value-type="float" office:value="161.457896964">
                <text:p>161.457896964</text:p>
              </table:table-cell>
              <table:table-cell office:value-type="float" office:value="145.55162606">
                <text:p>145.55162606</text:p>
              </table:table-cell>
              <table:table-cell office:value-type="float" office:value="127.904404886">
                <text:p>127.904404886</text:p>
              </table:table-cell>
              <table:table-cell office:value-type="float" office:value="129.11590988">
                <text:p>129.11590988</text:p>
              </table:table-cell>
              <table:table-cell office:value-type="float" office:value="143.397839404">
                <text:p>143.3978394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50.218129108">
                <text:p>250.218129108</text:p>
              </table:table-cell>
              <table:table-cell office:value-type="float" office:value="228.062030854">
                <text:p>228.062030854</text:p>
              </table:table-cell>
              <table:table-cell office:value-type="float" office:value="191.160840748">
                <text:p>191.160840748</text:p>
              </table:table-cell>
              <table:table-cell office:value-type="float" office:value="199.128705744">
                <text:p>199.128705744</text:p>
              </table:table-cell>
              <table:table-cell office:value-type="float" office:value="202.448990454">
                <text:p>202.448990454</text:p>
              </table:table-cell>
              <table:table-cell office:value-type="float" office:value="203.73946217">
                <text:p>203.739462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57.748199324">
                <text:p>257.748199324</text:p>
              </table:table-cell>
              <table:table-cell office:value-type="float" office:value="249.281575602">
                <text:p>249.281575602</text:p>
              </table:table-cell>
              <table:table-cell office:value-type="float" office:value="246.214557218">
                <text:p>246.214557218</text:p>
              </table:table-cell>
              <table:table-cell office:value-type="float" office:value="210.050253466">
                <text:p>210.050253466</text:p>
              </table:table-cell>
              <table:table-cell office:value-type="float" office:value="211.29244501">
                <text:p>211.29244501</text:p>
              </table:table-cell>
              <table:table-cell office:value-type="float" office:value="214.156113856">
                <text:p>214.1561138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76.012015576">
                <text:p>276.012015576</text:p>
              </table:table-cell>
              <table:table-cell office:value-type="float" office:value="269.395177088">
                <text:p>269.395177088</text:p>
              </table:table-cell>
              <table:table-cell office:value-type="float" office:value="263.056154166">
                <text:p>263.056154166</text:p>
              </table:table-cell>
              <table:table-cell office:value-type="float" office:value="233.345436456">
                <text:p>233.345436456</text:p>
              </table:table-cell>
              <table:table-cell office:value-type="float" office:value="229.773112882">
                <text:p>229.773112882</text:p>
              </table:table-cell>
              <table:table-cell office:value-type="float" office:value="240.599736876">
                <text:p>240.5997368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312.803961564">
                <text:p>312.803961564</text:p>
              </table:table-cell>
              <table:table-cell office:value-type="float" office:value="298.684875332">
                <text:p>298.684875332</text:p>
              </table:table-cell>
              <table:table-cell office:value-type="float" office:value="286.361156852">
                <text:p>286.361156852</text:p>
              </table:table-cell>
              <table:table-cell office:value-type="float" office:value="260.62005125">
                <text:p>260.62005125</text:p>
              </table:table-cell>
              <table:table-cell office:value-type="float" office:value="261.077076268">
                <text:p>261.077076268</text:p>
              </table:table-cell>
              <table:table-cell office:value-type="float" office:value="276.27428329">
                <text:p>276.274283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64.712409558">
                <text:p>264.712409558</text:p>
              </table:table-cell>
              <table:table-cell office:value-type="float" office:value="247.573357652">
                <text:p>247.573357652</text:p>
              </table:table-cell>
              <table:table-cell office:value-type="float" office:value="245.466214552">
                <text:p>245.466214552</text:p>
              </table:table-cell>
              <table:table-cell office:value-type="float" office:value="218.591343216">
                <text:p>218.591343216</text:p>
              </table:table-cell>
              <table:table-cell office:value-type="float" office:value="216.988277844">
                <text:p>216.988277844</text:p>
              </table:table-cell>
              <table:table-cell office:value-type="float" office:value="223.587931864">
                <text:p>223.5879318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85.702828066">
                <text:p>285.702828066</text:p>
              </table:table-cell>
              <table:table-cell office:value-type="float" office:value="279.666579104">
                <text:p>279.666579104</text:p>
              </table:table-cell>
              <table:table-cell office:value-type="float" office:value="266.786411184">
                <text:p>266.786411184</text:p>
              </table:table-cell>
              <table:table-cell office:value-type="float" office:value="239.833391434">
                <text:p>239.833391434</text:p>
              </table:table-cell>
              <table:table-cell office:value-type="float" office:value="237.493848862">
                <text:p>237.493848862</text:p>
              </table:table-cell>
              <table:table-cell office:value-type="float" office:value="248.57046595">
                <text:p>248.5704659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6.990844858">
                <text:p>286.990844858</text:p>
              </table:table-cell>
              <table:table-cell office:value-type="float" office:value="281.490178482">
                <text:p>281.490178482</text:p>
              </table:table-cell>
              <table:table-cell office:value-type="float" office:value="267.96436555">
                <text:p>267.96436555</text:p>
              </table:table-cell>
              <table:table-cell office:value-type="float" office:value="241.07681044">
                <text:p>241.07681044</text:p>
              </table:table-cell>
              <table:table-cell office:value-type="float" office:value="238.742177716">
                <text:p>238.742177716</text:p>
              </table:table-cell>
              <table:table-cell office:value-type="float" office:value="250.000868334">
                <text:p>250.0008683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87.08413197">
                <text:p>287.08413197</text:p>
              </table:table-cell>
              <table:table-cell office:value-type="float" office:value="281.670615396">
                <text:p>281.670615396</text:p>
              </table:table-cell>
              <table:table-cell office:value-type="float" office:value="268.090384982">
                <text:p>268.090384982</text:p>
              </table:table-cell>
              <table:table-cell office:value-type="float" office:value="241.162323626">
                <text:p>241.162323626</text:p>
              </table:table-cell>
              <table:table-cell office:value-type="float" office:value="238.833419058">
                <text:p>238.833419058</text:p>
              </table:table-cell>
              <table:table-cell office:value-type="float" office:value="250.095382908">
                <text:p>250.09538290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86.387751862">
                <text:p>286.387751862</text:p>
              </table:table-cell>
              <table:table-cell office:value-type="float" office:value="280.884221408">
                <text:p>280.884221408</text:p>
              </table:table-cell>
              <table:table-cell office:value-type="float" office:value="267.557666474">
                <text:p>267.557666474</text:p>
              </table:table-cell>
              <table:table-cell office:value-type="float" office:value="240.536318006">
                <text:p>240.536318006</text:p>
              </table:table-cell>
              <table:table-cell office:value-type="float" office:value="238.172635348">
                <text:p>238.172635348</text:p>
              </table:table-cell>
              <table:table-cell office:value-type="float" office:value="249.41536896">
                <text:p>249.415368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86.397571558">
                <text:p>286.397571558</text:p>
              </table:table-cell>
              <table:table-cell office:value-type="float" office:value="280.755337898">
                <text:p>280.755337898</text:p>
              </table:table-cell>
              <table:table-cell office:value-type="float" office:value="267.49383845">
                <text:p>267.49383845</text:p>
              </table:table-cell>
              <table:table-cell office:value-type="float" office:value="240.528953234">
                <text:p>240.528953234</text:p>
              </table:table-cell>
              <table:table-cell office:value-type="float" office:value="238.170180424">
                <text:p>238.170180424</text:p>
              </table:table-cell>
              <table:table-cell office:value-type="float" office:value="249.423961194">
                <text:p>249.42396119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86.362793468">
                <text:p>286.362793468</text:p>
              </table:table-cell>
              <table:table-cell office:value-type="float" office:value="280.666960634">
                <text:p>280.666960634</text:p>
              </table:table-cell>
              <table:table-cell office:value-type="float" office:value="267.429601272">
                <text:p>267.429601272</text:p>
              </table:table-cell>
              <table:table-cell office:value-type="float" office:value="240.476172368">
                <text:p>240.476172368</text:p>
              </table:table-cell>
              <table:table-cell office:value-type="float" office:value="238.130492486">
                <text:p>238.130492486</text:p>
              </table:table-cell>
              <table:table-cell office:value-type="float" office:value="249.36422471">
                <text:p>249.3642247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.9399926458">
                <text:p>34.9399926458</text:p>
              </table:table-cell>
              <table:table-cell office:value-type="float" office:value="286.262550738">
                <text:p>286.262550738</text:p>
              </table:table-cell>
              <table:table-cell office:value-type="float" office:value="280.601905148">
                <text:p>280.601905148</text:p>
              </table:table-cell>
              <table:table-cell office:value-type="float" office:value="267.359226784">
                <text:p>267.359226784</text:p>
              </table:table-cell>
              <table:table-cell office:value-type="float" office:value="240.40375211">
                <text:p>240.40375211</text:p>
              </table:table-cell>
              <table:table-cell office:value-type="float" office:value="238.0449793">
                <text:p>238.0449793</text:p>
              </table:table-cell>
              <table:table-cell office:value-type="float" office:value="249.259072132">
                <text:p>249.25907213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32.000138104">
                <text:p>232.000138104</text:p>
              </table:table-cell>
              <table:table-cell office:value-type="float" office:value="349.237488648">
                <text:p>349.237488648</text:p>
              </table:table-cell>
              <table:table-cell office:value-type="float" office:value="352.966518204">
                <text:p>352.966518204</text:p>
              </table:table-cell>
              <table:table-cell office:value-type="float" office:value="317.19786637">
                <text:p>317.19786637</text:p>
              </table:table-cell>
              <table:table-cell office:value-type="float" office:value="297.753640828">
                <text:p>297.753640828</text:p>
              </table:table-cell>
              <table:table-cell office:value-type="float" office:value="298.330138814">
                <text:p>298.330138814</text:p>
              </table:table-cell>
              <table:table-cell office:value-type="float" office:value="311.452116748">
                <text:p>311.4521167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49.99871356">
                <text:p>1349.99871356</text:p>
              </table:table-cell>
              <table:table-cell office:value-type="float" office:value="665.98733098">
                <text:p>665.98733098</text:p>
              </table:table-cell>
              <table:table-cell office:value-type="float" office:value="737.40107014">
                <text:p>737.40107014</text:p>
              </table:table-cell>
              <table:table-cell office:value-type="float" office:value="579.79494934">
                <text:p>579.79494934</text:p>
              </table:table-cell>
              <table:table-cell office:value-type="float" office:value="589.57372994">
                <text:p>589.57372994</text:p>
              </table:table-cell>
              <table:table-cell office:value-type="float" office:value="606.88912722">
                <text:p>606.88912722</text:p>
              </table:table-cell>
              <table:table-cell office:value-type="float" office:value="633.11999016">
                <text:p>633.119990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317.00146024">
                <text:p>2317.00146024</text:p>
              </table:table-cell>
              <table:table-cell office:value-type="float" office:value="1741.03946598">
                <text:p>1741.03946598</text:p>
              </table:table-cell>
              <table:table-cell office:value-type="float" office:value="1753.87053542">
                <text:p>1753.87053542</text:p>
              </table:table-cell>
              <table:table-cell office:value-type="float" office:value="1608.82544242">
                <text:p>1608.82544242</text:p>
              </table:table-cell>
              <table:table-cell office:value-type="float" office:value="1637.60942632">
                <text:p>1637.60942632</text:p>
              </table:table-cell>
              <table:table-cell office:value-type="float" office:value="1620.08945204">
                <text:p>1620.08945204</text:p>
              </table:table-cell>
              <table:table-cell office:value-type="float" office:value="1656.05818018">
                <text:p>1656.058180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999.9981409">
                <text:p>2999.9981409</text:p>
              </table:table-cell>
              <table:table-cell office:value-type="float" office:value="2381.59460222">
                <text:p>2381.59460222</text:p>
              </table:table-cell>
              <table:table-cell office:value-type="float" office:value="2370.20375486">
                <text:p>2370.20375486</text:p>
              </table:table-cell>
              <table:table-cell office:value-type="float" office:value="2300.49618788">
                <text:p>2300.49618788</text:p>
              </table:table-cell>
              <table:table-cell office:value-type="float" office:value="2343.00728848">
                <text:p>2343.00728848</text:p>
              </table:table-cell>
              <table:table-cell office:value-type="float" office:value="2335.35201714">
                <text:p>2335.35201714</text:p>
              </table:table-cell>
              <table:table-cell office:value-type="float" office:value="2325.27455412">
                <text:p>2325.2745541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562.99813644">
                <text:p>3562.99813644</text:p>
              </table:table-cell>
              <table:table-cell office:value-type="float" office:value="2857.878499">
                <text:p>2857.878499</text:p>
              </table:table-cell>
              <table:table-cell office:value-type="float" office:value="2822.6707973">
                <text:p>2822.6707973</text:p>
              </table:table-cell>
              <table:table-cell office:value-type="float" office:value="2794.49236132">
                <text:p>2794.49236132</text:p>
              </table:table-cell>
              <table:table-cell office:value-type="float" office:value="2840.60401712">
                <text:p>2840.60401712</text:p>
              </table:table-cell>
              <table:table-cell office:value-type="float" office:value="2796.47675822">
                <text:p>2796.47675822</text:p>
              </table:table-cell>
              <table:table-cell office:value-type="float" office:value="2817.4540838">
                <text:p>2817.454083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505.9988927">
                <text:p>3505.9988927</text:p>
              </table:table-cell>
              <table:table-cell office:value-type="float" office:value="3178.50793956">
                <text:p>3178.50793956</text:p>
              </table:table-cell>
              <table:table-cell office:value-type="float" office:value="3079.60314314">
                <text:p>3079.60314314</text:p>
              </table:table-cell>
              <table:table-cell office:value-type="float" office:value="3163.24240382">
                <text:p>3163.24240382</text:p>
              </table:table-cell>
              <table:table-cell office:value-type="float" office:value="3186.53963258">
                <text:p>3186.53963258</text:p>
              </table:table-cell>
              <table:table-cell office:value-type="float" office:value="3144.0612643">
                <text:p>3144.0612643</text:p>
              </table:table-cell>
              <table:table-cell office:value-type="float" office:value="3181.97347394">
                <text:p>3181.9734739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810.99865046">
                <text:p>3810.99865046</text:p>
              </table:table-cell>
              <table:table-cell office:value-type="float" office:value="2828.62807954">
                <text:p>2828.62807954</text:p>
              </table:table-cell>
              <table:table-cell office:value-type="float" office:value="2755.35268968">
                <text:p>2755.35268968</text:p>
              </table:table-cell>
              <table:table-cell office:value-type="float" office:value="2856.65922008">
                <text:p>2856.65922008</text:p>
              </table:table-cell>
              <table:table-cell office:value-type="float" office:value="2825.78445924">
                <text:p>2825.78445924</text:p>
              </table:table-cell>
              <table:table-cell office:value-type="float" office:value="2828.55852336">
                <text:p>2828.55852336</text:p>
              </table:table-cell>
              <table:table-cell office:value-type="float" office:value="2825.64534688">
                <text:p>2825.645346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385.99811604">
                <text:p>3385.99811604</text:p>
              </table:table-cell>
              <table:table-cell office:value-type="float" office:value="3029.5390597">
                <text:p>3029.5390597</text:p>
              </table:table-cell>
              <table:table-cell office:value-type="float" office:value="2993.40666996">
                <text:p>2993.40666996</text:p>
              </table:table-cell>
              <table:table-cell office:value-type="float" office:value="2983.31693232">
                <text:p>2983.31693232</text:p>
              </table:table-cell>
              <table:table-cell office:value-type="float" office:value="3045.52879802">
                <text:p>3045.52879802</text:p>
              </table:table-cell>
              <table:table-cell office:value-type="float" office:value="2976.86457374">
                <text:p>2976.86457374</text:p>
              </table:table-cell>
              <table:table-cell office:value-type="float" office:value="3003.97920932">
                <text:p>3003.979209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799.0012384">
                <text:p>2799.0012384</text:p>
              </table:table-cell>
              <table:table-cell office:value-type="float" office:value="2384.34002556">
                <text:p>2384.34002556</text:p>
              </table:table-cell>
              <table:table-cell office:value-type="float" office:value="2425.59502338">
                <text:p>2425.59502338</text:p>
              </table:table-cell>
              <table:table-cell office:value-type="float" office:value="2386.61901334">
                <text:p>2386.61901334</text:p>
              </table:table-cell>
              <table:table-cell office:value-type="float" office:value="2404.68316244">
                <text:p>2404.68316244</text:p>
              </table:table-cell>
              <table:table-cell office:value-type="float" office:value="2381.12816666">
                <text:p>2381.12816666</text:p>
              </table:table-cell>
              <table:table-cell office:value-type="float" office:value="2392.29807086">
                <text:p>2392.298070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055.9980321">
                <text:p>2055.9980321</text:p>
              </table:table-cell>
              <table:table-cell office:value-type="float" office:value="1636.8606745">
                <text:p>1636.8606745</text:p>
              </table:table-cell>
              <table:table-cell office:value-type="float" office:value="1731.41207236">
                <text:p>1731.41207236</text:p>
              </table:table-cell>
              <table:table-cell office:value-type="float" office:value="1694.53911388">
                <text:p>1694.53911388</text:p>
              </table:table-cell>
              <table:table-cell office:value-type="float" office:value="1697.0063125">
                <text:p>1697.0063125</text:p>
              </table:table-cell>
              <table:table-cell office:value-type="float" office:value="1682.39542316">
                <text:p>1682.39542316</text:p>
              </table:table-cell>
              <table:table-cell office:value-type="float" office:value="1678.11158078">
                <text:p>1678.1115807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999.59922796">
                <text:p>999.59922796</text:p>
              </table:table-cell>
              <table:table-cell office:value-type="float" office:value="1033.57537612">
                <text:p>1033.57537612</text:p>
              </table:table-cell>
              <table:table-cell office:value-type="float" office:value="1050.14202158">
                <text:p>1050.14202158</text:p>
              </table:table-cell>
              <table:table-cell office:value-type="float" office:value="1048.87364418">
                <text:p>1048.87364418</text:p>
              </table:table-cell>
              <table:table-cell office:value-type="float" office:value="1030.86677664">
                <text:p>1030.86677664</text:p>
              </table:table-cell>
              <table:table-cell office:value-type="float" office:value="1074.21664294">
                <text:p>1074.21664294</text:p>
              </table:table-cell>
              <table:table-cell office:value-type="float" office:value="1039.5572076">
                <text:p>1039.55720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68000126538">
                <text:p>-0.68000126538</text:p>
              </table:table-cell>
              <table:table-cell office:value-type="float" office:value="310.586346884">
                <text:p>310.586346884</text:p>
              </table:table-cell>
              <table:table-cell office:value-type="float" office:value="275.907272152">
                <text:p>275.907272152</text:p>
              </table:table-cell>
              <table:table-cell office:value-type="float" office:value="397.035268082">
                <text:p>397.035268082</text:p>
              </table:table-cell>
              <table:table-cell office:value-type="float" office:value="299.818641066">
                <text:p>299.818641066</text:p>
              </table:table-cell>
              <table:table-cell office:value-type="float" office:value="398.534408338">
                <text:p>398.534408338</text:p>
              </table:table-cell>
              <table:table-cell office:value-type="float" office:value="320.695314762">
                <text:p>320.6953147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3.54">
                <text:p>-3.54</text:p>
              </table:table-cell>
              <table:table-cell office:value-type="float" office:value="182.100534572">
                <text:p>182.100534572</text:p>
              </table:table-cell>
              <table:table-cell office:value-type="float" office:value="171.118841212">
                <text:p>171.118841212</text:p>
              </table:table-cell>
              <table:table-cell office:value-type="float" office:value="183.939272648">
                <text:p>183.939272648</text:p>
              </table:table-cell>
              <table:table-cell office:value-type="float" office:value="139.874205156">
                <text:p>139.874205156</text:p>
              </table:table-cell>
              <table:table-cell office:value-type="float" office:value="162.800740392">
                <text:p>162.800740392</text:p>
              </table:table-cell>
              <table:table-cell office:value-type="float" office:value="179.84896011">
                <text:p>179.8489601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3.54">
                <text:p>-3.54</text:p>
              </table:table-cell>
              <table:table-cell office:value-type="float" office:value="193.079773008">
                <text:p>193.079773008</text:p>
              </table:table-cell>
              <table:table-cell office:value-type="float" office:value="177.055256598">
                <text:p>177.055256598</text:p>
              </table:table-cell>
              <table:table-cell office:value-type="float" office:value="166.755622956">
                <text:p>166.755622956</text:p>
              </table:table-cell>
              <table:table-cell office:value-type="float" office:value="147.819157528">
                <text:p>147.819157528</text:p>
              </table:table-cell>
              <table:table-cell office:value-type="float" office:value="128.872054096">
                <text:p>128.872054096</text:p>
              </table:table-cell>
              <table:table-cell office:value-type="float" office:value="168.099284692">
                <text:p>168.09928469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3.54">
                <text:p>-3.54</text:p>
              </table:table-cell>
              <table:table-cell office:value-type="float" office:value="133.14607678">
                <text:p>133.14607678</text:p>
              </table:table-cell>
              <table:table-cell office:value-type="float" office:value="112.783300508">
                <text:p>112.783300508</text:p>
              </table:table-cell>
              <table:table-cell office:value-type="float" office:value="91.096501892">
                <text:p>91.096501892</text:p>
              </table:table-cell>
              <table:table-cell office:value-type="float" office:value="88.868249208">
                <text:p>88.868249208</text:p>
              </table:table-cell>
              <table:table-cell office:value-type="float" office:value="87.673928682">
                <text:p>87.673928682</text:p>
              </table:table-cell>
              <table:table-cell office:value-type="float" office:value="109.363591376">
                <text:p>109.36359137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3.54">
                <text:p>-3.54</text:p>
              </table:table-cell>
              <table:table-cell office:value-type="float" office:value="95.7412181">
                <text:p>95.7412181</text:p>
              </table:table-cell>
              <table:table-cell office:value-type="float" office:value="96.082043382">
                <text:p>96.082043382</text:p>
              </table:table-cell>
              <table:table-cell office:value-type="float" office:value="51.712565314">
                <text:p>51.712565314</text:p>
              </table:table-cell>
              <table:table-cell office:value-type="float" office:value="56.16579745">
                <text:p>56.16579745</text:p>
              </table:table-cell>
              <table:table-cell office:value-type="float" office:value="58.75574227">
                <text:p>58.75574227</text:p>
              </table:table-cell>
              <table:table-cell office:value-type="float" office:value="57.04547855">
                <text:p>57.0454785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3.54">
                <text:p>-3.54</text:p>
              </table:table-cell>
              <table:table-cell office:value-type="float" office:value="285.566579784">
                <text:p>285.566579784</text:p>
              </table:table-cell>
              <table:table-cell office:value-type="float" office:value="279.486551344">
                <text:p>279.486551344</text:p>
              </table:table-cell>
              <table:table-cell office:value-type="float" office:value="266.66734737">
                <text:p>266.66734737</text:p>
              </table:table-cell>
              <table:table-cell office:value-type="float" office:value="239.70409877">
                <text:p>239.70409877</text:p>
              </table:table-cell>
              <table:table-cell office:value-type="float" office:value="237.362510428">
                <text:p>237.362510428</text:p>
              </table:table-cell>
              <table:table-cell office:value-type="float" office:value="248.424397972">
                <text:p>248.42439797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9.1000148576">
                <text:p>29.1000148576</text:p>
              </table:table-cell>
              <table:table-cell office:value-type="float" office:value="286.389797632">
                <text:p>286.389797632</text:p>
              </table:table-cell>
              <table:table-cell office:value-type="float" office:value="280.801163146">
                <text:p>280.801163146</text:p>
              </table:table-cell>
              <table:table-cell office:value-type="float" office:value="267.484018754">
                <text:p>267.484018754</text:p>
              </table:table-cell>
              <table:table-cell office:value-type="float" office:value="240.530999004">
                <text:p>240.530999004</text:p>
              </table:table-cell>
              <table:table-cell office:value-type="float" office:value="238.16977127">
                <text:p>238.16977127</text:p>
              </table:table-cell>
              <table:table-cell office:value-type="float" office:value="249.409640804">
                <text:p>249.40964080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15.400043694">
                <text:p>315.400043694</text:p>
              </table:table-cell>
              <table:table-cell office:value-type="float" office:value="339.738569384">
                <text:p>339.738569384</text:p>
              </table:table-cell>
              <table:table-cell office:value-type="float" office:value="341.90463066">
                <text:p>341.90463066</text:p>
              </table:table-cell>
              <table:table-cell office:value-type="float" office:value="309.654294072">
                <text:p>309.654294072</text:p>
              </table:table-cell>
              <table:table-cell office:value-type="float" office:value="289.086122492">
                <text:p>289.086122492</text:p>
              </table:table-cell>
              <table:table-cell office:value-type="float" office:value="289.192093378">
                <text:p>289.192093378</text:p>
              </table:table-cell>
              <table:table-cell office:value-type="float" office:value="302.037074054">
                <text:p>302.03707405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30.9992433">
                <text:p>530.9992433</text:p>
              </table:table-cell>
              <table:table-cell office:value-type="float" office:value="787.14601346">
                <text:p>787.14601346</text:p>
              </table:table-cell>
              <table:table-cell office:value-type="float" office:value="879.02972724">
                <text:p>879.02972724</text:p>
              </table:table-cell>
              <table:table-cell office:value-type="float" office:value="680.20134094">
                <text:p>680.20134094</text:p>
              </table:table-cell>
              <table:table-cell office:value-type="float" office:value="702.24655846">
                <text:p>702.24655846</text:p>
              </table:table-cell>
              <table:table-cell office:value-type="float" office:value="726.68123534">
                <text:p>726.68123534</text:p>
              </table:table-cell>
              <table:table-cell office:value-type="float" office:value="750.88269444">
                <text:p>750.8826944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52.70199648">
                <text:p>952.70199648</text:p>
              </table:table-cell>
              <table:table-cell office:value-type="float" office:value="1120.51241804">
                <text:p>1120.51241804</text:p>
              </table:table-cell>
              <table:table-cell office:value-type="float" office:value="1247.05556716">
                <text:p>1247.05556716</text:p>
              </table:table-cell>
              <table:table-cell office:value-type="float" office:value="1000.15158586">
                <text:p>1000.15158586</text:p>
              </table:table-cell>
              <table:table-cell office:value-type="float" office:value="1019.45138004">
                <text:p>1019.45138004</text:p>
              </table:table-cell>
              <table:table-cell office:value-type="float" office:value="1039.34853906">
                <text:p>1039.34853906</text:p>
              </table:table-cell>
              <table:table-cell office:value-type="float" office:value="1078.83190006">
                <text:p>1078.8319000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118.00021248">
                <text:p>1118.00021248</text:p>
              </table:table-cell>
              <table:table-cell office:value-type="float" office:value="1553.66739168">
                <text:p>1553.66739168</text:p>
              </table:table-cell>
              <table:table-cell office:value-type="float" office:value="1600.74874246">
                <text:p>1600.74874246</text:p>
              </table:table-cell>
              <table:table-cell office:value-type="float" office:value="1438.318696">
                <text:p>1438.318696</text:p>
              </table:table-cell>
              <table:table-cell office:value-type="float" office:value="1455.43769936">
                <text:p>1455.43769936</text:p>
              </table:table-cell>
              <table:table-cell office:value-type="float" office:value="1449.91002882">
                <text:p>1449.91002882</text:p>
              </table:table-cell>
              <table:table-cell office:value-type="float" office:value="1500.80469488">
                <text:p>1500.8046948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58.99856418">
                <text:p>1858.99856418</text:p>
              </table:table-cell>
              <table:table-cell office:value-type="float" office:value="1663.71754306">
                <text:p>1663.71754306</text:p>
              </table:table-cell>
              <table:table-cell office:value-type="float" office:value="1691.65457818">
                <text:p>1691.65457818</text:p>
              </table:table-cell>
              <table:table-cell office:value-type="float" office:value="1591.46912974">
                <text:p>1591.46912974</text:p>
              </table:table-cell>
              <table:table-cell office:value-type="float" office:value="1590.34395624">
                <text:p>1590.34395624</text:p>
              </table:table-cell>
              <table:table-cell office:value-type="float" office:value="1554.89894522">
                <text:p>1554.89894522</text:p>
              </table:table-cell>
              <table:table-cell office:value-type="float" office:value="1627.96566654">
                <text:p>1627.9656665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290.00138778">
                <text:p>2290.00138778</text:p>
              </table:table-cell>
              <table:table-cell office:value-type="float" office:value="2164.29291282">
                <text:p>2164.29291282</text:p>
              </table:table-cell>
              <table:table-cell office:value-type="float" office:value="2181.3219023">
                <text:p>2181.3219023</text:p>
              </table:table-cell>
              <table:table-cell office:value-type="float" office:value="2098.73007586">
                <text:p>2098.73007586</text:p>
              </table:table-cell>
              <table:table-cell office:value-type="float" office:value="2082.0815996">
                <text:p>2082.0815996</text:p>
              </table:table-cell>
              <table:table-cell office:value-type="float" office:value="2066.57875454">
                <text:p>2066.57875454</text:p>
              </table:table-cell>
              <table:table-cell office:value-type="float" office:value="2101.99512478">
                <text:p>2101.9951247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796.99945856">
                <text:p>1796.99945856</text:p>
              </table:table-cell>
              <table:table-cell office:value-type="float" office:value="2370.95250668">
                <text:p>2370.95250668</text:p>
              </table:table-cell>
              <table:table-cell office:value-type="float" office:value="2400.57934782">
                <text:p>2400.57934782</text:p>
              </table:table-cell>
              <table:table-cell office:value-type="float" office:value="2333.4044441">
                <text:p>2333.4044441</text:p>
              </table:table-cell>
              <table:table-cell office:value-type="float" office:value="2300.88897572">
                <text:p>2300.88897572</text:p>
              </table:table-cell>
              <table:table-cell office:value-type="float" office:value="2298.96595192">
                <text:p>2298.96595192</text:p>
              </table:table-cell>
              <table:table-cell office:value-type="float" office:value="2323.02011558">
                <text:p>2323.0201155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20.99899894">
                <text:p>2020.99899894</text:p>
              </table:table-cell>
              <table:table-cell office:value-type="float" office:value="1658.50901264">
                <text:p>1658.50901264</text:p>
              </table:table-cell>
              <table:table-cell office:value-type="float" office:value="1780.63329856">
                <text:p>1780.63329856</text:p>
              </table:table-cell>
              <table:table-cell office:value-type="float" office:value="1658.1571402">
                <text:p>1658.1571402</text:p>
              </table:table-cell>
              <table:table-cell office:value-type="float" office:value="1598.73570478">
                <text:p>1598.73570478</text:p>
              </table:table-cell>
              <table:table-cell office:value-type="float" office:value="1615.686955">
                <text:p>1615.686955</text:p>
              </table:table-cell>
              <table:table-cell office:value-type="float" office:value="1637.24118772">
                <text:p>1637.2411877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388.00093708">
                <text:p>1388.00093708</text:p>
              </table:table-cell>
              <table:table-cell office:value-type="float" office:value="1832.76770124">
                <text:p>1832.76770124</text:p>
              </table:table-cell>
              <table:table-cell office:value-type="float" office:value="1871.55959198">
                <text:p>1871.55959198</text:p>
              </table:table-cell>
              <table:table-cell office:value-type="float" office:value="1792.47012378">
                <text:p>1792.47012378</text:p>
              </table:table-cell>
              <table:table-cell office:value-type="float" office:value="1742.08280868">
                <text:p>1742.08280868</text:p>
              </table:table-cell>
              <table:table-cell office:value-type="float" office:value="1767.82268682">
                <text:p>1767.82268682</text:p>
              </table:table-cell>
              <table:table-cell office:value-type="float" office:value="1792.10188518">
                <text:p>1792.1018851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58.9986683">
                <text:p>1558.9986683</text:p>
              </table:table-cell>
              <table:table-cell office:value-type="float" office:value="1003.07703696">
                <text:p>1003.07703696</text:p>
              </table:table-cell>
              <table:table-cell office:value-type="float" office:value="1005.92884034">
                <text:p>1005.92884034</text:p>
              </table:table-cell>
              <table:table-cell office:value-type="float" office:value="987.38598106">
                <text:p>987.38598106</text:p>
              </table:table-cell>
              <table:table-cell office:value-type="float" office:value="972.39048696">
                <text:p>972.39048696</text:p>
              </table:table-cell>
              <table:table-cell office:value-type="float" office:value="960.50047172">
                <text:p>960.50047172</text:p>
              </table:table-cell>
              <table:table-cell office:value-type="float" office:value="948.83139964">
                <text:p>948.8313996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49.70156852">
                <text:p>849.70156852</text:p>
              </table:table-cell>
              <table:table-cell office:value-type="float" office:value="988.38431682">
                <text:p>988.38431682</text:p>
              </table:table-cell>
              <table:table-cell office:value-type="float" office:value="1016.59957666">
                <text:p>1016.59957666</text:p>
              </table:table-cell>
              <table:table-cell office:value-type="float" office:value="1059.42572584">
                <text:p>1059.42572584</text:p>
              </table:table-cell>
              <table:table-cell office:value-type="float" office:value="1060.84549022">
                <text:p>1060.84549022</text:p>
              </table:table-cell>
              <table:table-cell office:value-type="float" office:value="1016.98008988">
                <text:p>1016.98008988</text:p>
              </table:table-cell>
              <table:table-cell office:value-type="float" office:value="1038.90665274">
                <text:p>1038.906652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11.600128818">
                <text:p>211.600128818</text:p>
              </table:table-cell>
              <table:table-cell office:value-type="float" office:value="701.98060836">
                <text:p>701.98060836</text:p>
              </table:table-cell>
              <table:table-cell office:value-type="float" office:value="727.93324658">
                <text:p>727.93324658</text:p>
              </table:table-cell>
              <table:table-cell office:value-type="float" office:value="707.72103898">
                <text:p>707.72103898</text:p>
              </table:table-cell>
              <table:table-cell office:value-type="float" office:value="699.54614206">
                <text:p>699.54614206</text:p>
              </table:table-cell>
              <table:table-cell office:value-type="float" office:value="673.53213074">
                <text:p>673.53213074</text:p>
              </table:table-cell>
              <table:table-cell office:value-type="float" office:value="680.1972494">
                <text:p>680.197249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20000225028">
                <text:p>-0.20000225028</text:p>
              </table:table-cell>
              <table:table-cell office:value-type="float" office:value="343.26097617">
                <text:p>343.26097617</text:p>
              </table:table-cell>
              <table:table-cell office:value-type="float" office:value="385.239767416">
                <text:p>385.239767416</text:p>
              </table:table-cell>
              <table:table-cell office:value-type="float" office:value="343.110816652">
                <text:p>343.110816652</text:p>
              </table:table-cell>
              <table:table-cell office:value-type="float" office:value="311.121111162">
                <text:p>311.121111162</text:p>
              </table:table-cell>
              <table:table-cell office:value-type="float" office:value="314.900057506">
                <text:p>314.900057506</text:p>
              </table:table-cell>
              <table:table-cell office:value-type="float" office:value="343.285934564">
                <text:p>343.2859345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3.54">
                <text:p>-3.54</text:p>
              </table:table-cell>
              <table:table-cell office:value-type="float" office:value="283.513445012">
                <text:p>283.513445012</text:p>
              </table:table-cell>
              <table:table-cell office:value-type="float" office:value="291.37615743">
                <text:p>291.37615743</text:p>
              </table:table-cell>
              <table:table-cell office:value-type="float" office:value="312.16731794">
                <text:p>312.16731794</text:p>
              </table:table-cell>
              <table:table-cell office:value-type="float" office:value="268.047423812">
                <text:p>268.047423812</text:p>
              </table:table-cell>
              <table:table-cell office:value-type="float" office:value="256.880792844">
                <text:p>256.880792844</text:p>
              </table:table-cell>
              <table:table-cell office:value-type="float" office:value="268.346106232">
                <text:p>268.3461062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3.54">
                <text:p>-3.54</text:p>
              </table:table-cell>
              <table:table-cell office:value-type="float" office:value="142.386410716">
                <text:p>142.386410716</text:p>
              </table:table-cell>
              <table:table-cell office:value-type="float" office:value="138.766216124">
                <text:p>138.766216124</text:p>
              </table:table-cell>
              <table:table-cell office:value-type="float" office:value="117.826941866">
                <text:p>117.826941866</text:p>
              </table:table-cell>
              <table:table-cell office:value-type="float" office:value="104.031905602">
                <text:p>104.031905602</text:p>
              </table:table-cell>
              <table:table-cell office:value-type="float" office:value="104.037224604">
                <text:p>104.037224604</text:p>
              </table:table-cell>
              <table:table-cell office:value-type="float" office:value="122.731470864">
                <text:p>122.73147086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3.54">
                <text:p>-3.54</text:p>
              </table:table-cell>
              <table:table-cell office:value-type="float" office:value="148.664469692">
                <text:p>148.664469692</text:p>
              </table:table-cell>
              <table:table-cell office:value-type="float" office:value="136.588698536">
                <text:p>136.588698536</text:p>
              </table:table-cell>
              <table:table-cell office:value-type="float" office:value="112.464569542">
                <text:p>112.464569542</text:p>
              </table:table-cell>
              <table:table-cell office:value-type="float" office:value="104.463153918">
                <text:p>104.463153918</text:p>
              </table:table-cell>
              <table:table-cell office:value-type="float" office:value="110.217904928">
                <text:p>110.217904928</text:p>
              </table:table-cell>
              <table:table-cell office:value-type="float" office:value="110.860685862">
                <text:p>110.86068586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3.54">
                <text:p>-3.54</text:p>
              </table:table-cell>
              <table:table-cell office:value-type="float" office:value="231.979680404">
                <text:p>231.979680404</text:p>
              </table:table-cell>
              <table:table-cell office:value-type="float" office:value="209.280634792">
                <text:p>209.280634792</text:p>
              </table:table-cell>
              <table:table-cell office:value-type="float" office:value="212.273187148">
                <text:p>212.273187148</text:p>
              </table:table-cell>
              <table:table-cell office:value-type="float" office:value="186.349598862">
                <text:p>186.349598862</text:p>
              </table:table-cell>
              <table:table-cell office:value-type="float" office:value="185.843884518">
                <text:p>185.843884518</text:p>
              </table:table-cell>
              <table:table-cell office:value-type="float" office:value="186.922823616">
                <text:p>186.92282361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3.379999919146">
                <text:p>-3.379999919146</text:p>
              </table:table-cell>
              <table:table-cell office:value-type="float" office:value="285.436468812">
                <text:p>285.436468812</text:p>
              </table:table-cell>
              <table:table-cell office:value-type="float" office:value="279.275837034">
                <text:p>279.275837034</text:p>
              </table:table-cell>
              <table:table-cell office:value-type="float" office:value="266.536827244">
                <text:p>266.536827244</text:p>
              </table:table-cell>
              <table:table-cell office:value-type="float" office:value="239.572760336">
                <text:p>239.572760336</text:p>
              </table:table-cell>
              <table:table-cell office:value-type="float" office:value="237.235263534">
                <text:p>237.235263534</text:p>
              </table:table-cell>
              <table:table-cell office:value-type="float" office:value="248.26769199">
                <text:p>248.2676919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3.140000002442">
                <text:p>-3.140000002442</text:p>
              </table:table-cell>
              <table:table-cell office:value-type="float" office:value="286.60337602">
                <text:p>286.60337602</text:p>
              </table:table-cell>
              <table:table-cell office:value-type="float" office:value="281.041745698">
                <text:p>281.041745698</text:p>
              </table:table-cell>
              <table:table-cell office:value-type="float" office:value="267.652181048">
                <text:p>267.652181048</text:p>
              </table:table-cell>
              <table:table-cell office:value-type="float" office:value="240.724938">
                <text:p>240.724938</text:p>
              </table:table-cell>
              <table:table-cell office:value-type="float" office:value="238.373120808">
                <text:p>238.373120808</text:p>
              </table:table-cell>
              <table:table-cell office:value-type="float" office:value="249.619536806">
                <text:p>249.61953680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87.02889618">
                <text:p>287.02889618</text:p>
              </table:table-cell>
              <table:table-cell office:value-type="float" office:value="281.557279738">
                <text:p>281.557279738</text:p>
              </table:table-cell>
              <table:table-cell office:value-type="float" office:value="268.010599952">
                <text:p>268.010599952</text:p>
              </table:table-cell>
              <table:table-cell office:value-type="float" office:value="241.111179376">
                <text:p>241.111179376</text:p>
              </table:table-cell>
              <table:table-cell office:value-type="float" office:value="238.779001576">
                <text:p>238.779001576</text:p>
              </table:table-cell>
              <table:table-cell office:value-type="float" office:value="250.038919656">
                <text:p>250.03891965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1.20999889928">
                <text:p>-1.20999889928</text:p>
              </table:table-cell>
              <table:table-cell office:value-type="float" office:value="286.41516518">
                <text:p>286.41516518</text:p>
              </table:table-cell>
              <table:table-cell office:value-type="float" office:value="280.918999498">
                <text:p>280.918999498</text:p>
              </table:table-cell>
              <table:table-cell office:value-type="float" office:value="267.569941094">
                <text:p>267.569941094</text:p>
              </table:table-cell>
              <table:table-cell office:value-type="float" office:value="240.557594014">
                <text:p>240.557594014</text:p>
              </table:table-cell>
              <table:table-cell office:value-type="float" office:value="238.198002896">
                <text:p>238.198002896</text:p>
              </table:table-cell>
              <table:table-cell office:value-type="float" office:value="249.439099892">
                <text:p>249.43909989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90.16915313">
                <text:p>290.16915313</text:p>
              </table:table-cell>
              <table:table-cell office:value-type="float" office:value="285.048999974">
                <text:p>285.048999974</text:p>
              </table:table-cell>
              <table:table-cell office:value-type="float" office:value="270.472888724">
                <text:p>270.472888724</text:p>
              </table:table-cell>
              <table:table-cell office:value-type="float" office:value="243.966665142">
                <text:p>243.966665142</text:p>
              </table:table-cell>
              <table:table-cell office:value-type="float" office:value="241.765825776">
                <text:p>241.765825776</text:p>
              </table:table-cell>
              <table:table-cell office:value-type="float" office:value="253.133351358">
                <text:p>253.13335135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3.54">
                <text:p>-3.54</text:p>
              </table:table-cell>
              <table:table-cell office:value-type="float" office:value="286.956066768">
                <text:p>286.956066768</text:p>
              </table:table-cell>
              <table:table-cell office:value-type="float" office:value="281.88787617">
                <text:p>281.88787617</text:p>
              </table:table-cell>
              <table:table-cell office:value-type="float" office:value="268.258138122">
                <text:p>268.258138122</text:p>
              </table:table-cell>
              <table:table-cell office:value-type="float" office:value="241.019119726">
                <text:p>241.019119726</text:p>
              </table:table-cell>
              <table:table-cell office:value-type="float" office:value="238.714355244">
                <text:p>238.714355244</text:p>
              </table:table-cell>
              <table:table-cell office:value-type="float" office:value="249.979183172">
                <text:p>249.97918317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.4899836998">
                <text:p>17.4899836998</text:p>
              </table:table-cell>
              <table:table-cell office:value-type="float" office:value="285.956094392">
                <text:p>285.956094392</text:p>
              </table:table-cell>
              <table:table-cell office:value-type="float" office:value="280.270081254">
                <text:p>280.270081254</text:p>
              </table:table-cell>
              <table:table-cell office:value-type="float" office:value="267.218886962">
                <text:p>267.218886962</text:p>
              </table:table-cell>
              <table:table-cell office:value-type="float" office:value="240.187309644">
                <text:p>240.187309644</text:p>
              </table:table-cell>
              <table:table-cell office:value-type="float" office:value="237.772073582">
                <text:p>237.772073582</text:p>
              </table:table-cell>
              <table:table-cell office:value-type="float" office:value="248.985348106">
                <text:p>248.9853481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10.900168002">
                <text:p>310.900168002</text:p>
              </table:table-cell>
              <table:table-cell office:value-type="float" office:value="321.50830376">
                <text:p>321.50830376</text:p>
              </table:table-cell>
              <table:table-cell office:value-type="float" office:value="320.492783532">
                <text:p>320.492783532</text:p>
              </table:table-cell>
              <table:table-cell office:value-type="float" office:value="295.14037423">
                <text:p>295.14037423</text:p>
              </table:table-cell>
              <table:table-cell office:value-type="float" office:value="272.355815432">
                <text:p>272.355815432</text:p>
              </table:table-cell>
              <table:table-cell office:value-type="float" office:value="271.634886084">
                <text:p>271.634886084</text:p>
              </table:table-cell>
              <table:table-cell office:value-type="float" office:value="284.03798044">
                <text:p>284.03798044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84.299940678">
                <text:p>384.299940678</text:p>
              </table:table-cell>
              <table:table-cell office:value-type="float" office:value="777.4122398">
                <text:p>777.4122398</text:p>
              </table:table-cell>
              <table:table-cell office:value-type="float" office:value="866.1782001">
                <text:p>866.1782001</text:p>
              </table:table-cell>
              <table:table-cell office:value-type="float" office:value="670.46756728">
                <text:p>670.46756728</text:p>
              </table:table-cell>
              <table:table-cell office:value-type="float" office:value="693.15924812">
                <text:p>693.15924812</text:p>
              </table:table-cell>
              <table:table-cell office:value-type="float" office:value="717.63893194">
                <text:p>717.63893194</text:p>
              </table:table-cell>
              <table:table-cell office:value-type="float" office:value="741.08754768">
                <text:p>741.0875476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20.60131102">
                <text:p>420.60131102</text:p>
              </table:table-cell>
              <table:table-cell office:value-type="float" office:value="923.47203472">
                <text:p>923.47203472</text:p>
              </table:table-cell>
              <table:table-cell office:value-type="float" office:value="1054.7981941">
                <text:p>1054.7981941</text:p>
              </table:table-cell>
              <table:table-cell office:value-type="float" office:value="828.34782126">
                <text:p>828.34782126</text:p>
              </table:table-cell>
              <table:table-cell office:value-type="float" office:value="833.96550568">
                <text:p>833.96550568</text:p>
              </table:table-cell>
              <table:table-cell office:value-type="float" office:value="845.82688014">
                <text:p>845.82688014</text:p>
              </table:table-cell>
              <table:table-cell office:value-type="float" office:value="890.35510996">
                <text:p>890.3551099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752.9990374">
                <text:p>1752.9990374</text:p>
              </table:table-cell>
              <table:table-cell office:value-type="float" office:value="931.05365834">
                <text:p>931.05365834</text:p>
              </table:table-cell>
              <table:table-cell office:value-type="float" office:value="1032.25790024">
                <text:p>1032.25790024</text:p>
              </table:table-cell>
              <table:table-cell office:value-type="float" office:value="859.8158554">
                <text:p>859.8158554</text:p>
              </table:table-cell>
              <table:table-cell office:value-type="float" office:value="855.20878136">
                <text:p>855.20878136</text:p>
              </table:table-cell>
              <table:table-cell office:value-type="float" office:value="849.4438015">
                <text:p>849.4438015</text:p>
              </table:table-cell>
              <table:table-cell office:value-type="float" office:value="895.71093582">
                <text:p>895.7109358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819.99902168">
                <text:p>2819.99902168</text:p>
              </table:table-cell>
              <table:table-cell office:value-type="float" office:value="1984.39199056">
                <text:p>1984.39199056</text:p>
              </table:table-cell>
              <table:table-cell office:value-type="float" office:value="1990.35745588">
                <text:p>1990.35745588</text:p>
              </table:table-cell>
              <table:table-cell office:value-type="float" office:value="1896.39523978">
                <text:p>1896.39523978</text:p>
              </table:table-cell>
              <table:table-cell office:value-type="float" office:value="1910.96521372">
                <text:p>1910.96521372</text:p>
              </table:table-cell>
              <table:table-cell office:value-type="float" office:value="1898.49829134">
                <text:p>1898.49829134</text:p>
              </table:table-cell>
              <table:table-cell office:value-type="float" office:value="1901.70196716">
                <text:p>1901.7019671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522.00090564">
                <text:p>3522.00090564</text:p>
              </table:table-cell>
              <table:table-cell office:value-type="float" office:value="2661.2186289">
                <text:p>2661.2186289</text:p>
              </table:table-cell>
              <table:table-cell office:value-type="float" office:value="2665.11786652">
                <text:p>2665.11786652</text:p>
              </table:table-cell>
              <table:table-cell office:value-type="float" office:value="2553.1405998">
                <text:p>2553.1405998</text:p>
              </table:table-cell>
              <table:table-cell office:value-type="float" office:value="2595.39393338">
                <text:p>2595.39393338</text:p>
              </table:table-cell>
              <table:table-cell office:value-type="float" office:value="2589.73533356">
                <text:p>2589.73533356</text:p>
              </table:table-cell>
              <table:table-cell office:value-type="float" office:value="2585.44739964">
                <text:p>2585.4473996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660.00036676">
                <text:p>3660.00036676</text:p>
              </table:table-cell>
              <table:table-cell office:value-type="float" office:value="3152.47347054">
                <text:p>3152.47347054</text:p>
              </table:table-cell>
              <table:table-cell office:value-type="float" office:value="3116.92617102">
                <text:p>3116.92617102</text:p>
              </table:table-cell>
              <table:table-cell office:value-type="float" office:value="3042.6524454">
                <text:p>3042.6524454</text:p>
              </table:table-cell>
              <table:table-cell office:value-type="float" office:value="3105.05252194">
                <text:p>3105.05252194</text:p>
              </table:table-cell>
              <table:table-cell office:value-type="float" office:value="3064.36215664">
                <text:p>3064.36215664</text:p>
              </table:table-cell>
              <table:table-cell office:value-type="float" office:value="3108.7308164">
                <text:p>3108.730816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62.9989694">
                <text:p>1162.9989694</text:p>
              </table:table-cell>
              <table:table-cell office:value-type="float" office:value="3010.49703254">
                <text:p>3010.49703254</text:p>
              </table:table-cell>
              <table:table-cell office:value-type="float" office:value="2958.92317084">
                <text:p>2958.92317084</text:p>
              </table:table-cell>
              <table:table-cell office:value-type="float" office:value="3102.27845782">
                <text:p>3102.27845782</text:p>
              </table:table-cell>
              <table:table-cell office:value-type="float" office:value="3078.40023038">
                <text:p>3078.40023038</text:p>
              </table:table-cell>
              <table:table-cell office:value-type="float" office:value="3053.26590016">
                <text:p>3053.26590016</text:p>
              </table:table-cell>
              <table:table-cell office:value-type="float" office:value="3066.15425116">
                <text:p>3066.1542511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599.99999064">
                <text:p>1599.99999064</text:p>
              </table:table-cell>
              <table:table-cell office:value-type="float" office:value="848.00357942">
                <text:p>848.00357942</text:p>
              </table:table-cell>
              <table:table-cell office:value-type="float" office:value="767.42479066">
                <text:p>767.42479066</text:p>
              </table:table-cell>
              <table:table-cell office:value-type="float" office:value="865.69539838">
                <text:p>865.69539838</text:p>
              </table:table-cell>
              <table:table-cell office:value-type="float" office:value="916.71281064">
                <text:p>916.71281064</text:p>
              </table:table-cell>
              <table:table-cell office:value-type="float" office:value="904.1886067">
                <text:p>904.1886067</text:p>
              </table:table-cell>
              <table:table-cell office:value-type="float" office:value="785.104335">
                <text:p>785.10433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86.09990836">
                <text:p>886.09990836</text:p>
              </table:table-cell>
              <table:table-cell office:value-type="float" office:value="833.82639332">
                <text:p>833.82639332</text:p>
              </table:table-cell>
              <table:table-cell office:value-type="float" office:value="897.9899236">
                <text:p>897.9899236</text:p>
              </table:table-cell>
              <table:table-cell office:value-type="float" office:value="889.50406964">
                <text:p>889.50406964</text:p>
              </table:table-cell>
              <table:table-cell office:value-type="float" office:value="850.12708868">
                <text:p>850.12708868</text:p>
              </table:table-cell>
              <table:table-cell office:value-type="float" office:value="922.580079">
                <text:p>922.580079</text:p>
              </table:table-cell>
              <table:table-cell office:value-type="float" office:value="898.88187932">
                <text:p>898.8818793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93.50017508">
                <text:p>793.50017508</text:p>
              </table:table-cell>
              <table:table-cell office:value-type="float" office:value="352.675200556">
                <text:p>352.675200556</text:p>
              </table:table-cell>
              <table:table-cell office:value-type="float" office:value="377.343095216">
                <text:p>377.343095216</text:p>
              </table:table-cell>
              <table:table-cell office:value-type="float" office:value="426.23945314">
                <text:p>426.23945314</text:p>
              </table:table-cell>
              <table:table-cell office:value-type="float" office:value="393.694116518">
                <text:p>393.694116518</text:p>
              </table:table-cell>
              <table:table-cell office:value-type="float" office:value="400.731565318">
                <text:p>400.731565318</text:p>
              </table:table-cell>
              <table:table-cell office:value-type="float" office:value="350.358979762">
                <text:p>350.35897976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66.2998254">
                <text:p>166.2998254</text:p>
              </table:table-cell>
              <table:table-cell office:value-type="float" office:value="185.87170699">
                <text:p>185.87170699</text:p>
              </table:table-cell>
              <table:table-cell office:value-type="float" office:value="262.591355222">
                <text:p>262.591355222</text:p>
              </table:table-cell>
              <table:table-cell office:value-type="float" office:value="312.472955978">
                <text:p>312.472955978</text:p>
              </table:table-cell>
              <table:table-cell office:value-type="float" office:value="329.65660567">
                <text:p>329.65660567</text:p>
              </table:table-cell>
              <table:table-cell office:value-type="float" office:value="346.33986002">
                <text:p>346.33986002</text:p>
              </table:table-cell>
              <table:table-cell office:value-type="float" office:value="240.095249994">
                <text:p>240.09524999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2.03000079684">
                <text:p>-2.03000079684</text:p>
              </table:table-cell>
              <table:table-cell office:value-type="float" office:value="455.9194843">
                <text:p>455.9194843</text:p>
              </table:table-cell>
              <table:table-cell office:value-type="float" office:value="441.19812338">
                <text:p>441.19812338</text:p>
              </table:table-cell>
              <table:table-cell office:value-type="float" office:value="492.73106968">
                <text:p>492.73106968</text:p>
              </table:table-cell>
              <table:table-cell office:value-type="float" office:value="451.69701502">
                <text:p>451.69701502</text:p>
              </table:table-cell>
              <table:table-cell office:value-type="float" office:value="425.1101881">
                <text:p>425.1101881</text:p>
              </table:table-cell>
              <table:table-cell office:value-type="float" office:value="437.94944062">
                <text:p>437.9494406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1.4000018338">
                <text:p>-1.4000018338</text:p>
              </table:table-cell>
              <table:table-cell office:value-type="float" office:value="144.908026818">
                <text:p>144.908026818</text:p>
              </table:table-cell>
              <table:table-cell office:value-type="float" office:value="178.775749168">
                <text:p>178.775749168</text:p>
              </table:table-cell>
              <table:table-cell office:value-type="float" office:value="149.177548808">
                <text:p>149.177548808</text:p>
              </table:table-cell>
              <table:table-cell office:value-type="float" office:value="112.848765148">
                <text:p>112.848765148</text:p>
              </table:table-cell>
              <table:table-cell office:value-type="float" office:value="120.453710546">
                <text:p>120.453710546</text:p>
              </table:table-cell>
              <table:table-cell office:value-type="float" office:value="142.91258276">
                <text:p>142.9125827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2.46000119314">
                <text:p>-2.46000119314</text:p>
              </table:table-cell>
              <table:table-cell office:value-type="float" office:value="253.310105886">
                <text:p>253.310105886</text:p>
              </table:table-cell>
              <table:table-cell office:value-type="float" office:value="229.998556736">
                <text:p>229.998556736</text:p>
              </table:table-cell>
              <table:table-cell office:value-type="float" office:value="224.096101132">
                <text:p>224.096101132</text:p>
              </table:table-cell>
              <table:table-cell office:value-type="float" office:value="203.343401098">
                <text:p>203.343401098</text:p>
              </table:table-cell>
              <table:table-cell office:value-type="float" office:value="206.806480554">
                <text:p>206.806480554</text:p>
              </table:table-cell>
              <table:table-cell office:value-type="float" office:value="212.753943098">
                <text:p>212.75394309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2.00000162556">
                <text:p>-2.00000162556</text:p>
              </table:table-cell>
              <table:table-cell office:value-type="float" office:value="151.445898584">
                <text:p>151.445898584</text:p>
              </table:table-cell>
              <table:table-cell office:value-type="float" office:value="137.549392128">
                <text:p>137.549392128</text:p>
              </table:table-cell>
              <table:table-cell office:value-type="float" office:value="116.893252438">
                <text:p>116.893252438</text:p>
              </table:table-cell>
              <table:table-cell office:value-type="float" office:value="107.329277688">
                <text:p>107.329277688</text:p>
              </table:table-cell>
              <table:table-cell office:value-type="float" office:value="112.050505694">
                <text:p>112.050505694</text:p>
              </table:table-cell>
              <table:table-cell office:value-type="float" office:value="112.145838576">
                <text:p>112.14583857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3.54">
                <text:p>-3.54</text:p>
              </table:table-cell>
              <table:table-cell office:value-type="float" office:value="245.046013394">
                <text:p>245.046013394</text:p>
              </table:table-cell>
              <table:table-cell office:value-type="float" office:value="223.335074692">
                <text:p>223.335074692</text:p>
              </table:table-cell>
              <table:table-cell office:value-type="float" office:value="225.399665776">
                <text:p>225.399665776</text:p>
              </table:table-cell>
              <table:table-cell office:value-type="float" office:value="199.100883272">
                <text:p>199.100883272</text:p>
              </table:table-cell>
              <table:table-cell office:value-type="float" office:value="198.216292324">
                <text:p>198.216292324</text:p>
              </table:table-cell>
              <table:table-cell office:value-type="float" office:value="200.991174752">
                <text:p>200.99117475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2.17000102102">
                <text:p>-2.17000102102</text:p>
              </table:table-cell>
              <table:table-cell office:value-type="float" office:value="286.763764388">
                <text:p>286.763764388</text:p>
              </table:table-cell>
              <table:table-cell office:value-type="float" office:value="281.097390642">
                <text:p>281.097390642</text:p>
              </table:table-cell>
              <table:table-cell office:value-type="float" office:value="267.909948068">
                <text:p>267.909948068</text:p>
              </table:table-cell>
              <table:table-cell office:value-type="float" office:value="240.75357878">
                <text:p>240.75357878</text:p>
              </table:table-cell>
              <table:table-cell office:value-type="float" office:value="238.479091694">
                <text:p>238.479091694</text:p>
              </table:table-cell>
              <table:table-cell office:value-type="float" office:value="249.737373158">
                <text:p>249.7373731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1.66999846686">
                <text:p>-1.66999846686</text:p>
              </table:table-cell>
              <table:table-cell office:value-type="float" office:value="288.155706296">
                <text:p>288.155706296</text:p>
              </table:table-cell>
              <table:table-cell office:value-type="float" office:value="282.369859582">
                <text:p>282.369859582</text:p>
              </table:table-cell>
              <table:table-cell office:value-type="float" office:value="268.783491858">
                <text:p>268.783491858</text:p>
              </table:table-cell>
              <table:table-cell office:value-type="float" office:value="242.06491735">
                <text:p>242.06491735</text:p>
              </table:table-cell>
              <table:table-cell office:value-type="float" office:value="239.81661612">
                <text:p>239.81661612</text:p>
              </table:table-cell>
              <table:table-cell office:value-type="float" office:value="251.047075112">
                <text:p>251.04707511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2.57000224604">
                <text:p>-2.57000224604</text:p>
              </table:table-cell>
              <table:table-cell office:value-type="float" office:value="289.865560862">
                <text:p>289.865560862</text:p>
              </table:table-cell>
              <table:table-cell office:value-type="float" office:value="284.688126146">
                <text:p>284.688126146</text:p>
              </table:table-cell>
              <table:table-cell office:value-type="float" office:value="270.32313836">
                <text:p>270.32313836</text:p>
              </table:table-cell>
              <table:table-cell office:value-type="float" office:value="243.582469536">
                <text:p>243.582469536</text:p>
              </table:table-cell>
              <table:table-cell office:value-type="float" office:value="241.438502576">
                <text:p>241.438502576</text:p>
              </table:table-cell>
              <table:table-cell office:value-type="float" office:value="252.791707768">
                <text:p>252.7917077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3.54">
                <text:p>-3.54</text:p>
              </table:table-cell>
              <table:table-cell office:value-type="float" office:value="287.710955898">
                <text:p>287.710955898</text:p>
              </table:table-cell>
              <table:table-cell office:value-type="float" office:value="282.498743092">
                <text:p>282.498743092</text:p>
              </table:table-cell>
              <table:table-cell office:value-type="float" office:value="268.76630739">
                <text:p>268.76630739</text:p>
              </table:table-cell>
              <table:table-cell office:value-type="float" office:value="241.721637144">
                <text:p>241.721637144</text:p>
              </table:table-cell>
              <table:table-cell office:value-type="float" office:value="239.437739516">
                <text:p>239.437739516</text:p>
              </table:table-cell>
              <table:table-cell office:value-type="float" office:value="250.64283096">
                <text:p>250.6428309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3.54">
                <text:p>-3.54</text:p>
              </table:table-cell>
              <table:table-cell office:value-type="float" office:value="286.72407645">
                <text:p>286.72407645</text:p>
              </table:table-cell>
              <table:table-cell office:value-type="float" office:value="281.22709246">
                <text:p>281.22709246</text:p>
              </table:table-cell>
              <table:table-cell office:value-type="float" office:value="267.933269846">
                <text:p>267.933269846</text:p>
              </table:table-cell>
              <table:table-cell office:value-type="float" office:value="240.817815958">
                <text:p>240.817815958</text:p>
              </table:table-cell>
              <table:table-cell office:value-type="float" office:value="238.475409308">
                <text:p>238.475409308</text:p>
              </table:table-cell>
              <table:table-cell office:value-type="float" office:value="249.785244176">
                <text:p>249.7852441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3.450000031236">
                <text:p>-3.450000031236</text:p>
              </table:table-cell>
              <table:table-cell office:value-type="float" office:value="286.43153134">
                <text:p>286.43153134</text:p>
              </table:table-cell>
              <table:table-cell office:value-type="float" office:value="280.432924546">
                <text:p>280.432924546</text:p>
              </table:table-cell>
              <table:table-cell office:value-type="float" office:value="267.429601272">
                <text:p>267.429601272</text:p>
              </table:table-cell>
              <table:table-cell office:value-type="float" office:value="240.467580134">
                <text:p>240.467580134</text:p>
              </table:table-cell>
              <table:table-cell office:value-type="float" office:value="238.158724112">
                <text:p>238.158724112</text:p>
              </table:table-cell>
              <table:table-cell office:value-type="float" office:value="249.40309434">
                <text:p>249.4030943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8.7199824546">
                <text:p>18.7199824546</text:p>
              </table:table-cell>
              <table:table-cell office:value-type="float" office:value="286.2842359">
                <text:p>286.2842359</text:p>
              </table:table-cell>
              <table:table-cell office:value-type="float" office:value="280.308950884">
                <text:p>280.308950884</text:p>
              </table:table-cell>
              <table:table-cell office:value-type="float" office:value="267.267167134">
                <text:p>267.267167134</text:p>
              </table:table-cell>
              <table:table-cell office:value-type="float" office:value="240.337060008">
                <text:p>240.337060008</text:p>
              </table:table-cell>
              <table:table-cell office:value-type="float" office:value="238.029431448">
                <text:p>238.029431448</text:p>
              </table:table-cell>
              <table:table-cell office:value-type="float" office:value="249.204245496">
                <text:p>249.20424549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53.999837852">
                <text:p>153.999837852</text:p>
              </table:table-cell>
              <table:table-cell office:value-type="float" office:value="322.55778377">
                <text:p>322.55778377</text:p>
              </table:table-cell>
              <table:table-cell office:value-type="float" office:value="321.907638064">
                <text:p>321.907638064</text:p>
              </table:table-cell>
              <table:table-cell office:value-type="float" office:value="295.990187088">
                <text:p>295.990187088</text:p>
              </table:table-cell>
              <table:table-cell office:value-type="float" office:value="273.39997644">
                <text:p>273.39997644</text:p>
              </table:table-cell>
              <table:table-cell office:value-type="float" office:value="272.695822406">
                <text:p>272.695822406</text:p>
              </table:table-cell>
              <table:table-cell office:value-type="float" office:value="284.985581104">
                <text:p>284.98558110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110.00125178">
                <text:p>1110.00125178</text:p>
              </table:table-cell>
              <table:table-cell office:value-type="float" office:value="543.31068716">
                <text:p>543.31068716</text:p>
              </table:table-cell>
              <table:table-cell office:value-type="float" office:value="588.91090046">
                <text:p>588.91090046</text:p>
              </table:table-cell>
              <table:table-cell office:value-type="float" office:value="476.77406368">
                <text:p>476.77406368</text:p>
              </table:table-cell>
              <table:table-cell office:value-type="float" office:value="475.98439646">
                <text:p>475.98439646</text:p>
              </table:table-cell>
              <table:table-cell office:value-type="float" office:value="486.71650588">
                <text:p>486.71650588</text:p>
              </table:table-cell>
              <table:table-cell office:value-type="float" office:value="508.85582882">
                <text:p>508.8558288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207.00040734">
                <text:p>2207.00040734</text:p>
              </table:table-cell>
              <table:table-cell office:value-type="float" office:value="1611.0430571">
                <text:p>1611.0430571</text:p>
              </table:table-cell>
              <table:table-cell office:value-type="float" office:value="1661.32399216">
                <text:p>1661.32399216</text:p>
              </table:table-cell>
              <table:table-cell office:value-type="float" office:value="1457.55302554">
                <text:p>1457.55302554</text:p>
              </table:table-cell>
              <table:table-cell office:value-type="float" office:value="1490.5472041">
                <text:p>1490.5472041</text:p>
              </table:table-cell>
              <table:table-cell office:value-type="float" office:value="1491.14456894">
                <text:p>1491.14456894</text:p>
              </table:table-cell>
              <table:table-cell office:value-type="float" office:value="1527.71475346">
                <text:p>1527.7147534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016.9984896">
                <text:p>3016.9984896</text:p>
              </table:table-cell>
              <table:table-cell office:value-type="float" office:value="2283.71678234">
                <text:p>2283.71678234</text:p>
              </table:table-cell>
              <table:table-cell office:value-type="float" office:value="2293.61012606">
                <text:p>2293.61012606</text:p>
              </table:table-cell>
              <table:table-cell office:value-type="float" office:value="2201.32134982">
                <text:p>2201.32134982</text:p>
              </table:table-cell>
              <table:table-cell office:value-type="float" office:value="2237.44146494">
                <text:p>2237.44146494</text:p>
              </table:table-cell>
              <table:table-cell office:value-type="float" office:value="2231.60283736">
                <text:p>2231.60283736</text:p>
              </table:table-cell>
              <table:table-cell office:value-type="float" office:value="2227.80997978">
                <text:p>2227.809979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859.719692">
                <text:p>2859.719692</text:p>
              </table:table-cell>
              <table:table-cell office:value-type="float" office:value="2828.75491728">
                <text:p>2828.75491728</text:p>
              </table:table-cell>
              <table:table-cell office:value-type="float" office:value="2774.83660316">
                <text:p>2774.83660316</text:p>
              </table:table-cell>
              <table:table-cell office:value-type="float" office:value="2839.47066054">
                <text:p>2839.47066054</text:p>
              </table:table-cell>
              <table:table-cell office:value-type="float" office:value="2802.9086591">
                <text:p>2802.9086591</text:p>
              </table:table-cell>
              <table:table-cell office:value-type="float" office:value="2814.88868822">
                <text:p>2814.8886882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443.00145132">
                <text:p>3443.00145132</text:p>
              </table:table-cell>
              <table:table-cell office:value-type="float" office:value="2706.42605436">
                <text:p>2706.42605436</text:p>
              </table:table-cell>
              <table:table-cell office:value-type="float" office:value="2607.60718028">
                <text:p>2607.60718028</text:p>
              </table:table-cell>
              <table:table-cell office:value-type="float" office:value="2784.24714516">
                <text:p>2784.24714516</text:p>
              </table:table-cell>
              <table:table-cell office:value-type="float" office:value="2721.50337926">
                <text:p>2721.50337926</text:p>
              </table:table-cell>
              <table:table-cell office:value-type="float" office:value="2719.04436372">
                <text:p>2719.04436372</text:p>
              </table:table-cell>
              <table:table-cell office:value-type="float" office:value="2745.99942924">
                <text:p>2745.9994292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542.99868892">
                <text:p>3542.99868892</text:p>
              </table:table-cell>
              <table:table-cell office:value-type="float" office:value="2960.19563978">
                <text:p>2960.19563978</text:p>
              </table:table-cell>
              <table:table-cell office:value-type="float" office:value="2825.21573518">
                <text:p>2825.21573518</text:p>
              </table:table-cell>
              <table:table-cell office:value-type="float" office:value="2918.77288882">
                <text:p>2918.77288882</text:p>
              </table:table-cell>
              <table:table-cell office:value-type="float" office:value="2911.30173678">
                <text:p>2911.30173678</text:p>
              </table:table-cell>
              <table:table-cell office:value-type="float" office:value="2894.80873904">
                <text:p>2894.80873904</text:p>
              </table:table-cell>
              <table:table-cell office:value-type="float" office:value="2912.07912938">
                <text:p>2912.0791293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455.00193814">
                <text:p>3455.00193814</text:p>
              </table:table-cell>
              <table:table-cell office:value-type="float" office:value="2800.6992275">
                <text:p>2800.6992275</text:p>
              </table:table-cell>
              <table:table-cell office:value-type="float" office:value="2715.74658248">
                <text:p>2715.74658248</text:p>
              </table:table-cell>
              <table:table-cell office:value-type="float" office:value="2756.57606014">
                <text:p>2756.57606014</text:p>
              </table:table-cell>
              <table:table-cell office:value-type="float" office:value="2774.85296932">
                <text:p>2774.85296932</text:p>
              </table:table-cell>
              <table:table-cell office:value-type="float" office:value="2741.29824978">
                <text:p>2741.29824978</text:p>
              </table:table-cell>
              <table:table-cell office:value-type="float" office:value="2766.77626936">
                <text:p>2766.7762693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866.0002059">
                <text:p>2866.0002059</text:p>
              </table:table-cell>
              <table:table-cell office:value-type="float" office:value="2485.64246442">
                <text:p>2485.64246442</text:p>
              </table:table-cell>
              <table:table-cell office:value-type="float" office:value="2473.69925916">
                <text:p>2473.69925916</text:p>
              </table:table-cell>
              <table:table-cell office:value-type="float" office:value="2490.94510026">
                <text:p>2490.94510026</text:p>
              </table:table-cell>
              <table:table-cell office:value-type="float" office:value="2495.13892876">
                <text:p>2495.13892876</text:p>
              </table:table-cell>
              <table:table-cell office:value-type="float" office:value="2450.86437442">
                <text:p>2450.86437442</text:p>
              </table:table-cell>
              <table:table-cell office:value-type="float" office:value="2475.59773372">
                <text:p>2475.5977337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052.99893328">
                <text:p>2052.99893328</text:p>
              </table:table-cell>
              <table:table-cell office:value-type="float" office:value="1845.80334768">
                <text:p>1845.80334768</text:p>
              </table:table-cell>
              <table:table-cell office:value-type="float" office:value="1866.60882858">
                <text:p>1866.60882858</text:p>
              </table:table-cell>
              <table:table-cell office:value-type="float" office:value="1845.75015766">
                <text:p>1845.75015766</text:p>
              </table:table-cell>
              <table:table-cell office:value-type="float" office:value="1848.83927036">
                <text:p>1848.83927036</text:p>
              </table:table-cell>
              <table:table-cell office:value-type="float" office:value="1829.4290046">
                <text:p>1829.4290046</text:p>
              </table:table-cell>
              <table:table-cell office:value-type="float" office:value="1837.85348546">
                <text:p>1837.8534854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955.50060984">
                <text:p>955.50060984</text:p>
              </table:table-cell>
              <table:table-cell office:value-type="float" office:value="1039.52038374">
                <text:p>1039.52038374</text:p>
              </table:table-cell>
              <table:table-cell office:value-type="float" office:value="1048.2517301">
                <text:p>1048.2517301</text:p>
              </table:table-cell>
              <table:table-cell office:value-type="float" office:value="1060.41587852">
                <text:p>1060.41587852</text:p>
              </table:table-cell>
              <table:table-cell office:value-type="float" office:value="1037.88785928">
                <text:p>1037.88785928</text:p>
              </table:table-cell>
              <table:table-cell office:value-type="float" office:value="1078.88918162">
                <text:p>1078.88918162</text:p>
              </table:table-cell>
              <table:table-cell office:value-type="float" office:value="1045.07260352">
                <text:p>1045.072603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03.99999159">
                <text:p>103.99999159</text:p>
              </table:table-cell>
              <table:table-cell office:value-type="float" office:value="379.89253379">
                <text:p>379.89253379</text:p>
              </table:table-cell>
              <table:table-cell office:value-type="float" office:value="356.471331368">
                <text:p>356.471331368</text:p>
              </table:table-cell>
              <table:table-cell office:value-type="float" office:value="431.28023042">
                <text:p>431.28023042</text:p>
              </table:table-cell>
              <table:table-cell office:value-type="float" office:value="352.533633272">
                <text:p>352.533633272</text:p>
              </table:table-cell>
              <table:table-cell office:value-type="float" office:value="440.5148362">
                <text:p>440.5148362</text:p>
              </table:table-cell>
              <table:table-cell office:value-type="float" office:value="383.061840674">
                <text:p>383.06184067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189.99904186">
                <text:p>1189.99904186</text:p>
              </table:table-cell>
              <table:table-cell office:value-type="float" office:value="184.491630548">
                <text:p>184.491630548</text:p>
              </table:table-cell>
              <table:table-cell office:value-type="float" office:value="181.907823038">
                <text:p>181.907823038</text:p>
              </table:table-cell>
              <table:table-cell office:value-type="float" office:value="201.348366194">
                <text:p>201.348366194</text:p>
              </table:table-cell>
              <table:table-cell office:value-type="float" office:value="157.39254282">
                <text:p>157.39254282</text:p>
              </table:table-cell>
              <table:table-cell office:value-type="float" office:value="178.60717772">
                <text:p>178.60717772</text:p>
              </table:table-cell>
              <table:table-cell office:value-type="float" office:value="185.861068986">
                <text:p>185.86106898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3.54">
                <text:p>-3.54</text:p>
              </table:table-cell>
              <table:table-cell office:value-type="float" office:value="841.82126248">
                <text:p>841.82126248</text:p>
              </table:table-cell>
              <table:table-cell office:value-type="float" office:value="841.59213624">
                <text:p>841.59213624</text:p>
              </table:table-cell>
              <table:table-cell office:value-type="float" office:value="779.62576294">
                <text:p>779.62576294</text:p>
              </table:table-cell>
              <table:table-cell office:value-type="float" office:value="816.8956008">
                <text:p>816.8956008</text:p>
              </table:table-cell>
              <table:table-cell office:value-type="float" office:value="743.55065476">
                <text:p>743.55065476</text:p>
              </table:table-cell>
              <table:table-cell office:value-type="float" office:value="766.13595556">
                <text:p>766.1359555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3.54">
                <text:p>-3.54</text:p>
              </table:table-cell>
              <table:table-cell office:value-type="float" office:value="11.7223443388">
                <text:p>11.7223443388</text:p>
              </table:table-cell>
              <table:table-cell office:value-type="float" office:value="39.432217158">
                <text:p>39.432217158</text:p>
              </table:table-cell>
              <table:table-cell office:value-type="float" office:value="98.452681658">
                <text:p>98.452681658</text:p>
              </table:table-cell>
              <table:table-cell office:value-type="float" office:value="16.371070256">
                <text:p>16.371070256</text:p>
              </table:table-cell>
              <table:table-cell office:value-type="float" office:value="34.8489149654">
                <text:p>34.8489149654</text:p>
              </table:table-cell>
              <table:table-cell office:value-type="float" office:value="41.168666734">
                <text:p>41.16866673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091.99949256">
                <text:p>2091.99949256</text:p>
              </table:table-cell>
              <table:table-cell office:value-type="float" office:value="113.19981928">
                <text:p>113.19981928</text:p>
              </table:table-cell>
              <table:table-cell office:value-type="float" office:value="177.193141496">
                <text:p>177.193141496</text:p>
              </table:table-cell>
              <table:table-cell office:value-type="float" office:value="110.90855688">
                <text:p>110.90855688</text:p>
              </table:table-cell>
              <table:table-cell office:value-type="float" office:value="92.166439602">
                <text:p>92.166439602</text:p>
              </table:table-cell>
              <table:table-cell office:value-type="float" office:value="97.845906276">
                <text:p>97.845906276</text:p>
              </table:table-cell>
              <table:table-cell office:value-type="float" office:value="113.879833228">
                <text:p>113.87983322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3.54">
                <text:p>-3.54</text:p>
              </table:table-cell>
              <table:table-cell office:value-type="float" office:value="1467.3481723">
                <text:p>1467.3481723</text:p>
              </table:table-cell>
              <table:table-cell office:value-type="float" office:value="1498.02653922">
                <text:p>1498.02653922</text:p>
              </table:table-cell>
              <table:table-cell office:value-type="float" office:value="1694.64958546">
                <text:p>1694.64958546</text:p>
              </table:table-cell>
              <table:table-cell office:value-type="float" office:value="1566.8953405">
                <text:p>1566.8953405</text:p>
              </table:table-cell>
              <table:table-cell office:value-type="float" office:value="1483.2642629">
                <text:p>1483.2642629</text:p>
              </table:table-cell>
              <table:table-cell office:value-type="float" office:value="1472.80219512">
                <text:p>1472.8021951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3.54">
                <text:p>-3.54</text:p>
              </table:table-cell>
              <table:table-cell office:value-type="float" office:value="166.579277582">
                <text:p>166.579277582</text:p>
              </table:table-cell>
              <table:table-cell office:value-type="float" office:value="191.582269368">
                <text:p>191.582269368</text:p>
              </table:table-cell>
              <table:table-cell office:value-type="float" office:value="174.055748624">
                <text:p>174.055748624</text:p>
              </table:table-cell>
              <table:table-cell office:value-type="float" office:value="105.27859784">
                <text:p>105.27859784</text:p>
              </table:table-cell>
              <table:table-cell office:value-type="float" office:value="119.478696564">
                <text:p>119.478696564</text:p>
              </table:table-cell>
              <table:table-cell office:value-type="float" office:value="125.766575236">
                <text:p>125.76657523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417.72086686">
                <text:p>417.72086686</text:p>
              </table:table-cell>
              <table:table-cell office:value-type="float" office:value="390.978970574">
                <text:p>390.978970574</text:p>
              </table:table-cell>
              <table:table-cell office:value-type="float" office:value="418.71511108">
                <text:p>418.71511108</text:p>
              </table:table-cell>
              <table:table-cell office:value-type="float" office:value="390.876682074">
                <text:p>390.876682074</text:p>
              </table:table-cell>
              <table:table-cell office:value-type="float" office:value="411.63265534">
                <text:p>411.63265534</text:p>
              </table:table-cell>
              <table:table-cell office:value-type="float" office:value="394.584026468">
                <text:p>394.58402646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694.00106416">
                <text:p>3694.00106416</text:p>
              </table:table-cell>
              <table:table-cell office:value-type="float" office:value="1128.78142038">
                <text:p>1128.78142038</text:p>
              </table:table-cell>
              <table:table-cell office:value-type="float" office:value="1027.7940301">
                <text:p>1027.7940301</text:p>
              </table:table-cell>
              <table:table-cell office:value-type="float" office:value="905.44061794">
                <text:p>905.44061794</text:p>
              </table:table-cell>
              <table:table-cell office:value-type="float" office:value="993.60512186">
                <text:p>993.60512186</text:p>
              </table:table-cell>
              <table:table-cell office:value-type="float" office:value="982.5006823">
                <text:p>982.5006823</text:p>
              </table:table-cell>
              <table:table-cell office:value-type="float" office:value="1006.2929874">
                <text:p>1006.292987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3.54">
                <text:p>-3.54</text:p>
              </table:table-cell>
              <table:table-cell office:value-type="float" office:value="-384.83674991">
                <text:p>-384.83674991</text:p>
              </table:table-cell>
              <table:table-cell office:value-type="float" office:value="-3.423387427614">
                <text:p>-3.423387427614</text:p>
              </table:table-cell>
              <table:table-cell office:value-type="float" office:value="476.10714266">
                <text:p>476.10714266</text:p>
              </table:table-cell>
              <table:table-cell office:value-type="float" office:value="67.216228682">
                <text:p>67.216228682</text:p>
              </table:table-cell>
              <table:table-cell office:value-type="float" office:value="217.210448466">
                <text:p>217.210448466</text:p>
              </table:table-cell>
              <table:table-cell office:value-type="float" office:value="115.313508844">
                <text:p>115.31350884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290.99972354">
                <text:p>2290.99972354</text:p>
              </table:table-cell>
              <table:table-cell office:value-type="float" office:value="69.83972413">
                <text:p>69.83972413</text:p>
              </table:table-cell>
              <table:table-cell office:value-type="float" office:value="94.08005286">
                <text:p>94.08005286</text:p>
              </table:table-cell>
              <table:table-cell office:value-type="float" office:value="221.316308856">
                <text:p>221.316308856</text:p>
              </table:table-cell>
              <table:table-cell office:value-type="float" office:value="215.05666181">
                <text:p>215.05666181</text:p>
              </table:table-cell>
              <table:table-cell office:value-type="float" office:value="273.813631134">
                <text:p>273.813631134</text:p>
              </table:table-cell>
              <table:table-cell office:value-type="float" office:value="196.76543224">
                <text:p>196.7654322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604.81982476">
                <text:p>1604.81982476</text:p>
              </table:table-cell>
              <table:table-cell office:value-type="float" office:value="1692.89840634">
                <text:p>1692.89840634</text:p>
              </table:table-cell>
              <table:table-cell office:value-type="float" office:value="1806.34044438">
                <text:p>1806.34044438</text:p>
              </table:table-cell>
              <table:table-cell office:value-type="float" office:value="1899.77894336">
                <text:p>1899.77894336</text:p>
              </table:table-cell>
              <table:table-cell office:value-type="float" office:value="1712.70555148">
                <text:p>1712.70555148</text:p>
              </table:table-cell>
              <table:table-cell office:value-type="float" office:value="1682.69410558">
                <text:p>1682.6941055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3.54">
                <text:p>-3.54</text:p>
              </table:table-cell>
              <table:table-cell office:value-type="float" office:value="330.17009394">
                <text:p>330.17009394</text:p>
              </table:table-cell>
              <table:table-cell office:value-type="float" office:value="474.4746182">
                <text:p>474.4746182</text:p>
              </table:table-cell>
              <table:table-cell office:value-type="float" office:value="767.3879668">
                <text:p>767.3879668</text:p>
              </table:table-cell>
              <table:table-cell office:value-type="float" office:value="541.5349588">
                <text:p>541.5349588</text:p>
              </table:table-cell>
              <table:table-cell office:value-type="float" office:value="525.61477666">
                <text:p>525.61477666</text:p>
              </table:table-cell>
              <table:table-cell office:value-type="float" office:value="559.05902462">
                <text:p>559.0590246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559.99903762">
                <text:p>3559.99903762</text:p>
              </table:table-cell>
              <table:table-cell office:value-type="float" office:value="63.019536104">
                <text:p>63.019536104</text:p>
              </table:table-cell>
              <table:table-cell office:value-type="float" office:value="-101.986953094">
                <text:p>-101.986953094</text:p>
              </table:table-cell>
              <table:table-cell office:value-type="float" office:value="-21.194176792">
                <text:p>-21.194176792</text:p>
              </table:table-cell>
              <table:table-cell office:value-type="float" office:value="136.847693018">
                <text:p>136.847693018</text:p>
              </table:table-cell>
              <table:table-cell office:value-type="float" office:value="-27.3772711246">
                <text:p>-27.3772711246</text:p>
              </table:table-cell>
              <table:table-cell office:value-type="float" office:value="-70.459591624">
                <text:p>-70.45959162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601.34918206">
                <text:p>601.34918206</text:p>
              </table:table-cell>
              <table:table-cell office:value-type="float" office:value="1030.69084042">
                <text:p>1030.69084042</text:p>
              </table:table-cell>
              <table:table-cell office:value-type="float" office:value="1802.41256598">
                <text:p>1802.41256598</text:p>
              </table:table-cell>
              <table:table-cell office:value-type="float" office:value="1328.9313741">
                <text:p>1328.9313741</text:p>
              </table:table-cell>
              <table:table-cell office:value-type="float" office:value="1255.64370962">
                <text:p>1255.64370962</text:p>
              </table:table-cell>
              <table:table-cell office:value-type="float" office:value="1167.81471198">
                <text:p>1167.8147119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56.84908463">
                <text:p>56.84908463</text:p>
              </table:table-cell>
              <table:table-cell office:value-type="float" office:value="-128.906422216">
                <text:p>-128.906422216</text:p>
              </table:table-cell>
              <table:table-cell office:value-type="float" office:value="-4.40716507914">
                <text:p>-4.40716507914</text:p>
              </table:table-cell>
              <table:table-cell office:value-type="float" office:value="-30.1693380206">
                <text:p>-30.1693380206</text:p>
              </table:table-cell>
              <table:table-cell office:value-type="float" office:value="-10.6987220456">
                <text:p>-10.6987220456</text:p>
              </table:table-cell>
              <table:table-cell office:value-type="float" office:value="-27.3184756948">
                <text:p>-27.318475694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2.059804146">
                <text:p>42.059804146</text:p>
              </table:table-cell>
              <table:table-cell office:value-type="float" office:value="2051.03090254">
                <text:p>2051.03090254</text:p>
              </table:table-cell>
              <table:table-cell office:value-type="float" office:value="2350.0979273">
                <text:p>2350.0979273</text:p>
              </table:table-cell>
              <table:table-cell office:value-type="float" office:value="2267.07239762">
                <text:p>2267.07239762</text:p>
              </table:table-cell>
              <table:table-cell office:value-type="float" office:value="2387.75646146">
                <text:p>2387.75646146</text:p>
              </table:table-cell>
              <table:table-cell office:value-type="float" office:value="2261.4137978">
                <text:p>2261.4137978</text:p>
              </table:table-cell>
              <table:table-cell office:value-type="float" office:value="2158.08604664">
                <text:p>2158.0860466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723.00189968">
                <text:p>3723.00189968</text:p>
              </table:table-cell>
              <table:table-cell office:value-type="float" office:value="-210.71717367">
                <text:p>-210.71717367</text:p>
              </table:table-cell>
              <table:table-cell office:value-type="float" office:value="188.62531341">
                <text:p>188.62531341</text:p>
              </table:table-cell>
              <table:table-cell office:value-type="float" office:value="550.81047998">
                <text:p>550.81047998</text:p>
              </table:table-cell>
              <table:table-cell office:value-type="float" office:value="220.151856572">
                <text:p>220.151856572</text:p>
              </table:table-cell>
              <table:table-cell office:value-type="float" office:value="407.13605288">
                <text:p>407.13605288</text:p>
              </table:table-cell>
              <table:table-cell office:value-type="float" office:value="238.226234522">
                <text:p>238.22623452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45.000188146">
                <text:p>245.000188146</text:p>
              </table:table-cell>
              <table:table-cell office:value-type="float" office:value="79.43029389">
                <text:p>79.43029389</text:p>
              </table:table-cell>
              <table:table-cell office:value-type="float" office:value="592.3109702">
                <text:p>592.3109702</text:p>
              </table:table-cell>
              <table:table-cell office:value-type="float" office:value="869.35323514">
                <text:p>869.35323514</text:p>
              </table:table-cell>
              <table:table-cell office:value-type="float" office:value="724.72547922">
                <text:p>724.72547922</text:p>
              </table:table-cell>
              <table:table-cell office:value-type="float" office:value="737.3969786">
                <text:p>737.3969786</text:p>
              </table:table-cell>
              <table:table-cell office:value-type="float" office:value="537.03017326">
                <text:p>537.0301732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1.80999869104">
                <text:p>-1.80999869104</text:p>
              </table:table-cell>
              <table:table-cell office:value-type="float" office:value="-321.910501326">
                <text:p>-321.910501326</text:p>
              </table:table-cell>
              <table:table-cell office:value-type="float" office:value="215.163860158">
                <text:p>215.163860158</text:p>
              </table:table-cell>
              <table:table-cell office:value-type="float" office:value="520.67219634">
                <text:p>520.67219634</text:p>
              </table:table-cell>
              <table:table-cell office:value-type="float" office:value="168.192980958">
                <text:p>168.192980958</text:p>
              </table:table-cell>
              <table:table-cell office:value-type="float" office:value="424.84832954">
                <text:p>424.84832954</text:p>
              </table:table-cell>
              <table:table-cell office:value-type="float" office:value="217.434255704">
                <text:p>217.43425570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3.54">
                <text:p>-3.54</text:p>
              </table:table-cell>
              <table:table-cell office:value-type="float" office:value="86.98736827">
                <text:p>86.98736827</text:p>
              </table:table-cell>
              <table:table-cell office:value-type="float" office:value="111.21951392">
                <text:p>111.21951392</text:p>
              </table:table-cell>
              <table:table-cell office:value-type="float" office:value="192.157539892">
                <text:p>192.157539892</text:p>
              </table:table-cell>
              <table:table-cell office:value-type="float" office:value="363.837739984">
                <text:p>363.837739984</text:p>
              </table:table-cell>
              <table:table-cell office:value-type="float" office:value="235.253730712">
                <text:p>235.253730712</text:p>
              </table:table-cell>
              <table:table-cell office:value-type="float" office:value="184.571415578">
                <text:p>184.57141557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824.99888356">
                <text:p>2824.99888356</text:p>
              </table:table-cell>
              <table:table-cell office:value-type="float" office:value="1571.63743536">
                <text:p>1571.63743536</text:p>
              </table:table-cell>
              <table:table-cell office:value-type="float" office:value="1608.02350058">
                <text:p>1608.02350058</text:p>
              </table:table-cell>
              <table:table-cell office:value-type="float" office:value="1285.6224232">
                <text:p>1285.6224232</text:p>
              </table:table-cell>
              <table:table-cell office:value-type="float" office:value="1463.0111399">
                <text:p>1463.0111399</text:p>
              </table:table-cell>
              <table:table-cell office:value-type="float" office:value="1378.72132436">
                <text:p>1378.72132436</text:p>
              </table:table-cell>
              <table:table-cell office:value-type="float" office:value="1469.9463002">
                <text:p>1469.946300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082.99810456">
                <text:p>2082.99810456</text:p>
              </table:table-cell>
              <table:table-cell office:value-type="float" office:value="160.267258824">
                <text:p>160.267258824</text:p>
              </table:table-cell>
              <table:table-cell office:value-type="float" office:value="158.205122664">
                <text:p>158.205122664</text:p>
              </table:table-cell>
              <table:table-cell office:value-type="float" office:value="277.645358344">
                <text:p>277.645358344</text:p>
              </table:table-cell>
              <table:table-cell office:value-type="float" office:value="87.752895404">
                <text:p>87.752895404</text:p>
              </table:table-cell>
              <table:table-cell office:value-type="float" office:value="226.497425958">
                <text:p>226.497425958</text:p>
              </table:table-cell>
              <table:table-cell office:value-type="float" office:value="37.642986716">
                <text:p>37.64298671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971.89950216">
                <text:p>971.89950216</text:p>
              </table:table-cell>
              <table:table-cell office:value-type="float" office:value="1613.43251646">
                <text:p>1613.43251646</text:p>
              </table:table-cell>
              <table:table-cell office:value-type="float" office:value="1719.34202936">
                <text:p>1719.34202936</text:p>
              </table:table-cell>
              <table:table-cell office:value-type="float" office:value="1813.40653396">
                <text:p>1813.40653396</text:p>
              </table:table-cell>
              <table:table-cell office:value-type="float" office:value="1802.96083234">
                <text:p>1802.96083234</text:p>
              </table:table-cell>
              <table:table-cell office:value-type="float" office:value="1781.08336796">
                <text:p>1781.08336796</text:p>
              </table:table-cell>
              <table:table-cell office:value-type="float" office:value="1764.81540492">
                <text:p>1764.8154049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03.000019214">
                <text:p>103.000019214</text:p>
              </table:table-cell>
              <table:table-cell office:value-type="float" office:value="1699.35076492">
                <text:p>1699.35076492</text:p>
              </table:table-cell>
              <table:table-cell office:value-type="float" office:value="1542.35019204">
                <text:p>1542.35019204</text:p>
              </table:table-cell>
              <table:table-cell office:value-type="float" office:value="1368.38609432">
                <text:p>1368.38609432</text:p>
              </table:table-cell>
              <table:table-cell office:value-type="float" office:value="1497.93652534">
                <text:p>1497.93652534</text:p>
              </table:table-cell>
              <table:table-cell office:value-type="float" office:value="1440.41765602">
                <text:p>1440.41765602</text:p>
              </table:table-cell>
              <table:table-cell office:value-type="float" office:value="1499.56086672">
                <text:p>1499.5608667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.01000033254">
                <text:p>-1.01000033254</text:p>
              </table:table-cell>
              <table:table-cell office:value-type="float" office:value="786.43817704">
                <text:p>786.43817704</text:p>
              </table:table-cell>
              <table:table-cell office:value-type="float" office:value="784.10599924">
                <text:p>784.10599924</text:p>
              </table:table-cell>
              <table:table-cell office:value-type="float" office:value="895.13402868">
                <text:p>895.13402868</text:p>
              </table:table-cell>
              <table:table-cell office:value-type="float" office:value="898.92688626">
                <text:p>898.92688626</text:p>
              </table:table-cell>
              <table:table-cell office:value-type="float" office:value="723.8130658">
                <text:p>723.8130658</text:p>
              </table:table-cell>
              <table:table-cell office:value-type="float" office:value="828.01640652">
                <text:p>828.0164065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3.54">
                <text:p>-3.54</text:p>
              </table:table-cell>
              <table:table-cell office:value-type="float" office:value="179.052337272">
                <text:p>179.052337272</text:p>
              </table:table-cell>
              <table:table-cell office:value-type="float" office:value="171.869638802">
                <text:p>171.869638802</text:p>
              </table:table-cell>
              <table:table-cell office:value-type="float" office:value="166.27323039">
                <text:p>166.27323039</text:p>
              </table:table-cell>
              <table:table-cell office:value-type="float" office:value="141.899108302">
                <text:p>141.899108302</text:p>
              </table:table-cell>
              <table:table-cell office:value-type="float" office:value="126.536603064">
                <text:p>126.536603064</text:p>
              </table:table-cell>
              <table:table-cell office:value-type="float" office:value="161.928833218">
                <text:p>161.92883321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3.54">
                <text:p>-3.54</text:p>
              </table:table-cell>
              <table:table-cell office:value-type="float" office:value="123.983482104">
                <text:p>123.983482104</text:p>
              </table:table-cell>
              <table:table-cell office:value-type="float" office:value="105.494221998">
                <text:p>105.494221998</text:p>
              </table:table-cell>
              <table:table-cell office:value-type="float" office:value="80.244919504">
                <text:p>80.244919504</text:p>
              </table:table-cell>
              <table:table-cell office:value-type="float" office:value="78.180737574">
                <text:p>78.180737574</text:p>
              </table:table-cell>
              <table:table-cell office:value-type="float" office:value="76.23889269">
                <text:p>76.23889269</text:p>
              </table:table-cell>
              <table:table-cell office:value-type="float" office:value="100.491086886">
                <text:p>100.49108688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3.54">
                <text:p>-3.54</text:p>
              </table:table-cell>
              <table:table-cell office:value-type="float" office:value="113.37370973">
                <text:p>113.37370973</text:p>
              </table:table-cell>
              <table:table-cell office:value-type="float" office:value="108.21427779">
                <text:p>108.21427779</text:p>
              </table:table-cell>
              <table:table-cell office:value-type="float" office:value="72.60560517">
                <text:p>72.60560517</text:p>
              </table:table-cell>
              <table:table-cell office:value-type="float" office:value="72.70789367">
                <text:p>72.70789367</text:p>
              </table:table-cell>
              <table:table-cell office:value-type="float" office:value="76.747880266">
                <text:p>76.747880266</text:p>
              </table:table-cell>
              <table:table-cell office:value-type="float" office:value="77.197540512">
                <text:p>77.19754051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3.54">
                <text:p>-3.54</text:p>
              </table:table-cell>
              <table:table-cell office:value-type="float" office:value="258.930654384">
                <text:p>258.930654384</text:p>
              </table:table-cell>
              <table:table-cell office:value-type="float" office:value="239.921768698">
                <text:p>239.921768698</text:p>
              </table:table-cell>
              <table:table-cell office:value-type="float" office:value="239.651727058">
                <text:p>239.651727058</text:p>
              </table:table-cell>
              <table:table-cell office:value-type="float" office:value="212.858277368">
                <text:p>212.858277368</text:p>
              </table:table-cell>
              <table:table-cell office:value-type="float" office:value="211.430739062">
                <text:p>211.430739062</text:p>
              </table:table-cell>
              <table:table-cell office:value-type="float" office:value="216.926904744">
                <text:p>216.9269047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3.54">
                <text:p>-3.54</text:p>
              </table:table-cell>
              <table:table-cell office:value-type="float" office:value="285.655775356">
                <text:p>285.655775356</text:p>
              </table:table-cell>
              <table:table-cell office:value-type="float" office:value="279.63139186">
                <text:p>279.63139186</text:p>
              </table:table-cell>
              <table:table-cell office:value-type="float" office:value="266.756952096">
                <text:p>266.756952096</text:p>
              </table:table-cell>
              <table:table-cell office:value-type="float" office:value="239.79411265">
                <text:p>239.79411265</text:p>
              </table:table-cell>
              <table:table-cell office:value-type="float" office:value="237.450069384">
                <text:p>237.450069384</text:p>
              </table:table-cell>
              <table:table-cell office:value-type="float" office:value="248.532414628">
                <text:p>248.53241462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35.5500003444">
                <text:p>35.550000344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21.09986639">
                <text:p>221.09986639</text:p>
              </table:table-cell>
              <table:table-cell office:value-type="float" office:value="350.225186404">
                <text:p>350.225186404</text:p>
              </table:table-cell>
              <table:table-cell office:value-type="float" office:value="354.115422636">
                <text:p>354.115422636</text:p>
              </table:table-cell>
              <table:table-cell office:value-type="float" office:value="317.979759664">
                <text:p>317.979759664</text:p>
              </table:table-cell>
              <table:table-cell office:value-type="float" office:value="298.655416244">
                <text:p>298.655416244</text:p>
              </table:table-cell>
              <table:table-cell office:value-type="float" office:value="299.28101271">
                <text:p>299.28101271</text:p>
              </table:table-cell>
              <table:table-cell office:value-type="float" office:value="312.431631424">
                <text:p>312.43163142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238.00098914">
                <text:p>1238.00098914</text:p>
              </table:table-cell>
              <table:table-cell office:value-type="float" office:value="649.67845254">
                <text:p>649.67845254</text:p>
              </table:table-cell>
              <table:table-cell office:value-type="float" office:value="718.1053675">
                <text:p>718.1053675</text:p>
              </table:table-cell>
              <table:table-cell office:value-type="float" office:value="566.38697276">
                <text:p>566.38697276</text:p>
              </table:table-cell>
              <table:table-cell office:value-type="float" office:value="574.43912348">
                <text:p>574.43912348</text:p>
              </table:table-cell>
              <table:table-cell office:value-type="float" office:value="590.756185">
                <text:p>590.756185</text:p>
              </table:table-cell>
              <table:table-cell office:value-type="float" office:value="616.8806679">
                <text:p>616.880667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349.99973034">
                <text:p>2349.99973034</text:p>
              </table:table-cell>
              <table:table-cell office:value-type="float" office:value="1700.2795445">
                <text:p>1700.2795445</text:p>
              </table:table-cell>
              <table:table-cell office:value-type="float" office:value="1730.30735656">
                <text:p>1730.30735656</text:p>
              </table:table-cell>
              <table:table-cell office:value-type="float" office:value="1555.00532526">
                <text:p>1555.00532526</text:p>
              </table:table-cell>
              <table:table-cell office:value-type="float" office:value="1586.4733594">
                <text:p>1586.4733594</text:p>
              </table:table-cell>
              <table:table-cell office:value-type="float" office:value="1578.59305336">
                <text:p>1578.59305336</text:p>
              </table:table-cell>
              <table:table-cell office:value-type="float" office:value="1614.72953464">
                <text:p>1614.729534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988.00174562">
                <text:p>2988.00174562</text:p>
              </table:table-cell>
              <table:table-cell office:value-type="float" office:value="2364.48787348">
                <text:p>2364.48787348</text:p>
              </table:table-cell>
              <table:table-cell office:value-type="float" office:value="2367.3437684">
                <text:p>2367.3437684</text:p>
              </table:table-cell>
              <table:table-cell office:value-type="float" office:value="2287.48099914">
                <text:p>2287.48099914</text:p>
              </table:table-cell>
              <table:table-cell office:value-type="float" office:value="2324.03890904">
                <text:p>2324.03890904</text:p>
              </table:table-cell>
              <table:table-cell office:value-type="float" office:value="2320.77386012">
                <text:p>2320.77386012</text:p>
              </table:table-cell>
              <table:table-cell office:value-type="float" office:value="2309.36255506">
                <text:p>2309.3625550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3402.99846474">
                <text:p>3402.99846474</text:p>
              </table:table-cell>
              <table:table-cell office:value-type="float" office:value="2822.486678">
                <text:p>2822.486678</text:p>
              </table:table-cell>
              <table:table-cell office:value-type="float" office:value="2790.35990592">
                <text:p>2790.35990592</text:p>
              </table:table-cell>
              <table:table-cell office:value-type="float" office:value="2768.3146884">
                <text:p>2768.3146884</text:p>
              </table:table-cell>
              <table:table-cell office:value-type="float" office:value="2815.1832791">
                <text:p>2815.1832791</text:p>
              </table:table-cell>
              <table:table-cell office:value-type="float" office:value="2773.08951558">
                <text:p>2773.08951558</text:p>
              </table:table-cell>
              <table:table-cell office:value-type="float" office:value="2793.07259694">
                <text:p>2793.0725969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3630.00119548">
                <text:p>3630.00119548</text:p>
              </table:table-cell>
              <table:table-cell office:value-type="float" office:value="3029.80091826">
                <text:p>3029.80091826</text:p>
              </table:table-cell>
              <table:table-cell office:value-type="float" office:value="2908.50721496">
                <text:p>2908.50721496</text:p>
              </table:table-cell>
              <table:table-cell office:value-type="float" office:value="3040.32435914">
                <text:p>3040.32435914</text:p>
              </table:table-cell>
              <table:table-cell office:value-type="float" office:value="3029.13808878">
                <text:p>3029.13808878</text:p>
              </table:table-cell>
              <table:table-cell office:value-type="float" office:value="2999.9367678">
                <text:p>2999.9367678</text:p>
              </table:table-cell>
              <table:table-cell office:value-type="float" office:value="3035.27130724">
                <text:p>3035.2713072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497.00159624">
                <text:p>3497.00159624</text:p>
              </table:table-cell>
              <table:table-cell office:value-type="float" office:value="3038.0699206">
                <text:p>3038.0699206</text:p>
              </table:table-cell>
              <table:table-cell office:value-type="float" office:value="2931.2807266">
                <text:p>2931.2807266</text:p>
              </table:table-cell>
              <table:table-cell office:value-type="float" office:value="3024.38781084">
                <text:p>3024.38781084</text:p>
              </table:table-cell>
              <table:table-cell office:value-type="float" office:value="3027.6978667">
                <text:p>3027.6978667</text:p>
              </table:table-cell>
              <table:table-cell office:value-type="float" office:value="3006.02907086">
                <text:p>3006.02907086</text:p>
              </table:table-cell>
              <table:table-cell office:value-type="float" office:value="3017.51811518">
                <text:p>3017.5181151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390.99797792">
                <text:p>3390.99797792</text:p>
              </table:table-cell>
              <table:table-cell office:value-type="float" office:value="2661.08769962">
                <text:p>2661.08769962</text:p>
              </table:table-cell>
              <table:table-cell office:value-type="float" office:value="2632.63103892">
                <text:p>2632.63103892</text:p>
              </table:table-cell>
              <table:table-cell office:value-type="float" office:value="2656.48471712">
                <text:p>2656.48471712</text:p>
              </table:table-cell>
              <table:table-cell office:value-type="float" office:value="2660.73582718">
                <text:p>2660.73582718</text:p>
              </table:table-cell>
              <table:table-cell office:value-type="float" office:value="2633.26522762">
                <text:p>2633.26522762</text:p>
              </table:table-cell>
              <table:table-cell office:value-type="float" office:value="2647.56106838">
                <text:p>2647.561068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893.00027836">
                <text:p>2893.00027836</text:p>
              </table:table-cell>
              <table:table-cell office:value-type="float" office:value="2412.26069452">
                <text:p>2412.26069452</text:p>
              </table:table-cell>
              <table:table-cell office:value-type="float" office:value="2432.1128466">
                <text:p>2432.1128466</text:p>
              </table:table-cell>
              <table:table-cell office:value-type="float" office:value="2414.2123591">
                <text:p>2414.2123591</text:p>
              </table:table-cell>
              <table:table-cell office:value-type="float" office:value="2435.3451632">
                <text:p>2435.3451632</text:p>
              </table:table-cell>
              <table:table-cell office:value-type="float" office:value="2388.48475558">
                <text:p>2388.48475558</text:p>
              </table:table-cell>
              <table:table-cell office:value-type="float" office:value="2417.4855911">
                <text:p>2417.485591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091.0011568">
                <text:p>2091.0011568</text:p>
              </table:table-cell>
              <table:table-cell office:value-type="float" office:value="1810.87796224">
                <text:p>1810.87796224</text:p>
              </table:table-cell>
              <table:table-cell office:value-type="float" office:value="1853.610006">
                <text:p>1853.610006</text:p>
              </table:table-cell>
              <table:table-cell office:value-type="float" office:value="1817.26076464">
                <text:p>1817.26076464</text:p>
              </table:table-cell>
              <table:table-cell office:value-type="float" office:value="1826.4217227">
                <text:p>1826.4217227</text:p>
              </table:table-cell>
              <table:table-cell office:value-type="float" office:value="1804.3478644">
                <text:p>1804.3478644</text:p>
              </table:table-cell>
              <table:table-cell office:value-type="float" office:value="1810.94342688">
                <text:p>1810.9434268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964.30151238">
                <text:p>964.30151238</text:p>
              </table:table-cell>
              <table:table-cell office:value-type="float" office:value="1014.49243356">
                <text:p>1014.49243356</text:p>
              </table:table-cell>
              <table:table-cell office:value-type="float" office:value="1031.66871848">
                <text:p>1031.66871848</text:p>
              </table:table-cell>
              <table:table-cell office:value-type="float" office:value="1058.76289636">
                <text:p>1058.76289636</text:p>
              </table:table-cell>
              <table:table-cell office:value-type="float" office:value="1026.12059024">
                <text:p>1026.12059024</text:p>
              </table:table-cell>
              <table:table-cell office:value-type="float" office:value="1068.26345224">
                <text:p>1068.26345224</text:p>
              </table:table-cell>
              <table:table-cell office:value-type="float" office:value="1028.68598582">
                <text:p>1028.6859858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94.15983789">
                <text:p>94.15983789</text:p>
              </table:table-cell>
              <table:table-cell office:value-type="float" office:value="393.268596358">
                <text:p>393.268596358</text:p>
              </table:table-cell>
              <table:table-cell office:value-type="float" office:value="367.602365938">
                <text:p>367.602365938</text:p>
              </table:table-cell>
              <table:table-cell office:value-type="float" office:value="438.7963894">
                <text:p>438.7963894</text:p>
              </table:table-cell>
              <table:table-cell office:value-type="float" office:value="363.377850888">
                <text:p>363.377850888</text:p>
              </table:table-cell>
              <table:table-cell office:value-type="float" office:value="452.2370983">
                <text:p>452.2370983</text:p>
              </table:table-cell>
              <table:table-cell office:value-type="float" office:value="392.98137025">
                <text:p>392.9813702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1.23999807056">
                <text:p>-1.23999807056</text:p>
              </table:table-cell>
              <table:table-cell office:value-type="float" office:value="202.498907242">
                <text:p>202.498907242</text:p>
              </table:table-cell>
              <table:table-cell office:value-type="float" office:value="201.878629778">
                <text:p>201.878629778</text:p>
              </table:table-cell>
              <table:table-cell office:value-type="float" office:value="213.23797228">
                <text:p>213.23797228</text:p>
              </table:table-cell>
              <table:table-cell office:value-type="float" office:value="171.383154696">
                <text:p>171.383154696</text:p>
              </table:table-cell>
              <table:table-cell office:value-type="float" office:value="191.511485726">
                <text:p>191.511485726</text:p>
              </table:table-cell>
              <table:table-cell office:value-type="float" office:value="203.188740886">
                <text:p>203.18874088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3.54">
                <text:p>-3.54</text:p>
              </table:table-cell>
              <table:table-cell office:value-type="float" office:value="173.841351928">
                <text:p>173.841351928</text:p>
              </table:table-cell>
              <table:table-cell office:value-type="float" office:value="162.662037186">
                <text:p>162.662037186</text:p>
              </table:table-cell>
              <table:table-cell office:value-type="float" office:value="158.841357134">
                <text:p>158.841357134</text:p>
              </table:table-cell>
              <table:table-cell office:value-type="float" office:value="136.719627816">
                <text:p>136.719627816</text:p>
              </table:table-cell>
              <table:table-cell office:value-type="float" office:value="120.499535794">
                <text:p>120.499535794</text:p>
              </table:table-cell>
              <table:table-cell office:value-type="float" office:value="155.523118194">
                <text:p>155.52311819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3.54">
                <text:p>-3.54</text:p>
              </table:table-cell>
              <table:table-cell office:value-type="float" office:value="123.377115876">
                <text:p>123.377115876</text:p>
              </table:table-cell>
              <table:table-cell office:value-type="float" office:value="104.46847292">
                <text:p>104.46847292</text:p>
              </table:table-cell>
              <table:table-cell office:value-type="float" office:value="78.396770886">
                <text:p>78.396770886</text:p>
              </table:table-cell>
              <table:table-cell office:value-type="float" office:value="77.154170188">
                <text:p>77.154170188</text:p>
              </table:table-cell>
              <table:table-cell office:value-type="float" office:value="75.243011854">
                <text:p>75.243011854</text:p>
              </table:table-cell>
              <table:table-cell office:value-type="float" office:value="99.388007702">
                <text:p>99.38800770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3.54">
                <text:p>-3.54</text:p>
              </table:table-cell>
              <table:table-cell office:value-type="float" office:value="112.958009266">
                <text:p>112.958009266</text:p>
              </table:table-cell>
              <table:table-cell office:value-type="float" office:value="108.014610638">
                <text:p>108.014610638</text:p>
              </table:table-cell>
              <table:table-cell office:value-type="float" office:value="72.39284509">
                <text:p>72.39284509</text:p>
              </table:table-cell>
              <table:table-cell office:value-type="float" office:value="72.396118322">
                <text:p>72.396118322</text:p>
              </table:table-cell>
              <table:table-cell office:value-type="float" office:value="76.267942624">
                <text:p>76.267942624</text:p>
              </table:table-cell>
              <table:table-cell office:value-type="float" office:value="76.494204786">
                <text:p>76.49420478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3.54">
                <text:p>-3.54</text:p>
              </table:table-cell>
              <table:table-cell office:value-type="float" office:value="261.147041602">
                <text:p>261.147041602</text:p>
              </table:table-cell>
              <table:table-cell office:value-type="float" office:value="242.859494418">
                <text:p>242.859494418</text:p>
              </table:table-cell>
              <table:table-cell office:value-type="float" office:value="241.904528982">
                <text:p>241.904528982</text:p>
              </table:table-cell>
              <table:table-cell office:value-type="float" office:value="215.07302797">
                <text:p>215.07302797</text:p>
              </table:table-cell>
              <table:table-cell office:value-type="float" office:value="213.56529548">
                <text:p>213.56529548</text:p>
              </table:table-cell>
              <table:table-cell office:value-type="float" office:value="219.481253166">
                <text:p>219.48125316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3.54">
                <text:p>-3.54</text:p>
              </table:table-cell>
              <table:table-cell office:value-type="float" office:value="285.717966764">
                <text:p>285.717966764</text:p>
              </table:table-cell>
              <table:table-cell office:value-type="float" office:value="279.732452898">
                <text:p>279.732452898</text:p>
              </table:table-cell>
              <table:table-cell office:value-type="float" office:value="266.819552658">
                <text:p>266.819552658</text:p>
              </table:table-cell>
              <table:table-cell office:value-type="float" office:value="239.857122366">
                <text:p>239.857122366</text:p>
              </table:table-cell>
              <table:table-cell office:value-type="float" office:value="237.511442484">
                <text:p>237.511442484</text:p>
              </table:table-cell>
              <table:table-cell office:value-type="float" office:value="248.607698964">
                <text:p>248.60769896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3.46000016415">
                <text:p>-3.46000016415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6.472037586">
                <text:p>286.472037586</text:p>
              </table:table-cell>
              <table:table-cell office:value-type="float" office:value="280.89363195">
                <text:p>280.89363195</text:p>
              </table:table-cell>
              <table:table-cell office:value-type="float" office:value="267.548665086">
                <text:p>267.548665086</text:p>
              </table:table-cell>
              <table:table-cell office:value-type="float" office:value="240.605874186">
                <text:p>240.605874186</text:p>
              </table:table-cell>
              <table:table-cell office:value-type="float" office:value="238.247919684">
                <text:p>238.247919684</text:p>
              </table:table-cell>
              <table:table-cell office:value-type="float" office:value="249.490244142">
                <text:p>249.49024414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3.54">
                <text:p>-3.54</text:p>
              </table:table-cell>
              <table:table-cell office:value-type="float" office:value="287.029714488">
                <text:p>287.029714488</text:p>
              </table:table-cell>
              <table:table-cell office:value-type="float" office:value="281.540504424">
                <text:p>281.540504424</text:p>
              </table:table-cell>
              <table:table-cell office:value-type="float" office:value="267.999552794">
                <text:p>267.999552794</text:p>
              </table:table-cell>
              <table:table-cell office:value-type="float" office:value="241.111997684">
                <text:p>241.111997684</text:p>
              </table:table-cell>
              <table:table-cell office:value-type="float" office:value="238.779001576">
                <text:p>238.779001576</text:p>
              </table:table-cell>
              <table:table-cell office:value-type="float" office:value="250.03932881">
                <text:p>250.0393288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3.54">
                <text:p>-3.54</text:p>
              </table:table-cell>
              <table:table-cell office:value-type="float" office:value="286.410664486">
                <text:p>286.410664486</text:p>
              </table:table-cell>
              <table:table-cell office:value-type="float" office:value="280.91613542">
                <text:p>280.91613542</text:p>
              </table:table-cell>
              <table:table-cell office:value-type="float" office:value="267.564622092">
                <text:p>267.564622092</text:p>
              </table:table-cell>
              <table:table-cell office:value-type="float" office:value="240.551456704">
                <text:p>240.551456704</text:p>
              </table:table-cell>
              <table:table-cell office:value-type="float" office:value="238.193093048">
                <text:p>238.193093048</text:p>
              </table:table-cell>
              <table:table-cell office:value-type="float" office:value="249.43378089">
                <text:p>249.4337808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4.829991715">
                <text:p>14.829991715</text:p>
              </table:table-cell>
              <table:table-cell office:value-type="float" office:value="286.314513296">
                <text:p>286.314513296</text:p>
              </table:table-cell>
              <table:table-cell office:value-type="float" office:value="280.706648572">
                <text:p>280.706648572</text:p>
              </table:table-cell>
              <table:table-cell office:value-type="float" office:value="267.439011814">
                <text:p>267.439011814</text:p>
              </table:table-cell>
              <table:table-cell office:value-type="float" office:value="240.470035058">
                <text:p>240.470035058</text:p>
              </table:table-cell>
              <table:table-cell office:value-type="float" office:value="238.099396782">
                <text:p>238.099396782</text:p>
              </table:table-cell>
              <table:table-cell office:value-type="float" office:value="249.341312086">
                <text:p>249.34131208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1.000043226">
                <text:p>191.000043226</text:p>
              </table:table-cell>
              <table:table-cell office:value-type="float" office:value="316.553857974">
                <text:p>316.553857974</text:p>
              </table:table-cell>
              <table:table-cell office:value-type="float" office:value="315.052671948">
                <text:p>315.052671948</text:p>
              </table:table-cell>
              <table:table-cell office:value-type="float" office:value="291.266095004">
                <text:p>291.266095004</text:p>
              </table:table-cell>
              <table:table-cell office:value-type="float" office:value="267.936133924">
                <text:p>267.936133924</text:p>
              </table:table-cell>
              <table:table-cell office:value-type="float" office:value="266.943117166">
                <text:p>266.943117166</text:p>
              </table:table-cell>
              <table:table-cell office:value-type="float" office:value="279.11994936">
                <text:p>279.1199493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76.59802334">
                <text:p>776.59802334</text:p>
              </table:table-cell>
              <table:table-cell office:value-type="float" office:value="599.58572832">
                <text:p>599.58572832</text:p>
              </table:table-cell>
              <table:table-cell office:value-type="float" office:value="655.84031178">
                <text:p>655.84031178</text:p>
              </table:table-cell>
              <table:table-cell office:value-type="float" office:value="522.32108696">
                <text:p>522.32108696</text:p>
              </table:table-cell>
              <table:table-cell office:value-type="float" office:value="528.03696834">
                <text:p>528.03696834</text:p>
              </table:table-cell>
              <table:table-cell office:value-type="float" office:value="542.33690064">
                <text:p>542.33690064</text:p>
              </table:table-cell>
              <table:table-cell office:value-type="float" office:value="566.78385214">
                <text:p>566.7838521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182.00109794">
                <text:p>2182.00109794</text:p>
              </table:table-cell>
              <table:table-cell office:value-type="float" office:value="1380.57479198">
                <text:p>1380.57479198</text:p>
              </table:table-cell>
              <table:table-cell office:value-type="float" office:value="1484.2257748">
                <text:p>1484.2257748</text:p>
              </table:table-cell>
              <table:table-cell office:value-type="float" office:value="1223.32463516">
                <text:p>1223.32463516</text:p>
              </table:table-cell>
              <table:table-cell office:value-type="float" office:value="1259.927552">
                <text:p>1259.927552</text:p>
              </table:table-cell>
              <table:table-cell office:value-type="float" office:value="1286.20342188">
                <text:p>1286.20342188</text:p>
              </table:table-cell>
              <table:table-cell office:value-type="float" office:value="1317.00862654">
                <text:p>1317.0086265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062.99967382">
                <text:p>3062.99967382</text:p>
              </table:table-cell>
              <table:table-cell office:value-type="float" office:value="2135.06295106">
                <text:p>2135.06295106</text:p>
              </table:table-cell>
              <table:table-cell office:value-type="float" office:value="2177.15262304">
                <text:p>2177.15262304</text:p>
              </table:table-cell>
              <table:table-cell office:value-type="float" office:value="2085.2730008">
                <text:p>2085.2730008</text:p>
              </table:table-cell>
              <table:table-cell office:value-type="float" office:value="2100.4526142">
                <text:p>2100.4526142</text:p>
              </table:table-cell>
              <table:table-cell office:value-type="float" office:value="2094.99859138">
                <text:p>2094.99859138</text:p>
              </table:table-cell>
              <table:table-cell office:value-type="float" office:value="2094.98222522">
                <text:p>2094.9822252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539.9995901">
                <text:p>3539.9995901</text:p>
              </table:table-cell>
              <table:table-cell office:value-type="float" office:value="2833.01011888">
                <text:p>2833.01011888</text:p>
              </table:table-cell>
              <table:table-cell office:value-type="float" office:value="2816.70942352">
                <text:p>2816.70942352</text:p>
              </table:table-cell>
              <table:table-cell office:value-type="float" office:value="2749.85365992">
                <text:p>2749.85365992</text:p>
              </table:table-cell>
              <table:table-cell office:value-type="float" office:value="2824.1846671">
                <text:p>2824.1846671</text:p>
              </table:table-cell>
              <table:table-cell office:value-type="float" office:value="2789.0383385">
                <text:p>2789.0383385</text:p>
              </table:table-cell>
              <table:table-cell office:value-type="float" office:value="2794.37370666">
                <text:p>2794.37370666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763.99913048">
                <text:p>3763.99913048</text:p>
              </table:table-cell>
              <table:table-cell office:value-type="float" office:value="3129.31944568">
                <text:p>3129.31944568</text:p>
              </table:table-cell>
              <table:table-cell office:value-type="float" office:value="3047.09585784">
                <text:p>3047.09585784</text:p>
              </table:table-cell>
              <table:table-cell office:value-type="float" office:value="3110.7765864">
                <text:p>3110.7765864</text:p>
              </table:table-cell>
              <table:table-cell office:value-type="float" office:value="3138.61542456">
                <text:p>3138.61542456</text:p>
              </table:table-cell>
              <table:table-cell office:value-type="float" office:value="3090.63802652">
                <text:p>3090.63802652</text:p>
              </table:table-cell>
              <table:table-cell office:value-type="float" office:value="3125.55113734">
                <text:p>3125.5511373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709.99898556">
                <text:p>3709.99898556</text:p>
              </table:table-cell>
              <table:table-cell office:value-type="float" office:value="3116.52929164">
                <text:p>3116.52929164</text:p>
              </table:table-cell>
              <table:table-cell office:value-type="float" office:value="3070.8022406">
                <text:p>3070.8022406</text:p>
              </table:table-cell>
              <table:table-cell office:value-type="float" office:value="3159.77686944">
                <text:p>3159.77686944</text:p>
              </table:table-cell>
              <table:table-cell office:value-type="float" office:value="3168.2627234">
                <text:p>3168.2627234</text:p>
              </table:table-cell>
              <table:table-cell office:value-type="float" office:value="3133.37416182">
                <text:p>3133.37416182</text:p>
              </table:table-cell>
              <table:table-cell office:value-type="float" office:value="3140.66119456">
                <text:p>3140.6611945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389.99964216">
                <text:p>3389.99964216</text:p>
              </table:table-cell>
              <table:table-cell office:value-type="float" office:value="2867.11719632">
                <text:p>2867.11719632</text:p>
              </table:table-cell>
              <table:table-cell office:value-type="float" office:value="2877.15374394">
                <text:p>2877.15374394</text:p>
              </table:table-cell>
              <table:table-cell office:value-type="float" office:value="2874.35103904">
                <text:p>2874.35103904</text:p>
              </table:table-cell>
              <table:table-cell office:value-type="float" office:value="2904.62025196">
                <text:p>2904.62025196</text:p>
              </table:table-cell>
              <table:table-cell office:value-type="float" office:value="2870.44770988">
                <text:p>2870.44770988</text:p>
              </table:table-cell>
              <table:table-cell office:value-type="float" office:value="2875.4925787">
                <text:p>2875.492578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812.00006098">
                <text:p>2812.00006098</text:p>
              </table:table-cell>
              <table:table-cell office:value-type="float" office:value="2360.77275516">
                <text:p>2360.77275516</text:p>
              </table:table-cell>
              <table:table-cell office:value-type="float" office:value="2428.34044672">
                <text:p>2428.34044672</text:p>
              </table:table-cell>
              <table:table-cell office:value-type="float" office:value="2377.02435204">
                <text:p>2377.02435204</text:p>
              </table:table-cell>
              <table:table-cell office:value-type="float" office:value="2405.46055504">
                <text:p>2405.46055504</text:p>
              </table:table-cell>
              <table:table-cell office:value-type="float" office:value="2368.31755492">
                <text:p>2368.31755492</text:p>
              </table:table-cell>
              <table:table-cell office:value-type="float" office:value="2385.7352407">
                <text:p>2385.735240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96.99935444">
                <text:p>2096.99935444</text:p>
              </table:table-cell>
              <table:table-cell office:value-type="float" office:value="1680.1082523">
                <text:p>1680.1082523</text:p>
              </table:table-cell>
              <table:table-cell office:value-type="float" office:value="1766.7466118">
                <text:p>1766.7466118</text:p>
              </table:table-cell>
              <table:table-cell office:value-type="float" office:value="1704.81297082">
                <text:p>1704.81297082</text:p>
              </table:table-cell>
              <table:table-cell office:value-type="float" office:value="1722.2101989">
                <text:p>1722.2101989</text:p>
              </table:table-cell>
              <table:table-cell office:value-type="float" office:value="1705.3530541">
                <text:p>1705.3530541</text:p>
              </table:table-cell>
              <table:table-cell office:value-type="float" office:value="1701.56019652">
                <text:p>1701.5601965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959.3016505">
                <text:p>959.3016505</text:p>
              </table:table-cell>
              <table:table-cell office:value-type="float" office:value="983.1962441">
                <text:p>983.1962441</text:p>
              </table:table-cell>
              <table:table-cell office:value-type="float" office:value="1017.912961">
                <text:p>1017.912961</text:p>
              </table:table-cell>
              <table:table-cell office:value-type="float" office:value="1038.42385102">
                <text:p>1038.42385102</text:p>
              </table:table-cell>
              <table:table-cell office:value-type="float" office:value="1006.66940908">
                <text:p>1006.66940908</text:p>
              </table:table-cell>
              <table:table-cell office:value-type="float" office:value="1050.51026018">
                <text:p>1050.51026018</text:p>
              </table:table-cell>
              <table:table-cell office:value-type="float" office:value="1008.55970056">
                <text:p>1008.5597005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95.58983112">
                <text:p>95.58983112</text:p>
              </table:table-cell>
              <table:table-cell office:value-type="float" office:value="331.659823654">
                <text:p>331.659823654</text:p>
              </table:table-cell>
              <table:table-cell office:value-type="float" office:value="299.572739512">
                <text:p>299.572739512</text:p>
              </table:table-cell>
              <table:table-cell office:value-type="float" office:value="401.418944038">
                <text:p>401.418944038</text:p>
              </table:table-cell>
              <table:table-cell office:value-type="float" office:value="310.480785152">
                <text:p>310.480785152</text:p>
              </table:table-cell>
              <table:table-cell office:value-type="float" office:value="407.12377826">
                <text:p>407.12377826</text:p>
              </table:table-cell>
              <table:table-cell office:value-type="float" office:value="336.617542672">
                <text:p>336.61754267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3.54">
                <text:p>-3.54</text:p>
              </table:table-cell>
              <table:table-cell office:value-type="float" office:value="196.630002266">
                <text:p>196.630002266</text:p>
              </table:table-cell>
              <table:table-cell office:value-type="float" office:value="197.949523916">
                <text:p>197.949523916</text:p>
              </table:table-cell>
              <table:table-cell office:value-type="float" office:value="206.486112972">
                <text:p>206.486112972</text:p>
              </table:table-cell>
              <table:table-cell office:value-type="float" office:value="166.114478638">
                <text:p>166.114478638</text:p>
              </table:table-cell>
              <table:table-cell office:value-type="float" office:value="188.60485571">
                <text:p>188.60485571</text:p>
              </table:table-cell>
              <table:table-cell office:value-type="float" office:value="196.11283161">
                <text:p>196.1128316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3.54">
                <text:p>-3.54</text:p>
              </table:table-cell>
              <table:table-cell office:value-type="float" office:value="181.223308396">
                <text:p>181.223308396</text:p>
              </table:table-cell>
              <table:table-cell office:value-type="float" office:value="173.051684708">
                <text:p>173.051684708</text:p>
              </table:table-cell>
              <table:table-cell office:value-type="float" office:value="168.846399896">
                <text:p>168.846399896</text:p>
              </table:table-cell>
              <table:table-cell office:value-type="float" office:value="143.701840826">
                <text:p>143.701840826</text:p>
              </table:table-cell>
              <table:table-cell office:value-type="float" office:value="127.674460338">
                <text:p>127.674460338</text:p>
              </table:table-cell>
              <table:table-cell office:value-type="float" office:value="164.03106647">
                <text:p>164.0310664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1.63999929558">
                <text:p>-1.63999929558</text:p>
              </table:table-cell>
              <table:table-cell office:value-type="float" office:value="122.811665048">
                <text:p>122.811665048</text:p>
              </table:table-cell>
              <table:table-cell office:value-type="float" office:value="103.60720375">
                <text:p>103.60720375</text:p>
              </table:table-cell>
              <table:table-cell office:value-type="float" office:value="76.719239486">
                <text:p>76.719239486</text:p>
              </table:table-cell>
              <table:table-cell office:value-type="float" office:value="76.078913476">
                <text:p>76.078913476</text:p>
              </table:table-cell>
              <table:table-cell office:value-type="float" office:value="74.136659438">
                <text:p>74.136659438</text:p>
              </table:table-cell>
              <table:table-cell office:value-type="float" office:value="98.385171248">
                <text:p>98.38517124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3.54">
                <text:p>-3.54</text:p>
              </table:table-cell>
              <table:table-cell office:value-type="float" office:value="116.615027718">
                <text:p>116.615027718</text:p>
              </table:table-cell>
              <table:table-cell office:value-type="float" office:value="111.067717786">
                <text:p>111.067717786</text:p>
              </table:table-cell>
              <table:table-cell office:value-type="float" office:value="75.7131298">
                <text:p>75.7131298</text:p>
              </table:table-cell>
              <table:table-cell office:value-type="float" office:value="75.760591664">
                <text:p>75.760591664</text:p>
              </table:table-cell>
              <table:table-cell office:value-type="float" office:value="79.575952714">
                <text:p>79.575952714</text:p>
              </table:table-cell>
              <table:table-cell office:value-type="float" office:value="79.743705854">
                <text:p>79.74370585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-3.54">
                <text:p>-3.54</text:p>
              </table:table-cell>
              <table:table-cell office:value-type="float" office:value="260.466209346">
                <text:p>260.466209346</text:p>
              </table:table-cell>
              <table:table-cell office:value-type="float" office:value="242.624640022">
                <text:p>242.624640022</text:p>
              </table:table-cell>
              <table:table-cell office:value-type="float" office:value="241.607483178">
                <text:p>241.607483178</text:p>
              </table:table-cell>
              <table:table-cell office:value-type="float" office:value="214.517805992">
                <text:p>214.517805992</text:p>
              </table:table-cell>
              <table:table-cell office:value-type="float" office:value="212.979386952">
                <text:p>212.979386952</text:p>
              </table:table-cell>
              <table:table-cell office:value-type="float" office:value="218.735774578">
                <text:p>218.73577457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3.54">
                <text:p>-3.54</text:p>
              </table:table-cell>
              <table:table-cell office:value-type="float" office:value="286.104617294">
                <text:p>286.104617294</text:p>
              </table:table-cell>
              <table:table-cell office:value-type="float" office:value="280.481613872">
                <text:p>280.481613872</text:p>
              </table:table-cell>
              <table:table-cell office:value-type="float" office:value="267.335495852">
                <text:p>267.335495852</text:p>
              </table:table-cell>
              <table:table-cell office:value-type="float" office:value="240.322739618">
                <text:p>240.322739618</text:p>
              </table:table-cell>
              <table:table-cell office:value-type="float" office:value="237.913231712">
                <text:p>237.913231712</text:p>
              </table:table-cell>
              <table:table-cell office:value-type="float" office:value="249.150646322">
                <text:p>249.15064632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3.54">
                <text:p>-3.54</text:p>
              </table:table-cell>
              <table:table-cell office:value-type="float" office:value="286.933154144">
                <text:p>286.933154144</text:p>
              </table:table-cell>
              <table:table-cell office:value-type="float" office:value="281.179221442">
                <text:p>281.179221442</text:p>
              </table:table-cell>
              <table:table-cell office:value-type="float" office:value="267.864941128">
                <text:p>267.864941128</text:p>
              </table:table-cell>
              <table:table-cell office:value-type="float" office:value="240.93360654">
                <text:p>240.93360654</text:p>
              </table:table-cell>
              <table:table-cell office:value-type="float" office:value="238.639070908">
                <text:p>238.639070908</text:p>
              </table:table-cell>
              <table:table-cell office:value-type="float" office:value="249.96977263">
                <text:p>249.9697726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285.82598342">
                <text:p>285.82598342</text:p>
              </table:table-cell>
              <table:table-cell office:value-type="float" office:value="279.908389118">
                <text:p>279.908389118</text:p>
              </table:table-cell>
              <table:table-cell office:value-type="float" office:value="266.928387622">
                <text:p>266.928387622</text:p>
              </table:table-cell>
              <table:table-cell office:value-type="float" office:value="239.966366484">
                <text:p>239.966366484</text:p>
              </table:table-cell>
              <table:table-cell office:value-type="float" office:value="237.61741337">
                <text:p>237.61741337</text:p>
              </table:table-cell>
              <table:table-cell office:value-type="float" office:value="248.738628244">
                <text:p>248.73862824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3.54">
                <text:p>-3.54</text:p>
              </table:table-cell>
              <table:table-cell office:value-type="float" office:value="286.406163792">
                <text:p>286.406163792</text:p>
              </table:table-cell>
              <table:table-cell office:value-type="float" office:value="280.819575076">
                <text:p>280.819575076</text:p>
              </table:table-cell>
              <table:table-cell office:value-type="float" office:value="267.496702528">
                <text:p>267.496702528</text:p>
              </table:table-cell>
              <table:table-cell office:value-type="float" office:value="240.546137702">
                <text:p>240.546137702</text:p>
              </table:table-cell>
              <table:table-cell office:value-type="float" office:value="238.185319122">
                <text:p>238.185319122</text:p>
              </table:table-cell>
              <table:table-cell office:value-type="float" office:value="249.42559781">
                <text:p>249.4255978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3.54">
                <text:p>-3.54</text:p>
              </table:table-cell>
              <table:table-cell office:value-type="float" office:value="286.348473078">
                <text:p>286.348473078</text:p>
              </table:table-cell>
              <table:table-cell office:value-type="float" office:value="280.763520978">
                <text:p>280.763520978</text:p>
              </table:table-cell>
              <table:table-cell office:value-type="float" office:value="267.45701459">
                <text:p>267.45701459</text:p>
              </table:table-cell>
              <table:table-cell office:value-type="float" office:value="240.493356836">
                <text:p>240.493356836</text:p>
              </table:table-cell>
              <table:table-cell office:value-type="float" office:value="238.130492486">
                <text:p>238.130492486</text:p>
              </table:table-cell>
              <table:table-cell office:value-type="float" office:value="249.369134558">
                <text:p>249.36913455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3.54">
                <text:p>-3.54</text:p>
              </table:table-cell>
              <table:table-cell office:value-type="float" office:value="286.33538015">
                <text:p>286.33538015</text:p>
              </table:table-cell>
              <table:table-cell office:value-type="float" office:value="280.7401992">
                <text:p>280.7401992</text:p>
              </table:table-cell>
              <table:table-cell office:value-type="float" office:value="267.4426942">
                <text:p>267.4426942</text:p>
              </table:table-cell>
              <table:table-cell office:value-type="float" office:value="240.482718832">
                <text:p>240.482718832</text:p>
              </table:table-cell>
              <table:table-cell office:value-type="float" office:value="238.11862702">
                <text:p>238.11862702</text:p>
              </table:table-cell>
              <table:table-cell office:value-type="float" office:value="249.356450784">
                <text:p>249.35645078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5.1200000702">
                <text:p>15.1200000702</text:p>
              </table:table-cell>
              <table:table-cell office:value-type="float" office:value="286.352973772">
                <text:p>286.352973772</text:p>
              </table:table-cell>
              <table:table-cell office:value-type="float" office:value="280.754928744">
                <text:p>280.754928744</text:p>
              </table:table-cell>
              <table:table-cell office:value-type="float" office:value="267.453741358">
                <text:p>267.453741358</text:p>
              </table:table-cell>
              <table:table-cell office:value-type="float" office:value="240.49581176">
                <text:p>240.49581176</text:p>
              </table:table-cell>
              <table:table-cell office:value-type="float" office:value="238.133765718">
                <text:p>238.133765718</text:p>
              </table:table-cell>
              <table:table-cell office:value-type="float" office:value="249.373635252">
                <text:p>249.3736352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2.999977566">
                <text:p>222.999977566</text:p>
              </table:table-cell>
              <table:table-cell office:value-type="float" office:value="316.911867724">
                <text:p>316.911867724</text:p>
              </table:table-cell>
              <table:table-cell office:value-type="float" office:value="315.524835664">
                <text:p>315.524835664</text:p>
              </table:table-cell>
              <table:table-cell office:value-type="float" office:value="291.5623225">
                <text:p>291.5623225</text:p>
              </table:table-cell>
              <table:table-cell office:value-type="float" office:value="268.283096516">
                <text:p>268.283096516</text:p>
              </table:table-cell>
              <table:table-cell office:value-type="float" office:value="267.297035376">
                <text:p>267.297035376</text:p>
              </table:table-cell>
              <table:table-cell office:value-type="float" office:value="279.470594338">
                <text:p>279.47059433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670.20161718">
                <text:p>670.20161718</text:p>
              </table:table-cell>
              <table:table-cell office:value-type="float" office:value="648.37325128">
                <text:p>648.37325128</text:p>
              </table:table-cell>
              <table:table-cell office:value-type="float" office:value="714.18976372">
                <text:p>714.18976372</text:p>
              </table:table-cell>
              <table:table-cell office:value-type="float" office:value="562.59820672">
                <text:p>562.59820672</text:p>
              </table:table-cell>
              <table:table-cell office:value-type="float" office:value="573.26894304">
                <text:p>573.26894304</text:p>
              </table:table-cell>
              <table:table-cell office:value-type="float" office:value="590.50250952">
                <text:p>590.50250952</text:p>
              </table:table-cell>
              <table:table-cell office:value-type="float" office:value="615.68184668">
                <text:p>615.6818466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177.99957182">
                <text:p>2177.99957182</text:p>
              </table:table-cell>
              <table:table-cell office:value-type="float" office:value="1277.39433626">
                <text:p>1277.39433626</text:p>
              </table:table-cell>
              <table:table-cell office:value-type="float" office:value="1393.00898204">
                <text:p>1393.00898204</text:p>
              </table:table-cell>
              <table:table-cell office:value-type="float" office:value="1130.4098533">
                <text:p>1130.4098533</text:p>
              </table:table-cell>
              <table:table-cell office:value-type="float" office:value="1163.35902492">
                <text:p>1163.35902492</text:p>
              </table:table-cell>
              <table:table-cell office:value-type="float" office:value="1192.0489034">
                <text:p>1192.0489034</text:p>
              </table:table-cell>
              <table:table-cell office:value-type="float" office:value="1222.72317878">
                <text:p>1222.7231787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418.00112514">
                <text:p>2418.00112514</text:p>
              </table:table-cell>
              <table:table-cell office:value-type="float" office:value="2071.1776455">
                <text:p>2071.1776455</text:p>
              </table:table-cell>
              <table:table-cell office:value-type="float" office:value="2118.4963056">
                <text:p>2118.4963056</text:p>
              </table:table-cell>
              <table:table-cell office:value-type="float" office:value="2039.82008294">
                <text:p>2039.82008294</text:p>
              </table:table-cell>
              <table:table-cell office:value-type="float" office:value="2046.30517384">
                <text:p>2046.30517384</text:p>
              </table:table-cell>
              <table:table-cell office:value-type="float" office:value="2040.41335624">
                <text:p>2040.41335624</text:p>
              </table:table-cell>
              <table:table-cell office:value-type="float" office:value="2039.79144216">
                <text:p>2039.7914421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701.99900808">
                <text:p>2701.99900808</text:p>
              </table:table-cell>
              <table:table-cell office:value-type="float" office:value="2361.9224779">
                <text:p>2361.9224779</text:p>
              </table:table-cell>
              <table:table-cell office:value-type="float" office:value="2351.5913394">
                <text:p>2351.5913394</text:p>
              </table:table-cell>
              <table:table-cell office:value-type="float" office:value="2394.68343868">
                <text:p>2394.68343868</text:p>
              </table:table-cell>
              <table:table-cell office:value-type="float" office:value="2407.26083264">
                <text:p>2407.26083264</text:p>
              </table:table-cell>
              <table:table-cell office:value-type="float" office:value="2366.59910812">
                <text:p>2366.59910812</text:p>
              </table:table-cell>
              <table:table-cell office:value-type="float" office:value="2377.88357544">
                <text:p>2377.8835754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594.99807078">
                <text:p>3594.99807078</text:p>
              </table:table-cell>
              <table:table-cell office:value-type="float" office:value="2599.22361482">
                <text:p>2599.22361482</text:p>
              </table:table-cell>
              <table:table-cell office:value-type="float" office:value="2526.09961194">
                <text:p>2526.09961194</text:p>
              </table:table-cell>
              <table:table-cell office:value-type="float" office:value="2592.4807569">
                <text:p>2592.4807569</text:p>
              </table:table-cell>
              <table:table-cell office:value-type="float" office:value="2549.03678518">
                <text:p>2549.03678518</text:p>
              </table:table-cell>
              <table:table-cell office:value-type="float" office:value="2516.84454846">
                <text:p>2516.84454846</text:p>
              </table:table-cell>
              <table:table-cell office:value-type="float" office:value="2555.46868606">
                <text:p>2555.4686860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3704.99912368">
                <text:p>3704.99912368</text:p>
              </table:table-cell>
              <table:table-cell office:value-type="float" office:value="3293.41065738">
                <text:p>3293.41065738</text:p>
              </table:table-cell>
              <table:table-cell office:value-type="float" office:value="3154.31466354">
                <text:p>3154.31466354</text:p>
              </table:table-cell>
              <table:table-cell office:value-type="float" office:value="3168.24635724">
                <text:p>3168.24635724</text:p>
              </table:table-cell>
              <table:table-cell office:value-type="float" office:value="3237.26245396">
                <text:p>3237.26245396</text:p>
              </table:table-cell>
              <table:table-cell office:value-type="float" office:value="3183.8719485">
                <text:p>3183.8719485</text:p>
              </table:table-cell>
              <table:table-cell office:value-type="float" office:value="3222.7620362">
                <text:p>3222.762036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3330.99963536">
                <text:p>3330.99963536</text:p>
              </table:table-cell>
              <table:table-cell office:value-type="float" office:value="2976.03399112">
                <text:p>2976.03399112</text:p>
              </table:table-cell>
              <table:table-cell office:value-type="float" office:value="2862.83744548">
                <text:p>2862.83744548</text:p>
              </table:table-cell>
              <table:table-cell office:value-type="float" office:value="2921.53876986">
                <text:p>2921.53876986</text:p>
              </table:table-cell>
              <table:table-cell office:value-type="float" office:value="2943.6167197">
                <text:p>2943.6167197</text:p>
              </table:table-cell>
              <table:table-cell office:value-type="float" office:value="2902.86088976">
                <text:p>2902.86088976</text:p>
              </table:table-cell>
              <table:table-cell office:value-type="float" office:value="2927.95021304">
                <text:p>2927.9502130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807.0001991">
                <text:p>2807.0001991</text:p>
              </table:table-cell>
              <table:table-cell office:value-type="float" office:value="2431.64641104">
                <text:p>2431.64641104</text:p>
              </table:table-cell>
              <table:table-cell office:value-type="float" office:value="2430.517146">
                <text:p>2430.517146</text:p>
              </table:table-cell>
              <table:table-cell office:value-type="float" office:value="2462.87713586">
                <text:p>2462.87713586</text:p>
              </table:table-cell>
              <table:table-cell office:value-type="float" office:value="2451.83816094">
                <text:p>2451.83816094</text:p>
              </table:table-cell>
              <table:table-cell office:value-type="float" office:value="2415.92262282">
                <text:p>2415.92262282</text:p>
              </table:table-cell>
              <table:table-cell office:value-type="float" office:value="2429.76430264">
                <text:p>2429.7643026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027.99962388">
                <text:p>2027.99962388</text:p>
              </table:table-cell>
              <table:table-cell office:value-type="float" office:value="1840.99169664">
                <text:p>1840.99169664</text:p>
              </table:table-cell>
              <table:table-cell office:value-type="float" office:value="1847.70591378">
                <text:p>1847.70591378</text:p>
              </table:table-cell>
              <table:table-cell office:value-type="float" office:value="1830.74238894">
                <text:p>1830.74238894</text:p>
              </table:table-cell>
              <table:table-cell office:value-type="float" office:value="1847.79183612">
                <text:p>1847.79183612</text:p>
              </table:table-cell>
              <table:table-cell office:value-type="float" office:value="1819.3638162">
                <text:p>1819.3638162</text:p>
              </table:table-cell>
              <table:table-cell office:value-type="float" office:value="1829.35944842">
                <text:p>1829.3594484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958.4015117">
                <text:p>958.4015117</text:p>
              </table:table-cell>
              <table:table-cell office:value-type="float" office:value="986.58403922">
                <text:p>986.58403922</text:p>
              </table:table-cell>
              <table:table-cell office:value-type="float" office:value="1000.94125308">
                <text:p>1000.94125308</text:p>
              </table:table-cell>
              <table:table-cell office:value-type="float" office:value="1013.40408392">
                <text:p>1013.40408392</text:p>
              </table:table-cell>
              <table:table-cell office:value-type="float" office:value="986.9604609">
                <text:p>986.9604609</text:p>
              </table:table-cell>
              <table:table-cell office:value-type="float" office:value="1034.04181168">
                <text:p>1034.04181168</text:p>
              </table:table-cell>
              <table:table-cell office:value-type="float" office:value="994.14929668">
                <text:p>994.1492966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86.189927124">
                <text:p>86.189927124</text:p>
              </table:table-cell>
              <table:table-cell office:value-type="float" office:value="321.548400852">
                <text:p>321.548400852</text:p>
              </table:table-cell>
              <table:table-cell office:value-type="float" office:value="282.390726436">
                <text:p>282.390726436</text:p>
              </table:table-cell>
              <table:table-cell office:value-type="float" office:value="395.854449638">
                <text:p>395.854449638</text:p>
              </table:table-cell>
              <table:table-cell office:value-type="float" office:value="305.39786501">
                <text:p>305.39786501</text:p>
              </table:table-cell>
              <table:table-cell office:value-type="float" office:value="400.559720638">
                <text:p>400.559720638</text:p>
              </table:table-cell>
              <table:table-cell office:value-type="float" office:value="329.88777768">
                <text:p>329.8877776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2.899909398">
                <text:p>112.899909398</text:p>
              </table:table-cell>
              <table:table-cell office:value-type="float" office:value="198.497790276">
                <text:p>198.497790276</text:p>
              </table:table-cell>
              <table:table-cell office:value-type="float" office:value="206.856806496">
                <text:p>206.856806496</text:p>
              </table:table-cell>
              <table:table-cell office:value-type="float" office:value="207.459899492">
                <text:p>207.459899492</text:p>
              </table:table-cell>
              <table:table-cell office:value-type="float" office:value="166.64351476">
                <text:p>166.64351476</text:p>
              </table:table-cell>
              <table:table-cell office:value-type="float" office:value="188.108142754">
                <text:p>188.108142754</text:p>
              </table:table-cell>
              <table:table-cell office:value-type="float" office:value="201.142152578">
                <text:p>201.14215257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1.24999779432">
                <text:p>-1.24999779432</text:p>
              </table:table-cell>
              <table:table-cell office:value-type="float" office:value="237.380922358">
                <text:p>237.380922358</text:p>
              </table:table-cell>
              <table:table-cell office:value-type="float" office:value="239.837892128">
                <text:p>239.837892128</text:p>
              </table:table-cell>
              <table:table-cell office:value-type="float" office:value="217.63024047">
                <text:p>217.63024047</text:p>
              </table:table-cell>
              <table:table-cell office:value-type="float" office:value="209.096106338">
                <text:p>209.096106338</text:p>
              </table:table-cell>
              <table:table-cell office:value-type="float" office:value="182.037524856">
                <text:p>182.037524856</text:p>
              </table:table-cell>
              <table:table-cell office:value-type="float" office:value="218.824151842">
                <text:p>218.8241518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-3.54">
                <text:p>-3.54</text:p>
              </table:table-cell>
              <table:table-cell office:value-type="float" office:value="119.150145902">
                <text:p>119.150145902</text:p>
              </table:table-cell>
              <table:table-cell office:value-type="float" office:value="109.012537244">
                <text:p>109.012537244</text:p>
              </table:table-cell>
              <table:table-cell office:value-type="float" office:value="95.146717338">
                <text:p>95.146717338</text:p>
              </table:table-cell>
              <table:table-cell office:value-type="float" office:value="84.061508016">
                <text:p>84.061508016</text:p>
              </table:table-cell>
              <table:table-cell office:value-type="float" office:value="84.12533604">
                <text:p>84.12533604</text:p>
              </table:table-cell>
              <table:table-cell office:value-type="float" office:value="103.98771697">
                <text:p>103.9877169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3.54">
                <text:p>-3.54</text:p>
              </table:table-cell>
              <table:table-cell office:value-type="float" office:value="104.657502068">
                <text:p>104.657502068</text:p>
              </table:table-cell>
              <table:table-cell office:value-type="float" office:value="101.759464286">
                <text:p>101.759464286</text:p>
              </table:table-cell>
              <table:table-cell office:value-type="float" office:value="69.001367584">
                <text:p>69.001367584</text:p>
              </table:table-cell>
              <table:table-cell office:value-type="float" office:value="66.831623922">
                <text:p>66.831623922</text:p>
              </table:table-cell>
              <table:table-cell office:value-type="float" office:value="70.574564714">
                <text:p>70.574564714</text:p>
              </table:table-cell>
              <table:table-cell office:value-type="float" office:value="72.400209862">
                <text:p>72.40020986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297.671810028">
                <text:p>297.671810028</text:p>
              </table:table-cell>
              <table:table-cell office:value-type="float" office:value="270.430745862">
                <text:p>270.430745862</text:p>
              </table:table-cell>
              <table:table-cell office:value-type="float" office:value="269.299435052">
                <text:p>269.299435052</text:p>
              </table:table-cell>
              <table:table-cell office:value-type="float" office:value="243.447448716">
                <text:p>243.447448716</text:p>
              </table:table-cell>
              <table:table-cell office:value-type="float" office:value="245.518586264">
                <text:p>245.518586264</text:p>
              </table:table-cell>
              <table:table-cell office:value-type="float" office:value="256.73104248">
                <text:p>256.7310424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3.409999908734">
                <text:p>-3.409999908734</text:p>
              </table:table-cell>
              <table:table-cell office:value-type="float" office:value="256.331299022">
                <text:p>256.331299022</text:p>
              </table:table-cell>
              <table:table-cell office:value-type="float" office:value="236.64976416">
                <text:p>236.64976416</text:p>
              </table:table-cell>
              <table:table-cell office:value-type="float" office:value="237.045006924">
                <text:p>237.045006924</text:p>
              </table:table-cell>
              <table:table-cell office:value-type="float" office:value="210.299019098">
                <text:p>210.299019098</text:p>
              </table:table-cell>
              <table:table-cell office:value-type="float" office:value="208.945128512">
                <text:p>208.945128512</text:p>
              </table:table-cell>
              <table:table-cell office:value-type="float" office:value="213.961356552">
                <text:p>213.96135655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3.54">
                <text:p>-3.54</text:p>
              </table:table-cell>
              <table:table-cell office:value-type="float" office:value="285.936045846">
                <text:p>285.936045846</text:p>
              </table:table-cell>
              <table:table-cell office:value-type="float" office:value="279.982036838">
                <text:p>279.982036838</text:p>
              </table:table-cell>
              <table:table-cell office:value-type="float" office:value="266.993443108">
                <text:p>266.993443108</text:p>
              </table:table-cell>
              <table:table-cell office:value-type="float" office:value="240.055562056">
                <text:p>240.055562056</text:p>
              </table:table-cell>
              <table:table-cell office:value-type="float" office:value="237.718883562">
                <text:p>237.718883562</text:p>
              </table:table-cell>
              <table:table-cell office:value-type="float" office:value="248.822913968">
                <text:p>248.82291396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3.54">
                <text:p>-3.54</text:p>
              </table:table-cell>
              <table:table-cell office:value-type="float" office:value="286.364430084">
                <text:p>286.364430084</text:p>
              </table:table-cell>
              <table:table-cell office:value-type="float" office:value="280.801981454">
                <text:p>280.801981454</text:p>
              </table:table-cell>
              <table:table-cell office:value-type="float" office:value="267.484018754">
                <text:p>267.484018754</text:p>
              </table:table-cell>
              <table:table-cell office:value-type="float" office:value="240.508495534">
                <text:p>240.508495534</text:p>
              </table:table-cell>
              <table:table-cell office:value-type="float" office:value="238.146858646">
                <text:p>238.146858646</text:p>
              </table:table-cell>
              <table:table-cell office:value-type="float" office:value="249.385500718">
                <text:p>249.3855007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3.54">
                <text:p>-3.54</text:p>
              </table:table-cell>
              <table:table-cell office:value-type="float" office:value="286.327606224">
                <text:p>286.327606224</text:p>
              </table:table-cell>
              <table:table-cell office:value-type="float" office:value="280.72997035">
                <text:p>280.72997035</text:p>
              </table:table-cell>
              <table:table-cell office:value-type="float" office:value="267.439830122">
                <text:p>267.439830122</text:p>
              </table:table-cell>
              <table:table-cell office:value-type="float" office:value="240.47739983">
                <text:p>240.47739983</text:p>
              </table:table-cell>
              <table:table-cell office:value-type="float" office:value="238.111262248">
                <text:p>238.111262248</text:p>
              </table:table-cell>
              <table:table-cell office:value-type="float" office:value="249.34990432">
                <text:p>249.3499043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-3.54">
                <text:p>-3.54</text:p>
              </table:table-cell>
              <table:table-cell office:value-type="float" office:value="286.37834132">
                <text:p>286.37834132</text:p>
              </table:table-cell>
              <table:table-cell office:value-type="float" office:value="280.77088575">
                <text:p>280.77088575</text:p>
              </table:table-cell>
              <table:table-cell office:value-type="float" office:value="267.470925826">
                <text:p>267.470925826</text:p>
              </table:table-cell>
              <table:table-cell office:value-type="float" office:value="240.51422369">
                <text:p>240.51422369</text:p>
              </table:table-cell>
              <table:table-cell office:value-type="float" office:value="238.15545088">
                <text:p>238.15545088</text:p>
              </table:table-cell>
              <table:table-cell office:value-type="float" office:value="249.399411954">
                <text:p>249.39941195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-3.54">
                <text:p>-3.54</text:p>
              </table:table-cell>
              <table:table-cell office:value-type="float" office:value="286.305511908">
                <text:p>286.305511908</text:p>
              </table:table-cell>
              <table:table-cell office:value-type="float" office:value="280.688236642">
                <text:p>280.688236642</text:p>
              </table:table-cell>
              <table:table-cell office:value-type="float" office:value="267.409552726">
                <text:p>267.409552726</text:p>
              </table:table-cell>
              <table:table-cell office:value-type="float" office:value="240.45080482">
                <text:p>240.45080482</text:p>
              </table:table-cell>
              <table:table-cell office:value-type="float" office:value="238.088349624">
                <text:p>238.088349624</text:p>
              </table:table-cell>
              <table:table-cell office:value-type="float" office:value="249.318399462">
                <text:p>249.318399462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-3.54">
                <text:p>-3.54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7.9799865302">
                <text:p>17.9799865302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60.39982472">
                <text:p>160.39982472</text:p>
              </table:table-cell>
              <table:table-cell office:value-type="float" office:value="321.596681024">
                <text:p>321.596681024</text:p>
              </table:table-cell>
              <table:table-cell office:value-type="float" office:value="320.915848768">
                <text:p>320.915848768</text:p>
              </table:table-cell>
              <table:table-cell office:value-type="float" office:value="295.270894356">
                <text:p>295.270894356</text:p>
              </table:table-cell>
              <table:table-cell office:value-type="float" office:value="272.550163582">
                <text:p>272.550163582</text:p>
              </table:table-cell>
              <table:table-cell office:value-type="float" office:value="271.783408986">
                <text:p>271.783408986</text:p>
              </table:table-cell>
              <table:table-cell office:value-type="float" office:value="284.097716924">
                <text:p>284.09771692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294.00189712">
                <text:p>1294.00189712</text:p>
              </table:table-cell>
              <table:table-cell office:value-type="float" office:value="553.1344747">
                <text:p>553.1344747</text:p>
              </table:table-cell>
              <table:table-cell office:value-type="float" office:value="600.62907102">
                <text:p>600.62907102</text:p>
              </table:table-cell>
              <table:table-cell office:value-type="float" office:value="484.69528512">
                <text:p>484.69528512</text:p>
              </table:table-cell>
              <table:table-cell office:value-type="float" office:value="485.05943218">
                <text:p>485.05943218</text:p>
              </table:table-cell>
              <table:table-cell office:value-type="float" office:value="496.41345568">
                <text:p>496.41345568</text:p>
              </table:table-cell>
              <table:table-cell office:value-type="float" office:value="519.10104498">
                <text:p>519.1010449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445.99953336">
                <text:p>2445.99953336</text:p>
              </table:table-cell>
              <table:table-cell office:value-type="float" office:value="1683.77836368">
                <text:p>1683.77836368</text:p>
              </table:table-cell>
              <table:table-cell office:value-type="float" office:value="1703.60596652">
                <text:p>1703.60596652</text:p>
              </table:table-cell>
              <table:table-cell office:value-type="float" office:value="1551.27384078">
                <text:p>1551.27384078</text:p>
              </table:table-cell>
              <table:table-cell office:value-type="float" office:value="1578.7198911">
                <text:p>1578.7198911</text:p>
              </table:table-cell>
              <table:table-cell office:value-type="float" office:value="1561.25719838">
                <text:p>1561.25719838</text:p>
              </table:table-cell>
              <table:table-cell office:value-type="float" office:value="1598.93619024">
                <text:p>1598.9361902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114.99905568">
                <text:p>3114.99905568</text:p>
              </table:table-cell>
              <table:table-cell office:value-type="float" office:value="2375.0154059">
                <text:p>2375.0154059</text:p>
              </table:table-cell>
              <table:table-cell office:value-type="float" office:value="2376.05056552">
                <text:p>2376.05056552</text:p>
              </table:table-cell>
              <table:table-cell office:value-type="float" office:value="2305.15645194">
                <text:p>2305.15645194</text:p>
              </table:table-cell>
              <table:table-cell office:value-type="float" office:value="2344.54161598">
                <text:p>2344.54161598</text:p>
              </table:table-cell>
              <table:table-cell office:value-type="float" office:value="2337.85194808">
                <text:p>2337.85194808</text:p>
              </table:table-cell>
              <table:table-cell office:value-type="float" office:value="2321.42850652">
                <text:p>2321.4285065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530.9982021">
                <text:p>3530.9982021</text:p>
              </table:table-cell>
              <table:table-cell office:value-type="float" office:value="2886.19604734">
                <text:p>2886.19604734</text:p>
              </table:table-cell>
              <table:table-cell office:value-type="float" office:value="2858.23855452">
                <text:p>2858.23855452</text:p>
              </table:table-cell>
              <table:table-cell office:value-type="float" office:value="2823.72641462">
                <text:p>2823.72641462</text:p>
              </table:table-cell>
              <table:table-cell office:value-type="float" office:value="2883.03328692">
                <text:p>2883.03328692</text:p>
              </table:table-cell>
              <table:table-cell office:value-type="float" office:value="2836.94208882">
                <text:p>2836.94208882</text:p>
              </table:table-cell>
              <table:table-cell office:value-type="float" office:value="2857.3261411">
                <text:p>2857.326141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684.99967616">
                <text:p>3684.99967616</text:p>
              </table:table-cell>
              <table:table-cell office:value-type="float" office:value="3087.3320622">
                <text:p>3087.3320622</text:p>
              </table:table-cell>
              <table:table-cell office:value-type="float" office:value="2985.20313226">
                <text:p>2985.20313226</text:p>
              </table:table-cell>
              <table:table-cell office:value-type="float" office:value="3115.67415978">
                <text:p>3115.67415978</text:p>
              </table:table-cell>
              <table:table-cell office:value-type="float" office:value="3115.00723876">
                <text:p>3115.00723876</text:p>
              </table:table-cell>
              <table:table-cell office:value-type="float" office:value="3076.60404432">
                <text:p>3076.60404432</text:p>
              </table:table-cell>
              <table:table-cell office:value-type="float" office:value="3111.2675712">
                <text:p>3111.267571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635.99939312">
                <text:p>3635.99939312</text:p>
              </table:table-cell>
              <table:table-cell office:value-type="float" office:value="3031.6052874">
                <text:p>3031.6052874</text:p>
              </table:table-cell>
              <table:table-cell office:value-type="float" office:value="2959.95014738">
                <text:p>2959.95014738</text:p>
              </table:table-cell>
              <table:table-cell office:value-type="float" office:value="3038.39315226">
                <text:p>3038.39315226</text:p>
              </table:table-cell>
              <table:table-cell office:value-type="float" office:value="3043.80216814">
                <text:p>3043.80216814</text:p>
              </table:table-cell>
              <table:table-cell office:value-type="float" office:value="3022.0719992">
                <text:p>3022.0719992</text:p>
              </table:table-cell>
              <table:table-cell office:value-type="float" office:value="3026.26991924">
                <text:p>3026.269919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358.99804358">
                <text:p>3358.99804358</text:p>
              </table:table-cell>
              <table:table-cell office:value-type="float" office:value="2774.4724561">
                <text:p>2774.4724561</text:p>
              </table:table-cell>
              <table:table-cell office:value-type="float" office:value="2770.74506316">
                <text:p>2770.74506316</text:p>
              </table:table-cell>
              <table:table-cell office:value-type="float" office:value="2768.48244154">
                <text:p>2768.48244154</text:p>
              </table:table-cell>
              <table:table-cell office:value-type="float" office:value="2794.57419212">
                <text:p>2794.57419212</text:p>
              </table:table-cell>
              <table:table-cell office:value-type="float" office:value="2756.34284236">
                <text:p>2756.34284236</text:p>
              </table:table-cell>
              <table:table-cell office:value-type="float" office:value="2770.82689396">
                <text:p>2770.8268939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804.99943604">
                <text:p>2804.99943604</text:p>
              </table:table-cell>
              <table:table-cell office:value-type="float" office:value="2332.80298772">
                <text:p>2332.80298772</text:p>
              </table:table-cell>
              <table:table-cell office:value-type="float" office:value="2387.28184282">
                <text:p>2387.28184282</text:p>
              </table:table-cell>
              <table:table-cell office:value-type="float" office:value="2343.47781558">
                <text:p>2343.47781558</text:p>
              </table:table-cell>
              <table:table-cell office:value-type="float" office:value="2367.34785994">
                <text:p>2367.34785994</text:p>
              </table:table-cell>
              <table:table-cell office:value-type="float" office:value="2329.4970234">
                <text:p>2329.4970234</text:p>
              </table:table-cell>
              <table:table-cell office:value-type="float" office:value="2349.63558328">
                <text:p>2349.6355832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030.9987227">
                <text:p>2030.9987227</text:p>
              </table:table-cell>
              <table:table-cell office:value-type="float" office:value="1678.49618554">
                <text:p>1678.49618554</text:p>
              </table:table-cell>
              <table:table-cell office:value-type="float" office:value="1749.14889826">
                <text:p>1749.14889826</text:p>
              </table:table-cell>
              <table:table-cell office:value-type="float" office:value="1703.48322032">
                <text:p>1703.48322032</text:p>
              </table:table-cell>
              <table:table-cell office:value-type="float" office:value="1713.75298572">
                <text:p>1713.75298572</text:p>
              </table:table-cell>
              <table:table-cell office:value-type="float" office:value="1698.0496552">
                <text:p>1698.0496552</text:p>
              </table:table-cell>
              <table:table-cell office:value-type="float" office:value="1695.41470344">
                <text:p>1695.4147034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942.59998422">
                <text:p>942.59998422</text:p>
              </table:table-cell>
              <table:table-cell office:value-type="float" office:value="956.04478466">
                <text:p>956.04478466</text:p>
              </table:table-cell>
              <table:table-cell office:value-type="float" office:value="978.24138916">
                <text:p>978.24138916</text:p>
              </table:table-cell>
              <table:table-cell office:value-type="float" office:value="1001.35859016">
                <text:p>1001.35859016</text:p>
              </table:table-cell>
              <table:table-cell office:value-type="float" office:value="968.00435608">
                <text:p>968.00435608</text:p>
              </table:table-cell>
              <table:table-cell office:value-type="float" office:value="1016.38681658">
                <text:p>1016.38681658</text:p>
              </table:table-cell>
              <table:table-cell office:value-type="float" office:value="972.92238716">
                <text:p>972.9223871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-3.54">
                <text:p>-3.54</text:p>
              </table:table-cell>
              <table:table-cell office:value-type="float" office:value="338.72754985">
                <text:p>338.72754985</text:p>
              </table:table-cell>
              <table:table-cell office:value-type="float" office:value="302.635666356">
                <text:p>302.635666356</text:p>
              </table:table-cell>
              <table:table-cell office:value-type="float" office:value="402.864894274">
                <text:p>402.864894274</text:p>
              </table:table-cell>
              <table:table-cell office:value-type="float" office:value="317.31038372">
                <text:p>317.31038372</text:p>
              </table:table-cell>
              <table:table-cell office:value-type="float" office:value="408.71947886">
                <text:p>408.71947886</text:p>
              </table:table-cell>
              <table:table-cell office:value-type="float" office:value="344.458569928">
                <text:p>344.45856992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7.310007023">
                <text:p>27.310007023</text:p>
              </table:table-cell>
              <table:table-cell office:value-type="float" office:value="187.91133968">
                <text:p>187.91133968</text:p>
              </table:table-cell>
              <table:table-cell office:value-type="float" office:value="181.140250134">
                <text:p>181.140250134</text:p>
              </table:table-cell>
              <table:table-cell office:value-type="float" office:value="188.497657362">
                <text:p>188.497657362</text:p>
              </table:table-cell>
              <table:table-cell office:value-type="float" office:value="146.569601212">
                <text:p>146.569601212</text:p>
              </table:table-cell>
              <table:table-cell office:value-type="float" office:value="166.57191281">
                <text:p>166.57191281</text:p>
              </table:table-cell>
              <table:table-cell office:value-type="float" office:value="185.66712999">
                <text:p>185.6671299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82.500072232">
                <text:p>382.500072232</text:p>
              </table:table-cell>
              <table:table-cell office:value-type="float" office:value="204.292638378">
                <text:p>204.292638378</text:p>
              </table:table-cell>
              <table:table-cell office:value-type="float" office:value="189.513995898">
                <text:p>189.513995898</text:p>
              </table:table-cell>
              <table:table-cell office:value-type="float" office:value="176.883002764">
                <text:p>176.883002764</text:p>
              </table:table-cell>
              <table:table-cell office:value-type="float" office:value="162.553202222">
                <text:p>162.553202222</text:p>
              </table:table-cell>
              <table:table-cell office:value-type="float" office:value="140.411015204">
                <text:p>140.411015204</text:p>
              </table:table-cell>
              <table:table-cell office:value-type="float" office:value="179.177538396">
                <text:p>179.17753839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209.00015362">
                <text:p>1209.00015362</text:p>
              </table:table-cell>
              <table:table-cell office:value-type="float" office:value="506.29861632">
                <text:p>506.29861632</text:p>
              </table:table-cell>
              <table:table-cell office:value-type="float" office:value="465.2277378">
                <text:p>465.2277378</text:p>
              </table:table-cell>
              <table:table-cell office:value-type="float" office:value="415.28640056">
                <text:p>415.28640056</text:p>
              </table:table-cell>
              <table:table-cell office:value-type="float" office:value="455.0807186">
                <text:p>455.0807186</text:p>
              </table:table-cell>
              <table:table-cell office:value-type="float" office:value="414.4517264">
                <text:p>414.4517264</text:p>
              </table:table-cell>
              <table:table-cell office:value-type="float" office:value="443.93945518">
                <text:p>443.9394551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035.99858458">
                <text:p>2035.99858458</text:p>
              </table:table-cell>
              <table:table-cell office:value-type="float" office:value="1376.66737128">
                <text:p>1376.66737128</text:p>
              </table:table-cell>
              <table:table-cell office:value-type="float" office:value="1284.01444798">
                <text:p>1284.01444798</text:p>
              </table:table-cell>
              <table:table-cell office:value-type="float" office:value="1263.13531936">
                <text:p>1263.13531936</text:p>
              </table:table-cell>
              <table:table-cell office:value-type="float" office:value="1261.24093634">
                <text:p>1261.24093634</text:p>
              </table:table-cell>
              <table:table-cell office:value-type="float" office:value="1231.9618761">
                <text:p>1231.9618761</text:p>
              </table:table-cell>
              <table:table-cell office:value-type="float" office:value="1291.77609936">
                <text:p>1291.7760993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799.99957416">
                <text:p>2799.99957416</text:p>
              </table:table-cell>
              <table:table-cell office:value-type="float" office:value="2289.73952922">
                <text:p>2289.73952922</text:p>
              </table:table-cell>
              <table:table-cell office:value-type="float" office:value="2287.19868288">
                <text:p>2287.19868288</text:p>
              </table:table-cell>
              <table:table-cell office:value-type="float" office:value="2199.05054512">
                <text:p>2199.05054512</text:p>
              </table:table-cell>
              <table:table-cell office:value-type="float" office:value="2234.39326764">
                <text:p>2234.39326764</text:p>
              </table:table-cell>
              <table:table-cell office:value-type="float" office:value="2228.13321144">
                <text:p>2228.13321144</text:p>
              </table:table-cell>
              <table:table-cell office:value-type="float" office:value="2232.41296228">
                <text:p>2232.4129622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366.0007265">
                <text:p>1366.0007265</text:p>
              </table:table-cell>
              <table:table-cell office:value-type="float" office:value="2788.42869904">
                <text:p>2788.42869904</text:p>
              </table:table-cell>
              <table:table-cell office:value-type="float" office:value="2763.01205256">
                <text:p>2763.01205256</text:p>
              </table:table-cell>
              <table:table-cell office:value-type="float" office:value="2723.70871932">
                <text:p>2723.70871932</text:p>
              </table:table-cell>
              <table:table-cell office:value-type="float" office:value="2755.3445066">
                <text:p>2755.3445066</text:p>
              </table:table-cell>
              <table:table-cell office:value-type="float" office:value="2721.65476624">
                <text:p>2721.65476624</text:p>
              </table:table-cell>
              <table:table-cell office:value-type="float" office:value="2741.44554522">
                <text:p>2741.4455452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465.9979641">
                <text:p>1465.9979641</text:p>
              </table:table-cell>
              <table:table-cell office:value-type="float" office:value="1301.22346522">
                <text:p>1301.22346522</text:p>
              </table:table-cell>
              <table:table-cell office:value-type="float" office:value="1539.36745938">
                <text:p>1539.36745938</text:p>
              </table:table-cell>
              <table:table-cell office:value-type="float" office:value="1315.00377194">
                <text:p>1315.00377194</text:p>
              </table:table-cell>
              <table:table-cell office:value-type="float" office:value="1279.46874704">
                <text:p>1279.46874704</text:p>
              </table:table-cell>
              <table:table-cell office:value-type="float" office:value="1333.94760214">
                <text:p>1333.94760214</text:p>
              </table:table-cell>
              <table:table-cell office:value-type="float" office:value="1312.94981886">
                <text:p>1312.9498188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1251.335318">
                <text:p>1251.335318</text:p>
              </table:table-cell>
              <table:table-cell office:value-type="float" office:value="1272.0794258">
                <text:p>1272.0794258</text:p>
              </table:table-cell>
              <table:table-cell office:value-type="float" office:value="1239.61714744">
                <text:p>1239.61714744</text:p>
              </table:table-cell>
              <table:table-cell office:value-type="float" office:value="1218.47616026">
                <text:p>1218.47616026</text:p>
              </table:table-cell>
              <table:table-cell office:value-type="float" office:value="1236.26617618">
                <text:p>1236.26617618</text:p>
              </table:table-cell>
              <table:table-cell office:value-type="float" office:value="1229.95292996">
                <text:p>1229.9529299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242.00045728">
                <text:p>3242.00045728</text:p>
              </table:table-cell>
              <table:table-cell office:value-type="float" office:value="2699.19221164">
                <text:p>2699.19221164</text:p>
              </table:table-cell>
              <table:table-cell office:value-type="float" office:value="2584.35905">
                <text:p>2584.35905</text:p>
              </table:table-cell>
              <table:table-cell office:value-type="float" office:value="2499.95876288">
                <text:p>2499.95876288</text:p>
              </table:table-cell>
              <table:table-cell office:value-type="float" office:value="2640.9655059">
                <text:p>2640.9655059</text:p>
              </table:table-cell>
              <table:table-cell office:value-type="float" office:value="2492.02526682">
                <text:p>2492.02526682</text:p>
              </table:table-cell>
              <table:table-cell office:value-type="float" office:value="2566.4585625">
                <text:p>2566.458562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696.9991462">
                <text:p>2696.9991462</text:p>
              </table:table-cell>
              <table:table-cell office:value-type="float" office:value="2140.5906216">
                <text:p>2140.5906216</text:p>
              </table:table-cell>
              <table:table-cell office:value-type="float" office:value="2068.0271597">
                <text:p>2068.0271597</text:p>
              </table:table-cell>
              <table:table-cell office:value-type="float" office:value="2157.84055424">
                <text:p>2157.84055424</text:p>
              </table:table-cell>
              <table:table-cell office:value-type="float" office:value="2131.03278416">
                <text:p>2131.03278416</text:p>
              </table:table-cell>
              <table:table-cell office:value-type="float" office:value="2116.76558418">
                <text:p>2116.76558418</text:p>
              </table:table-cell>
              <table:table-cell office:value-type="float" office:value="2072.59331834">
                <text:p>2072.5933183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973.0011432">
                <text:p>1973.0011432</text:p>
              </table:table-cell>
              <table:table-cell office:value-type="float" office:value="2094.51578966">
                <text:p>2094.51578966</text:p>
              </table:table-cell>
              <table:table-cell office:value-type="float" office:value="2063.7310427">
                <text:p>2063.7310427</text:p>
              </table:table-cell>
              <table:table-cell office:value-type="float" office:value="2106.47536108">
                <text:p>2106.47536108</text:p>
              </table:table-cell>
              <table:table-cell office:value-type="float" office:value="2080.43270898">
                <text:p>2080.43270898</text:p>
              </table:table-cell>
              <table:table-cell office:value-type="float" office:value="2065.58451032">
                <text:p>2065.58451032</text:p>
              </table:table-cell>
              <table:table-cell office:value-type="float" office:value="2065.60087648">
                <text:p>2065.6008764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937.89880476">
                <text:p>937.89880476</text:p>
              </table:table-cell>
              <table:table-cell office:value-type="float" office:value="1299.97554552">
                <text:p>1299.97554552</text:p>
              </table:table-cell>
              <table:table-cell office:value-type="float" office:value="1223.08732584">
                <text:p>1223.08732584</text:p>
              </table:table-cell>
              <table:table-cell office:value-type="float" office:value="1293.40044074">
                <text:p>1293.40044074</text:p>
              </table:table-cell>
              <table:table-cell office:value-type="float" office:value="1243.59821586">
                <text:p>1243.59821586</text:p>
              </table:table-cell>
              <table:table-cell office:value-type="float" office:value="1291.8211063">
                <text:p>1291.8211063</text:p>
              </table:table-cell>
              <table:table-cell office:value-type="float" office:value="1234.67865866">
                <text:p>1234.6786586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9.700048878">
                <text:p>119.700048878</text:p>
              </table:table-cell>
              <table:table-cell office:value-type="float" office:value="422.22156086">
                <text:p>422.22156086</text:p>
              </table:table-cell>
              <table:table-cell office:value-type="float" office:value="388.779767824">
                <text:p>388.779767824</text:p>
              </table:table-cell>
              <table:table-cell office:value-type="float" office:value="445.51469808">
                <text:p>445.51469808</text:p>
              </table:table-cell>
              <table:table-cell office:value-type="float" office:value="388.915197798">
                <text:p>388.915197798</text:p>
              </table:table-cell>
              <table:table-cell office:value-type="float" office:value="456.35727908">
                <text:p>456.35727908</text:p>
              </table:table-cell>
              <table:table-cell office:value-type="float" office:value="415.19229514">
                <text:p>415.192295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.3899980185">
                <text:p>-1.3899980185</text:p>
              </table:table-cell>
              <table:table-cell office:value-type="float" office:value="204.529538544">
                <text:p>204.529538544</text:p>
              </table:table-cell>
              <table:table-cell office:value-type="float" office:value="229.902405546">
                <text:p>229.902405546</text:p>
              </table:table-cell>
              <table:table-cell office:value-type="float" office:value="213.715045844">
                <text:p>213.715045844</text:p>
              </table:table-cell>
              <table:table-cell office:value-type="float" office:value="176.456664296">
                <text:p>176.456664296</text:p>
              </table:table-cell>
              <table:table-cell office:value-type="float" office:value="198.826750092">
                <text:p>198.826750092</text:p>
              </table:table-cell>
              <table:table-cell office:value-type="float" office:value="210.313339488">
                <text:p>210.31333948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3.54">
                <text:p>-3.54</text:p>
              </table:table-cell>
              <table:table-cell office:value-type="float" office:value="175.192378436">
                <text:p>175.192378436</text:p>
              </table:table-cell>
              <table:table-cell office:value-type="float" office:value="175.047947074">
                <text:p>175.047947074</text:p>
              </table:table-cell>
              <table:table-cell office:value-type="float" office:value="165.348133196">
                <text:p>165.348133196</text:p>
              </table:table-cell>
              <table:table-cell office:value-type="float" office:value="138.551819428">
                <text:p>138.551819428</text:p>
              </table:table-cell>
              <table:table-cell office:value-type="float" office:value="127.678142724">
                <text:p>127.678142724</text:p>
              </table:table-cell>
              <table:table-cell office:value-type="float" office:value="159.52423516">
                <text:p>159.5242351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-3.54">
                <text:p>-3.54</text:p>
              </table:table-cell>
              <table:table-cell office:value-type="float" office:value="125.462573814">
                <text:p>125.462573814</text:p>
              </table:table-cell>
              <table:table-cell office:value-type="float" office:value="110.846365472">
                <text:p>110.846365472</text:p>
              </table:table-cell>
              <table:table-cell office:value-type="float" office:value="85.55123773">
                <text:p>85.55123773</text:p>
              </table:table-cell>
              <table:table-cell office:value-type="float" office:value="81.25307496">
                <text:p>81.25307496</text:p>
              </table:table-cell>
              <table:table-cell office:value-type="float" office:value="79.661875054">
                <text:p>79.661875054</text:p>
              </table:table-cell>
              <table:table-cell office:value-type="float" office:value="103.935754412">
                <text:p>103.935754412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-3.5299999898322">
                <text:p>-3.5299999898322</text:p>
              </table:table-cell>
              <table:table-cell office:value-type="float" office:value="120.182441444">
                <text:p>120.182441444</text:p>
              </table:table-cell>
              <table:table-cell office:value-type="float" office:value="112.681830316">
                <text:p>112.681830316</text:p>
              </table:table-cell>
              <table:table-cell office:value-type="float" office:value="80.994898786">
                <text:p>80.994898786</text:p>
              </table:table-cell>
              <table:table-cell office:value-type="float" office:value="79.085786222">
                <text:p>79.085786222</text:p>
              </table:table-cell>
              <table:table-cell office:value-type="float" office:value="83.308664656">
                <text:p>83.308664656</text:p>
              </table:table-cell>
              <table:table-cell office:value-type="float" office:value="83.687132106">
                <text:p>83.68713210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-3.54">
                <text:p>-3.54</text:p>
              </table:table-cell>
              <table:table-cell office:value-type="float" office:value="254.549842506">
                <text:p>254.549842506</text:p>
              </table:table-cell>
              <table:table-cell office:value-type="float" office:value="234.452198026">
                <text:p>234.452198026</text:p>
              </table:table-cell>
              <table:table-cell office:value-type="float" office:value="235.257413098">
                <text:p>235.257413098</text:p>
              </table:table-cell>
              <table:table-cell office:value-type="float" office:value="208.54702167">
                <text:p>208.54702167</text:p>
              </table:table-cell>
              <table:table-cell office:value-type="float" office:value="207.244684488">
                <text:p>207.244684488</text:p>
              </table:table-cell>
              <table:table-cell office:value-type="float" office:value="211.939317484">
                <text:p>211.939317484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3.54">
                <text:p>-3.54</text:p>
              </table:table-cell>
              <table:table-cell office:value-type="float" office:value="285.76051878">
                <text:p>285.76051878</text:p>
              </table:table-cell>
              <table:table-cell office:value-type="float" office:value="279.802827386">
                <text:p>279.802827386</text:p>
              </table:table-cell>
              <table:table-cell office:value-type="float" office:value="266.863332136">
                <text:p>266.863332136</text:p>
              </table:table-cell>
              <table:table-cell office:value-type="float" office:value="239.899674382">
                <text:p>239.899674382</text:p>
              </table:table-cell>
              <table:table-cell office:value-type="float" office:value="237.553176192">
                <text:p>237.553176192</text:p>
              </table:table-cell>
              <table:table-cell office:value-type="float" office:value="248.658843214">
                <text:p>248.65884321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-3.480000020824">
                <text:p>-3.480000020824</text:p>
              </table:table-cell>
              <table:table-cell office:value-type="float" office:value="286.33947169">
                <text:p>286.33947169</text:p>
              </table:table-cell>
              <table:table-cell office:value-type="float" office:value="280.74429074">
                <text:p>280.74429074</text:p>
              </table:table-cell>
              <table:table-cell office:value-type="float" office:value="267.444330816">
                <text:p>267.444330816</text:p>
              </table:table-cell>
              <table:table-cell office:value-type="float" office:value="240.48558291">
                <text:p>240.48558291</text:p>
              </table:table-cell>
              <table:table-cell office:value-type="float" office:value="238.121900252">
                <text:p>238.121900252</text:p>
              </table:table-cell>
              <table:table-cell office:value-type="float" office:value="249.359724016">
                <text:p>249.35972401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3.510000010412">
                <text:p>-3.510000010412</text:p>
              </table:table-cell>
              <table:table-cell office:value-type="float" office:value="286.442169344">
                <text:p>286.442169344</text:p>
              </table:table-cell>
              <table:table-cell office:value-type="float" office:value="280.85885386">
                <text:p>280.85885386</text:p>
              </table:table-cell>
              <table:table-cell office:value-type="float" office:value="267.524934154">
                <text:p>267.524934154</text:p>
              </table:table-cell>
              <table:table-cell office:value-type="float" office:value="240.578051714">
                <text:p>240.578051714</text:p>
              </table:table-cell>
              <table:table-cell office:value-type="float" office:value="238.219278904">
                <text:p>238.219278904</text:p>
              </table:table-cell>
              <table:table-cell office:value-type="float" office:value="249.461194208">
                <text:p>249.46119420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86.39879902">
                <text:p>286.39879902</text:p>
              </table:table-cell>
              <table:table-cell office:value-type="float" office:value="280.823257462">
                <text:p>280.823257462</text:p>
              </table:table-cell>
              <table:table-cell office:value-type="float" office:value="267.499157452">
                <text:p>267.499157452</text:p>
              </table:table-cell>
              <table:table-cell office:value-type="float" office:value="240.53877293">
                <text:p>240.53877293</text:p>
              </table:table-cell>
              <table:table-cell office:value-type="float" office:value="238.178772658">
                <text:p>238.178772658</text:p>
              </table:table-cell>
              <table:table-cell office:value-type="float" office:value="249.418233038">
                <text:p>249.41823303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-3.54">
                <text:p>-3.54</text:p>
              </table:table-cell>
              <table:table-cell office:value-type="float" office:value="286.569007084">
                <text:p>286.569007084</text:p>
              </table:table-cell>
              <table:table-cell office:value-type="float" office:value="281.009831686">
                <text:p>281.009831686</text:p>
              </table:table-cell>
              <table:table-cell office:value-type="float" office:value="267.631723348">
                <text:p>267.631723348</text:p>
              </table:table-cell>
              <table:table-cell office:value-type="float" office:value="240.695478912">
                <text:p>240.695478912</text:p>
              </table:table-cell>
              <table:table-cell office:value-type="float" office:value="238.340797642">
                <text:p>238.340797642</text:p>
              </table:table-cell>
              <table:table-cell office:value-type="float" office:value="249.586395332">
                <text:p>249.58639533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3.54">
                <text:p>-3.54</text:p>
              </table:table-cell>
              <table:table-cell office:value-type="float" office:value="286.382842014">
                <text:p>286.382842014</text:p>
              </table:table-cell>
              <table:table-cell office:value-type="float" office:value="280.817120152">
                <text:p>280.817120152</text:p>
              </table:table-cell>
              <table:table-cell office:value-type="float" office:value="267.499157452">
                <text:p>267.499157452</text:p>
              </table:table-cell>
              <table:table-cell office:value-type="float" office:value="240.52240677">
                <text:p>240.52240677</text:p>
              </table:table-cell>
              <table:table-cell office:value-type="float" office:value="238.162815652">
                <text:p>238.162815652</text:p>
              </table:table-cell>
              <table:table-cell office:value-type="float" office:value="249.404730956">
                <text:p>249.40473095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-3.54">
                <text:p>-3.54</text:p>
              </table:table-cell>
              <table:table-cell office:value-type="float" office:value="286.316149912">
                <text:p>286.316149912</text:p>
              </table:table-cell>
              <table:table-cell office:value-type="float" office:value="280.706648572">
                <text:p>280.706648572</text:p>
              </table:table-cell>
              <table:table-cell office:value-type="float" office:value="267.427146348">
                <text:p>267.427146348</text:p>
              </table:table-cell>
              <table:table-cell office:value-type="float" office:value="240.464716056">
                <text:p>240.464716056</text:p>
              </table:table-cell>
              <table:table-cell office:value-type="float" office:value="238.099396782">
                <text:p>238.099396782</text:p>
              </table:table-cell>
              <table:table-cell office:value-type="float" office:value="249.33558393">
                <text:p>249.33558393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-3.54">
                <text:p>-3.54</text:p>
              </table:table-cell>
              <table:table-cell office:value-type="float" office:value="286.375886396">
                <text:p>286.375886396</text:p>
              </table:table-cell>
              <table:table-cell office:value-type="float" office:value="280.764339286">
                <text:p>280.764339286</text:p>
              </table:table-cell>
              <table:table-cell office:value-type="float" office:value="267.467652594">
                <text:p>267.467652594</text:p>
              </table:table-cell>
              <table:table-cell office:value-type="float" office:value="240.510950458">
                <text:p>240.510950458</text:p>
              </table:table-cell>
              <table:table-cell office:value-type="float" office:value="238.152995956">
                <text:p>238.152995956</text:p>
              </table:table-cell>
              <table:table-cell office:value-type="float" office:value="249.396138722">
                <text:p>249.39613872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-3.54">
                <text:p>-3.54</text:p>
              </table:table-cell>
              <table:table-cell office:value-type="float" office:value="286.30264783">
                <text:p>286.30264783</text:p>
              </table:table-cell>
              <table:table-cell office:value-type="float" office:value="280.683735948">
                <text:p>280.683735948</text:p>
              </table:table-cell>
              <table:table-cell office:value-type="float" office:value="267.407097802">
                <text:p>267.407097802</text:p>
              </table:table-cell>
              <table:table-cell office:value-type="float" office:value="240.447940742">
                <text:p>240.447940742</text:p>
              </table:table-cell>
              <table:table-cell office:value-type="float" office:value="238.085485546">
                <text:p>238.085485546</text:p>
              </table:table-cell>
              <table:table-cell office:value-type="float" office:value="249.31512623">
                <text:p>249.3151262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-3.46999988791">
                <text:p>-3.46999988791</text:p>
              </table:table-cell>
              <table:table-cell office:value-type="float" office:value="286.340699152">
                <text:p>286.340699152</text:p>
              </table:table-cell>
              <table:table-cell office:value-type="float" office:value="280.745518202">
                <text:p>280.745518202</text:p>
              </table:table-cell>
              <table:table-cell office:value-type="float" office:value="267.445149124">
                <text:p>267.445149124</text:p>
              </table:table-cell>
              <table:table-cell office:value-type="float" office:value="240.486401218">
                <text:p>240.486401218</text:p>
              </table:table-cell>
              <table:table-cell office:value-type="float" office:value="238.12271856">
                <text:p>238.12271856</text:p>
              </table:table-cell>
              <table:table-cell office:value-type="float" office:value="249.360951478">
                <text:p>249.36095147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3.54">
                <text:p>-3.54</text:p>
              </table:table-cell>
              <table:table-cell office:value-type="float" office:value="286.455671426">
                <text:p>286.455671426</text:p>
              </table:table-cell>
              <table:table-cell office:value-type="float" office:value="280.87522002">
                <text:p>280.87522002</text:p>
              </table:table-cell>
              <table:table-cell office:value-type="float" office:value="267.535572158">
                <text:p>267.535572158</text:p>
              </table:table-cell>
              <table:table-cell office:value-type="float" office:value="240.590735488">
                <text:p>240.590735488</text:p>
              </table:table-cell>
              <table:table-cell office:value-type="float" office:value="238.232371832">
                <text:p>238.232371832</text:p>
              </table:table-cell>
              <table:table-cell office:value-type="float" office:value="249.473877982">
                <text:p>249.47387798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-3.54">
                <text:p>-3.54</text:p>
              </table:table-cell>
              <table:table-cell office:value-type="float" office:value="286.354201234">
                <text:p>286.354201234</text:p>
              </table:table-cell>
              <table:table-cell office:value-type="float" office:value="280.776613906">
                <text:p>280.776613906</text:p>
              </table:table-cell>
              <table:table-cell office:value-type="float" office:value="267.466425132">
                <text:p>267.466425132</text:p>
              </table:table-cell>
              <table:table-cell office:value-type="float" office:value="240.498675838">
                <text:p>240.498675838</text:p>
              </table:table-cell>
              <table:table-cell office:value-type="float" office:value="238.136220642">
                <text:p>238.136220642</text:p>
              </table:table-cell>
              <table:table-cell office:value-type="float" office:value="249.374862714">
                <text:p>249.374862714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-3.5199999796644">
                <text:p>-3.5199999796644</text:p>
              </table:table-cell>
              <table:table-cell office:value-type="float" office:value="286.331697764">
                <text:p>286.331697764</text:p>
              </table:table-cell>
              <table:table-cell office:value-type="float" office:value="280.735698506">
                <text:p>280.735698506</text:p>
              </table:table-cell>
              <table:table-cell office:value-type="float" office:value="267.441057584">
                <text:p>267.441057584</text:p>
              </table:table-cell>
              <table:table-cell office:value-type="float" office:value="240.480263908">
                <text:p>240.480263908</text:p>
              </table:table-cell>
              <table:table-cell office:value-type="float" office:value="238.115353788">
                <text:p>238.115353788</text:p>
              </table:table-cell>
              <table:table-cell office:value-type="float" office:value="249.353177552">
                <text:p>249.35317755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7.949995542">
                <text:p>17.949995542</text:p>
              </table:table-cell>
              <table:table-cell office:value-type="float" office:value="286.395116634">
                <text:p>286.395116634</text:p>
              </table:table-cell>
              <table:table-cell office:value-type="float" office:value="280.798708222">
                <text:p>280.798708222</text:p>
              </table:table-cell>
              <table:table-cell office:value-type="float" office:value="267.486473678">
                <text:p>267.486473678</text:p>
              </table:table-cell>
              <table:table-cell office:value-type="float" office:value="240.53263562">
                <text:p>240.53263562</text:p>
              </table:table-cell>
              <table:table-cell office:value-type="float" office:value="238.173044502">
                <text:p>238.173044502</text:p>
              </table:table-cell>
              <table:table-cell office:value-type="float" office:value="249.415778114">
                <text:p>249.41577811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83.800160288">
                <text:p>183.800160288</text:p>
              </table:table-cell>
              <table:table-cell office:value-type="float" office:value="321.532443846">
                <text:p>321.532443846</text:p>
              </table:table-cell>
              <table:table-cell office:value-type="float" office:value="320.836472892">
                <text:p>320.836472892</text:p>
              </table:table-cell>
              <table:table-cell office:value-type="float" office:value="295.218931798">
                <text:p>295.218931798</text:p>
              </table:table-cell>
              <table:table-cell office:value-type="float" office:value="272.490017944">
                <text:p>272.490017944</text:p>
              </table:table-cell>
              <table:table-cell office:value-type="float" office:value="271.721217578">
                <text:p>271.721217578</text:p>
              </table:table-cell>
              <table:table-cell office:value-type="float" office:value="284.02979736">
                <text:p>284.0297973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863.40004444">
                <text:p>863.40004444</text:p>
              </table:table-cell>
              <table:table-cell office:value-type="float" office:value="589.28732214">
                <text:p>589.28732214</text:p>
              </table:table-cell>
              <table:table-cell office:value-type="float" office:value="643.99939502">
                <text:p>643.99939502</text:p>
              </table:table-cell>
              <table:table-cell office:value-type="float" office:value="514.3057601">
                <text:p>514.3057601</text:p>
              </table:table-cell>
              <table:table-cell office:value-type="float" office:value="518.50368014">
                <text:p>518.50368014</text:p>
              </table:table-cell>
              <table:table-cell office:value-type="float" office:value="532.03031138">
                <text:p>532.03031138</text:p>
              </table:table-cell>
              <table:table-cell office:value-type="float" office:value="556.29314358">
                <text:p>556.2931435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730.60093066">
                <text:p>730.60093066</text:p>
              </table:table-cell>
              <table:table-cell office:value-type="float" office:value="1456.82473142">
                <text:p>1456.82473142</text:p>
              </table:table-cell>
              <table:table-cell office:value-type="float" office:value="1547.80421486">
                <text:p>1547.80421486</text:p>
              </table:table-cell>
              <table:table-cell office:value-type="float" office:value="1296.0763079">
                <text:p>1296.0763079</text:p>
              </table:table-cell>
              <table:table-cell office:value-type="float" office:value="1332.80197094">
                <text:p>1332.80197094</text:p>
              </table:table-cell>
              <table:table-cell office:value-type="float" office:value="1354.54850604">
                <text:p>1354.54850604</text:p>
              </table:table-cell>
              <table:table-cell office:value-type="float" office:value="1387.00260132">
                <text:p>1387.00260132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20.30119534">
                <text:p>620.30119534</text:p>
              </table:table-cell>
              <table:table-cell office:value-type="float" office:value="1322.7736064">
                <text:p>1322.7736064</text:p>
              </table:table-cell>
              <table:table-cell office:value-type="float" office:value="1432.61508924">
                <text:p>1432.61508924</text:p>
              </table:table-cell>
              <table:table-cell office:value-type="float" office:value="1242.79218248">
                <text:p>1242.79218248</text:p>
              </table:table-cell>
              <table:table-cell office:value-type="float" office:value="1244.76430476">
                <text:p>1244.76430476</text:p>
              </table:table-cell>
              <table:table-cell office:value-type="float" office:value="1223.87290152">
                <text:p>1223.87290152</text:p>
              </table:table-cell>
              <table:table-cell office:value-type="float" office:value="1301.1293598">
                <text:p>1301.129359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998.99878836">
                <text:p>1998.99878836</text:p>
              </table:table-cell>
              <table:table-cell office:value-type="float" office:value="1118.75714738">
                <text:p>1118.75714738</text:p>
              </table:table-cell>
              <table:table-cell office:value-type="float" office:value="1169.85639044">
                <text:p>1169.85639044</text:p>
              </table:table-cell>
              <table:table-cell office:value-type="float" office:value="1071.97857056">
                <text:p>1071.97857056</text:p>
              </table:table-cell>
              <table:table-cell office:value-type="float" office:value="1059.42572584">
                <text:p>1059.42572584</text:p>
              </table:table-cell>
              <table:table-cell office:value-type="float" office:value="1030.0648348">
                <text:p>1030.0648348</text:p>
              </table:table-cell>
              <table:table-cell office:value-type="float" office:value="1085.218794">
                <text:p>1085.218794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696.00182722">
                <text:p>3696.00182722</text:p>
              </table:table-cell>
              <table:table-cell office:value-type="float" office:value="2184.24326186">
                <text:p>2184.24326186</text:p>
              </table:table-cell>
              <table:table-cell office:value-type="float" office:value="2252.62516988">
                <text:p>2252.62516988</text:p>
              </table:table-cell>
              <table:table-cell office:value-type="float" office:value="2121.88410072">
                <text:p>2121.88410072</text:p>
              </table:table-cell>
              <table:table-cell office:value-type="float" office:value="2093.04283526">
                <text:p>2093.04283526</text:p>
              </table:table-cell>
              <table:table-cell office:value-type="float" office:value="2101.78645624">
                <text:p>2101.78645624</text:p>
              </table:table-cell>
              <table:table-cell office:value-type="float" office:value="2096.33652496">
                <text:p>2096.3365249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625.0013336">
                <text:p>3625.0013336</text:p>
              </table:table-cell>
              <table:table-cell office:value-type="float" office:value="2758.39679544">
                <text:p>2758.39679544</text:p>
              </table:table-cell>
              <table:table-cell office:value-type="float" office:value="2458.06548482">
                <text:p>2458.06548482</text:p>
              </table:table-cell>
              <table:table-cell office:value-type="float" office:value="2755.25040118">
                <text:p>2755.25040118</text:p>
              </table:table-cell>
              <table:table-cell office:value-type="float" office:value="2898.49521658">
                <text:p>2898.49521658</text:p>
              </table:table-cell>
              <table:table-cell office:value-type="float" office:value="2481.19905198">
                <text:p>2481.19905198</text:p>
              </table:table-cell>
              <table:table-cell office:value-type="float" office:value="2994.94099746">
                <text:p>2994.940997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Radiation simulation by ANN topology</text:p>
        </chart:title>
        <chart:legend chart:legend-position="end" svg:x="13.942cm" svg:y="2.707cm" style:legend-expansion="high" chart:style-name="ch3"/>
        <chart:plot-area chart:style-name="ch4" table:cell-range-address="Planilha1.A1:Planilha1.H51" chart:data-source-has-labels="both" svg:x="1.331cm" svg:y="1.275cm" svg:width="12.291cm" svg:height="6.564cm">
          <chartooo:coordinate-region svg:x="2.323cm" svg:y="1.474cm" svg:width="11.299cm" svg:height="6.166cm"/>
          <chart:axis chart:dimension="x" chart:name="primary-x" chart:style-name="ch5" chartooo:axis-type="auto">
            <chartooo:date-scale/>
            <chart:title svg:x="7.009cm" svg:y="8.019cm" chart:style-name="ch6">
              <text:p>Event</text:p>
            </chart:title>
            <chart:categories table:cell-range-address="Planilha1.A2:Planilha1.A51"/>
          </chart:axis>
          <chart:axis chart:dimension="y" chart:name="primary-y" chart:style-name="ch7">
            <chart:title svg:x="0.451cm" svg:y="6.241cm" chart:style-name="ch8">
              <text:p>Solar radiation (kJ/m2)</text:p>
            </chart:title>
            <chart:grid chart:style-name="ch9" chart:class="major"/>
          </chart:axis>
          <chart:series chart:style-name="ch10" chart:values-cell-range-address="Planilha1.B2:Planilha1.B51" chart:label-cell-address="Planilha1.B1:Planilha1.B1" chart:class="chart:line">
            <chart:data-point chart:repeated="50"/>
          </chart:series>
          <chart:series chart:style-name="ch11" chart:values-cell-range-address="Planilha1.C2:Planilha1.C51" chart:label-cell-address="Planilha1.C1:Planilha1.C1" chart:class="chart:line">
            <chart:data-point chart:repeated="50"/>
          </chart:series>
          <chart:series chart:style-name="ch12" chart:values-cell-range-address="Planilha1.D2:Planilha1.D51" chart:label-cell-address="Planilha1.D1:Planilha1.D1" chart:class="chart:line">
            <chart:data-point chart:repeated="50"/>
          </chart:series>
          <chart:series chart:style-name="ch13" chart:values-cell-range-address="Planilha1.E2:Planilha1.E51" chart:label-cell-address="Planilha1.E1:Planilha1.E1" chart:class="chart:line">
            <chart:data-point chart:repeated="50"/>
          </chart:series>
          <chart:series chart:style-name="ch14" chart:values-cell-range-address="Planilha1.F2:Planilha1.F51" chart:label-cell-address="Planilha1.F1:Planilha1.F1" chart:class="chart:line">
            <chart:data-point chart:repeated="50"/>
          </chart:series>
          <chart:series chart:style-name="ch15" chart:values-cell-range-address="Planilha1.G2:Planilha1.G51" chart:label-cell-address="Planilha1.G1:Planilha1.G1" chart:class="chart:line">
            <chart:data-point chart:repeated="50"/>
          </chart:series>
          <chart:series chart:style-name="ch16" chart:values-cell-range-address="Planilha1.H2:Planilha1.H51" chart:label-cell-address="Planilha1.H1:Planilha1.H1" chart:class="chart:line"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Planilha1.B1:Planilha1.B1</svg:desc>
                </draw:g>
              </table:table-cell>
              <table:table-cell office:value-type="string">
                <text:p>MLP</text:p>
                <draw:g>
                  <svg:desc>Planilha1.C1:Planilha1.C1</svg:desc>
                </draw:g>
              </table:table-cell>
              <table:table-cell office:value-type="string">
                <text:p>CP</text:p>
                <draw:g>
                  <svg:desc>Planilha1.D1:Planilha1.D1</svg:desc>
                </draw:g>
              </table:table-cell>
              <table:table-cell office:value-type="string">
                <text:p>RD</text:p>
                <draw:g>
                  <svg:desc>Planilha1.E1:Planilha1.E1</svg:desc>
                </draw:g>
              </table:table-cell>
              <table:table-cell office:value-type="string">
                <text:p>SF</text:p>
                <draw:g>
                  <svg:desc>Planilha1.F1:Planilha1.F1</svg:desc>
                </draw:g>
              </table:table-cell>
              <table:table-cell office:value-type="string">
                <text:p>SW</text:p>
                <draw:g>
                  <svg:desc>Planilha1.G1:Planilha1.G1</svg:desc>
                </draw:g>
              </table:table-cell>
              <table:table-cell office:value-type="string">
                <text:p>HY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51</svg:desc>
                </draw:g>
              </table:table-cell>
              <table:table-cell office:value-type="float" office:value="38.059914642">
                <text:p>38.059914642</text:p>
                <draw:g>
                  <svg:desc>Planilha1.B2:Planilha1.B51</svg:desc>
                </draw:g>
              </table:table-cell>
              <table:table-cell office:value-type="float" office:value="286.63610834">
                <text:p>286.63610834</text:p>
                <draw:g>
                  <svg:desc>Planilha1.C2:Planilha1.C51</svg:desc>
                </draw:g>
              </table:table-cell>
              <table:table-cell office:value-type="float" office:value="281.078978712">
                <text:p>281.078978712</text:p>
                <draw:g>
                  <svg:desc>Planilha1.D2:Planilha1.D51</svg:desc>
                </draw:g>
              </table:table-cell>
              <table:table-cell office:value-type="float" office:value="267.67795775">
                <text:p>267.67795775</text:p>
                <draw:g>
                  <svg:desc>Planilha1.E2:Planilha1.E51</svg:desc>
                </draw:g>
              </table:table-cell>
              <table:table-cell office:value-type="float" office:value="240.754806242">
                <text:p>240.754806242</text:p>
                <draw:g>
                  <svg:desc>Planilha1.F2:Planilha1.F51</svg:desc>
                </draw:g>
              </table:table-cell>
              <table:table-cell office:value-type="float" office:value="238.404216512">
                <text:p>238.404216512</text:p>
                <draw:g>
                  <svg:desc>Planilha1.G2:Planilha1.G51</svg:desc>
                </draw:g>
              </table:table-cell>
              <table:table-cell office:value-type="float" office:value="249.651859972">
                <text:p>249.651859972</text:p>
                <draw:g>
                  <svg:desc>Planilha1.H2:Planilha1.H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4.400092142">
                <text:p>254.400092142</text:p>
              </table:table-cell>
              <table:table-cell office:value-type="float" office:value="354.338411566">
                <text:p>354.338411566</text:p>
              </table:table-cell>
              <table:table-cell office:value-type="float" office:value="358.958578534">
                <text:p>358.958578534</text:p>
              </table:table-cell>
              <table:table-cell office:value-type="float" office:value="321.27713175">
                <text:p>321.27713175</text:p>
              </table:table-cell>
              <table:table-cell office:value-type="float" office:value="302.409813348">
                <text:p>302.409813348</text:p>
              </table:table-cell>
              <table:table-cell office:value-type="float" office:value="303.240805122">
                <text:p>303.240805122</text:p>
              </table:table-cell>
              <table:table-cell office:value-type="float" office:value="316.513760882">
                <text:p>316.5137608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50.99837846">
                <text:p>1450.99837846</text:p>
              </table:table-cell>
              <table:table-cell office:value-type="float" office:value="700.0616761">
                <text:p>700.0616761</text:p>
              </table:table-cell>
              <table:table-cell office:value-type="float" office:value="777.99733002">
                <text:p>777.99733002</text:p>
              </table:table-cell>
              <table:table-cell office:value-type="float" office:value="608.48073628">
                <text:p>608.48073628</text:p>
              </table:table-cell>
              <table:table-cell office:value-type="float" office:value="621.22997492">
                <text:p>621.22997492</text:p>
              </table:table-cell>
              <table:table-cell office:value-type="float" office:value="640.37838212">
                <text:p>640.37838212</text:p>
              </table:table-cell>
              <table:table-cell office:value-type="float" office:value="666.858829">
                <text:p>666.85882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27.99819062">
                <text:p>2227.99819062</text:p>
              </table:table-cell>
              <table:table-cell office:value-type="float" office:value="1773.89044064">
                <text:p>1773.89044064</text:p>
              </table:table-cell>
              <table:table-cell office:value-type="float" office:value="1774.3773339">
                <text:p>1774.3773339</text:p>
              </table:table-cell>
              <table:table-cell office:value-type="float" office:value="1655.1498583">
                <text:p>1655.1498583</text:p>
              </table:table-cell>
              <table:table-cell office:value-type="float" office:value="1681.14341192">
                <text:p>1681.14341192</text:p>
              </table:table-cell>
              <table:table-cell office:value-type="float" office:value="1657.26927602">
                <text:p>1657.26927602</text:p>
              </table:table-cell>
              <table:table-cell office:value-type="float" office:value="1691.91643674">
                <text:p>1691.916436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883.0005546">
                <text:p>2883.0005546</text:p>
              </table:table-cell>
              <table:table-cell office:value-type="float" office:value="2360.15084108">
                <text:p>2360.15084108</text:p>
              </table:table-cell>
              <table:table-cell office:value-type="float" office:value="2335.9411989">
                <text:p>2335.9411989</text:p>
              </table:table-cell>
              <table:table-cell office:value-type="float" office:value="2283.95000012">
                <text:p>2283.95000012</text:p>
              </table:table-cell>
              <table:table-cell office:value-type="float" office:value="2328.06089286">
                <text:p>2328.06089286</text:p>
              </table:table-cell>
              <table:table-cell office:value-type="float" office:value="2313.80187596">
                <text:p>2313.80187596</text:p>
              </table:table-cell>
              <table:table-cell office:value-type="float" office:value="2308.49924012">
                <text:p>2308.499240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27.00097576">
                <text:p>2927.00097576</text:p>
              </table:table-cell>
              <table:table-cell office:value-type="float" office:value="2805.915941">
                <text:p>2805.915941</text:p>
              </table:table-cell>
              <table:table-cell office:value-type="float" office:value="2764.75914014">
                <text:p>2764.75914014</text:p>
              </table:table-cell>
              <table:table-cell office:value-type="float" office:value="2749.57952674">
                <text:p>2749.57952674</text:p>
              </table:table-cell>
              <table:table-cell office:value-type="float" office:value="2781.29714482">
                <text:p>2781.29714482</text:p>
              </table:table-cell>
              <table:table-cell office:value-type="float" office:value="2734.62494804">
                <text:p>2734.62494804</text:p>
              </table:table-cell>
              <table:table-cell office:value-type="float" office:value="2756.9197495">
                <text:p>2756.91974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96.99893796">
                <text:p>3296.99893796</text:p>
              </table:table-cell>
              <table:table-cell office:value-type="float" office:value="2545.00661828">
                <text:p>2545.00661828</text:p>
              </table:table-cell>
              <table:table-cell office:value-type="float" office:value="2477.8358061">
                <text:p>2477.8358061</text:p>
              </table:table-cell>
              <table:table-cell office:value-type="float" office:value="2617.49234092">
                <text:p>2617.49234092</text:p>
              </table:table-cell>
              <table:table-cell office:value-type="float" office:value="2536.00523028">
                <text:p>2536.00523028</text:p>
              </table:table-cell>
              <table:table-cell office:value-type="float" office:value="2553.59885228">
                <text:p>2553.59885228</text:p>
              </table:table-cell>
              <table:table-cell office:value-type="float" office:value="2584.6250001">
                <text:p>2584.62500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561.99980068">
                <text:p>3561.99980068</text:p>
              </table:table-cell>
              <table:table-cell office:value-type="float" office:value="2838.45595862">
                <text:p>2838.45595862</text:p>
              </table:table-cell>
              <table:table-cell office:value-type="float" office:value="2682.78513624">
                <text:p>2682.78513624</text:p>
              </table:table-cell>
              <table:table-cell office:value-type="float" office:value="2764.37044384">
                <text:p>2764.37044384</text:p>
              </table:table-cell>
              <table:table-cell office:value-type="float" office:value="2755.5490836">
                <text:p>2755.5490836</text:p>
              </table:table-cell>
              <table:table-cell office:value-type="float" office:value="2741.87106538">
                <text:p>2741.87106538</text:p>
              </table:table-cell>
              <table:table-cell office:value-type="float" office:value="2767.97509058">
                <text:p>2767.975090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67.99943158">
                <text:p>3367.99943158</text:p>
              </table:table-cell>
              <table:table-cell office:value-type="float" office:value="2876.4336329">
                <text:p>2876.4336329</text:p>
              </table:table-cell>
              <table:table-cell office:value-type="float" office:value="2746.51087174">
                <text:p>2746.51087174</text:p>
              </table:table-cell>
              <table:table-cell office:value-type="float" office:value="2801.41933854">
                <text:p>2801.41933854</text:p>
              </table:table-cell>
              <table:table-cell office:value-type="float" office:value="2831.74992456">
                <text:p>2831.74992456</text:p>
              </table:table-cell>
              <table:table-cell office:value-type="float" office:value="2776.28500832">
                <text:p>2776.28500832</text:p>
              </table:table-cell>
              <table:table-cell office:value-type="float" office:value="2821.12419518">
                <text:p>2821.124195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78.00090096">
                <text:p>2278.00090096</text:p>
              </table:table-cell>
              <table:table-cell office:value-type="float" office:value="2433.3607663">
                <text:p>2433.3607663</text:p>
              </table:table-cell>
              <table:table-cell office:value-type="float" office:value="2396.68420174">
                <text:p>2396.68420174</text:p>
              </table:table-cell>
              <table:table-cell office:value-type="float" office:value="2437.87373492">
                <text:p>2437.87373492</text:p>
              </table:table-cell>
              <table:table-cell office:value-type="float" office:value="2424.78899">
                <text:p>2424.78899</text:p>
              </table:table-cell>
              <table:table-cell office:value-type="float" office:value="2391.5656852">
                <text:p>2391.5656852</text:p>
              </table:table-cell>
              <table:table-cell office:value-type="float" office:value="2408.93836404">
                <text:p>2408.938364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28.99795964">
                <text:p>2028.99795964</text:p>
              </table:table-cell>
              <table:table-cell office:value-type="float" office:value="1351.28754866">
                <text:p>1351.28754866</text:p>
              </table:table-cell>
              <table:table-cell office:value-type="float" office:value="1327.58934898">
                <text:p>1327.58934898</text:p>
              </table:table-cell>
              <table:table-cell office:value-type="float" office:value="1335.0891418">
                <text:p>1335.0891418</text:p>
              </table:table-cell>
              <table:table-cell office:value-type="float" office:value="1336.94260942">
                <text:p>1336.94260942</text:p>
              </table:table-cell>
              <table:table-cell office:value-type="float" office:value="1339.6102935">
                <text:p>1339.6102935</text:p>
              </table:table-cell>
              <table:table-cell office:value-type="float" office:value="1326.01001454">
                <text:p>1326.010014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10.9982584">
                <text:p>1010.9982584</text:p>
              </table:table-cell>
              <table:table-cell office:value-type="float" office:value="1010.00401418">
                <text:p>1010.00401418</text:p>
              </table:table-cell>
              <table:table-cell office:value-type="float" office:value="1018.39985426">
                <text:p>1018.39985426</text:p>
              </table:table-cell>
              <table:table-cell office:value-type="float" office:value="1049.7042268">
                <text:p>1049.7042268</text:p>
              </table:table-cell>
              <table:table-cell office:value-type="float" office:value="1022.76961898">
                <text:p>1022.76961898</text:p>
              </table:table-cell>
              <table:table-cell office:value-type="float" office:value="1053.88168914">
                <text:p>1053.88168914</text:p>
              </table:table-cell>
              <table:table-cell office:value-type="float" office:value="1039.3117152">
                <text:p>1039.31171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2.500145116">
                <text:p>172.500145116</text:p>
              </table:table-cell>
              <table:table-cell office:value-type="float" office:value="353.716088332">
                <text:p>353.716088332</text:p>
              </table:table-cell>
              <table:table-cell office:value-type="float" office:value="320.97435779">
                <text:p>320.97435779</text:p>
              </table:table-cell>
              <table:table-cell office:value-type="float" office:value="407.50838302">
                <text:p>407.50838302</text:p>
              </table:table-cell>
              <table:table-cell office:value-type="float" office:value="338.53933901">
                <text:p>338.53933901</text:p>
              </table:table-cell>
              <table:table-cell office:value-type="float" office:value="395.331550826">
                <text:p>395.331550826</text:p>
              </table:table-cell>
              <table:table-cell office:value-type="float" office:value="343.035532316">
                <text:p>343.0355323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72999988418">
                <text:p>-0.72999988418</text:p>
              </table:table-cell>
              <table:table-cell office:value-type="float" office:value="157.032896454">
                <text:p>157.032896454</text:p>
              </table:table-cell>
              <table:table-cell office:value-type="float" office:value="166.98311258">
                <text:p>166.98311258</text:p>
              </table:table-cell>
              <table:table-cell office:value-type="float" office:value="174.001331142">
                <text:p>174.001331142</text:p>
              </table:table-cell>
              <table:table-cell office:value-type="float" office:value="145.475114262">
                <text:p>145.475114262</text:p>
              </table:table-cell>
              <table:table-cell office:value-type="float" office:value="179.6791612">
                <text:p>179.6791612</text:p>
              </table:table-cell>
              <table:table-cell office:value-type="float" office:value="159.348708094">
                <text:p>159.34870809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3.360000062472">
                <text:p>-3.360000062472</text:p>
              </table:table-cell>
              <table:table-cell office:value-type="float" office:value="230.873327988">
                <text:p>230.873327988</text:p>
              </table:table-cell>
              <table:table-cell office:value-type="float" office:value="247.521395094">
                <text:p>247.521395094</text:p>
              </table:table-cell>
              <table:table-cell office:value-type="float" office:value="235.579008142">
                <text:p>235.579008142</text:p>
              </table:table-cell>
              <table:table-cell office:value-type="float" office:value="198.507200818">
                <text:p>198.507200818</text:p>
              </table:table-cell>
              <table:table-cell office:value-type="float" office:value="184.037469608">
                <text:p>184.037469608</text:p>
              </table:table-cell>
              <table:table-cell office:value-type="float" office:value="220.940705484">
                <text:p>220.9407054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3.5000000002442">
                <text:p>-3.5000000002442</text:p>
              </table:table-cell>
              <table:table-cell office:value-type="float" office:value="127.572990146">
                <text:p>127.572990146</text:p>
              </table:table-cell>
              <table:table-cell office:value-type="float" office:value="111.88848071">
                <text:p>111.88848071</text:p>
              </table:table-cell>
              <table:table-cell office:value-type="float" office:value="90.872694654">
                <text:p>90.872694654</text:p>
              </table:table-cell>
              <table:table-cell office:value-type="float" office:value="83.972312444">
                <text:p>83.972312444</text:p>
              </table:table-cell>
              <table:table-cell office:value-type="float" office:value="81.790703316">
                <text:p>81.790703316</text:p>
              </table:table-cell>
              <table:table-cell office:value-type="float" office:value="106.868979438">
                <text:p>106.86897943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3.08000043242">
                <text:p>-3.08000043242</text:p>
              </table:table-cell>
              <table:table-cell office:value-type="float" office:value="119.27575618">
                <text:p>119.27575618</text:p>
              </table:table-cell>
              <table:table-cell office:value-type="float" office:value="112.594680514">
                <text:p>112.594680514</text:p>
              </table:table-cell>
              <table:table-cell office:value-type="float" office:value="78.025668208">
                <text:p>78.025668208</text:p>
              </table:table-cell>
              <table:table-cell office:value-type="float" office:value="77.761763878">
                <text:p>77.761763878</text:p>
              </table:table-cell>
              <table:table-cell office:value-type="float" office:value="83.068900412">
                <text:p>83.068900412</text:p>
              </table:table-cell>
              <table:table-cell office:value-type="float" office:value="84.756251508">
                <text:p>84.75625150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3.400000184974">
                <text:p>-3.400000184974</text:p>
              </table:table-cell>
              <table:table-cell office:value-type="float" office:value="242.155340384">
                <text:p>242.155340384</text:p>
              </table:table-cell>
              <table:table-cell office:value-type="float" office:value="219.91331979">
                <text:p>219.91331979</text:p>
              </table:table-cell>
              <table:table-cell office:value-type="float" office:value="222.515948384">
                <text:p>222.515948384</text:p>
              </table:table-cell>
              <table:table-cell office:value-type="float" office:value="196.265036898">
                <text:p>196.265036898</text:p>
              </table:table-cell>
              <table:table-cell office:value-type="float" office:value="195.440182434">
                <text:p>195.440182434</text:p>
              </table:table-cell>
              <table:table-cell office:value-type="float" office:value="197.94584153">
                <text:p>197.945841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3.199999981618">
                <text:p>-3.199999981618</text:p>
              </table:table-cell>
              <table:table-cell office:value-type="float" office:value="285.95077539">
                <text:p>285.95077539</text:p>
              </table:table-cell>
              <table:table-cell office:value-type="float" office:value="280.006176924">
                <text:p>280.006176924</text:p>
              </table:table-cell>
              <table:table-cell office:value-type="float" office:value="267.038450048">
                <text:p>267.038450048</text:p>
              </table:table-cell>
              <table:table-cell office:value-type="float" office:value="240.046151514">
                <text:p>240.046151514</text:p>
              </table:table-cell>
              <table:table-cell office:value-type="float" office:value="237.727475796">
                <text:p>237.727475796</text:p>
              </table:table-cell>
              <table:table-cell office:value-type="float" office:value="248.811457656">
                <text:p>248.81145765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.57999787826">
                <text:p>-2.57999787826</text:p>
              </table:table-cell>
              <table:table-cell office:value-type="float" office:value="286.832911414">
                <text:p>286.832911414</text:p>
              </table:table-cell>
              <table:table-cell office:value-type="float" office:value="281.30278595">
                <text:p>281.30278595</text:p>
              </table:table-cell>
              <table:table-cell office:value-type="float" office:value="267.860440434">
                <text:p>267.860440434</text:p>
              </table:table-cell>
              <table:table-cell office:value-type="float" office:value="240.938516388">
                <text:p>240.938516388</text:p>
              </table:table-cell>
              <table:table-cell office:value-type="float" office:value="238.59324566">
                <text:p>238.59324566</text:p>
              </table:table-cell>
              <table:table-cell office:value-type="float" office:value="249.84088912">
                <text:p>249.840889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8.09883389">
                <text:p>288.09883389</text:p>
              </table:table-cell>
              <table:table-cell office:value-type="float" office:value="282.741780568">
                <text:p>282.741780568</text:p>
              </table:table-cell>
              <table:table-cell office:value-type="float" office:value="268.871869122">
                <text:p>268.871869122</text:p>
              </table:table-cell>
              <table:table-cell office:value-type="float" office:value="242.063280734">
                <text:p>242.063280734</text:p>
              </table:table-cell>
              <table:table-cell office:value-type="float" office:value="239.787566186">
                <text:p>239.787566186</text:p>
              </table:table-cell>
              <table:table-cell office:value-type="float" office:value="251.097810208">
                <text:p>251.09781020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7.07799466">
                <text:p>287.07799466</text:p>
              </table:table-cell>
              <table:table-cell office:value-type="float" office:value="281.711530796">
                <text:p>281.711530796</text:p>
              </table:table-cell>
              <table:table-cell office:value-type="float" office:value="268.151758082">
                <text:p>268.151758082</text:p>
              </table:table-cell>
              <table:table-cell office:value-type="float" office:value="241.14432085">
                <text:p>241.14432085</text:p>
              </table:table-cell>
              <table:table-cell office:value-type="float" office:value="238.82646344">
                <text:p>238.82646344</text:p>
              </table:table-cell>
              <table:table-cell office:value-type="float" office:value="250.070424514">
                <text:p>250.0704245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2.85999832662">
                <text:p>-2.85999832662</text:p>
              </table:table-cell>
              <table:table-cell office:value-type="float" office:value="287.042807416">
                <text:p>287.042807416</text:p>
              </table:table-cell>
              <table:table-cell office:value-type="float" office:value="281.568326896">
                <text:p>281.568326896</text:p>
              </table:table-cell>
              <table:table-cell office:value-type="float" office:value="268.080565286">
                <text:p>268.080565286</text:p>
              </table:table-cell>
              <table:table-cell office:value-type="float" office:value="241.128772998">
                <text:p>241.128772998</text:p>
              </table:table-cell>
              <table:table-cell office:value-type="float" office:value="238.79168535">
                <text:p>238.79168535</text:p>
              </table:table-cell>
              <table:table-cell office:value-type="float" office:value="250.061423126">
                <text:p>250.0614231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3.439999898322">
                <text:p>-3.439999898322</text:p>
              </table:table-cell>
              <table:table-cell office:value-type="float" office:value="287.693362276">
                <text:p>287.693362276</text:p>
              </table:table-cell>
              <table:table-cell office:value-type="float" office:value="282.197605748">
                <text:p>282.197605748</text:p>
              </table:table-cell>
              <table:table-cell office:value-type="float" office:value="268.544136768">
                <text:p>268.544136768</text:p>
              </table:table-cell>
              <table:table-cell office:value-type="float" office:value="241.67008374">
                <text:p>241.67008374</text:p>
              </table:table-cell>
              <table:table-cell office:value-type="float" office:value="239.389459344">
                <text:p>239.389459344</text:p>
              </table:table-cell>
              <table:table-cell office:value-type="float" office:value="250.691111132">
                <text:p>250.69111113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8.1600142902">
                <text:p>18.1600142902</text:p>
              </table:table-cell>
              <table:table-cell office:value-type="float" office:value="286.45403481">
                <text:p>286.45403481</text:p>
              </table:table-cell>
              <table:table-cell office:value-type="float" office:value="280.84453347">
                <text:p>280.84453347</text:p>
              </table:table-cell>
              <table:table-cell office:value-type="float" office:value="267.5858981">
                <text:p>267.5858981</text:p>
              </table:table-cell>
              <table:table-cell office:value-type="float" office:value="240.55309332">
                <text:p>240.55309332</text:p>
              </table:table-cell>
              <table:table-cell office:value-type="float" office:value="238.22091552">
                <text:p>238.22091552</text:p>
              </table:table-cell>
              <table:table-cell office:value-type="float" office:value="249.428871042">
                <text:p>249.4288710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82.59980413">
                <text:p>282.59980413</text:p>
              </table:table-cell>
              <table:table-cell office:value-type="float" office:value="321.836036114">
                <text:p>321.836036114</text:p>
              </table:table-cell>
              <table:table-cell office:value-type="float" office:value="321.095467374">
                <text:p>321.095467374</text:p>
              </table:table-cell>
              <table:table-cell office:value-type="float" office:value="295.468924892">
                <text:p>295.468924892</text:p>
              </table:table-cell>
              <table:table-cell office:value-type="float" office:value="272.756377198">
                <text:p>272.756377198</text:p>
              </table:table-cell>
              <table:table-cell office:value-type="float" office:value="272.000260606">
                <text:p>272.000260606</text:p>
              </table:table-cell>
              <table:table-cell office:value-type="float" office:value="284.321933316">
                <text:p>284.3219333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22.99874522">
                <text:p>1022.99874522</text:p>
              </table:table-cell>
              <table:table-cell office:value-type="float" office:value="737.42152784">
                <text:p>737.42152784</text:p>
              </table:table-cell>
              <table:table-cell office:value-type="float" office:value="819.7801365">
                <text:p>819.7801365</text:p>
              </table:table-cell>
              <table:table-cell office:value-type="float" office:value="637.01922778">
                <text:p>637.01922778</text:p>
              </table:table-cell>
              <table:table-cell office:value-type="float" office:value="655.94669182">
                <text:p>655.94669182</text:p>
              </table:table-cell>
              <table:table-cell office:value-type="float" office:value="678.22921866">
                <text:p>678.22921866</text:p>
              </table:table-cell>
              <table:table-cell office:value-type="float" office:value="703.4167389">
                <text:p>703.41673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04.00018762">
                <text:p>1504.00018762</text:p>
              </table:table-cell>
              <table:table-cell office:value-type="float" office:value="1612.50373688">
                <text:p>1612.50373688</text:p>
              </table:table-cell>
              <table:table-cell office:value-type="float" office:value="1674.45374402">
                <text:p>1674.45374402</text:p>
              </table:table-cell>
              <table:table-cell office:value-type="float" office:value="1450.90427304">
                <text:p>1450.90427304</text:p>
              </table:table-cell>
              <table:table-cell office:value-type="float" office:value="1485.36731446">
                <text:p>1485.36731446</text:p>
              </table:table-cell>
              <table:table-cell office:value-type="float" office:value="1497.9119761">
                <text:p>1497.9119761</text:p>
              </table:table-cell>
              <table:table-cell office:value-type="float" office:value="1534.8176669">
                <text:p>1534.817666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15.99924118">
                <text:p>1715.99924118</text:p>
              </table:table-cell>
              <table:table-cell office:value-type="float" office:value="1998.12729034">
                <text:p>1998.12729034</text:p>
              </table:table-cell>
              <table:table-cell office:value-type="float" office:value="1989.05225462">
                <text:p>1989.05225462</text:p>
              </table:table-cell>
              <table:table-cell office:value-type="float" office:value="1897.2667378">
                <text:p>1897.2667378</text:p>
              </table:table-cell>
              <table:table-cell office:value-type="float" office:value="1924.79052738">
                <text:p>1924.79052738</text:p>
              </table:table-cell>
              <table:table-cell office:value-type="float" office:value="1909.27949924">
                <text:p>1909.27949924</text:p>
              </table:table-cell>
              <table:table-cell office:value-type="float" office:value="1940.60432948">
                <text:p>1940.604329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2.0003574">
                <text:p>1172.0003574</text:p>
              </table:table-cell>
              <table:table-cell office:value-type="float" office:value="2031.06418734">
                <text:p>2031.06418734</text:p>
              </table:table-cell>
              <table:table-cell office:value-type="float" office:value="2031.15420122">
                <text:p>2031.15420122</text:p>
              </table:table-cell>
              <table:table-cell office:value-type="float" office:value="2016.54740342">
                <text:p>2016.54740342</text:p>
              </table:table-cell>
              <table:table-cell office:value-type="float" office:value="2005.05426756">
                <text:p>2005.05426756</text:p>
              </table:table-cell>
              <table:table-cell office:value-type="float" office:value="1941.29579974">
                <text:p>1941.29579974</text:p>
              </table:table-cell>
              <table:table-cell office:value-type="float" office:value="1994.93998068">
                <text:p>1994.9399806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42.00076964">
                <text:p>2342.00076964</text:p>
              </table:table-cell>
              <table:table-cell office:value-type="float" office:value="1390.78318428">
                <text:p>1390.78318428</text:p>
              </table:table-cell>
              <table:table-cell office:value-type="float" office:value="1588.33910164">
                <text:p>1588.33910164</text:p>
              </table:table-cell>
              <table:table-cell office:value-type="float" office:value="1391.65877384">
                <text:p>1391.65877384</text:p>
              </table:table-cell>
              <table:table-cell office:value-type="float" office:value="1358.03858966">
                <text:p>1358.03858966</text:p>
              </table:table-cell>
              <table:table-cell office:value-type="float" office:value="1377.30565152">
                <text:p>1377.30565152</text:p>
              </table:table-cell>
              <table:table-cell office:value-type="float" office:value="1397.7510769">
                <text:p>1397.75107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78.00191774">
                <text:p>3278.00191774</text:p>
              </table:table-cell>
              <table:table-cell office:value-type="float" office:value="2310.3486162">
                <text:p>2310.3486162</text:p>
              </table:table-cell>
              <table:table-cell office:value-type="float" office:value="2360.58863586">
                <text:p>2360.58863586</text:p>
              </table:table-cell>
              <table:table-cell office:value-type="float" office:value="2221.53764896">
                <text:p>2221.53764896</text:p>
              </table:table-cell>
              <table:table-cell office:value-type="float" office:value="2208.47745328">
                <text:p>2208.47745328</text:p>
              </table:table-cell>
              <table:table-cell office:value-type="float" office:value="2204.71323648">
                <text:p>2204.71323648</text:p>
              </table:table-cell>
              <table:table-cell office:value-type="float" office:value="2247.9117158">
                <text:p>2247.911715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94.99971228">
                <text:p>2794.99971228</text:p>
              </table:table-cell>
              <table:table-cell office:value-type="float" office:value="2960.2283721">
                <text:p>2960.2283721</text:p>
              </table:table-cell>
              <table:table-cell office:value-type="float" office:value="2837.62946754">
                <text:p>2837.62946754</text:p>
              </table:table-cell>
              <table:table-cell office:value-type="float" office:value="2761.67411898">
                <text:p>2761.67411898</text:p>
              </table:table-cell>
              <table:table-cell office:value-type="float" office:value="2839.20471044">
                <text:p>2839.20471044</text:p>
              </table:table-cell>
              <table:table-cell office:value-type="float" office:value="2770.49957076">
                <text:p>2770.49957076</text:p>
              </table:table-cell>
              <table:table-cell office:value-type="float" office:value="2803.01913068">
                <text:p>2803.0191306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58.00145344">
                <text:p>2258.00145344</text:p>
              </table:table-cell>
              <table:table-cell office:value-type="float" office:value="2128.86017642">
                <text:p>2128.86017642</text:p>
              </table:table-cell>
              <table:table-cell office:value-type="float" office:value="2105.94346088">
                <text:p>2105.94346088</text:p>
              </table:table-cell>
              <table:table-cell office:value-type="float" office:value="2151.07314708">
                <text:p>2151.07314708</text:p>
              </table:table-cell>
              <table:table-cell office:value-type="float" office:value="2085.32619082">
                <text:p>2085.32619082</text:p>
              </table:table-cell>
              <table:table-cell office:value-type="float" office:value="2095.96010328">
                <text:p>2095.96010328</text:p>
              </table:table-cell>
              <table:table-cell office:value-type="float" office:value="2092.56821662">
                <text:p>2092.568216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72.99858904">
                <text:p>1472.99858904</text:p>
              </table:table-cell>
              <table:table-cell office:value-type="float" office:value="1706.22455212">
                <text:p>1706.22455212</text:p>
              </table:table-cell>
              <table:table-cell office:value-type="float" office:value="1631.34527858">
                <text:p>1631.34527858</text:p>
              </table:table-cell>
              <table:table-cell office:value-type="float" office:value="1692.10055604">
                <text:p>1692.10055604</text:p>
              </table:table-cell>
              <table:table-cell office:value-type="float" office:value="1653.96740324">
                <text:p>1653.96740324</text:p>
              </table:table-cell>
              <table:table-cell office:value-type="float" office:value="1675.76303682">
                <text:p>1675.76303682</text:p>
              </table:table-cell>
              <table:table-cell office:value-type="float" office:value="1647.33092536">
                <text:p>1647.330925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23.99984338">
                <text:p>923.99984338</text:p>
              </table:table-cell>
              <table:table-cell office:value-type="float" office:value="888.5384662">
                <text:p>888.5384662</text:p>
              </table:table-cell>
              <table:table-cell office:value-type="float" office:value="834.81245446">
                <text:p>834.81245446</text:p>
              </table:table-cell>
              <table:table-cell office:value-type="float" office:value="843.97750406">
                <text:p>843.97750406</text:p>
              </table:table-cell>
              <table:table-cell office:value-type="float" office:value="815.82770886">
                <text:p>815.82770886</text:p>
              </table:table-cell>
              <table:table-cell office:value-type="float" office:value="864.0505993">
                <text:p>864.0505993</text:p>
              </table:table-cell>
              <table:table-cell office:value-type="float" office:value="826.224312">
                <text:p>826.22431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4.199903746">
                <text:p>184.199903746</text:p>
              </table:table-cell>
              <table:table-cell office:value-type="float" office:value="353.06635178">
                <text:p>353.06635178</text:p>
              </table:table-cell>
              <table:table-cell office:value-type="float" office:value="327.575648426">
                <text:p>327.575648426</text:p>
              </table:table-cell>
              <table:table-cell office:value-type="float" office:value="411.26850828">
                <text:p>411.26850828</text:p>
              </table:table-cell>
              <table:table-cell office:value-type="float" office:value="378.606153614">
                <text:p>378.606153614</text:p>
              </table:table-cell>
              <table:table-cell office:value-type="float" office:value="407.22606676">
                <text:p>407.22606676</text:p>
              </table:table-cell>
              <table:table-cell office:value-type="float" office:value="365.264869136">
                <text:p>365.26486913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76999877922">
                <text:p>-0.76999877922</text:p>
              </table:table-cell>
              <table:table-cell office:value-type="float" office:value="217.017327778">
                <text:p>217.017327778</text:p>
              </table:table-cell>
              <table:table-cell office:value-type="float" office:value="275.441245746">
                <text:p>275.441245746</text:p>
              </table:table-cell>
              <table:table-cell office:value-type="float" office:value="237.605547904">
                <text:p>237.605547904</text:p>
              </table:table-cell>
              <table:table-cell office:value-type="float" office:value="201.144198348">
                <text:p>201.144198348</text:p>
              </table:table-cell>
              <table:table-cell office:value-type="float" office:value="216.12455375">
                <text:p>216.12455375</text:p>
              </table:table-cell>
              <table:table-cell office:value-type="float" office:value="235.030332628">
                <text:p>235.0303326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3.54">
                <text:p>-3.54</text:p>
              </table:table-cell>
              <table:table-cell office:value-type="float" office:value="155.785795062">
                <text:p>155.785795062</text:p>
              </table:table-cell>
              <table:table-cell office:value-type="float" office:value="175.058585078">
                <text:p>175.058585078</text:p>
              </table:table-cell>
              <table:table-cell office:value-type="float" office:value="150.795752878">
                <text:p>150.795752878</text:p>
              </table:table-cell>
              <table:table-cell office:value-type="float" office:value="119.130915664">
                <text:p>119.130915664</text:p>
              </table:table-cell>
              <table:table-cell office:value-type="float" office:value="125.21053495">
                <text:p>125.21053495</text:p>
              </table:table-cell>
              <table:table-cell office:value-type="float" office:value="145.837215552">
                <text:p>145.8372155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.85005827">
                <text:p>80.85005827</text:p>
              </table:table-cell>
              <table:table-cell office:value-type="float" office:value="165.83748138">
                <text:p>165.83748138</text:p>
              </table:table-cell>
              <table:table-cell office:value-type="float" office:value="161.457896964">
                <text:p>161.457896964</text:p>
              </table:table-cell>
              <table:table-cell office:value-type="float" office:value="145.55162606">
                <text:p>145.55162606</text:p>
              </table:table-cell>
              <table:table-cell office:value-type="float" office:value="127.904404886">
                <text:p>127.904404886</text:p>
              </table:table-cell>
              <table:table-cell office:value-type="float" office:value="129.11590988">
                <text:p>129.11590988</text:p>
              </table:table-cell>
              <table:table-cell office:value-type="float" office:value="143.397839404">
                <text:p>143.39783940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87999983212">
                <text:p>-0.87999983212</text:p>
              </table:table-cell>
              <table:table-cell office:value-type="float" office:value="250.218129108">
                <text:p>250.218129108</text:p>
              </table:table-cell>
              <table:table-cell office:value-type="float" office:value="228.062030854">
                <text:p>228.062030854</text:p>
              </table:table-cell>
              <table:table-cell office:value-type="float" office:value="191.160840748">
                <text:p>191.160840748</text:p>
              </table:table-cell>
              <table:table-cell office:value-type="float" office:value="199.128705744">
                <text:p>199.128705744</text:p>
              </table:table-cell>
              <table:table-cell office:value-type="float" office:value="202.448990454">
                <text:p>202.448990454</text:p>
              </table:table-cell>
              <table:table-cell office:value-type="float" office:value="203.73946217">
                <text:p>203.739462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3.54">
                <text:p>-3.54</text:p>
              </table:table-cell>
              <table:table-cell office:value-type="float" office:value="257.748199324">
                <text:p>257.748199324</text:p>
              </table:table-cell>
              <table:table-cell office:value-type="float" office:value="249.281575602">
                <text:p>249.281575602</text:p>
              </table:table-cell>
              <table:table-cell office:value-type="float" office:value="246.214557218">
                <text:p>246.214557218</text:p>
              </table:table-cell>
              <table:table-cell office:value-type="float" office:value="210.050253466">
                <text:p>210.050253466</text:p>
              </table:table-cell>
              <table:table-cell office:value-type="float" office:value="211.29244501">
                <text:p>211.29244501</text:p>
              </table:table-cell>
              <table:table-cell office:value-type="float" office:value="214.156113856">
                <text:p>214.1561138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3.54">
                <text:p>-3.54</text:p>
              </table:table-cell>
              <table:table-cell office:value-type="float" office:value="276.012015576">
                <text:p>276.012015576</text:p>
              </table:table-cell>
              <table:table-cell office:value-type="float" office:value="269.395177088">
                <text:p>269.395177088</text:p>
              </table:table-cell>
              <table:table-cell office:value-type="float" office:value="263.056154166">
                <text:p>263.056154166</text:p>
              </table:table-cell>
              <table:table-cell office:value-type="float" office:value="233.345436456">
                <text:p>233.345436456</text:p>
              </table:table-cell>
              <table:table-cell office:value-type="float" office:value="229.773112882">
                <text:p>229.773112882</text:p>
              </table:table-cell>
              <table:table-cell office:value-type="float" office:value="240.599736876">
                <text:p>240.5997368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3.54">
                <text:p>-3.54</text:p>
              </table:table-cell>
              <table:table-cell office:value-type="float" office:value="312.803961564">
                <text:p>312.803961564</text:p>
              </table:table-cell>
              <table:table-cell office:value-type="float" office:value="298.684875332">
                <text:p>298.684875332</text:p>
              </table:table-cell>
              <table:table-cell office:value-type="float" office:value="286.361156852">
                <text:p>286.361156852</text:p>
              </table:table-cell>
              <table:table-cell office:value-type="float" office:value="260.62005125">
                <text:p>260.62005125</text:p>
              </table:table-cell>
              <table:table-cell office:value-type="float" office:value="261.077076268">
                <text:p>261.077076268</text:p>
              </table:table-cell>
              <table:table-cell office:value-type="float" office:value="276.27428329">
                <text:p>276.274283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3.490000153738">
                <text:p>-3.490000153738</text:p>
              </table:table-cell>
              <table:table-cell office:value-type="float" office:value="264.712409558">
                <text:p>264.712409558</text:p>
              </table:table-cell>
              <table:table-cell office:value-type="float" office:value="247.573357652">
                <text:p>247.573357652</text:p>
              </table:table-cell>
              <table:table-cell office:value-type="float" office:value="245.466214552">
                <text:p>245.466214552</text:p>
              </table:table-cell>
              <table:table-cell office:value-type="float" office:value="218.591343216">
                <text:p>218.591343216</text:p>
              </table:table-cell>
              <table:table-cell office:value-type="float" office:value="216.988277844">
                <text:p>216.988277844</text:p>
              </table:table-cell>
              <table:table-cell office:value-type="float" office:value="223.587931864">
                <text:p>223.5879318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3.150000135356">
                <text:p>-3.150000135356</text:p>
              </table:table-cell>
              <table:table-cell office:value-type="float" office:value="285.702828066">
                <text:p>285.702828066</text:p>
              </table:table-cell>
              <table:table-cell office:value-type="float" office:value="279.666579104">
                <text:p>279.666579104</text:p>
              </table:table-cell>
              <table:table-cell office:value-type="float" office:value="266.786411184">
                <text:p>266.786411184</text:p>
              </table:table-cell>
              <table:table-cell office:value-type="float" office:value="239.833391434">
                <text:p>239.833391434</text:p>
              </table:table-cell>
              <table:table-cell office:value-type="float" office:value="237.493848862">
                <text:p>237.493848862</text:p>
              </table:table-cell>
              <table:table-cell office:value-type="float" office:value="248.57046595">
                <text:p>248.5704659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3.12999905122">
                <text:p>-3.12999905122</text:p>
              </table:table-cell>
              <table:table-cell office:value-type="float" office:value="286.990844858">
                <text:p>286.990844858</text:p>
              </table:table-cell>
              <table:table-cell office:value-type="float" office:value="281.490178482">
                <text:p>281.490178482</text:p>
              </table:table-cell>
              <table:table-cell office:value-type="float" office:value="267.96436555">
                <text:p>267.96436555</text:p>
              </table:table-cell>
              <table:table-cell office:value-type="float" office:value="241.07681044">
                <text:p>241.07681044</text:p>
              </table:table-cell>
              <table:table-cell office:value-type="float" office:value="238.742177716">
                <text:p>238.742177716</text:p>
              </table:table-cell>
              <table:table-cell office:value-type="float" office:value="250.000868334">
                <text:p>250.0008683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3.54">
                <text:p>-3.54</text:p>
              </table:table-cell>
              <table:table-cell office:value-type="float" office:value="287.08413197">
                <text:p>287.08413197</text:p>
              </table:table-cell>
              <table:table-cell office:value-type="float" office:value="281.670615396">
                <text:p>281.670615396</text:p>
              </table:table-cell>
              <table:table-cell office:value-type="float" office:value="268.090384982">
                <text:p>268.090384982</text:p>
              </table:table-cell>
              <table:table-cell office:value-type="float" office:value="241.162323626">
                <text:p>241.162323626</text:p>
              </table:table-cell>
              <table:table-cell office:value-type="float" office:value="238.833419058">
                <text:p>238.833419058</text:p>
              </table:table-cell>
              <table:table-cell office:value-type="float" office:value="250.095382908">
                <text:p>250.09538290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3.54">
                <text:p>-3.54</text:p>
              </table:table-cell>
              <table:table-cell office:value-type="float" office:value="286.387751862">
                <text:p>286.387751862</text:p>
              </table:table-cell>
              <table:table-cell office:value-type="float" office:value="280.884221408">
                <text:p>280.884221408</text:p>
              </table:table-cell>
              <table:table-cell office:value-type="float" office:value="267.557666474">
                <text:p>267.557666474</text:p>
              </table:table-cell>
              <table:table-cell office:value-type="float" office:value="240.536318006">
                <text:p>240.536318006</text:p>
              </table:table-cell>
              <table:table-cell office:value-type="float" office:value="238.172635348">
                <text:p>238.172635348</text:p>
              </table:table-cell>
              <table:table-cell office:value-type="float" office:value="249.41536896">
                <text:p>249.4153689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.54">
                <text:p>-3.54</text:p>
              </table:table-cell>
              <table:table-cell office:value-type="float" office:value="286.397571558">
                <text:p>286.397571558</text:p>
              </table:table-cell>
              <table:table-cell office:value-type="float" office:value="280.755337898">
                <text:p>280.755337898</text:p>
              </table:table-cell>
              <table:table-cell office:value-type="float" office:value="267.49383845">
                <text:p>267.49383845</text:p>
              </table:table-cell>
              <table:table-cell office:value-type="float" office:value="240.528953234">
                <text:p>240.528953234</text:p>
              </table:table-cell>
              <table:table-cell office:value-type="float" office:value="238.170180424">
                <text:p>238.170180424</text:p>
              </table:table-cell>
              <table:table-cell office:value-type="float" office:value="249.423961194">
                <text:p>249.4239611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